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44.19pt"/>
    </style:style>
    <style:style style:name="co12" style:family="table-column">
      <style:table-column-properties fo:break-before="auto" style:column-width="40.34pt"/>
    </style:style>
    <style:style style:name="co13" style:family="table-column">
      <style:table-column-properties fo:break-before="auto" style:column-width="45.75pt"/>
    </style:style>
    <style:style style:name="co14" style:family="table-column">
      <style:table-column-properties fo:break-before="auto" style:column-width="38.04pt"/>
    </style:style>
    <style:style style:name="co15" style:family="table-column">
      <style:table-column-properties fo:break-before="auto" style:column-width="41.16pt"/>
    </style:style>
    <style:style style:name="co16" style:family="table-column">
      <style:table-column-properties fo:break-before="auto" style:column-width="41.9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31.86pt"/>
    </style:style>
    <style:style style:name="co19" style:family="table-column">
      <style:table-column-properties fo:break-before="auto" style:column-width="36.51pt"/>
    </style:style>
    <style:style style:name="co20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INDOWS64_INDIRECT_upv_oxt_7_noenc" table:style-name="ta1">
        <table:shapes>
          <draw:frame draw:z-index="0" draw:style-name="gr1" draw:text-style-name="P1" svg:width="453.63pt" svg:height="255.26pt" svg:x="901.84pt" svg:y="2354.43pt">
            <loext:p draw:notify-on-update-of-ranges="WINDOWS64_INDIRECT_upv_oxt_7_noenc.C187:WINDOWS64_INDIRECT_upv_oxt_7_noenc.C187 WINDOWS64_INDIRECT_upv_oxt_7_noenc.C188:WINDOWS64_INDIRECT_upv_oxt_7_noenc.C204 WINDOWS64_INDIRECT_upv_oxt_7_noenc.D187:WINDOWS64_INDIRECT_upv_oxt_7_noenc.D187 WINDOWS64_INDIRECT_upv_oxt_7_noenc.D188:WINDOWS64_INDIRECT_upv_oxt_7_noenc.D204 WINDOWS64_INDIRECT_upv_oxt_7_noenc.E187:WINDOWS64_INDIRECT_upv_oxt_7_noenc.E187 WINDOWS64_INDIRECT_upv_oxt_7_noenc.E188:WINDOWS64_INDIRECT_upv_oxt_7_noenc.E204 WINDOWS64_INDIRECT_upv_oxt_7_noenc.F187:WINDOWS64_INDIRECT_upv_oxt_7_noenc.F187 WINDOWS64_INDIRECT_upv_oxt_7_noenc.F188:WINDOWS64_INDIRECT_upv_oxt_7_noenc.F204 WINDOWS64_INDIRECT_upv_oxt_7_noenc.G187:WINDOWS64_INDIRECT_upv_oxt_7_noenc.G187 WINDOWS64_INDIRECT_upv_oxt_7_noenc.G188:WINDOWS64_INDIRECT_upv_oxt_7_noenc.G204 WINDOWS64_INDIRECT_upv_oxt_7_noenc.H187:WINDOWS64_INDIRECT_upv_oxt_7_noenc.H187 WINDOWS64_INDIRECT_upv_oxt_7_noenc.H188:WINDOWS64_INDIRECT_upv_oxt_7_noenc.H204 WINDOWS64_INDIRECT_upv_oxt_7_noenc.I187:WINDOWS64_INDIRECT_upv_oxt_7_noenc.I187 WINDOWS64_INDIRECT_upv_oxt_7_noenc.I188:WINDOWS64_INDIRECT_upv_oxt_7_noenc.I204 WINDOWS64_INDIRECT_upv_oxt_7_noenc.J187:WINDOWS64_INDIRECT_upv_oxt_7_noenc.J187 WINDOWS64_INDIRECT_upv_oxt_7_noenc.J188:WINDOWS64_INDIRECT_upv_oxt_7_noenc.J204 WINDOWS64_INDIRECT_upv_oxt_7_noenc.K187:WINDOWS64_INDIRECT_upv_oxt_7_noenc.K187 WINDOWS64_INDIRECT_upv_oxt_7_noenc.K188:WINDOWS64_INDIRECT_upv_oxt_7_noenc.K204 WINDOWS64_INDIRECT_upv_oxt_7_noenc.L187:WINDOWS64_INDIRECT_upv_oxt_7_noenc.L187 WINDOWS64_INDIRECT_upv_oxt_7_noenc.L188:WINDOWS64_INDIRECT_upv_oxt_7_noenc.L204 WINDOWS64_INDIRECT_upv_oxt_7_noenc.M187:WINDOWS64_INDIRECT_upv_oxt_7_noenc.M187 WINDOWS64_INDIRECT_upv_oxt_7_noenc.M188:WINDOWS64_INDIRECT_upv_oxt_7_noenc.M204 WINDOWS64_INDIRECT_upv_oxt_7_noenc.N187:WINDOWS64_INDIRECT_upv_oxt_7_noenc.N187 WINDOWS64_INDIRECT_upv_oxt_7_noenc.N188:WINDOWS64_INDIRECT_upv_oxt_7_noenc.N204 WINDOWS64_INDIRECT_upv_oxt_7_noenc.O187:WINDOWS64_INDIRECT_upv_oxt_7_noenc.O187 WINDOWS64_INDIRECT_upv_oxt_7_noenc.O188:WINDOWS64_INDIRECT_upv_oxt_7_noenc.O204 WINDOWS64_INDIRECT_upv_oxt_7_noenc.P187:WINDOWS64_INDIRECT_upv_oxt_7_noenc.P187 WINDOWS64_INDIRECT_upv_oxt_7_noenc.P188:WINDOWS64_INDIRECT_upv_oxt_7_noenc.P2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pt" svg:height="255.26pt" svg:x="923.56pt" svg:y="2875.46pt">
            <loext:p draw:notify-on-update-of-ranges="WINDOWS64_INDIRECT_upv_oxt_7_noenc.C227:WINDOWS64_INDIRECT_upv_oxt_7_noenc.C227 WINDOWS64_INDIRECT_upv_oxt_7_noenc.C228:WINDOWS64_INDIRECT_upv_oxt_7_noenc.C244 WINDOWS64_INDIRECT_upv_oxt_7_noenc.D227:WINDOWS64_INDIRECT_upv_oxt_7_noenc.D227 WINDOWS64_INDIRECT_upv_oxt_7_noenc.D228:WINDOWS64_INDIRECT_upv_oxt_7_noenc.D244 WINDOWS64_INDIRECT_upv_oxt_7_noenc.E227:WINDOWS64_INDIRECT_upv_oxt_7_noenc.E227 WINDOWS64_INDIRECT_upv_oxt_7_noenc.E228:WINDOWS64_INDIRECT_upv_oxt_7_noenc.E244 WINDOWS64_INDIRECT_upv_oxt_7_noenc.F227:WINDOWS64_INDIRECT_upv_oxt_7_noenc.F227 WINDOWS64_INDIRECT_upv_oxt_7_noenc.F228:WINDOWS64_INDIRECT_upv_oxt_7_noenc.F244 WINDOWS64_INDIRECT_upv_oxt_7_noenc.G227:WINDOWS64_INDIRECT_upv_oxt_7_noenc.G227 WINDOWS64_INDIRECT_upv_oxt_7_noenc.G228:WINDOWS64_INDIRECT_upv_oxt_7_noenc.G244 WINDOWS64_INDIRECT_upv_oxt_7_noenc.H227:WINDOWS64_INDIRECT_upv_oxt_7_noenc.H227 WINDOWS64_INDIRECT_upv_oxt_7_noenc.H228:WINDOWS64_INDIRECT_upv_oxt_7_noenc.H244 WINDOWS64_INDIRECT_upv_oxt_7_noenc.I227:WINDOWS64_INDIRECT_upv_oxt_7_noenc.I227 WINDOWS64_INDIRECT_upv_oxt_7_noenc.I228:WINDOWS64_INDIRECT_upv_oxt_7_noenc.I244 WINDOWS64_INDIRECT_upv_oxt_7_noenc.J227:WINDOWS64_INDIRECT_upv_oxt_7_noenc.J227 WINDOWS64_INDIRECT_upv_oxt_7_noenc.J228:WINDOWS64_INDIRECT_upv_oxt_7_noenc.J244 WINDOWS64_INDIRECT_upv_oxt_7_noenc.K227:WINDOWS64_INDIRECT_upv_oxt_7_noenc.K227 WINDOWS64_INDIRECT_upv_oxt_7_noenc.K228:WINDOWS64_INDIRECT_upv_oxt_7_noenc.K244 WINDOWS64_INDIRECT_upv_oxt_7_noenc.L227:WINDOWS64_INDIRECT_upv_oxt_7_noenc.L227 WINDOWS64_INDIRECT_upv_oxt_7_noenc.L228:WINDOWS64_INDIRECT_upv_oxt_7_noenc.L244 WINDOWS64_INDIRECT_upv_oxt_7_noenc.M227:WINDOWS64_INDIRECT_upv_oxt_7_noenc.M227 WINDOWS64_INDIRECT_upv_oxt_7_noenc.M228:WINDOWS64_INDIRECT_upv_oxt_7_noenc.M244 WINDOWS64_INDIRECT_upv_oxt_7_noenc.N227:WINDOWS64_INDIRECT_upv_oxt_7_noenc.N227 WINDOWS64_INDIRECT_upv_oxt_7_noenc.N228:WINDOWS64_INDIRECT_upv_oxt_7_noenc.N244 WINDOWS64_INDIRECT_upv_oxt_7_noenc.O227:WINDOWS64_INDIRECT_upv_oxt_7_noenc.O227 WINDOWS64_INDIRECT_upv_oxt_7_noenc.O228:WINDOWS64_INDIRECT_upv_oxt_7_noenc.O244 WINDOWS64_INDIRECT_upv_oxt_7_noenc.P227:WINDOWS64_INDIRECT_upv_oxt_7_noenc.P227 WINDOWS64_INDIRECT_upv_oxt_7_noenc.P228:WINDOWS64_INDIRECT_upv_oxt_7_noenc.P2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6" table:number-columns-repeated="6" table:default-cell-style-name="Default"/>
        <table:table-column table:style-name="co7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column table:style-name="co14" table:default-cell-style-name="Default"/>
        <table:table-column table:style-name="co6" table:number-columns-repeated="9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6" table:default-cell-style-name="Default"/>
        <table:table-column table:style-name="co8" table:number-columns-repeated="4" table:default-cell-style-name="Default"/>
        <table:table-column table:style-name="co18" table:default-cell-style-name="Default"/>
        <table:table-column table:style-name="co8" table:number-columns-repeated="3" table:default-cell-style-name="Default"/>
        <table:table-column table:style-name="co19" table:default-cell-style-name="Default"/>
        <table:table-column table:style-name="co8" table:number-columns-repeated="3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3" calcext:value-type="float">
            <text:p>3.483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Windows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Feb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18:07:55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4274" calcext:value-type="float">
            <text:p>244274</text:p>
          </table:table-cell>
          <table:table-cell table:number-columns-repeated="2"/>
          <table:table-cell office:value-type="float" office:value="490045" calcext:value-type="float">
            <text:p>490045</text:p>
          </table:table-cell>
          <table:table-cell table:number-columns-repeated="2"/>
          <table:table-cell office:value-type="float" office:value="920863" calcext:value-type="float">
            <text:p>920863</text:p>
          </table:table-cell>
          <table:table-cell/>
          <table:table-cell office:value-type="float" office:value="1316872" calcext:value-type="float">
            <text:p>1316872</text:p>
          </table:table-cell>
          <table:table-cell table:number-columns-repeated="2"/>
          <table:table-cell office:value-type="float" office:value="875512" calcext:value-type="float">
            <text:p>875512</text:p>
          </table:table-cell>
          <table:table-cell table:number-columns-repeated="2"/>
          <table:table-cell office:value-type="float" office:value="446927" calcext:value-type="float">
            <text:p>446927</text:p>
          </table:table-cell>
          <table:table-cell table:number-columns-repeated="2"/>
          <table:table-cell office:value-type="float" office:value="400500" calcext:value-type="float">
            <text:p>400500</text:p>
          </table:table-cell>
          <table:table-cell table:number-columns-repeated="3"/>
          <table:table-cell office:value-type="float" office:value="472324" calcext:value-type="float">
            <text:p>472324</text:p>
          </table:table-cell>
          <table:table-cell table:number-columns-repeated="3"/>
          <table:table-cell office:value-type="float" office:value="887656" calcext:value-type="float">
            <text:p>887656</text:p>
          </table:table-cell>
          <table:table-cell table:number-columns-repeated="2"/>
          <table:table-cell office:value-type="float" office:value="672268" calcext:value-type="float">
            <text:p>672268</text:p>
          </table:table-cell>
          <table:table-cell table:number-columns-repeated="2"/>
          <table:table-cell office:value-type="float" office:value="699453" calcext:value-type="float">
            <text:p>699453</text:p>
          </table:table-cell>
          <table:table-cell table:number-columns-repeated="2"/>
          <table:table-cell office:value-type="float" office:value="851063" calcext:value-type="float">
            <text:p>851063</text:p>
          </table:table-cell>
          <table:table-cell table:number-columns-repeated="2"/>
          <table:table-cell office:value-type="float" office:value="975609" calcext:value-type="float">
            <text:p>975609</text:p>
          </table:table-cell>
          <table:table-cell table:number-columns-repeated="18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02886" calcext:value-type="float">
            <text:p>302886</text:p>
          </table:table-cell>
          <table:table-cell table:number-columns-repeated="2"/>
          <table:table-cell office:value-type="float" office:value="645161" calcext:value-type="float">
            <text:p>645161</text:p>
          </table:table-cell>
          <table:table-cell/>
          <table:table-cell office:value-type="float" office:value="1899109" calcext:value-type="float">
            <text:p>1899109</text:p>
          </table:table-cell>
          <table:table-cell/>
          <table:table-cell office:value-type="float" office:value="2077922" calcext:value-type="float">
            <text:p>2077922</text:p>
          </table:table-cell>
          <table:table-cell/>
          <table:table-cell office:value-type="float" office:value="1314168" calcext:value-type="float">
            <text:p>1314168</text:p>
          </table:table-cell>
          <table:table-cell table:number-columns-repeated="2"/>
          <table:table-cell office:value-type="float" office:value="630541" calcext:value-type="float">
            <text:p>630541</text:p>
          </table:table-cell>
          <table:table-cell table:number-columns-repeated="2"/>
          <table:table-cell office:value-type="float" office:value="496894" calcext:value-type="float">
            <text:p>496894</text:p>
          </table:table-cell>
          <table:table-cell table:number-columns-repeated="3"/>
          <table:table-cell office:value-type="float" office:value="612440" calcext:value-type="float">
            <text:p>612440</text:p>
          </table:table-cell>
          <table:table-cell table:number-columns-repeated="2"/>
          <table:table-cell office:value-type="float" office:value="1064891" calcext:value-type="float">
            <text:p>1064891</text:p>
          </table:table-cell>
          <table:table-cell table:number-columns-repeated="2"/>
          <table:table-cell office:value-type="float" office:value="832249" calcext:value-type="float">
            <text:p>832249</text:p>
          </table:table-cell>
          <table:table-cell table:number-columns-repeated="2"/>
          <table:table-cell office:value-type="float" office:value="778588" calcext:value-type="float">
            <text:p>778588</text:p>
          </table:table-cell>
          <table:table-cell/>
          <table:table-cell office:value-type="float" office:value="1272365" calcext:value-type="float">
            <text:p>1272365</text:p>
          </table:table-cell>
          <table:table-cell/>
          <table:table-cell office:value-type="float" office:value="1542168" calcext:value-type="float">
            <text:p>1542168</text:p>
          </table:table-cell>
          <table:table-cell table:number-columns-repeated="23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67335" calcext:value-type="float">
            <text:p>267335</text:p>
          </table:table-cell>
          <table:table-cell table:number-columns-repeated="2"/>
          <table:table-cell office:value-type="float" office:value="801001" calcext:value-type="float">
            <text:p>801001</text:p>
          </table:table-cell>
          <table:table-cell/>
          <table:table-cell office:value-type="float" office:value="2723404" calcext:value-type="float">
            <text:p>2723404</text:p>
          </table:table-cell>
          <table:table-cell/>
          <table:table-cell office:value-type="float" office:value="3316062" calcext:value-type="float">
            <text:p>3316062</text:p>
          </table:table-cell>
          <table:table-cell/>
          <table:table-cell office:value-type="float" office:value="1802816" calcext:value-type="float">
            <text:p>1802816</text:p>
          </table:table-cell>
          <table:table-cell table:number-columns-repeated="2"/>
          <table:table-cell office:value-type="float" office:value="686695" calcext:value-type="float">
            <text:p>686695</text:p>
          </table:table-cell>
          <table:table-cell table:number-columns-repeated="2"/>
          <table:table-cell office:value-type="float" office:value="547945" calcext:value-type="float">
            <text:p>547945</text:p>
          </table:table-cell>
          <table:table-cell table:number-columns-repeated="3"/>
          <table:table-cell office:value-type="float" office:value="836601" calcext:value-type="float">
            <text:p>836601</text:p>
          </table:table-cell>
          <table:table-cell table:number-columns-repeated="2"/>
          <table:table-cell office:value-type="float" office:value="1734417" calcext:value-type="float">
            <text:p>1734417</text:p>
          </table:table-cell>
          <table:table-cell table:number-columns-repeated="2"/>
          <table:table-cell office:value-type="float" office:value="932944" calcext:value-type="float">
            <text:p>932944</text:p>
          </table:table-cell>
          <table:table-cell table:number-columns-repeated="2"/>
          <table:table-cell office:value-type="float" office:value="906515" calcext:value-type="float">
            <text:p>906515</text:p>
          </table:table-cell>
          <table:table-cell/>
          <table:table-cell office:value-type="float" office:value="1534772" calcext:value-type="float">
            <text:p>1534772</text:p>
          </table:table-cell>
          <table:table-cell/>
          <table:table-cell office:value-type="float" office:value="1910447" calcext:value-type="float">
            <text:p>1910447</text:p>
          </table:table-cell>
          <table:table-cell table:number-columns-repeated="24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79146" calcext:value-type="float">
            <text:p>379146</text:p>
          </table:table-cell>
          <table:table-cell table:number-columns-repeated="2"/>
          <table:table-cell office:value-type="float" office:value="677248" calcext:value-type="float">
            <text:p>677248</text:p>
          </table:table-cell>
          <table:table-cell/>
          <table:table-cell office:value-type="float" office:value="3535911" calcext:value-type="float">
            <text:p>3535911</text:p>
          </table:table-cell>
          <table:table-cell/>
          <table:table-cell office:value-type="float" office:value="4571428" calcext:value-type="float">
            <text:p>4571428</text:p>
          </table:table-cell>
          <table:table-cell/>
          <table:table-cell office:value-type="float" office:value="2229965" calcext:value-type="float">
            <text:p>2229965</text:p>
          </table:table-cell>
          <table:table-cell table:number-columns-repeated="2"/>
          <table:table-cell office:value-type="float" office:value="955223" calcext:value-type="float">
            <text:p>955223</text:p>
          </table:table-cell>
          <table:table-cell table:number-columns-repeated="2"/>
          <table:table-cell office:value-type="float" office:value="577096" calcext:value-type="float">
            <text:p>577096</text:p>
          </table:table-cell>
          <table:table-cell table:number-columns-repeated="3"/>
          <table:table-cell office:value-type="float" office:value="891364" calcext:value-type="float">
            <text:p>891364</text:p>
          </table:table-cell>
          <table:table-cell table:number-columns-repeated="2"/>
          <table:table-cell office:value-type="float" office:value="1844380" calcext:value-type="float">
            <text:p>1844380</text:p>
          </table:table-cell>
          <table:table-cell/>
          <table:table-cell office:value-type="float" office:value="1092150" calcext:value-type="float">
            <text:p>1092150</text:p>
          </table:table-cell>
          <table:table-cell table:number-columns-repeated="2"/>
          <table:table-cell office:value-type="float" office:value="915593" calcext:value-type="float">
            <text:p>915593</text:p>
          </table:table-cell>
          <table:table-cell/>
          <table:table-cell office:value-type="float" office:value="1743869" calcext:value-type="float">
            <text:p>1743869</text:p>
          </table:table-cell>
          <table:table-cell/>
          <table:table-cell office:value-type="float" office:value="2424242" calcext:value-type="float">
            <text:p>2424242</text:p>
          </table:table-cell>
          <table:table-cell table:number-columns-repeated="25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591497" calcext:value-type="float">
            <text:p>591497</text:p>
          </table:table-cell>
          <table:table-cell/>
          <table:table-cell office:value-type="float" office:value="1064891" calcext:value-type="float">
            <text:p>1064891</text:p>
          </table:table-cell>
          <table:table-cell/>
          <table:table-cell office:value-type="float" office:value="4999999" calcext:value-type="float">
            <text:p>4999999</text:p>
          </table:table-cell>
          <table:table-cell/>
          <table:table-cell office:value-type="float" office:value="5925925" calcext:value-type="float">
            <text:p>5925925</text:p>
          </table:table-cell>
          <table:table-cell/>
          <table:table-cell office:value-type="float" office:value="2844444" calcext:value-type="float">
            <text:p>2844444</text:p>
          </table:table-cell>
          <table:table-cell/>
          <table:table-cell office:value-type="float" office:value="1107266" calcext:value-type="float">
            <text:p>1107266</text:p>
          </table:table-cell>
          <table:table-cell table:number-columns-repeated="2"/>
          <table:table-cell office:value-type="float" office:value="643863" calcext:value-type="float">
            <text:p>643863</text:p>
          </table:table-cell>
          <table:table-cell table:number-columns-repeated="2"/>
          <table:table-cell office:value-type="float" office:value="1180811" calcext:value-type="float">
            <text:p>1180811</text:p>
          </table:table-cell>
          <table:table-cell table:number-columns-repeated="2"/>
          <table:table-cell office:value-type="float" office:value="2490272" calcext:value-type="float">
            <text:p>2490272</text:p>
          </table:table-cell>
          <table:table-cell/>
          <table:table-cell office:value-type="float" office:value="1298174" calcext:value-type="float">
            <text:p>1298174</text:p>
          </table:table-cell>
          <table:table-cell/>
          <table:table-cell office:value-type="float" office:value="1047463" calcext:value-type="float">
            <text:p>1047463</text:p>
          </table:table-cell>
          <table:table-cell/>
          <table:table-cell office:value-type="float" office:value="2140468" calcext:value-type="float">
            <text:p>2140468</text:p>
          </table:table-cell>
          <table:table-cell/>
          <table:table-cell office:value-type="float" office:value="1753424" calcext:value-type="float">
            <text:p>1753424</text:p>
          </table:table-cell>
          <table:table-cell table:number-columns-repeated="29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57342" calcext:value-type="float">
            <text:p>357342</text:p>
          </table:table-cell>
          <table:table-cell table:number-columns-repeated="2"/>
          <table:table-cell office:value-type="float" office:value="755162" calcext:value-type="float">
            <text:p>755162</text:p>
          </table:table-cell>
          <table:table-cell/>
          <table:table-cell office:value-type="float" office:value="1242718" calcext:value-type="float">
            <text:p>1242718</text:p>
          </table:table-cell>
          <table:table-cell/>
          <table:table-cell office:value-type="float" office:value="1320949" calcext:value-type="float">
            <text:p>1320949</text:p>
          </table:table-cell>
          <table:table-cell table:number-columns-repeated="2"/>
          <table:table-cell office:value-type="float" office:value="987654" calcext:value-type="float">
            <text:p>987654</text:p>
          </table:table-cell>
          <table:table-cell table:number-columns-repeated="2"/>
          <table:table-cell office:value-type="float" office:value="523089" calcext:value-type="float">
            <text:p>523089</text:p>
          </table:table-cell>
          <table:table-cell table:number-columns-repeated="2"/>
          <table:table-cell office:value-type="float" office:value="578400" calcext:value-type="float">
            <text:p>578400</text:p>
          </table:table-cell>
          <table:table-cell table:number-columns-repeated="3"/>
          <table:table-cell office:value-type="float" office:value="562390" calcext:value-type="float">
            <text:p>562390</text:p>
          </table:table-cell>
          <table:table-cell table:number-columns-repeated="3"/>
          <table:table-cell office:value-type="float" office:value="950259" calcext:value-type="float">
            <text:p>950259</text:p>
          </table:table-cell>
          <table:table-cell table:number-columns-repeated="2"/>
          <table:table-cell office:value-type="float" office:value="836054" calcext:value-type="float">
            <text:p>836054</text:p>
          </table:table-cell>
          <table:table-cell table:number-columns-repeated="2"/>
          <table:table-cell office:value-type="float" office:value="789636" calcext:value-type="float">
            <text:p>789636</text:p>
          </table:table-cell>
          <table:table-cell table:number-columns-repeated="2"/>
          <table:table-cell office:value-type="float" office:value="966037" calcext:value-type="float">
            <text:p>966037</text:p>
          </table:table-cell>
          <table:table-cell/>
          <table:table-cell office:value-type="float" office:value="1081081" calcext:value-type="float">
            <text:p>1081081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7174" calcext:value-type="float">
            <text:p>387174</text:p>
          </table:table-cell>
          <table:table-cell table:number-columns-repeated="2"/>
          <table:table-cell office:value-type="float" office:value="955937" calcext:value-type="float">
            <text:p>955937</text:p>
          </table:table-cell>
          <table:table-cell/>
          <table:table-cell office:value-type="float" office:value="2064516" calcext:value-type="float">
            <text:p>2064516</text:p>
          </table:table-cell>
          <table:table-cell/>
          <table:table-cell office:value-type="float" office:value="2277580" calcext:value-type="float">
            <text:p>2277580</text:p>
          </table:table-cell>
          <table:table-cell/>
          <table:table-cell office:value-type="float" office:value="1594022" calcext:value-type="float">
            <text:p>1594022</text:p>
          </table:table-cell>
          <table:table-cell table:number-columns-repeated="2"/>
          <table:table-cell office:value-type="float" office:value="825806" calcext:value-type="float">
            <text:p>825806</text:p>
          </table:table-cell>
          <table:table-cell table:number-columns-repeated="2"/>
          <table:table-cell office:value-type="float" office:value="751173" calcext:value-type="float">
            <text:p>751173</text:p>
          </table:table-cell>
          <table:table-cell table:number-columns-repeated="3"/>
          <table:table-cell office:value-type="float" office:value="826873" calcext:value-type="float">
            <text:p>826873</text:p>
          </table:table-cell>
          <table:table-cell table:number-columns-repeated="2"/>
          <table:table-cell office:value-type="float" office:value="1580246" calcext:value-type="float">
            <text:p>1580246</text:p>
          </table:table-cell>
          <table:table-cell/>
          <table:table-cell office:value-type="float" office:value="1173235" calcext:value-type="float">
            <text:p>1173235</text:p>
          </table:table-cell>
          <table:table-cell/>
          <table:table-cell office:value-type="float" office:value="1141837" calcext:value-type="float">
            <text:p>1141837</text:p>
          </table:table-cell>
          <table:table-cell/>
          <table:table-cell office:value-type="float" office:value="1200750" calcext:value-type="float">
            <text:p>1200750</text:p>
          </table:table-cell>
          <table:table-cell/>
          <table:table-cell office:value-type="float" office:value="1373390" calcext:value-type="float">
            <text:p>1373390</text:p>
          </table:table-cell>
          <table:table-cell table:number-columns-repeated="26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95931" calcext:value-type="float">
            <text:p>495931</text:p>
          </table:table-cell>
          <table:table-cell/>
          <table:table-cell office:value-type="float" office:value="1111111" calcext:value-type="float">
            <text:p>1111111</text:p>
          </table:table-cell>
          <table:table-cell/>
          <table:table-cell office:value-type="float" office:value="3144963" calcext:value-type="float">
            <text:p>3144963</text:p>
          </table:table-cell>
          <table:table-cell/>
          <table:table-cell office:value-type="float" office:value="3605633" calcext:value-type="float">
            <text:p>3605633</text:p>
          </table:table-cell>
          <table:table-cell/>
          <table:table-cell office:value-type="float" office:value="2397003" calcext:value-type="float">
            <text:p>2397003</text:p>
          </table:table-cell>
          <table:table-cell/>
          <table:table-cell office:value-type="float" office:value="1179723" calcext:value-type="float">
            <text:p>1179723</text:p>
          </table:table-cell>
          <table:table-cell table:number-columns-repeated="2"/>
          <table:table-cell office:value-type="float" office:value="937728" calcext:value-type="float">
            <text:p>937728</text:p>
          </table:table-cell>
          <table:table-cell table:number-columns-repeated="2"/>
          <table:table-cell office:value-type="float" office:value="1163636" calcext:value-type="float">
            <text:p>1163636</text:p>
          </table:table-cell>
          <table:table-cell table:number-columns-repeated="2"/>
          <table:table-cell office:value-type="float" office:value="2222222" calcext:value-type="float">
            <text:p>2222222</text:p>
          </table:table-cell>
          <table:table-cell/>
          <table:table-cell office:value-type="float" office:value="1403508" calcext:value-type="float">
            <text:p>1403508</text:p>
          </table:table-cell>
          <table:table-cell/>
          <table:table-cell office:value-type="float" office:value="1353065" calcext:value-type="float">
            <text:p>1353065</text:p>
          </table:table-cell>
          <table:table-cell/>
          <table:table-cell office:value-type="float" office:value="2006269" calcext:value-type="float">
            <text:p>2006269</text:p>
          </table:table-cell>
          <table:table-cell/>
          <table:table-cell office:value-type="float" office:value="2401500" calcext:value-type="float">
            <text:p>2401500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77077" calcext:value-type="float">
            <text:p>477077</text:p>
          </table:table-cell>
          <table:table-cell table:number-columns-repeated="2"/>
          <table:table-cell office:value-type="float" office:value="929557" calcext:value-type="float">
            <text:p>929557</text:p>
          </table:table-cell>
          <table:table-cell/>
          <table:table-cell office:value-type="float" office:value="2585858" calcext:value-type="float">
            <text:p>2585858</text:p>
          </table:table-cell>
          <table:table-cell/>
          <table:table-cell office:value-type="float" office:value="5119999" calcext:value-type="float">
            <text:p>5119999</text:p>
          </table:table-cell>
          <table:table-cell/>
          <table:table-cell office:value-type="float" office:value="3099273" calcext:value-type="float">
            <text:p>3099273</text:p>
          </table:table-cell>
          <table:table-cell/>
          <table:table-cell office:value-type="float" office:value="1430167" calcext:value-type="float">
            <text:p>1430167</text:p>
          </table:table-cell>
          <table:table-cell table:number-columns-repeated="2"/>
          <table:table-cell office:value-type="float" office:value="977099" calcext:value-type="float">
            <text:p>977099</text:p>
          </table:table-cell>
          <table:table-cell table:number-columns-repeated="2"/>
          <table:table-cell office:value-type="float" office:value="1547762" calcext:value-type="float">
            <text:p>1547762</text:p>
          </table:table-cell>
          <table:table-cell table:number-columns-repeated="2"/>
          <table:table-cell office:value-type="float" office:value="2729211" calcext:value-type="float">
            <text:p>2729211</text:p>
          </table:table-cell>
          <table:table-cell/>
          <table:table-cell office:value-type="float" office:value="1511216" calcext:value-type="float">
            <text:p>1511216</text:p>
          </table:table-cell>
          <table:table-cell/>
          <table:table-cell office:value-type="float" office:value="1529271" calcext:value-type="float">
            <text:p>1529271</text:p>
          </table:table-cell>
          <table:table-cell/>
          <table:table-cell office:value-type="float" office:value="2348623" calcext:value-type="float">
            <text:p>2348623</text:p>
          </table:table-cell>
          <table:table-cell/>
          <table:table-cell office:value-type="float" office:value="2997658" calcext:value-type="float">
            <text:p>2997658</text:p>
          </table:table-cell>
          <table:table-cell table:number-columns-repeated="29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68058" calcext:value-type="float">
            <text:p>668058</text:p>
          </table:table-cell>
          <table:table-cell/>
          <table:table-cell office:value-type="float" office:value="1333333" calcext:value-type="float">
            <text:p>1333333</text:p>
          </table:table-cell>
          <table:table-cell/>
          <table:table-cell office:value-type="float" office:value="5224489" calcext:value-type="float">
            <text:p>5224489</text:p>
          </table:table-cell>
          <table:table-cell/>
          <table:table-cell office:value-type="float" office:value="6530612" calcext:value-type="float">
            <text:p>6530612</text:p>
          </table:table-cell>
          <table:table-cell/>
          <table:table-cell office:value-type="float" office:value="3615819" calcext:value-type="float">
            <text:p>3615819</text:p>
          </table:table-cell>
          <table:table-cell/>
          <table:table-cell office:value-type="float" office:value="1580246" calcext:value-type="float">
            <text:p>1580246</text:p>
          </table:table-cell>
          <table:table-cell/>
          <table:table-cell office:value-type="float" office:value="1054365" calcext:value-type="float">
            <text:p>1054365</text:p>
          </table:table-cell>
          <table:table-cell table:number-columns-repeated="2"/>
          <table:table-cell office:value-type="float" office:value="1214421" calcext:value-type="float">
            <text:p>1214421</text:p>
          </table:table-cell>
          <table:table-cell table:number-columns-repeated="2"/>
          <table:table-cell office:value-type="float" office:value="3106796" calcext:value-type="float">
            <text:p>3106796</text:p>
          </table:table-cell>
          <table:table-cell/>
          <table:table-cell office:value-type="float" office:value="1434977" calcext:value-type="float">
            <text:p>1434977</text:p>
          </table:table-cell>
          <table:table-cell/>
          <table:table-cell office:value-type="float" office:value="1618204" calcext:value-type="float">
            <text:p>1618204</text:p>
          </table:table-cell>
          <table:table-cell/>
          <table:table-cell office:value-type="float" office:value="2539682" calcext:value-type="float">
            <text:p>2539682</text:p>
          </table:table-cell>
          <table:table-cell/>
          <table:table-cell office:value-type="float" office:value="3386243" calcext:value-type="float">
            <text:p>3386243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853902" calcext:value-type="float">
            <text:p>853902</text:p>
          </table:table-cell>
          <table:table-cell/>
          <table:table-cell office:value-type="float" office:value="1336116" calcext:value-type="float">
            <text:p>1336116</text:p>
          </table:table-cell>
          <table:table-cell/>
          <table:table-cell office:value-type="float" office:value="6464646" calcext:value-type="float">
            <text:p>6464646</text:p>
          </table:table-cell>
          <table:table-cell/>
          <table:table-cell office:value-type="float" office:value="7485380" calcext:value-type="float">
            <text:p>7485380</text:p>
          </table:table-cell>
          <table:table-cell/>
          <table:table-cell office:value-type="float" office:value="4252491" calcext:value-type="float">
            <text:p>4252491</text:p>
          </table:table-cell>
          <table:table-cell/>
          <table:table-cell office:value-type="float" office:value="1645244" calcext:value-type="float">
            <text:p>1645244</text:p>
          </table:table-cell>
          <table:table-cell/>
          <table:table-cell office:value-type="float" office:value="1115954" calcext:value-type="float">
            <text:p>1115954</text:p>
          </table:table-cell>
          <table:table-cell table:number-columns-repeated="2"/>
          <table:table-cell office:value-type="float" office:value="1899109" calcext:value-type="float">
            <text:p>1899109</text:p>
          </table:table-cell>
          <table:table-cell table:number-columns-repeated="2"/>
          <table:table-cell office:value-type="float" office:value="3386243" calcext:value-type="float">
            <text:p>3386243</text:p>
          </table:table-cell>
          <table:table-cell/>
          <table:table-cell office:value-type="float" office:value="1916167" calcext:value-type="float">
            <text:p>1916167</text:p>
          </table:table-cell>
          <table:table-cell/>
          <table:table-cell office:value-type="float" office:value="1857764" calcext:value-type="float">
            <text:p>1857764</text:p>
          </table:table-cell>
          <table:table-cell/>
          <table:table-cell office:value-type="float" office:value="2524654" calcext:value-type="float">
            <text:p>2524654</text:p>
          </table:table-cell>
          <table:table-cell/>
          <table:table-cell office:value-type="float" office:value="3720930" calcext:value-type="float">
            <text:p>3720930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9465" calcext:value-type="float">
            <text:p>419465</text:p>
          </table:table-cell>
          <table:table-cell table:number-columns-repeated="2"/>
          <table:table-cell office:value-type="float" office:value="848243" calcext:value-type="float">
            <text:p>848243</text:p>
          </table:table-cell>
          <table:table-cell/>
          <table:table-cell office:value-type="float" office:value="1318907" calcext:value-type="float">
            <text:p>1318907</text:p>
          </table:table-cell>
          <table:table-cell/>
          <table:table-cell office:value-type="float" office:value="1372654" calcext:value-type="float">
            <text:p>1372654</text:p>
          </table:table-cell>
          <table:table-cell/>
          <table:table-cell office:value-type="float" office:value="1052631" calcext:value-type="float">
            <text:p>1052631</text:p>
          </table:table-cell>
          <table:table-cell table:number-columns-repeated="2"/>
          <table:table-cell office:value-type="float" office:value="581553" calcext:value-type="float">
            <text:p>581553</text:p>
          </table:table-cell>
          <table:table-cell table:number-columns-repeated="2"/>
          <table:table-cell office:value-type="float" office:value="707573" calcext:value-type="float">
            <text:p>707573</text:p>
          </table:table-cell>
          <table:table-cell table:number-columns-repeated="3"/>
          <table:table-cell office:value-type="float" office:value="596458" calcext:value-type="float">
            <text:p>596458</text:p>
          </table:table-cell>
          <table:table-cell table:number-columns-repeated="3"/>
          <table:table-cell office:value-type="float" office:value="977099" calcext:value-type="float">
            <text:p>977099</text:p>
          </table:table-cell>
          <table:table-cell table:number-columns-repeated="2"/>
          <table:table-cell office:value-type="float" office:value="941522" calcext:value-type="float">
            <text:p>941522</text:p>
          </table:table-cell>
          <table:table-cell table:number-columns-repeated="2"/>
          <table:table-cell office:value-type="float" office:value="933965" calcext:value-type="float">
            <text:p>933965</text:p>
          </table:table-cell>
          <table:table-cell table:number-columns-repeated="2"/>
          <table:table-cell office:value-type="float" office:value="802256" calcext:value-type="float">
            <text:p>802256</text:p>
          </table:table-cell>
          <table:table-cell table:number-columns-repeated="2"/>
          <table:table-cell office:value-type="float" office:value="843492" calcext:value-type="float">
            <text:p>843492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32723" calcext:value-type="float">
            <text:p>632723</text:p>
          </table:table-cell>
          <table:table-cell/>
          <table:table-cell office:value-type="float" office:value="1172698" calcext:value-type="float">
            <text:p>1172698</text:p>
          </table:table-cell>
          <table:table-cell/>
          <table:table-cell office:value-type="float" office:value="2191780" calcext:value-type="float">
            <text:p>2191780</text:p>
          </table:table-cell>
          <table:table-cell/>
          <table:table-cell office:value-type="float" office:value="2346471" calcext:value-type="float">
            <text:p>2346471</text:p>
          </table:table-cell>
          <table:table-cell/>
          <table:table-cell office:value-type="float" office:value="1606022" calcext:value-type="float">
            <text:p>1606022</text:p>
          </table:table-cell>
          <table:table-cell table:number-columns-repeated="2"/>
          <table:table-cell office:value-type="float" office:value="966767" calcext:value-type="float">
            <text:p>966767</text:p>
          </table:table-cell>
          <table:table-cell table:number-columns-repeated="2"/>
          <table:table-cell office:value-type="float" office:value="959880" calcext:value-type="float">
            <text:p>959880</text:p>
          </table:table-cell>
          <table:table-cell table:number-columns-repeated="2"/>
          <table:table-cell office:value-type="float" office:value="1001173" calcext:value-type="float">
            <text:p>1001173</text:p>
          </table:table-cell>
          <table:table-cell table:number-columns-repeated="2"/>
          <table:table-cell office:value-type="float" office:value="1673202" calcext:value-type="float">
            <text:p>1673202</text:p>
          </table:table-cell>
          <table:table-cell/>
          <table:table-cell office:value-type="float" office:value="1477207" calcext:value-type="float">
            <text:p>1477207</text:p>
          </table:table-cell>
          <table:table-cell/>
          <table:table-cell office:value-type="float" office:value="1435782" calcext:value-type="float">
            <text:p>1435782</text:p>
          </table:table-cell>
          <table:table-cell/>
          <table:table-cell office:value-type="float" office:value="1689768" calcext:value-type="float">
            <text:p>1689768</text:p>
          </table:table-cell>
          <table:table-cell/>
          <table:table-cell office:value-type="float" office:value="1836441" calcext:value-type="float">
            <text:p>1836441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63951" calcext:value-type="float">
            <text:p>763951</text:p>
          </table:table-cell>
          <table:table-cell/>
          <table:table-cell office:value-type="float" office:value="1473805" calcext:value-type="float">
            <text:p>1473805</text:p>
          </table:table-cell>
          <table:table-cell/>
          <table:table-cell office:value-type="float" office:value="3303225" calcext:value-type="float">
            <text:p>3303225</text:p>
          </table:table-cell>
          <table:table-cell/>
          <table:table-cell office:value-type="float" office:value="3792592" calcext:value-type="float">
            <text:p>3792592</text:p>
          </table:table-cell>
          <table:table-cell/>
          <table:table-cell office:value-type="float" office:value="2797814" calcext:value-type="float">
            <text:p>2797814</text:p>
          </table:table-cell>
          <table:table-cell/>
          <table:table-cell office:value-type="float" office:value="1490972" calcext:value-type="float">
            <text:p>1490972</text:p>
          </table:table-cell>
          <table:table-cell/>
          <table:table-cell office:value-type="float" office:value="1355214" calcext:value-type="float">
            <text:p>1355214</text:p>
          </table:table-cell>
          <table:table-cell table:number-columns-repeated="2"/>
          <table:table-cell office:value-type="float" office:value="1515689" calcext:value-type="float">
            <text:p>1515689</text:p>
          </table:table-cell>
          <table:table-cell table:number-columns-repeated="2"/>
          <table:table-cell office:value-type="float" office:value="2683438" calcext:value-type="float">
            <text:p>2683438</text:p>
          </table:table-cell>
          <table:table-cell/>
          <table:table-cell office:value-type="float" office:value="1052631" calcext:value-type="float">
            <text:p>1052631</text:p>
          </table:table-cell>
          <table:table-cell/>
          <table:table-cell office:value-type="float" office:value="1885125" calcext:value-type="float">
            <text:p>1885125</text:p>
          </table:table-cell>
          <table:table-cell/>
          <table:table-cell office:value-type="float" office:value="2340036" calcext:value-type="float">
            <text:p>2340036</text:p>
          </table:table-cell>
          <table:table-cell/>
          <table:table-cell office:value-type="float" office:value="2694736" calcext:value-type="float">
            <text:p>2694736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75522" calcext:value-type="float">
            <text:p>775522</text:p>
          </table:table-cell>
          <table:table-cell/>
          <table:table-cell office:value-type="float" office:value="1751025" calcext:value-type="float">
            <text:p>1751025</text:p>
          </table:table-cell>
          <table:table-cell/>
          <table:table-cell office:value-type="float" office:value="4571428" calcext:value-type="float">
            <text:p>4571428</text:p>
          </table:table-cell>
          <table:table-cell/>
          <table:table-cell office:value-type="float" office:value="5458422" calcext:value-type="float">
            <text:p>5458422</text:p>
          </table:table-cell>
          <table:table-cell/>
          <table:table-cell office:value-type="float" office:value="3896499" calcext:value-type="float">
            <text:p>3896499</text:p>
          </table:table-cell>
          <table:table-cell/>
          <table:table-cell office:value-type="float" office:value="1943811" calcext:value-type="float">
            <text:p>1943811</text:p>
          </table:table-cell>
          <table:table-cell/>
          <table:table-cell office:value-type="float" office:value="1472957" calcext:value-type="float">
            <text:p>1472957</text:p>
          </table:table-cell>
          <table:table-cell table:number-columns-repeated="2"/>
          <table:table-cell office:value-type="float" office:value="2088091" calcext:value-type="float">
            <text:p>2088091</text:p>
          </table:table-cell>
          <table:table-cell table:number-columns-repeated="2"/>
          <table:table-cell office:value-type="float" office:value="3803863" calcext:value-type="float">
            <text:p>3803863</text:p>
          </table:table-cell>
          <table:table-cell/>
          <table:table-cell office:value-type="float" office:value="2335766" calcext:value-type="float">
            <text:p>2335766</text:p>
          </table:table-cell>
          <table:table-cell/>
          <table:table-cell office:value-type="float" office:value="2350780" calcext:value-type="float">
            <text:p>2350780</text:p>
          </table:table-cell>
          <table:table-cell/>
          <table:table-cell office:value-type="float" office:value="2980209" calcext:value-type="float">
            <text:p>2980209</text:p>
          </table:table-cell>
          <table:table-cell/>
          <table:table-cell office:value-type="float" office:value="3487738" calcext:value-type="float">
            <text:p>3487738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885506" calcext:value-type="float">
            <text:p>885506</text:p>
          </table:table-cell>
          <table:table-cell/>
          <table:table-cell office:value-type="float" office:value="1742682" calcext:value-type="float">
            <text:p>1742682</text:p>
          </table:table-cell>
          <table:table-cell/>
          <table:table-cell office:value-type="float" office:value="5676274" calcext:value-type="float">
            <text:p>5676274</text:p>
          </table:table-cell>
          <table:table-cell/>
          <table:table-cell office:value-type="float" office:value="7191011" calcext:value-type="float">
            <text:p>7191011</text:p>
          </table:table-cell>
          <table:table-cell/>
          <table:table-cell office:value-type="float" office:value="4776119" calcext:value-type="float">
            <text:p>4776119</text:p>
          </table:table-cell>
          <table:table-cell/>
          <table:table-cell office:value-type="float" office:value="2442748" calcext:value-type="float">
            <text:p>2442748</text:p>
          </table:table-cell>
          <table:table-cell/>
          <table:table-cell office:value-type="float" office:value="1788958" calcext:value-type="float">
            <text:p>1788958</text:p>
          </table:table-cell>
          <table:table-cell table:number-columns-repeated="2"/>
          <table:table-cell office:value-type="float" office:value="2452107" calcext:value-type="float">
            <text:p>2452107</text:p>
          </table:table-cell>
          <table:table-cell table:number-columns-repeated="2"/>
          <table:table-cell office:value-type="float" office:value="4398625" calcext:value-type="float">
            <text:p>4398625</text:p>
          </table:table-cell>
          <table:table-cell/>
          <table:table-cell office:value-type="float" office:value="2697576" calcext:value-type="float">
            <text:p>2697576</text:p>
          </table:table-cell>
          <table:table-cell/>
          <table:table-cell office:value-type="float" office:value="2537165" calcext:value-type="float">
            <text:p>2537165</text:p>
          </table:table-cell>
          <table:table-cell/>
          <table:table-cell office:value-type="float" office:value="3320363" calcext:value-type="float">
            <text:p>3320363</text:p>
          </table:table-cell>
          <table:table-cell/>
          <table:table-cell office:value-type="float" office:value="4210526" calcext:value-type="float">
            <text:p>4210526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098712" calcext:value-type="float">
            <text:p>1098712</text:p>
          </table:table-cell>
          <table:table-cell/>
          <table:table-cell office:value-type="float" office:value="1856417" calcext:value-type="float">
            <text:p>1856417</text:p>
          </table:table-cell>
          <table:table-cell/>
          <table:table-cell office:value-type="float" office:value="6274509" calcext:value-type="float">
            <text:p>6274509</text:p>
          </table:table-cell>
          <table:table-cell/>
          <table:table-cell office:value-type="float" office:value="7925696" calcext:value-type="float">
            <text:p>7925696</text:p>
          </table:table-cell>
          <table:table-cell/>
          <table:table-cell office:value-type="float" office:value="5311203" calcext:value-type="float">
            <text:p>5311203</text:p>
          </table:table-cell>
          <table:table-cell/>
          <table:table-cell office:value-type="float" office:value="2625641" calcext:value-type="float">
            <text:p>2625641</text:p>
          </table:table-cell>
          <table:table-cell/>
          <table:table-cell office:value-type="float" office:value="1845710" calcext:value-type="float">
            <text:p>1845710</text:p>
          </table:table-cell>
          <table:table-cell table:number-columns-repeated="2"/>
          <table:table-cell office:value-type="float" office:value="2103533" calcext:value-type="float">
            <text:p>2103533</text:p>
          </table:table-cell>
          <table:table-cell table:number-columns-repeated="2"/>
          <table:table-cell office:value-type="float" office:value="4749536" calcext:value-type="float">
            <text:p>4749536</text:p>
          </table:table-cell>
          <table:table-cell/>
          <table:table-cell office:value-type="float" office:value="3018867" calcext:value-type="float">
            <text:p>3018867</text:p>
          </table:table-cell>
          <table:table-cell/>
          <table:table-cell office:value-type="float" office:value="2675026" calcext:value-type="float">
            <text:p>2675026</text:p>
          </table:table-cell>
          <table:table-cell/>
          <table:table-cell office:value-type="float" office:value="3324675" calcext:value-type="float">
            <text:p>3324675</text:p>
          </table:table-cell>
          <table:table-cell/>
          <table:table-cell office:value-type="float" office:value="4413793" calcext:value-type="float">
            <text:p>4413793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253059" calcext:value-type="float">
            <text:p>1253059</text:p>
          </table:table-cell>
          <table:table-cell/>
          <table:table-cell office:value-type="float" office:value="1806633" calcext:value-type="float">
            <text:p>1806633</text:p>
          </table:table-cell>
          <table:table-cell/>
          <table:table-cell office:value-type="float" office:value="8178913" calcext:value-type="float">
            <text:p>8178913</text:p>
          </table:table-cell>
          <table:table-cell/>
          <table:table-cell office:value-type="float" office:value="8619528" calcext:value-type="float">
            <text:p>8619528</text:p>
          </table:table-cell>
          <table:table-cell/>
          <table:table-cell office:value-type="float" office:value="6213592" calcext:value-type="float">
            <text:p>6213592</text:p>
          </table:table-cell>
          <table:table-cell/>
          <table:table-cell office:value-type="float" office:value="2932416" calcext:value-type="float">
            <text:p>2932416</text:p>
          </table:table-cell>
          <table:table-cell/>
          <table:table-cell office:value-type="float" office:value="1966205" calcext:value-type="float">
            <text:p>1966205</text:p>
          </table:table-cell>
          <table:table-cell table:number-columns-repeated="2"/>
          <table:table-cell office:value-type="float" office:value="3307493" calcext:value-type="float">
            <text:p>3307493</text:p>
          </table:table-cell>
          <table:table-cell table:number-columns-repeated="2"/>
          <table:table-cell office:value-type="float" office:value="4587813" calcext:value-type="float">
            <text:p>4587813</text:p>
          </table:table-cell>
          <table:table-cell/>
          <table:table-cell office:value-type="float" office:value="3286264" calcext:value-type="float">
            <text:p>3286264</text:p>
          </table:table-cell>
          <table:table-cell/>
          <table:table-cell office:value-type="float" office:value="2925714" calcext:value-type="float">
            <text:p>2925714</text:p>
          </table:table-cell>
          <table:table-cell/>
          <table:table-cell office:value-type="float" office:value="1477207" calcext:value-type="float">
            <text:p>1477207</text:p>
          </table:table-cell>
          <table:table-cell/>
          <table:table-cell office:value-type="float" office:value="4317032" calcext:value-type="float">
            <text:p>4317032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92318" calcext:value-type="float">
            <text:p>592318</text:p>
          </table:table-cell>
          <table:table-cell table:number-columns-repeated="2"/>
          <table:table-cell office:value-type="float" office:value="911518" calcext:value-type="float">
            <text:p>911518</text:p>
          </table:table-cell>
          <table:table-cell/>
          <table:table-cell office:value-type="float" office:value="1311811" calcext:value-type="float">
            <text:p>1311811</text:p>
          </table:table-cell>
          <table:table-cell/>
          <table:table-cell office:value-type="float" office:value="1336116" calcext:value-type="float">
            <text:p>1336116</text:p>
          </table:table-cell>
          <table:table-cell/>
          <table:table-cell office:value-type="float" office:value="1089129" calcext:value-type="float">
            <text:p>1089129</text:p>
          </table:table-cell>
          <table:table-cell table:number-columns-repeated="2"/>
          <table:table-cell office:value-type="float" office:value="613026" calcext:value-type="float">
            <text:p>613026</text:p>
          </table:table-cell>
          <table:table-cell table:number-columns-repeated="2"/>
          <table:table-cell office:value-type="float" office:value="788784" calcext:value-type="float">
            <text:p>788784</text:p>
          </table:table-cell>
          <table:table-cell table:number-columns-repeated="3"/>
          <table:table-cell office:value-type="float" office:value="639440" calcext:value-type="float">
            <text:p>639440</text:p>
          </table:table-cell>
          <table:table-cell table:number-columns-repeated="3"/>
          <table:table-cell office:value-type="float" office:value="993017" calcext:value-type="float">
            <text:p>993017</text:p>
          </table:table-cell>
          <table:table-cell/>
          <table:table-cell office:value-type="float" office:value="1061359" calcext:value-type="float">
            <text:p>1061359</text:p>
          </table:table-cell>
          <table:table-cell/>
          <table:table-cell office:value-type="float" office:value="1032049" calcext:value-type="float">
            <text:p>1032049</text:p>
          </table:table-cell>
          <table:table-cell/>
          <table:table-cell office:value-type="float" office:value="1012858" calcext:value-type="float">
            <text:p>1012858</text:p>
          </table:table-cell>
          <table:table-cell/>
          <table:table-cell office:value-type="float" office:value="1093316" calcext:value-type="float">
            <text:p>1093316</text:p>
          </table:table-cell>
          <table:table-cell table:number-columns-repeated="25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97507" calcext:value-type="float">
            <text:p>797507</text:p>
          </table:table-cell>
          <table:table-cell/>
          <table:table-cell office:value-type="float" office:value="1304458" calcext:value-type="float">
            <text:p>1304458</text:p>
          </table:table-cell>
          <table:table-cell/>
          <table:table-cell office:value-type="float" office:value="2253521" calcext:value-type="float">
            <text:p>2253521</text:p>
          </table:table-cell>
          <table:table-cell/>
          <table:table-cell office:value-type="float" office:value="2221258" calcext:value-type="float">
            <text:p>2221258</text:p>
          </table:table-cell>
          <table:table-cell/>
          <table:table-cell office:value-type="float" office:value="1898405" calcext:value-type="float">
            <text:p>1898405</text:p>
          </table:table-cell>
          <table:table-cell/>
          <table:table-cell office:value-type="float" office:value="1079713" calcext:value-type="float">
            <text:p>1079713</text:p>
          </table:table-cell>
          <table:table-cell/>
          <table:table-cell office:value-type="float" office:value="1251527" calcext:value-type="float">
            <text:p>1251527</text:p>
          </table:table-cell>
          <table:table-cell table:number-columns-repeated="2"/>
          <table:table-cell office:value-type="float" office:value="1116684" calcext:value-type="float">
            <text:p>1116684</text:p>
          </table:table-cell>
          <table:table-cell table:number-columns-repeated="2"/>
          <table:table-cell office:value-type="float" office:value="1756432" calcext:value-type="float">
            <text:p>1756432</text:p>
          </table:table-cell>
          <table:table-cell/>
          <table:table-cell office:value-type="float" office:value="1681444" calcext:value-type="float">
            <text:p>1681444</text:p>
          </table:table-cell>
          <table:table-cell/>
          <table:table-cell office:value-type="float" office:value="1648953" calcext:value-type="float">
            <text:p>1648953</text:p>
          </table:table-cell>
          <table:table-cell/>
          <table:table-cell office:value-type="float" office:value="1612598" calcext:value-type="float">
            <text:p>1612598</text:p>
          </table:table-cell>
          <table:table-cell/>
          <table:table-cell office:value-type="float" office:value="1841064" calcext:value-type="float">
            <text:p>1841064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072925" calcext:value-type="float">
            <text:p>1072925</text:p>
          </table:table-cell>
          <table:table-cell/>
          <table:table-cell office:value-type="float" office:value="1437394" calcext:value-type="float">
            <text:p>1437394</text:p>
          </table:table-cell>
          <table:table-cell/>
          <table:table-cell office:value-type="float" office:value="3415610" calcext:value-type="float">
            <text:p>3415610</text:p>
          </table:table-cell>
          <table:table-cell/>
          <table:table-cell office:value-type="float" office:value="3688760" calcext:value-type="float">
            <text:p>3688760</text:p>
          </table:table-cell>
          <table:table-cell/>
          <table:table-cell office:value-type="float" office:value="2876404" calcext:value-type="float">
            <text:p>2876404</text:p>
          </table:table-cell>
          <table:table-cell/>
          <table:table-cell office:value-type="float" office:value="1681444" calcext:value-type="float">
            <text:p>1681444</text:p>
          </table:table-cell>
          <table:table-cell/>
          <table:table-cell office:value-type="float" office:value="1873399" calcext:value-type="float">
            <text:p>1873399</text:p>
          </table:table-cell>
          <table:table-cell table:number-columns-repeated="2"/>
          <table:table-cell office:value-type="float" office:value="1880279" calcext:value-type="float">
            <text:p>1880279</text:p>
          </table:table-cell>
          <table:table-cell table:number-columns-repeated="2"/>
          <table:table-cell office:value-type="float" office:value="2788671" calcext:value-type="float">
            <text:p>2788671</text:p>
          </table:table-cell>
          <table:table-cell/>
          <table:table-cell office:value-type="float" office:value="1726812" calcext:value-type="float">
            <text:p>1726812</text:p>
          </table:table-cell>
          <table:table-cell/>
          <table:table-cell office:value-type="float" office:value="2257495" calcext:value-type="float">
            <text:p>2257495</text:p>
          </table:table-cell>
          <table:table-cell/>
          <table:table-cell office:value-type="float" office:value="2559999" calcext:value-type="float">
            <text:p>2559999</text:p>
          </table:table-cell>
          <table:table-cell/>
          <table:table-cell office:value-type="float" office:value="2819383" calcext:value-type="float">
            <text:p>2819383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987654" calcext:value-type="float">
            <text:p>987654</text:p>
          </table:table-cell>
          <table:table-cell/>
          <table:table-cell office:value-type="float" office:value="2033359" calcext:value-type="float">
            <text:p>2033359</text:p>
          </table:table-cell>
          <table:table-cell/>
          <table:table-cell office:value-type="float" office:value="3812360" calcext:value-type="float">
            <text:p>3812360</text:p>
          </table:table-cell>
          <table:table-cell/>
          <table:table-cell office:value-type="float" office:value="5219164" calcext:value-type="float">
            <text:p>5219164</text:p>
          </table:table-cell>
          <table:table-cell/>
          <table:table-cell office:value-type="float" office:value="4298908" calcext:value-type="float">
            <text:p>4298908</text:p>
          </table:table-cell>
          <table:table-cell/>
          <table:table-cell office:value-type="float" office:value="2298025" calcext:value-type="float">
            <text:p>2298025</text:p>
          </table:table-cell>
          <table:table-cell/>
          <table:table-cell office:value-type="float" office:value="2345396" calcext:value-type="float">
            <text:p>2345396</text:p>
          </table:table-cell>
          <table:table-cell table:number-columns-repeated="2"/>
          <table:table-cell office:value-type="float" office:value="2717622" calcext:value-type="float">
            <text:p>2717622</text:p>
          </table:table-cell>
          <table:table-cell table:number-columns-repeated="2"/>
          <table:table-cell office:value-type="float" office:value="4327979" calcext:value-type="float">
            <text:p>4327979</text:p>
          </table:table-cell>
          <table:table-cell/>
          <table:table-cell office:value-type="float" office:value="3017088" calcext:value-type="float">
            <text:p>3017088</text:p>
          </table:table-cell>
          <table:table-cell/>
          <table:table-cell office:value-type="float" office:value="2568991" calcext:value-type="float">
            <text:p>2568991</text:p>
          </table:table-cell>
          <table:table-cell/>
          <table:table-cell office:value-type="float" office:value="3232323" calcext:value-type="float">
            <text:p>3232323</text:p>
          </table:table-cell>
          <table:table-cell/>
          <table:table-cell office:value-type="float" office:value="3691420" calcext:value-type="float">
            <text:p>3691420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356650" calcext:value-type="float">
            <text:p>1356650</text:p>
          </table:table-cell>
          <table:table-cell/>
          <table:table-cell office:value-type="float" office:value="2218370" calcext:value-type="float">
            <text:p>2218370</text:p>
          </table:table-cell>
          <table:table-cell/>
          <table:table-cell office:value-type="float" office:value="5858123" calcext:value-type="float">
            <text:p>5858123</text:p>
          </table:table-cell>
          <table:table-cell/>
          <table:table-cell office:value-type="float" office:value="6640726" calcext:value-type="float">
            <text:p>6640726</text:p>
          </table:table-cell>
          <table:table-cell/>
          <table:table-cell office:value-type="float" office:value="5535135" calcext:value-type="float">
            <text:p>5535135</text:p>
          </table:table-cell>
          <table:table-cell/>
          <table:table-cell office:value-type="float" office:value="3006459" calcext:value-type="float">
            <text:p>3006459</text:p>
          </table:table-cell>
          <table:table-cell/>
          <table:table-cell office:value-type="float" office:value="2538423" calcext:value-type="float">
            <text:p>2538423</text:p>
          </table:table-cell>
          <table:table-cell table:number-columns-repeated="2"/>
          <table:table-cell office:value-type="float" office:value="2749731" calcext:value-type="float">
            <text:p>2749731</text:p>
          </table:table-cell>
          <table:table-cell table:number-columns-repeated="2"/>
          <table:table-cell office:value-type="float" office:value="5338894" calcext:value-type="float">
            <text:p>5338894</text:p>
          </table:table-cell>
          <table:table-cell/>
          <table:table-cell office:value-type="float" office:value="3395225" calcext:value-type="float">
            <text:p>3395225</text:p>
          </table:table-cell>
          <table:table-cell/>
          <table:table-cell office:value-type="float" office:value="2746781" calcext:value-type="float">
            <text:p>2746781</text:p>
          </table:table-cell>
          <table:table-cell/>
          <table:table-cell office:value-type="float" office:value="3826606" calcext:value-type="float">
            <text:p>3826606</text:p>
          </table:table-cell>
          <table:table-cell/>
          <table:table-cell office:value-type="float" office:value="4507042" calcext:value-type="float">
            <text:p>4507042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98829" calcext:value-type="float">
            <text:p>1498829</text:p>
          </table:table-cell>
          <table:table-cell/>
          <table:table-cell office:value-type="float" office:value="1743869" calcext:value-type="float">
            <text:p>1743869</text:p>
          </table:table-cell>
          <table:table-cell/>
          <table:table-cell office:value-type="float" office:value="6456494" calcext:value-type="float">
            <text:p>6456494</text:p>
          </table:table-cell>
          <table:table-cell/>
          <table:table-cell office:value-type="float" office:value="7852760" calcext:value-type="float">
            <text:p>7852760</text:p>
          </table:table-cell>
          <table:table-cell/>
          <table:table-cell office:value-type="float" office:value="6328800" calcext:value-type="float">
            <text:p>6328800</text:p>
          </table:table-cell>
          <table:table-cell/>
          <table:table-cell office:value-type="float" office:value="3073229" calcext:value-type="float">
            <text:p>3073229</text:p>
          </table:table-cell>
          <table:table-cell/>
          <table:table-cell office:value-type="float" office:value="2781097" calcext:value-type="float">
            <text:p>2781097</text:p>
          </table:table-cell>
          <table:table-cell table:number-columns-repeated="2"/>
          <table:table-cell office:value-type="float" office:value="4196721" calcext:value-type="float">
            <text:p>4196721</text:p>
          </table:table-cell>
          <table:table-cell table:number-columns-repeated="2"/>
          <table:table-cell office:value-type="float" office:value="5925925" calcext:value-type="float">
            <text:p>5925925</text:p>
          </table:table-cell>
          <table:table-cell/>
          <table:table-cell office:value-type="float" office:value="3718228" calcext:value-type="float">
            <text:p>3718228</text:p>
          </table:table-cell>
          <table:table-cell/>
          <table:table-cell office:value-type="float" office:value="3466486" calcext:value-type="float">
            <text:p>3466486</text:p>
          </table:table-cell>
          <table:table-cell/>
          <table:table-cell office:value-type="float" office:value="3911382" calcext:value-type="float">
            <text:p>3911382</text:p>
          </table:table-cell>
          <table:table-cell/>
          <table:table-cell office:value-type="float" office:value="3815201" calcext:value-type="float">
            <text:p>3815201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657494" calcext:value-type="float">
            <text:p>1657494</text:p>
          </table:table-cell>
          <table:table-cell/>
          <table:table-cell office:value-type="float" office:value="2371468" calcext:value-type="float">
            <text:p>2371468</text:p>
          </table:table-cell>
          <table:table-cell/>
          <table:table-cell office:value-type="float" office:value="7485380" calcext:value-type="float">
            <text:p>7485380</text:p>
          </table:table-cell>
          <table:table-cell/>
          <table:table-cell office:value-type="float" office:value="8663282" calcext:value-type="float">
            <text:p>8663282</text:p>
          </table:table-cell>
          <table:table-cell/>
          <table:table-cell office:value-type="float" office:value="6956521" calcext:value-type="float">
            <text:p>6956521</text:p>
          </table:table-cell>
          <table:table-cell/>
          <table:table-cell office:value-type="float" office:value="4066719" calcext:value-type="float">
            <text:p>4066719</text:p>
          </table:table-cell>
          <table:table-cell/>
          <table:table-cell office:value-type="float" office:value="2944220" calcext:value-type="float">
            <text:p>2944220</text:p>
          </table:table-cell>
          <table:table-cell table:number-columns-repeated="2"/>
          <table:table-cell office:value-type="float" office:value="4402407" calcext:value-type="float">
            <text:p>4402407</text:p>
          </table:table-cell>
          <table:table-cell table:number-columns-repeated="2"/>
          <table:table-cell office:value-type="float" office:value="5919075" calcext:value-type="float">
            <text:p>5919075</text:p>
          </table:table-cell>
          <table:table-cell/>
          <table:table-cell office:value-type="float" office:value="3926380" calcext:value-type="float">
            <text:p>3926380</text:p>
          </table:table-cell>
          <table:table-cell/>
          <table:table-cell office:value-type="float" office:value="3795404" calcext:value-type="float">
            <text:p>3795404</text:p>
          </table:table-cell>
          <table:table-cell/>
          <table:table-cell office:value-type="float" office:value="1982191" calcext:value-type="float">
            <text:p>1982191</text:p>
          </table:table-cell>
          <table:table-cell/>
          <table:table-cell office:value-type="float" office:value="4086193" calcext:value-type="float">
            <text:p>4086193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93030" calcext:value-type="float">
            <text:p>1593030</text:p>
          </table:table-cell>
          <table:table-cell/>
          <table:table-cell office:value-type="float" office:value="2368177" calcext:value-type="float">
            <text:p>2368177</text:p>
          </table:table-cell>
          <table:table-cell/>
          <table:table-cell office:value-type="float" office:value="8191999" calcext:value-type="float">
            <text:p>8191999</text:p>
          </table:table-cell>
          <table:table-cell/>
          <table:table-cell office:value-type="float" office:value="9192100" calcext:value-type="float">
            <text:p>9192100</text:p>
          </table:table-cell>
          <table:table-cell/>
          <table:table-cell office:value-type="float" office:value="7463556" calcext:value-type="float">
            <text:p>7463556</text:p>
          </table:table-cell>
          <table:table-cell/>
          <table:table-cell office:value-type="float" office:value="4277360" calcext:value-type="float">
            <text:p>4277360</text:p>
          </table:table-cell>
          <table:table-cell/>
          <table:table-cell office:value-type="float" office:value="2939150" calcext:value-type="float">
            <text:p>2939150</text:p>
          </table:table-cell>
          <table:table-cell table:number-columns-repeated="2"/>
          <table:table-cell office:value-type="float" office:value="4675799" calcext:value-type="float">
            <text:p>4675799</text:p>
          </table:table-cell>
          <table:table-cell table:number-columns-repeated="2"/>
          <table:table-cell office:value-type="float" office:value="5607886" calcext:value-type="float">
            <text:p>5607886</text:p>
          </table:table-cell>
          <table:table-cell/>
          <table:table-cell office:value-type="float" office:value="4658780" calcext:value-type="float">
            <text:p>4658780</text:p>
          </table:table-cell>
          <table:table-cell/>
          <table:table-cell office:value-type="float" office:value="3899466" calcext:value-type="float">
            <text:p>3899466</text:p>
          </table:table-cell>
          <table:table-cell/>
          <table:table-cell office:value-type="float" office:value="1633173" calcext:value-type="float">
            <text:p>1633173</text:p>
          </table:table-cell>
          <table:table-cell/>
          <table:table-cell office:value-type="float" office:value="4031496" calcext:value-type="float">
            <text:p>4031496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39360" calcext:value-type="float">
            <text:p>639360</text:p>
          </table:table-cell>
          <table:table-cell table:number-columns-repeated="2"/>
          <table:table-cell office:value-type="float" office:value="961592" calcext:value-type="float">
            <text:p>961592</text:p>
          </table:table-cell>
          <table:table-cell/>
          <table:table-cell office:value-type="float" office:value="1276012" calcext:value-type="float">
            <text:p>1276012</text:p>
          </table:table-cell>
          <table:table-cell/>
          <table:table-cell office:value-type="float" office:value="1309797" calcext:value-type="float">
            <text:p>1309797</text:p>
          </table:table-cell>
          <table:table-cell/>
          <table:table-cell office:value-type="float" office:value="1095655" calcext:value-type="float">
            <text:p>1095655</text:p>
          </table:table-cell>
          <table:table-cell table:number-columns-repeated="2"/>
          <table:table-cell office:value-type="float" office:value="610141" calcext:value-type="float">
            <text:p>610141</text:p>
          </table:table-cell>
          <table:table-cell table:number-columns-repeated="2"/>
          <table:table-cell office:value-type="float" office:value="915102" calcext:value-type="float">
            <text:p>915102</text:p>
          </table:table-cell>
          <table:table-cell table:number-columns-repeated="3"/>
          <table:table-cell office:value-type="float" office:value="689423" calcext:value-type="float">
            <text:p>689423</text:p>
          </table:table-cell>
          <table:table-cell table:number-columns-repeated="2"/>
          <table:table-cell office:value-type="float" office:value="1109065" calcext:value-type="float">
            <text:p>1109065</text:p>
          </table:table-cell>
          <table:table-cell table:number-columns-repeated="2"/>
          <table:table-cell office:value-type="float" office:value="970984" calcext:value-type="float">
            <text:p>970984</text:p>
          </table:table-cell>
          <table:table-cell/>
          <table:table-cell office:value-type="float" office:value="1109666" calcext:value-type="float">
            <text:p>1109666</text:p>
          </table:table-cell>
          <table:table-cell/>
          <table:table-cell office:value-type="float" office:value="1154974" calcext:value-type="float">
            <text:p>1154974</text:p>
          </table:table-cell>
          <table:table-cell/>
          <table:table-cell office:value-type="float" office:value="1139423" calcext:value-type="float">
            <text:p>1139423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89658" calcext:value-type="float">
            <text:p>989658</text:p>
          </table:table-cell>
          <table:table-cell/>
          <table:table-cell office:value-type="float" office:value="1469997" calcext:value-type="float">
            <text:p>1469997</text:p>
          </table:table-cell>
          <table:table-cell/>
          <table:table-cell office:value-type="float" office:value="2130226" calcext:value-type="float">
            <text:p>2130226</text:p>
          </table:table-cell>
          <table:table-cell/>
          <table:table-cell office:value-type="float" office:value="2019325" calcext:value-type="float">
            <text:p>2019325</text:p>
          </table:table-cell>
          <table:table-cell/>
          <table:table-cell office:value-type="float" office:value="1821739" calcext:value-type="float">
            <text:p>1821739</text:p>
          </table:table-cell>
          <table:table-cell/>
          <table:table-cell office:value-type="float" office:value="1111111" calcext:value-type="float">
            <text:p>1111111</text:p>
          </table:table-cell>
          <table:table-cell/>
          <table:table-cell office:value-type="float" office:value="1499926" calcext:value-type="float">
            <text:p>1499926</text:p>
          </table:table-cell>
          <table:table-cell table:number-columns-repeated="2"/>
          <table:table-cell office:value-type="float" office:value="1100247" calcext:value-type="float">
            <text:p>1100247</text:p>
          </table:table-cell>
          <table:table-cell table:number-columns-repeated="2"/>
          <table:table-cell office:value-type="float" office:value="1721008" calcext:value-type="float">
            <text:p>1721008</text:p>
          </table:table-cell>
          <table:table-cell/>
          <table:table-cell office:value-type="float" office:value="1832826" calcext:value-type="float">
            <text:p>1832826</text:p>
          </table:table-cell>
          <table:table-cell/>
          <table:table-cell office:value-type="float" office:value="1689768" calcext:value-type="float">
            <text:p>1689768</text:p>
          </table:table-cell>
          <table:table-cell/>
          <table:table-cell office:value-type="float" office:value="1805678" calcext:value-type="float">
            <text:p>1805678</text:p>
          </table:table-cell>
          <table:table-cell/>
          <table:table-cell office:value-type="float" office:value="1988735" calcext:value-type="float">
            <text:p>1988735</text:p>
          </table:table-cell>
          <table:table-cell table:number-columns-repeated="31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033821" calcext:value-type="float">
            <text:p>1033821</text:p>
          </table:table-cell>
          <table:table-cell/>
          <table:table-cell office:value-type="float" office:value="1937925" calcext:value-type="float">
            <text:p>1937925</text:p>
          </table:table-cell>
          <table:table-cell/>
          <table:table-cell office:value-type="float" office:value="2064516" calcext:value-type="float">
            <text:p>2064516</text:p>
          </table:table-cell>
          <table:table-cell/>
          <table:table-cell office:value-type="float" office:value="3893536" calcext:value-type="float">
            <text:p>3893536</text:p>
          </table:table-cell>
          <table:table-cell/>
          <table:table-cell office:value-type="float" office:value="3404255" calcext:value-type="float">
            <text:p>3404255</text:p>
          </table:table-cell>
          <table:table-cell/>
          <table:table-cell office:value-type="float" office:value="1857427" calcext:value-type="float">
            <text:p>1857427</text:p>
          </table:table-cell>
          <table:table-cell/>
          <table:table-cell office:value-type="float" office:value="2279100" calcext:value-type="float">
            <text:p>2279100</text:p>
          </table:table-cell>
          <table:table-cell table:number-columns-repeated="2"/>
          <table:table-cell office:value-type="float" office:value="2070778" calcext:value-type="float">
            <text:p>2070778</text:p>
          </table:table-cell>
          <table:table-cell table:number-columns-repeated="2"/>
          <table:table-cell office:value-type="float" office:value="3037674" calcext:value-type="float">
            <text:p>3037674</text:p>
          </table:table-cell>
          <table:table-cell/>
          <table:table-cell office:value-type="float" office:value="2677824" calcext:value-type="float">
            <text:p>2677824</text:p>
          </table:table-cell>
          <table:table-cell/>
          <table:table-cell office:value-type="float" office:value="2619595" calcext:value-type="float">
            <text:p>2619595</text:p>
          </table:table-cell>
          <table:table-cell/>
          <table:table-cell office:value-type="float" office:value="2773564" calcext:value-type="float">
            <text:p>2773564</text:p>
          </table:table-cell>
          <table:table-cell/>
          <table:table-cell office:value-type="float" office:value="2848400" calcext:value-type="float">
            <text:p>2848400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685319" calcext:value-type="float">
            <text:p>1685319</text:p>
          </table:table-cell>
          <table:table-cell/>
          <table:table-cell office:value-type="float" office:value="2372567" calcext:value-type="float">
            <text:p>2372567</text:p>
          </table:table-cell>
          <table:table-cell/>
          <table:table-cell office:value-type="float" office:value="5281072" calcext:value-type="float">
            <text:p>5281072</text:p>
          </table:table-cell>
          <table:table-cell/>
          <table:table-cell office:value-type="float" office:value="5673130" calcext:value-type="float">
            <text:p>5673130</text:p>
          </table:table-cell>
          <table:table-cell/>
          <table:table-cell office:value-type="float" office:value="5012236" calcext:value-type="float">
            <text:p>5012236</text:p>
          </table:table-cell>
          <table:table-cell/>
          <table:table-cell office:value-type="float" office:value="2748255" calcext:value-type="float">
            <text:p>2748255</text:p>
          </table:table-cell>
          <table:table-cell/>
          <table:table-cell office:value-type="float" office:value="3193015" calcext:value-type="float">
            <text:p>3193015</text:p>
          </table:table-cell>
          <table:table-cell table:number-columns-repeated="2"/>
          <table:table-cell office:value-type="float" office:value="3234365" calcext:value-type="float">
            <text:p>3234365</text:p>
          </table:table-cell>
          <table:table-cell table:number-columns-repeated="2"/>
          <table:table-cell office:value-type="float" office:value="4516982" calcext:value-type="float">
            <text:p>4516982</text:p>
          </table:table-cell>
          <table:table-cell/>
          <table:table-cell office:value-type="float" office:value="3655837" calcext:value-type="float">
            <text:p>3655837</text:p>
          </table:table-cell>
          <table:table-cell/>
          <table:table-cell office:value-type="float" office:value="3485364" calcext:value-type="float">
            <text:p>3485364</text:p>
          </table:table-cell>
          <table:table-cell/>
          <table:table-cell office:value-type="float" office:value="3853970" calcext:value-type="float">
            <text:p>3853970</text:p>
          </table:table-cell>
          <table:table-cell/>
          <table:table-cell office:value-type="float" office:value="4286312" calcext:value-type="float">
            <text:p>4286312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775927" calcext:value-type="float">
            <text:p>1775927</text:p>
          </table:table-cell>
          <table:table-cell/>
          <table:table-cell office:value-type="float" office:value="2691903" calcext:value-type="float">
            <text:p>2691903</text:p>
          </table:table-cell>
          <table:table-cell/>
          <table:table-cell office:value-type="float" office:value="5617114" calcext:value-type="float">
            <text:p>5617114</text:p>
          </table:table-cell>
          <table:table-cell/>
          <table:table-cell office:value-type="float" office:value="7101248" calcext:value-type="float">
            <text:p>7101248</text:p>
          </table:table-cell>
          <table:table-cell/>
          <table:table-cell office:value-type="float" office:value="6822118" calcext:value-type="float">
            <text:p>6822118</text:p>
          </table:table-cell>
          <table:table-cell/>
          <table:table-cell office:value-type="float" office:value="3978243" calcext:value-type="float">
            <text:p>3978243</text:p>
          </table:table-cell>
          <table:table-cell/>
          <table:table-cell office:value-type="float" office:value="3752290" calcext:value-type="float">
            <text:p>3752290</text:p>
          </table:table-cell>
          <table:table-cell table:number-columns-repeated="2"/>
          <table:table-cell office:value-type="float" office:value="4742936" calcext:value-type="float">
            <text:p>4742936</text:p>
          </table:table-cell>
          <table:table-cell table:number-columns-repeated="2"/>
          <table:table-cell office:value-type="float" office:value="7288256" calcext:value-type="float">
            <text:p>7288256</text:p>
          </table:table-cell>
          <table:table-cell/>
          <table:table-cell office:value-type="float" office:value="4317032" calcext:value-type="float">
            <text:p>4317032</text:p>
          </table:table-cell>
          <table:table-cell/>
          <table:table-cell office:value-type="float" office:value="4164294" calcext:value-type="float">
            <text:p>4164294</text:p>
          </table:table-cell>
          <table:table-cell/>
          <table:table-cell office:value-type="float" office:value="4076433" calcext:value-type="float">
            <text:p>4076433</text:p>
          </table:table-cell>
          <table:table-cell/>
          <table:table-cell office:value-type="float" office:value="5174330" calcext:value-type="float">
            <text:p>5174330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938659" calcext:value-type="float">
            <text:p>1938659</text:p>
          </table:table-cell>
          <table:table-cell/>
          <table:table-cell office:value-type="float" office:value="3057629" calcext:value-type="float">
            <text:p>3057629</text:p>
          </table:table-cell>
          <table:table-cell/>
          <table:table-cell office:value-type="float" office:value="5669988" calcext:value-type="float">
            <text:p>5669988</text:p>
          </table:table-cell>
          <table:table-cell/>
          <table:table-cell office:value-type="float" office:value="6408010" calcext:value-type="float">
            <text:p>6408010</text:p>
          </table:table-cell>
          <table:table-cell/>
          <table:table-cell office:value-type="float" office:value="5769014" calcext:value-type="float">
            <text:p>5769014</text:p>
          </table:table-cell>
          <table:table-cell/>
          <table:table-cell office:value-type="float" office:value="3491305" calcext:value-type="float">
            <text:p>3491305</text:p>
          </table:table-cell>
          <table:table-cell/>
          <table:table-cell office:value-type="float" office:value="3611992" calcext:value-type="float">
            <text:p>3611992</text:p>
          </table:table-cell>
          <table:table-cell table:number-columns-repeated="2"/>
          <table:table-cell office:value-type="float" office:value="5286525" calcext:value-type="float">
            <text:p>5286525</text:p>
          </table:table-cell>
          <table:table-cell table:number-columns-repeated="2"/>
          <table:table-cell office:value-type="float" office:value="8205128" calcext:value-type="float">
            <text:p>8205128</text:p>
          </table:table-cell>
          <table:table-cell/>
          <table:table-cell office:value-type="float" office:value="4848484" calcext:value-type="float">
            <text:p>4848484</text:p>
          </table:table-cell>
          <table:table-cell/>
          <table:table-cell office:value-type="float" office:value="3175193" calcext:value-type="float">
            <text:p>3175193</text:p>
          </table:table-cell>
          <table:table-cell/>
          <table:table-cell office:value-type="float" office:value="3663685" calcext:value-type="float">
            <text:p>3663685</text:p>
          </table:table-cell>
          <table:table-cell/>
          <table:table-cell office:value-type="float" office:value="4087824" calcext:value-type="float">
            <text:p>4087824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008236" calcext:value-type="float">
            <text:p>2008236</text:p>
          </table:table-cell>
          <table:table-cell/>
          <table:table-cell office:value-type="float" office:value="2112211" calcext:value-type="float">
            <text:p>2112211</text:p>
          </table:table-cell>
          <table:table-cell/>
          <table:table-cell office:value-type="float" office:value="7834736" calcext:value-type="float">
            <text:p>7834736</text:p>
          </table:table-cell>
          <table:table-cell/>
          <table:table-cell office:value-type="float" office:value="9360146" calcext:value-type="float">
            <text:p>9360146</text:p>
          </table:table-cell>
          <table:table-cell/>
          <table:table-cell office:value-type="float" office:value="8789699" calcext:value-type="float">
            <text:p>8789699</text:p>
          </table:table-cell>
          <table:table-cell/>
          <table:table-cell office:value-type="float" office:value="5559174" calcext:value-type="float">
            <text:p>5559174</text:p>
          </table:table-cell>
          <table:table-cell/>
          <table:table-cell office:value-type="float" office:value="4229657" calcext:value-type="float">
            <text:p>4229657</text:p>
          </table:table-cell>
          <table:table-cell table:number-columns-repeated="2"/>
          <table:table-cell office:value-type="float" office:value="5858123" calcext:value-type="float">
            <text:p>5858123</text:p>
          </table:table-cell>
          <table:table-cell table:number-columns-repeated="2"/>
          <table:table-cell office:value-type="float" office:value="8139904" calcext:value-type="float">
            <text:p>8139904</text:p>
          </table:table-cell>
          <table:table-cell/>
          <table:table-cell office:value-type="float" office:value="5161290" calcext:value-type="float">
            <text:p>5161290</text:p>
          </table:table-cell>
          <table:table-cell/>
          <table:table-cell office:value-type="float" office:value="4990253" calcext:value-type="float">
            <text:p>4990253</text:p>
          </table:table-cell>
          <table:table-cell/>
          <table:table-cell office:value-type="float" office:value="1598750" calcext:value-type="float">
            <text:p>1598750</text:p>
          </table:table-cell>
          <table:table-cell/>
          <table:table-cell office:value-type="float" office:value="4930187" calcext:value-type="float">
            <text:p>4930187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204520" calcext:value-type="float">
            <text:p>2204520</text:p>
          </table:table-cell>
          <table:table-cell/>
          <table:table-cell office:value-type="float" office:value="3035873" calcext:value-type="float">
            <text:p>3035873</text:p>
          </table:table-cell>
          <table:table-cell/>
          <table:table-cell office:value-type="float" office:value="9014084" calcext:value-type="float">
            <text:p>9014084</text:p>
          </table:table-cell>
          <table:table-cell office:value-type="float" office:value="10545829" calcext:value-type="float">
            <text:p>10545829</text:p>
          </table:table-cell>
          <table:table-cell/>
          <table:table-cell office:value-type="float" office:value="9429097" calcext:value-type="float">
            <text:p>9429097</text:p>
          </table:table-cell>
          <table:table-cell/>
          <table:table-cell office:value-type="float" office:value="5620197" calcext:value-type="float">
            <text:p>5620197</text:p>
          </table:table-cell>
          <table:table-cell/>
          <table:table-cell office:value-type="float" office:value="4224422" calcext:value-type="float">
            <text:p>4224422</text:p>
          </table:table-cell>
          <table:table-cell table:number-columns-repeated="2"/>
          <table:table-cell office:value-type="float" office:value="6052009" calcext:value-type="float">
            <text:p>6052009</text:p>
          </table:table-cell>
          <table:table-cell table:number-columns-repeated="2"/>
          <table:table-cell office:value-type="float" office:value="7636092" calcext:value-type="float">
            <text:p>7636092</text:p>
          </table:table-cell>
          <table:table-cell/>
          <table:table-cell office:value-type="float" office:value="5562194" calcext:value-type="float">
            <text:p>5562194</text:p>
          </table:table-cell>
          <table:table-cell/>
          <table:table-cell office:value-type="float" office:value="5074331" calcext:value-type="float">
            <text:p>5074331</text:p>
          </table:table-cell>
          <table:table-cell/>
          <table:table-cell office:value-type="float" office:value="1992605" calcext:value-type="float">
            <text:p>1992605</text:p>
          </table:table-cell>
          <table:table-cell/>
          <table:table-cell office:value-type="float" office:value="5153497" calcext:value-type="float">
            <text:p>5153497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061191" calcext:value-type="float">
            <text:p>2061191</text:p>
          </table:table-cell>
          <table:table-cell/>
          <table:table-cell office:value-type="float" office:value="2985422" calcext:value-type="float">
            <text:p>2985422</text:p>
          </table:table-cell>
          <table:table-cell office:value-type="float" office:value="11505617" calcext:value-type="float">
            <text:p>11505617</text:p>
          </table:table-cell>
          <table:table-cell office:value-type="float" office:value="12118343" calcext:value-type="float">
            <text:p>12118343</text:p>
          </table:table-cell>
          <table:table-cell office:value-type="float" office:value="10470347" calcext:value-type="float">
            <text:p>10470347</text:p>
          </table:table-cell>
          <table:table-cell/>
          <table:table-cell office:value-type="float" office:value="6117084" calcext:value-type="float">
            <text:p>6117084</text:p>
          </table:table-cell>
          <table:table-cell/>
          <table:table-cell office:value-type="float" office:value="4177886" calcext:value-type="float">
            <text:p>4177886</text:p>
          </table:table-cell>
          <table:table-cell table:number-columns-repeated="2"/>
          <table:table-cell office:value-type="float" office:value="6460567" calcext:value-type="float">
            <text:p>6460567</text:p>
          </table:table-cell>
          <table:table-cell table:number-columns-repeated="2"/>
          <table:table-cell office:value-type="float" office:value="5235173" calcext:value-type="float">
            <text:p>5235173</text:p>
          </table:table-cell>
          <table:table-cell/>
          <table:table-cell office:value-type="float" office:value="6194797" calcext:value-type="float">
            <text:p>6194797</text:p>
          </table:table-cell>
          <table:table-cell/>
          <table:table-cell office:value-type="float" office:value="4701561" calcext:value-type="float">
            <text:p>4701561</text:p>
          </table:table-cell>
          <table:table-cell/>
          <table:table-cell office:value-type="float" office:value="1451247" calcext:value-type="float">
            <text:p>1451247</text:p>
          </table:table-cell>
          <table:table-cell/>
          <table:table-cell office:value-type="float" office:value="4999999" calcext:value-type="float">
            <text:p>4999999</text:p>
          </table:table-cell>
          <table:table-cell table:number-columns-repeated="38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80783" calcext:value-type="float">
            <text:p>680783</text:p>
          </table:table-cell>
          <table:table-cell table:number-columns-repeated="2"/>
          <table:table-cell office:value-type="float" office:value="926277" calcext:value-type="float">
            <text:p>926277</text:p>
          </table:table-cell>
          <table:table-cell/>
          <table:table-cell office:value-type="float" office:value="1328059" calcext:value-type="float">
            <text:p>1328059</text:p>
          </table:table-cell>
          <table:table-cell/>
          <table:table-cell office:value-type="float" office:value="1377918" calcext:value-type="float">
            <text:p>1377918</text:p>
          </table:table-cell>
          <table:table-cell/>
          <table:table-cell office:value-type="float" office:value="1126698" calcext:value-type="float">
            <text:p>1126698</text:p>
          </table:table-cell>
          <table:table-cell table:number-columns-repeated="2"/>
          <table:table-cell office:value-type="float" office:value="636064" calcext:value-type="float">
            <text:p>636064</text:p>
          </table:table-cell>
          <table:table-cell table:number-columns-repeated="2"/>
          <table:table-cell office:value-type="float" office:value="812569" calcext:value-type="float">
            <text:p>812569</text:p>
          </table:table-cell>
          <table:table-cell table:number-columns-repeated="3"/>
          <table:table-cell office:value-type="float" office:value="652915" calcext:value-type="float">
            <text:p>652915</text:p>
          </table:table-cell>
          <table:table-cell table:number-columns-repeated="2"/>
          <table:table-cell office:value-type="float" office:value="1072981" calcext:value-type="float">
            <text:p>1072981</text:p>
          </table:table-cell>
          <table:table-cell/>
          <table:table-cell office:value-type="float" office:value="1077384" calcext:value-type="float">
            <text:p>1077384</text:p>
          </table:table-cell>
          <table:table-cell/>
          <table:table-cell office:value-type="float" office:value="1108105" calcext:value-type="float">
            <text:p>1108105</text:p>
          </table:table-cell>
          <table:table-cell table:number-columns-repeated="2"/>
          <table:table-cell office:value-type="float" office:value="999951" calcext:value-type="float">
            <text:p>999951</text:p>
          </table:table-cell>
          <table:table-cell/>
          <table:table-cell office:value-type="float" office:value="1162315" calcext:value-type="float">
            <text:p>1162315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072363" calcext:value-type="float">
            <text:p>1072363</text:p>
          </table:table-cell>
          <table:table-cell/>
          <table:table-cell office:value-type="float" office:value="1518611" calcext:value-type="float">
            <text:p>1518611</text:p>
          </table:table-cell>
          <table:table-cell/>
          <table:table-cell office:value-type="float" office:value="2365715" calcext:value-type="float">
            <text:p>2365715</text:p>
          </table:table-cell>
          <table:table-cell/>
          <table:table-cell office:value-type="float" office:value="2466281" calcext:value-type="float">
            <text:p>2466281</text:p>
          </table:table-cell>
          <table:table-cell/>
          <table:table-cell office:value-type="float" office:value="1994740" calcext:value-type="float">
            <text:p>1994740</text:p>
          </table:table-cell>
          <table:table-cell/>
          <table:table-cell office:value-type="float" office:value="1153023" calcext:value-type="float">
            <text:p>1153023</text:p>
          </table:table-cell>
          <table:table-cell/>
          <table:table-cell office:value-type="float" office:value="1607661" calcext:value-type="float">
            <text:p>1607661</text:p>
          </table:table-cell>
          <table:table-cell table:number-columns-repeated="2"/>
          <table:table-cell office:value-type="float" office:value="1254901" calcext:value-type="float">
            <text:p>1254901</text:p>
          </table:table-cell>
          <table:table-cell table:number-columns-repeated="2"/>
          <table:table-cell office:value-type="float" office:value="2000781" calcext:value-type="float">
            <text:p>2000781</text:p>
          </table:table-cell>
          <table:table-cell/>
          <table:table-cell office:value-type="float" office:value="1895945" calcext:value-type="float">
            <text:p>1895945</text:p>
          </table:table-cell>
          <table:table-cell/>
          <table:table-cell office:value-type="float" office:value="1872029" calcext:value-type="float">
            <text:p>1872029</text:p>
          </table:table-cell>
          <table:table-cell/>
          <table:table-cell office:value-type="float" office:value="1950847" calcext:value-type="float">
            <text:p>1950847</text:p>
          </table:table-cell>
          <table:table-cell/>
          <table:table-cell office:value-type="float" office:value="1986613" calcext:value-type="float">
            <text:p>1986613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97623" calcext:value-type="float">
            <text:p>1497623</text:p>
          </table:table-cell>
          <table:table-cell/>
          <table:table-cell office:value-type="float" office:value="2059326" calcext:value-type="float">
            <text:p>2059326</text:p>
          </table:table-cell>
          <table:table-cell/>
          <table:table-cell office:value-type="float" office:value="3727024" calcext:value-type="float">
            <text:p>3727024</text:p>
          </table:table-cell>
          <table:table-cell/>
          <table:table-cell office:value-type="float" office:value="3889099" calcext:value-type="float">
            <text:p>3889099</text:p>
          </table:table-cell>
          <table:table-cell/>
          <table:table-cell office:value-type="float" office:value="3265306" calcext:value-type="float">
            <text:p>3265306</text:p>
          </table:table-cell>
          <table:table-cell/>
          <table:table-cell office:value-type="float" office:value="1933899" calcext:value-type="float">
            <text:p>1933899</text:p>
          </table:table-cell>
          <table:table-cell/>
          <table:table-cell office:value-type="float" office:value="2586838" calcext:value-type="float">
            <text:p>2586838</text:p>
          </table:table-cell>
          <table:table-cell table:number-columns-repeated="2"/>
          <table:table-cell office:value-type="float" office:value="2166507" calcext:value-type="float">
            <text:p>2166507</text:p>
          </table:table-cell>
          <table:table-cell table:number-columns-repeated="2"/>
          <table:table-cell office:value-type="float" office:value="2984987" calcext:value-type="float">
            <text:p>2984987</text:p>
          </table:table-cell>
          <table:table-cell/>
          <table:table-cell office:value-type="float" office:value="2844049" calcext:value-type="float">
            <text:p>2844049</text:p>
          </table:table-cell>
          <table:table-cell/>
          <table:table-cell office:value-type="float" office:value="2748624" calcext:value-type="float">
            <text:p>2748624</text:p>
          </table:table-cell>
          <table:table-cell/>
          <table:table-cell office:value-type="float" office:value="2816668" calcext:value-type="float">
            <text:p>2816668</text:p>
          </table:table-cell>
          <table:table-cell/>
          <table:table-cell office:value-type="float" office:value="2867544" calcext:value-type="float">
            <text:p>2867544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787241" calcext:value-type="float">
            <text:p>1787241</text:p>
          </table:table-cell>
          <table:table-cell/>
          <table:table-cell office:value-type="float" office:value="2579345" calcext:value-type="float">
            <text:p>2579345</text:p>
          </table:table-cell>
          <table:table-cell/>
          <table:table-cell office:value-type="float" office:value="5192697" calcext:value-type="float">
            <text:p>5192697</text:p>
          </table:table-cell>
          <table:table-cell/>
          <table:table-cell office:value-type="float" office:value="5634112" calcext:value-type="float">
            <text:p>5634112</text:p>
          </table:table-cell>
          <table:table-cell/>
          <table:table-cell office:value-type="float" office:value="5108505" calcext:value-type="float">
            <text:p>5108505</text:p>
          </table:table-cell>
          <table:table-cell/>
          <table:table-cell office:value-type="float" office:value="2961677" calcext:value-type="float">
            <text:p>2961677</text:p>
          </table:table-cell>
          <table:table-cell/>
          <table:table-cell office:value-type="float" office:value="3624778" calcext:value-type="float">
            <text:p>3624778</text:p>
          </table:table-cell>
          <table:table-cell table:number-columns-repeated="2"/>
          <table:table-cell office:value-type="float" office:value="3512262" calcext:value-type="float">
            <text:p>3512262</text:p>
          </table:table-cell>
          <table:table-cell table:number-columns-repeated="2"/>
          <table:table-cell office:value-type="float" office:value="4528969" calcext:value-type="float">
            <text:p>4528969</text:p>
          </table:table-cell>
          <table:table-cell/>
          <table:table-cell office:value-type="float" office:value="3580419" calcext:value-type="float">
            <text:p>3580419</text:p>
          </table:table-cell>
          <table:table-cell/>
          <table:table-cell office:value-type="float" office:value="3767476" calcext:value-type="float">
            <text:p>3767476</text:p>
          </table:table-cell>
          <table:table-cell/>
          <table:table-cell office:value-type="float" office:value="4002345" calcext:value-type="float">
            <text:p>4002345</text:p>
          </table:table-cell>
          <table:table-cell/>
          <table:table-cell office:value-type="float" office:value="3925627" calcext:value-type="float">
            <text:p>392562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003913" calcext:value-type="float">
            <text:p>2003913</text:p>
          </table:table-cell>
          <table:table-cell/>
          <table:table-cell office:value-type="float" office:value="2717982" calcext:value-type="float">
            <text:p>2717982</text:p>
          </table:table-cell>
          <table:table-cell/>
          <table:table-cell office:value-type="float" office:value="6925938" calcext:value-type="float">
            <text:p>6925938</text:p>
          </table:table-cell>
          <table:table-cell/>
          <table:table-cell office:value-type="float" office:value="7551622" calcext:value-type="float">
            <text:p>7551622</text:p>
          </table:table-cell>
          <table:table-cell/>
          <table:table-cell office:value-type="float" office:value="7380180" calcext:value-type="float">
            <text:p>7380180</text:p>
          </table:table-cell>
          <table:table-cell/>
          <table:table-cell office:value-type="float" office:value="4571428" calcext:value-type="float">
            <text:p>4571428</text:p>
          </table:table-cell>
          <table:table-cell/>
          <table:table-cell office:value-type="float" office:value="4472592" calcext:value-type="float">
            <text:p>4472592</text:p>
          </table:table-cell>
          <table:table-cell table:number-columns-repeated="2"/>
          <table:table-cell office:value-type="float" office:value="5470085" calcext:value-type="float">
            <text:p>5470085</text:p>
          </table:table-cell>
          <table:table-cell table:number-columns-repeated="2"/>
          <table:table-cell office:value-type="float" office:value="6315140" calcext:value-type="float">
            <text:p>6315140</text:p>
          </table:table-cell>
          <table:table-cell/>
          <table:table-cell office:value-type="float" office:value="5368283" calcext:value-type="float">
            <text:p>5368283</text:p>
          </table:table-cell>
          <table:table-cell/>
          <table:table-cell office:value-type="float" office:value="4427150" calcext:value-type="float">
            <text:p>4427150</text:p>
          </table:table-cell>
          <table:table-cell/>
          <table:table-cell office:value-type="float" office:value="4921893" calcext:value-type="float">
            <text:p>4921893</text:p>
          </table:table-cell>
          <table:table-cell/>
          <table:table-cell office:value-type="float" office:value="5270200" calcext:value-type="float">
            <text:p>5270200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288012" calcext:value-type="float">
            <text:p>2288012</text:p>
          </table:table-cell>
          <table:table-cell/>
          <table:table-cell office:value-type="float" office:value="3122903" calcext:value-type="float">
            <text:p>3122903</text:p>
          </table:table-cell>
          <table:table-cell/>
          <table:table-cell office:value-type="float" office:value="7322130" calcext:value-type="float">
            <text:p>7322130</text:p>
          </table:table-cell>
          <table:table-cell/>
          <table:table-cell office:value-type="float" office:value="7975077" calcext:value-type="float">
            <text:p>7975077</text:p>
          </table:table-cell>
          <table:table-cell/>
          <table:table-cell office:value-type="float" office:value="7787072" calcext:value-type="float">
            <text:p>7787072</text:p>
          </table:table-cell>
          <table:table-cell/>
          <table:table-cell office:value-type="float" office:value="4517979" calcext:value-type="float">
            <text:p>4517979</text:p>
          </table:table-cell>
          <table:table-cell/>
          <table:table-cell office:value-type="float" office:value="5180875" calcext:value-type="float">
            <text:p>5180875</text:p>
          </table:table-cell>
          <table:table-cell table:number-columns-repeated="2"/>
          <table:table-cell office:value-type="float" office:value="6716956" calcext:value-type="float">
            <text:p>6716956</text:p>
          </table:table-cell>
          <table:table-cell table:number-columns-repeated="2"/>
          <table:table-cell office:value-type="float" office:value="9014084" calcext:value-type="float">
            <text:p>9014084</text:p>
          </table:table-cell>
          <table:table-cell/>
          <table:table-cell office:value-type="float" office:value="5397996" calcext:value-type="float">
            <text:p>5397996</text:p>
          </table:table-cell>
          <table:table-cell/>
          <table:table-cell office:value-type="float" office:value="5195332" calcext:value-type="float">
            <text:p>5195332</text:p>
          </table:table-cell>
          <table:table-cell/>
          <table:table-cell office:value-type="float" office:value="4993903" calcext:value-type="float">
            <text:p>4993903</text:p>
          </table:table-cell>
          <table:table-cell/>
          <table:table-cell office:value-type="float" office:value="5439575" calcext:value-type="float">
            <text:p>5439575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417945" calcext:value-type="float">
            <text:p>2417945</text:p>
          </table:table-cell>
          <table:table-cell/>
          <table:table-cell office:value-type="float" office:value="3319824" calcext:value-type="float">
            <text:p>3319824</text:p>
          </table:table-cell>
          <table:table-cell/>
          <table:table-cell office:value-type="float" office:value="7772296" calcext:value-type="float">
            <text:p>7772296</text:p>
          </table:table-cell>
          <table:table-cell/>
          <table:table-cell office:value-type="float" office:value="8427983" calcext:value-type="float">
            <text:p>8427983</text:p>
          </table:table-cell>
          <table:table-cell/>
          <table:table-cell office:value-type="float" office:value="8915977" calcext:value-type="float">
            <text:p>8915977</text:p>
          </table:table-cell>
          <table:table-cell/>
          <table:table-cell office:value-type="float" office:value="5609422" calcext:value-type="float">
            <text:p>5609422</text:p>
          </table:table-cell>
          <table:table-cell/>
          <table:table-cell office:value-type="float" office:value="5541125" calcext:value-type="float">
            <text:p>5541125</text:p>
          </table:table-cell>
          <table:table-cell table:number-columns-repeated="2"/>
          <table:table-cell office:value-type="float" office:value="7366906" calcext:value-type="float">
            <text:p>7366906</text:p>
          </table:table-cell>
          <table:table-cell table:number-columns-repeated="2"/>
          <table:table-cell office:value-type="float" office:value="9674067" calcext:value-type="float">
            <text:p>9674067</text:p>
          </table:table-cell>
          <table:table-cell/>
          <table:table-cell office:value-type="float" office:value="5962154" calcext:value-type="float">
            <text:p>5962154</text:p>
          </table:table-cell>
          <table:table-cell/>
          <table:table-cell office:value-type="float" office:value="5196650" calcext:value-type="float">
            <text:p>5196650</text:p>
          </table:table-cell>
          <table:table-cell/>
          <table:table-cell office:value-type="float" office:value="3718228" calcext:value-type="float">
            <text:p>3718228</text:p>
          </table:table-cell>
          <table:table-cell/>
          <table:table-cell office:value-type="float" office:value="4908916" calcext:value-type="float">
            <text:p>4908916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440710" calcext:value-type="float">
            <text:p>2440710</text:p>
          </table:table-cell>
          <table:table-cell/>
          <table:table-cell office:value-type="float" office:value="3086661" calcext:value-type="float">
            <text:p>3086661</text:p>
          </table:table-cell>
          <table:table-cell/>
          <table:table-cell office:value-type="float" office:value="8536890" calcext:value-type="float">
            <text:p>8536890</text:p>
          </table:table-cell>
          <table:table-cell/>
          <table:table-cell office:value-type="float" office:value="9424758" calcext:value-type="float">
            <text:p>9424758</text:p>
          </table:table-cell>
          <table:table-cell/>
          <table:table-cell office:value-type="float" office:value="9204494" calcext:value-type="float">
            <text:p>9204494</text:p>
          </table:table-cell>
          <table:table-cell/>
          <table:table-cell office:value-type="float" office:value="6358273" calcext:value-type="float">
            <text:p>6358273</text:p>
          </table:table-cell>
          <table:table-cell/>
          <table:table-cell office:value-type="float" office:value="5692051" calcext:value-type="float">
            <text:p>5692051</text:p>
          </table:table-cell>
          <table:table-cell table:number-columns-repeated="2"/>
          <table:table-cell office:value-type="float" office:value="7585185" calcext:value-type="float">
            <text:p>7585185</text:p>
          </table:table-cell>
          <table:table-cell table:number-columns-repeated="2"/>
          <table:table-cell office:value-type="float" office:value="9134701" calcext:value-type="float">
            <text:p>9134701</text:p>
          </table:table-cell>
          <table:table-cell/>
          <table:table-cell office:value-type="float" office:value="6378075" calcext:value-type="float">
            <text:p>6378075</text:p>
          </table:table-cell>
          <table:table-cell/>
          <table:table-cell office:value-type="float" office:value="6043080" calcext:value-type="float">
            <text:p>6043080</text:p>
          </table:table-cell>
          <table:table-cell/>
          <table:table-cell office:value-type="float" office:value="3201000" calcext:value-type="float">
            <text:p>3201000</text:p>
          </table:table-cell>
          <table:table-cell/>
          <table:table-cell office:value-type="float" office:value="4939700" calcext:value-type="float">
            <text:p>4939700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178955" calcext:value-type="float">
            <text:p>2178955</text:p>
          </table:table-cell>
          <table:table-cell/>
          <table:table-cell office:value-type="float" office:value="3224181" calcext:value-type="float">
            <text:p>3224181</text:p>
          </table:table-cell>
          <table:table-cell/>
          <table:table-cell office:value-type="float" office:value="8085274" calcext:value-type="float">
            <text:p>8085274</text:p>
          </table:table-cell>
          <table:table-cell office:value-type="float" office:value="10427698" calcext:value-type="float">
            <text:p>10427698</text:p>
          </table:table-cell>
          <table:table-cell/>
          <table:table-cell office:value-type="float" office:value="9813128" calcext:value-type="float">
            <text:p>9813128</text:p>
          </table:table-cell>
          <table:table-cell/>
          <table:table-cell office:value-type="float" office:value="5215176" calcext:value-type="float">
            <text:p>5215176</text:p>
          </table:table-cell>
          <table:table-cell/>
          <table:table-cell office:value-type="float" office:value="5212522" calcext:value-type="float">
            <text:p>5212522</text:p>
          </table:table-cell>
          <table:table-cell table:number-columns-repeated="2"/>
          <table:table-cell office:value-type="float" office:value="5282434" calcext:value-type="float">
            <text:p>5282434</text:p>
          </table:table-cell>
          <table:table-cell table:number-columns-repeated="2"/>
          <table:table-cell office:value-type="float" office:value="6619263" calcext:value-type="float">
            <text:p>6619263</text:p>
          </table:table-cell>
          <table:table-cell/>
          <table:table-cell office:value-type="float" office:value="5915655" calcext:value-type="float">
            <text:p>5915655</text:p>
          </table:table-cell>
          <table:table-cell/>
          <table:table-cell office:value-type="float" office:value="4985394" calcext:value-type="float">
            <text:p>4985394</text:p>
          </table:table-cell>
          <table:table-cell/>
          <table:table-cell office:value-type="float" office:value="2429418" calcext:value-type="float">
            <text:p>2429418</text:p>
          </table:table-cell>
          <table:table-cell/>
          <table:table-cell office:value-type="float" office:value="5270200" calcext:value-type="float">
            <text:p>5270200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292879" calcext:value-type="float">
            <text:p>2292879</text:p>
          </table:table-cell>
          <table:table-cell/>
          <table:table-cell office:value-type="float" office:value="2619260" calcext:value-type="float">
            <text:p>2619260</text:p>
          </table:table-cell>
          <table:table-cell office:value-type="float" office:value="10433010" calcext:value-type="float">
            <text:p>10433010</text:p>
          </table:table-cell>
          <table:table-cell office:value-type="float" office:value="12219570" calcext:value-type="float">
            <text:p>12219570</text:p>
          </table:table-cell>
          <table:table-cell office:value-type="float" office:value="10905218" calcext:value-type="float">
            <text:p>10905218</text:p>
          </table:table-cell>
          <table:table-cell/>
          <table:table-cell office:value-type="float" office:value="6835781" calcext:value-type="float">
            <text:p>6835781</text:p>
          </table:table-cell>
          <table:table-cell/>
          <table:table-cell office:value-type="float" office:value="4945665" calcext:value-type="float">
            <text:p>4945665</text:p>
          </table:table-cell>
          <table:table-cell table:number-columns-repeated="2"/>
          <table:table-cell office:value-type="float" office:value="6075348" calcext:value-type="float">
            <text:p>6075348</text:p>
          </table:table-cell>
          <table:table-cell table:number-columns-repeated="2"/>
          <table:table-cell office:value-type="float" office:value="6111608" calcext:value-type="float">
            <text:p>6111608</text:p>
          </table:table-cell>
          <table:table-cell/>
          <table:table-cell office:value-type="float" office:value="6232501" calcext:value-type="float">
            <text:p>6232501</text:p>
          </table:table-cell>
          <table:table-cell/>
          <table:table-cell office:value-type="float" office:value="4933750" calcext:value-type="float">
            <text:p>4933750</text:p>
          </table:table-cell>
          <table:table-cell/>
          <table:table-cell office:value-type="float" office:value="1505993" calcext:value-type="float">
            <text:p>1505993</text:p>
          </table:table-cell>
          <table:table-cell/>
          <table:table-cell office:value-type="float" office:value="3830901" calcext:value-type="float">
            <text:p>3830901</text:p>
          </table:table-cell>
          <table:table-cell table:number-columns-repeated="38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00254" calcext:value-type="float">
            <text:p>700254</text:p>
          </table:table-cell>
          <table:table-cell table:number-columns-repeated="2"/>
          <table:table-cell office:value-type="float" office:value="877820" calcext:value-type="float">
            <text:p>877820</text:p>
          </table:table-cell>
          <table:table-cell/>
          <table:table-cell office:value-type="float" office:value="1084803" calcext:value-type="float">
            <text:p>1084803</text:p>
          </table:table-cell>
          <table:table-cell/>
          <table:table-cell office:value-type="float" office:value="1024922" calcext:value-type="float">
            <text:p>1024922</text:p>
          </table:table-cell>
          <table:table-cell table:number-columns-repeated="2"/>
          <table:table-cell office:value-type="float" office:value="718319" calcext:value-type="float">
            <text:p>718319</text:p>
          </table:table-cell>
          <table:table-cell table:number-columns-repeated="2"/>
          <table:table-cell office:value-type="float" office:value="488794" calcext:value-type="float">
            <text:p>488794</text:p>
          </table:table-cell>
          <table:table-cell table:number-columns-repeated="2"/>
          <table:table-cell office:value-type="float" office:value="842105" calcext:value-type="float">
            <text:p>842105</text:p>
          </table:table-cell>
          <table:table-cell table:number-columns-repeated="3"/>
          <table:table-cell office:value-type="float" office:value="676398" calcext:value-type="float">
            <text:p>676398</text:p>
          </table:table-cell>
          <table:table-cell table:number-columns-repeated="3"/>
          <table:table-cell office:value-type="float" office:value="775243" calcext:value-type="float">
            <text:p>775243</text:p>
          </table:table-cell>
          <table:table-cell table:number-columns-repeated="2"/>
          <table:table-cell office:value-type="float" office:value="950789" calcext:value-type="float">
            <text:p>950789</text:p>
          </table:table-cell>
          <table:table-cell table:number-columns-repeated="2"/>
          <table:table-cell office:value-type="float" office:value="940700" calcext:value-type="float">
            <text:p>940700</text:p>
          </table:table-cell>
          <table:table-cell table:number-columns-repeated="2"/>
          <table:table-cell office:value-type="float" office:value="939621" calcext:value-type="float">
            <text:p>939621</text:p>
          </table:table-cell>
          <table:table-cell table:number-columns-repeated="2"/>
          <table:table-cell office:value-type="float" office:value="876280" calcext:value-type="float">
            <text:p>876280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107446" calcext:value-type="float">
            <text:p>1107446</text:p>
          </table:table-cell>
          <table:table-cell/>
          <table:table-cell office:value-type="float" office:value="1390595" calcext:value-type="float">
            <text:p>1390595</text:p>
          </table:table-cell>
          <table:table-cell/>
          <table:table-cell office:value-type="float" office:value="1683795" calcext:value-type="float">
            <text:p>1683795</text:p>
          </table:table-cell>
          <table:table-cell/>
          <table:table-cell office:value-type="float" office:value="1726448" calcext:value-type="float">
            <text:p>1726448</text:p>
          </table:table-cell>
          <table:table-cell/>
          <table:table-cell office:value-type="float" office:value="1146471" calcext:value-type="float">
            <text:p>1146471</text:p>
          </table:table-cell>
          <table:table-cell table:number-columns-repeated="2"/>
          <table:table-cell office:value-type="float" office:value="849105" calcext:value-type="float">
            <text:p>849105</text:p>
          </table:table-cell>
          <table:table-cell/>
          <table:table-cell office:value-type="float" office:value="1398286" calcext:value-type="float">
            <text:p>1398286</text:p>
          </table:table-cell>
          <table:table-cell table:number-columns-repeated="2"/>
          <table:table-cell office:value-type="float" office:value="1235372" calcext:value-type="float">
            <text:p>1235372</text:p>
          </table:table-cell>
          <table:table-cell table:number-columns-repeated="2"/>
          <table:table-cell office:value-type="float" office:value="1163008" calcext:value-type="float">
            <text:p>1163008</text:p>
          </table:table-cell>
          <table:table-cell/>
          <table:table-cell office:value-type="float" office:value="1074614" calcext:value-type="float">
            <text:p>1074614</text:p>
          </table:table-cell>
          <table:table-cell/>
          <table:table-cell office:value-type="float" office:value="1430517" calcext:value-type="float">
            <text:p>1430517</text:p>
          </table:table-cell>
          <table:table-cell/>
          <table:table-cell office:value-type="float" office:value="1456303" calcext:value-type="float">
            <text:p>1456303</text:p>
          </table:table-cell>
          <table:table-cell/>
          <table:table-cell office:value-type="float" office:value="1496146" calcext:value-type="float">
            <text:p>1496146</text:p>
          </table:table-cell>
          <table:table-cell table:number-columns-repeated="31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548640" calcext:value-type="float">
            <text:p>1548640</text:p>
          </table:table-cell>
          <table:table-cell/>
          <table:table-cell office:value-type="float" office:value="1872285" calcext:value-type="float">
            <text:p>1872285</text:p>
          </table:table-cell>
          <table:table-cell/>
          <table:table-cell office:value-type="float" office:value="2372704" calcext:value-type="float">
            <text:p>2372704</text:p>
          </table:table-cell>
          <table:table-cell/>
          <table:table-cell office:value-type="float" office:value="2436499" calcext:value-type="float">
            <text:p>2436499</text:p>
          </table:table-cell>
          <table:table-cell/>
          <table:table-cell office:value-type="float" office:value="1916346" calcext:value-type="float">
            <text:p>1916346</text:p>
          </table:table-cell>
          <table:table-cell/>
          <table:table-cell office:value-type="float" office:value="1356246" calcext:value-type="float">
            <text:p>1356246</text:p>
          </table:table-cell>
          <table:table-cell/>
          <table:table-cell office:value-type="float" office:value="2115156" calcext:value-type="float">
            <text:p>2115156</text:p>
          </table:table-cell>
          <table:table-cell table:number-columns-repeated="2"/>
          <table:table-cell office:value-type="float" office:value="2189671" calcext:value-type="float">
            <text:p>2189671</text:p>
          </table:table-cell>
          <table:table-cell table:number-columns-repeated="2"/>
          <table:table-cell office:value-type="float" office:value="1611583" calcext:value-type="float">
            <text:p>1611583</text:p>
          </table:table-cell>
          <table:table-cell/>
          <table:table-cell office:value-type="float" office:value="2093106" calcext:value-type="float">
            <text:p>2093106</text:p>
          </table:table-cell>
          <table:table-cell/>
          <table:table-cell office:value-type="float" office:value="1966677" calcext:value-type="float">
            <text:p>1966677</text:p>
          </table:table-cell>
          <table:table-cell/>
          <table:table-cell office:value-type="float" office:value="2050152" calcext:value-type="float">
            <text:p>2050152</text:p>
          </table:table-cell>
          <table:table-cell/>
          <table:table-cell office:value-type="float" office:value="2135223" calcext:value-type="float">
            <text:p>2135223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935636" calcext:value-type="float">
            <text:p>1935636</text:p>
          </table:table-cell>
          <table:table-cell/>
          <table:table-cell office:value-type="float" office:value="2298411" calcext:value-type="float">
            <text:p>2298411</text:p>
          </table:table-cell>
          <table:table-cell/>
          <table:table-cell office:value-type="float" office:value="3010879" calcext:value-type="float">
            <text:p>3010879</text:p>
          </table:table-cell>
          <table:table-cell/>
          <table:table-cell office:value-type="float" office:value="3208020" calcext:value-type="float">
            <text:p>3208020</text:p>
          </table:table-cell>
          <table:table-cell/>
          <table:table-cell office:value-type="float" office:value="2831662" calcext:value-type="float">
            <text:p>2831662</text:p>
          </table:table-cell>
          <table:table-cell/>
          <table:table-cell office:value-type="float" office:value="1853729" calcext:value-type="float">
            <text:p>1853729</text:p>
          </table:table-cell>
          <table:table-cell/>
          <table:table-cell office:value-type="float" office:value="2808749" calcext:value-type="float">
            <text:p>2808749</text:p>
          </table:table-cell>
          <table:table-cell table:number-columns-repeated="2"/>
          <table:table-cell office:value-type="float" office:value="3652577" calcext:value-type="float">
            <text:p>3652577</text:p>
          </table:table-cell>
          <table:table-cell table:number-columns-repeated="2"/>
          <table:table-cell office:value-type="float" office:value="2321995" calcext:value-type="float">
            <text:p>2321995</text:p>
          </table:table-cell>
          <table:table-cell/>
          <table:table-cell office:value-type="float" office:value="2574643" calcext:value-type="float">
            <text:p>2574643</text:p>
          </table:table-cell>
          <table:table-cell/>
          <table:table-cell office:value-type="float" office:value="2426540" calcext:value-type="float">
            <text:p>2426540</text:p>
          </table:table-cell>
          <table:table-cell/>
          <table:table-cell office:value-type="float" office:value="2442456" calcext:value-type="float">
            <text:p>2442456</text:p>
          </table:table-cell>
          <table:table-cell/>
          <table:table-cell office:value-type="float" office:value="2649589" calcext:value-type="float">
            <text:p>2649589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271769" calcext:value-type="float">
            <text:p>2271769</text:p>
          </table:table-cell>
          <table:table-cell/>
          <table:table-cell office:value-type="float" office:value="2489061" calcext:value-type="float">
            <text:p>2489061</text:p>
          </table:table-cell>
          <table:table-cell/>
          <table:table-cell office:value-type="float" office:value="3503549" calcext:value-type="float">
            <text:p>3503549</text:p>
          </table:table-cell>
          <table:table-cell/>
          <table:table-cell office:value-type="float" office:value="3845648" calcext:value-type="float">
            <text:p>3845648</text:p>
          </table:table-cell>
          <table:table-cell/>
          <table:table-cell office:value-type="float" office:value="3806691" calcext:value-type="float">
            <text:p>3806691</text:p>
          </table:table-cell>
          <table:table-cell/>
          <table:table-cell office:value-type="float" office:value="2561921" calcext:value-type="float">
            <text:p>2561921</text:p>
          </table:table-cell>
          <table:table-cell/>
          <table:table-cell office:value-type="float" office:value="3589518" calcext:value-type="float">
            <text:p>3589518</text:p>
          </table:table-cell>
          <table:table-cell table:number-columns-repeated="2"/>
          <table:table-cell office:value-type="float" office:value="5748771" calcext:value-type="float">
            <text:p>5748771</text:p>
          </table:table-cell>
          <table:table-cell table:number-columns-repeated="2"/>
          <table:table-cell office:value-type="float" office:value="2780153" calcext:value-type="float">
            <text:p>2780153</text:p>
          </table:table-cell>
          <table:table-cell/>
          <table:table-cell office:value-type="float" office:value="3012872" calcext:value-type="float">
            <text:p>3012872</text:p>
          </table:table-cell>
          <table:table-cell/>
          <table:table-cell office:value-type="float" office:value="2781663" calcext:value-type="float">
            <text:p>2781663</text:p>
          </table:table-cell>
          <table:table-cell/>
          <table:table-cell office:value-type="float" office:value="2979342" calcext:value-type="float">
            <text:p>2979342</text:p>
          </table:table-cell>
          <table:table-cell/>
          <table:table-cell office:value-type="float" office:value="3093421" calcext:value-type="float">
            <text:p>3093421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069627" calcext:value-type="float">
            <text:p>2069627</text:p>
          </table:table-cell>
          <table:table-cell/>
          <table:table-cell office:value-type="float" office:value="2712582" calcext:value-type="float">
            <text:p>2712582</text:p>
          </table:table-cell>
          <table:table-cell/>
          <table:table-cell office:value-type="float" office:value="3582298" calcext:value-type="float">
            <text:p>3582298</text:p>
          </table:table-cell>
          <table:table-cell/>
          <table:table-cell office:value-type="float" office:value="3938840" calcext:value-type="float">
            <text:p>3938840</text:p>
          </table:table-cell>
          <table:table-cell/>
          <table:table-cell office:value-type="float" office:value="3863421" calcext:value-type="float">
            <text:p>3863421</text:p>
          </table:table-cell>
          <table:table-cell/>
          <table:table-cell office:value-type="float" office:value="2801066" calcext:value-type="float">
            <text:p>2801066</text:p>
          </table:table-cell>
          <table:table-cell/>
          <table:table-cell office:value-type="float" office:value="3848900" calcext:value-type="float">
            <text:p>3848900</text:p>
          </table:table-cell>
          <table:table-cell table:number-columns-repeated="2"/>
          <table:table-cell office:value-type="float" office:value="6988568" calcext:value-type="float">
            <text:p>6988568</text:p>
          </table:table-cell>
          <table:table-cell table:number-columns-repeated="2"/>
          <table:table-cell office:value-type="float" office:value="3214061" calcext:value-type="float">
            <text:p>3214061</text:p>
          </table:table-cell>
          <table:table-cell/>
          <table:table-cell office:value-type="float" office:value="3286000" calcext:value-type="float">
            <text:p>3286000</text:p>
          </table:table-cell>
          <table:table-cell/>
          <table:table-cell office:value-type="float" office:value="2908471" calcext:value-type="float">
            <text:p>2908471</text:p>
          </table:table-cell>
          <table:table-cell/>
          <table:table-cell office:value-type="float" office:value="2903317" calcext:value-type="float">
            <text:p>2903317</text:p>
          </table:table-cell>
          <table:table-cell/>
          <table:table-cell office:value-type="float" office:value="3232323" calcext:value-type="float">
            <text:p>3232323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559360" calcext:value-type="float">
            <text:p>2559360</text:p>
          </table:table-cell>
          <table:table-cell/>
          <table:table-cell office:value-type="float" office:value="2779776" calcext:value-type="float">
            <text:p>2779776</text:p>
          </table:table-cell>
          <table:table-cell/>
          <table:table-cell office:value-type="float" office:value="3929770" calcext:value-type="float">
            <text:p>3929770</text:p>
          </table:table-cell>
          <table:table-cell/>
          <table:table-cell office:value-type="float" office:value="4214859" calcext:value-type="float">
            <text:p>4214859</text:p>
          </table:table-cell>
          <table:table-cell/>
          <table:table-cell office:value-type="float" office:value="5190065" calcext:value-type="float">
            <text:p>5190065</text:p>
          </table:table-cell>
          <table:table-cell/>
          <table:table-cell office:value-type="float" office:value="3362889" calcext:value-type="float">
            <text:p>3362889</text:p>
          </table:table-cell>
          <table:table-cell/>
          <table:table-cell office:value-type="float" office:value="3717215" calcext:value-type="float">
            <text:p>3717215</text:p>
          </table:table-cell>
          <table:table-cell table:number-columns-repeated="2"/>
          <table:table-cell office:value-type="float" office:value="8335368" calcext:value-type="float">
            <text:p>8335368</text:p>
          </table:table-cell>
          <table:table-cell/>
          <table:table-cell office:value-type="float" office:value="10338213" calcext:value-type="float">
            <text:p>10338213</text:p>
          </table:table-cell>
          <table:table-cell/>
          <table:table-cell office:value-type="float" office:value="4385438" calcext:value-type="float">
            <text:p>4385438</text:p>
          </table:table-cell>
          <table:table-cell/>
          <table:table-cell office:value-type="float" office:value="2986946" calcext:value-type="float">
            <text:p>2986946</text:p>
          </table:table-cell>
          <table:table-cell/>
          <table:table-cell office:value-type="float" office:value="2523877" calcext:value-type="float">
            <text:p>2523877</text:p>
          </table:table-cell>
          <table:table-cell/>
          <table:table-cell office:value-type="float" office:value="3075536" calcext:value-type="float">
            <text:p>3075536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628674" calcext:value-type="float">
            <text:p>2628674</text:p>
          </table:table-cell>
          <table:table-cell/>
          <table:table-cell office:value-type="float" office:value="2611245" calcext:value-type="float">
            <text:p>2611245</text:p>
          </table:table-cell>
          <table:table-cell/>
          <table:table-cell office:value-type="float" office:value="3868895" calcext:value-type="float">
            <text:p>3868895</text:p>
          </table:table-cell>
          <table:table-cell/>
          <table:table-cell office:value-type="float" office:value="4279594" calcext:value-type="float">
            <text:p>4279594</text:p>
          </table:table-cell>
          <table:table-cell/>
          <table:table-cell office:value-type="float" office:value="4344966" calcext:value-type="float">
            <text:p>4344966</text:p>
          </table:table-cell>
          <table:table-cell/>
          <table:table-cell office:value-type="float" office:value="3090154" calcext:value-type="float">
            <text:p>3090154</text:p>
          </table:table-cell>
          <table:table-cell/>
          <table:table-cell office:value-type="float" office:value="3825892" calcext:value-type="float">
            <text:p>3825892</text:p>
          </table:table-cell>
          <table:table-cell table:number-columns-repeated="2"/>
          <table:table-cell office:value-type="float" office:value="8355773" calcext:value-type="float">
            <text:p>8355773</text:p>
          </table:table-cell>
          <table:table-cell/>
          <table:table-cell office:value-type="float" office:value="10322580" calcext:value-type="float">
            <text:p>10322580</text:p>
          </table:table-cell>
          <table:table-cell/>
          <table:table-cell office:value-type="float" office:value="4271561" calcext:value-type="float">
            <text:p>4271561</text:p>
          </table:table-cell>
          <table:table-cell/>
          <table:table-cell office:value-type="float" office:value="3036773" calcext:value-type="float">
            <text:p>3036773</text:p>
          </table:table-cell>
          <table:table-cell/>
          <table:table-cell office:value-type="float" office:value="2419945" calcext:value-type="float">
            <text:p>2419945</text:p>
          </table:table-cell>
          <table:table-cell/>
          <table:table-cell office:value-type="float" office:value="2867945" calcext:value-type="float">
            <text:p>2867945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518135" calcext:value-type="float">
            <text:p>2518135</text:p>
          </table:table-cell>
          <table:table-cell/>
          <table:table-cell office:value-type="float" office:value="2575614" calcext:value-type="float">
            <text:p>2575614</text:p>
          </table:table-cell>
          <table:table-cell/>
          <table:table-cell office:value-type="float" office:value="4139882" calcext:value-type="float">
            <text:p>4139882</text:p>
          </table:table-cell>
          <table:table-cell/>
          <table:table-cell office:value-type="float" office:value="4536996" calcext:value-type="float">
            <text:p>4536996</text:p>
          </table:table-cell>
          <table:table-cell/>
          <table:table-cell office:value-type="float" office:value="4034672" calcext:value-type="float">
            <text:p>4034672</text:p>
          </table:table-cell>
          <table:table-cell/>
          <table:table-cell office:value-type="float" office:value="3209779" calcext:value-type="float">
            <text:p>3209779</text:p>
          </table:table-cell>
          <table:table-cell/>
          <table:table-cell office:value-type="float" office:value="3269737" calcext:value-type="float">
            <text:p>3269737</text:p>
          </table:table-cell>
          <table:table-cell table:number-columns-repeated="2"/>
          <table:table-cell office:value-type="float" office:value="8466308" calcext:value-type="float">
            <text:p>8466308</text:p>
          </table:table-cell>
          <table:table-cell table:number-columns-repeated="2"/>
          <table:table-cell office:value-type="float" office:value="9212775" calcext:value-type="float">
            <text:p>9212775</text:p>
          </table:table-cell>
          <table:table-cell/>
          <table:table-cell office:value-type="float" office:value="4300262" calcext:value-type="float">
            <text:p>4300262</text:p>
          </table:table-cell>
          <table:table-cell/>
          <table:table-cell office:value-type="float" office:value="3010215" calcext:value-type="float">
            <text:p>3010215</text:p>
          </table:table-cell>
          <table:table-cell/>
          <table:table-cell office:value-type="float" office:value="2216810" calcext:value-type="float">
            <text:p>2216810</text:p>
          </table:table-cell>
          <table:table-cell/>
          <table:table-cell office:value-type="float" office:value="2851374" calcext:value-type="float">
            <text:p>2851374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398547" calcext:value-type="float">
            <text:p>2398547</text:p>
          </table:table-cell>
          <table:table-cell/>
          <table:table-cell office:value-type="float" office:value="2332441" calcext:value-type="float">
            <text:p>2332441</text:p>
          </table:table-cell>
          <table:table-cell/>
          <table:table-cell office:value-type="float" office:value="3792241" calcext:value-type="float">
            <text:p>3792241</text:p>
          </table:table-cell>
          <table:table-cell/>
          <table:table-cell office:value-type="float" office:value="4242361" calcext:value-type="float">
            <text:p>4242361</text:p>
          </table:table-cell>
          <table:table-cell/>
          <table:table-cell office:value-type="float" office:value="3985986" calcext:value-type="float">
            <text:p>3985986</text:p>
          </table:table-cell>
          <table:table-cell/>
          <table:table-cell office:value-type="float" office:value="3111279" calcext:value-type="float">
            <text:p>3111279</text:p>
          </table:table-cell>
          <table:table-cell/>
          <table:table-cell office:value-type="float" office:value="3398042" calcext:value-type="float">
            <text:p>3398042</text:p>
          </table:table-cell>
          <table:table-cell table:number-columns-repeated="2"/>
          <table:table-cell office:value-type="float" office:value="5568243" calcext:value-type="float">
            <text:p>5568243</text:p>
          </table:table-cell>
          <table:table-cell table:number-columns-repeated="2"/>
          <table:table-cell office:value-type="float" office:value="6132654" calcext:value-type="float">
            <text:p>6132654</text:p>
          </table:table-cell>
          <table:table-cell/>
          <table:table-cell office:value-type="float" office:value="3679813" calcext:value-type="float">
            <text:p>3679813</text:p>
          </table:table-cell>
          <table:table-cell/>
          <table:table-cell office:value-type="float" office:value="2759921" calcext:value-type="float">
            <text:p>2759921</text:p>
          </table:table-cell>
          <table:table-cell/>
          <table:table-cell office:value-type="float" office:value="1700572" calcext:value-type="float">
            <text:p>1700572</text:p>
          </table:table-cell>
          <table:table-cell/>
          <table:table-cell office:value-type="float" office:value="2605763" calcext:value-type="float">
            <text:p>2605763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235685" calcext:value-type="float">
            <text:p>2235685</text:p>
          </table:table-cell>
          <table:table-cell/>
          <table:table-cell office:value-type="float" office:value="2471788" calcext:value-type="float">
            <text:p>2471788</text:p>
          </table:table-cell>
          <table:table-cell/>
          <table:table-cell office:value-type="float" office:value="3961315" calcext:value-type="float">
            <text:p>3961315</text:p>
          </table:table-cell>
          <table:table-cell/>
          <table:table-cell office:value-type="float" office:value="4005476" calcext:value-type="float">
            <text:p>4005476</text:p>
          </table:table-cell>
          <table:table-cell/>
          <table:table-cell office:value-type="float" office:value="4079681" calcext:value-type="float">
            <text:p>4079681</text:p>
          </table:table-cell>
          <table:table-cell/>
          <table:table-cell office:value-type="float" office:value="3199500" calcext:value-type="float">
            <text:p>3199500</text:p>
          </table:table-cell>
          <table:table-cell/>
          <table:table-cell office:value-type="float" office:value="3072076" calcext:value-type="float">
            <text:p>3072076</text:p>
          </table:table-cell>
          <table:table-cell table:number-columns-repeated="2"/>
          <table:table-cell office:value-type="float" office:value="3006017" calcext:value-type="float">
            <text:p>3006017</text:p>
          </table:table-cell>
          <table:table-cell table:number-columns-repeated="2"/>
          <table:table-cell office:value-type="float" office:value="3358753" calcext:value-type="float">
            <text:p>3358753</text:p>
          </table:table-cell>
          <table:table-cell/>
          <table:table-cell office:value-type="float" office:value="3251309" calcext:value-type="float">
            <text:p>3251309</text:p>
          </table:table-cell>
          <table:table-cell/>
          <table:table-cell office:value-type="float" office:value="2492393" calcext:value-type="float">
            <text:p>2492393</text:p>
          </table:table-cell>
          <table:table-cell/>
          <table:table-cell office:value-type="float" office:value="1332205" calcext:value-type="float">
            <text:p>1332205</text:p>
          </table:table-cell>
          <table:table-cell/>
          <table:table-cell office:value-type="float" office:value="2504279" calcext:value-type="float">
            <text:p>2504279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4855" calcext:value-type="float">
            <text:p>694855</text:p>
          </table:table-cell>
          <table:table-cell table:number-columns-repeated="2"/>
          <table:table-cell office:value-type="float" office:value="938244" calcext:value-type="float">
            <text:p>938244</text:p>
          </table:table-cell>
          <table:table-cell/>
          <table:table-cell office:value-type="float" office:value="1035179" calcext:value-type="float">
            <text:p>1035179</text:p>
          </table:table-cell>
          <table:table-cell table:number-columns-repeated="2"/>
          <table:table-cell office:value-type="float" office:value="960071" calcext:value-type="float">
            <text:p>960071</text:p>
          </table:table-cell>
          <table:table-cell table:number-columns-repeated="2"/>
          <table:table-cell office:value-type="float" office:value="616769" calcext:value-type="float">
            <text:p>616769</text:p>
          </table:table-cell>
          <table:table-cell table:number-columns-repeated="2"/>
          <table:table-cell office:value-type="float" office:value="435816" calcext:value-type="float">
            <text:p>435816</text:p>
          </table:table-cell>
          <table:table-cell table:number-columns-repeated="2"/>
          <table:table-cell office:value-type="float" office:value="829208" calcext:value-type="float">
            <text:p>829208</text:p>
          </table:table-cell>
          <table:table-cell table:number-columns-repeated="3"/>
          <table:table-cell office:value-type="float" office:value="685896" calcext:value-type="float">
            <text:p>685896</text:p>
          </table:table-cell>
          <table:table-cell table:number-columns-repeated="3"/>
          <table:table-cell office:value-type="float" office:value="737898" calcext:value-type="float">
            <text:p>737898</text:p>
          </table:table-cell>
          <table:table-cell table:number-columns-repeated="2"/>
          <table:table-cell office:value-type="float" office:value="931989" calcext:value-type="float">
            <text:p>931989</text:p>
          </table:table-cell>
          <table:table-cell table:number-columns-repeated="2"/>
          <table:table-cell office:value-type="float" office:value="888512" calcext:value-type="float">
            <text:p>888512</text:p>
          </table:table-cell>
          <table:table-cell table:number-columns-repeated="2"/>
          <table:table-cell office:value-type="float" office:value="906264" calcext:value-type="float">
            <text:p>906264</text:p>
          </table:table-cell>
          <table:table-cell table:number-columns-repeated="2"/>
          <table:table-cell office:value-type="float" office:value="883586" calcext:value-type="float">
            <text:p>883586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042119" calcext:value-type="float">
            <text:p>1042119</text:p>
          </table:table-cell>
          <table:table-cell/>
          <table:table-cell office:value-type="float" office:value="1378080" calcext:value-type="float">
            <text:p>1378080</text:p>
          </table:table-cell>
          <table:table-cell/>
          <table:table-cell office:value-type="float" office:value="1629762" calcext:value-type="float">
            <text:p>1629762</text:p>
          </table:table-cell>
          <table:table-cell/>
          <table:table-cell office:value-type="float" office:value="1675941" calcext:value-type="float">
            <text:p>1675941</text:p>
          </table:table-cell>
          <table:table-cell/>
          <table:table-cell office:value-type="float" office:value="1071353" calcext:value-type="float">
            <text:p>1071353</text:p>
          </table:table-cell>
          <table:table-cell table:number-columns-repeated="2"/>
          <table:table-cell office:value-type="float" office:value="761670" calcext:value-type="float">
            <text:p>761670</text:p>
          </table:table-cell>
          <table:table-cell/>
          <table:table-cell office:value-type="float" office:value="1380495" calcext:value-type="float">
            <text:p>1380495</text:p>
          </table:table-cell>
          <table:table-cell table:number-columns-repeated="2"/>
          <table:table-cell office:value-type="float" office:value="1253040" calcext:value-type="float">
            <text:p>1253040</text:p>
          </table:table-cell>
          <table:table-cell table:number-columns-repeated="2"/>
          <table:table-cell office:value-type="float" office:value="1078803" calcext:value-type="float">
            <text:p>1078803</text:p>
          </table:table-cell>
          <table:table-cell/>
          <table:table-cell office:value-type="float" office:value="1347390" calcext:value-type="float">
            <text:p>1347390</text:p>
          </table:table-cell>
          <table:table-cell/>
          <table:table-cell office:value-type="float" office:value="1367430" calcext:value-type="float">
            <text:p>1367430</text:p>
          </table:table-cell>
          <table:table-cell/>
          <table:table-cell office:value-type="float" office:value="1418454" calcext:value-type="float">
            <text:p>1418454</text:p>
          </table:table-cell>
          <table:table-cell/>
          <table:table-cell office:value-type="float" office:value="1342906" calcext:value-type="float">
            <text:p>1342906</text:p>
          </table:table-cell>
          <table:table-cell table:number-columns-repeated="31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19191" calcext:value-type="float">
            <text:p>1419191</text:p>
          </table:table-cell>
          <table:table-cell/>
          <table:table-cell office:value-type="float" office:value="1811067" calcext:value-type="float">
            <text:p>1811067</text:p>
          </table:table-cell>
          <table:table-cell/>
          <table:table-cell office:value-type="float" office:value="2286479" calcext:value-type="float">
            <text:p>2286479</text:p>
          </table:table-cell>
          <table:table-cell/>
          <table:table-cell office:value-type="float" office:value="2380634" calcext:value-type="float">
            <text:p>2380634</text:p>
          </table:table-cell>
          <table:table-cell/>
          <table:table-cell office:value-type="float" office:value="1661663" calcext:value-type="float">
            <text:p>1661663</text:p>
          </table:table-cell>
          <table:table-cell/>
          <table:table-cell office:value-type="float" office:value="1261821" calcext:value-type="float">
            <text:p>1261821</text:p>
          </table:table-cell>
          <table:table-cell/>
          <table:table-cell office:value-type="float" office:value="2150921" calcext:value-type="float">
            <text:p>2150921</text:p>
          </table:table-cell>
          <table:table-cell table:number-columns-repeated="2"/>
          <table:table-cell office:value-type="float" office:value="2255444" calcext:value-type="float">
            <text:p>2255444</text:p>
          </table:table-cell>
          <table:table-cell table:number-columns-repeated="2"/>
          <table:table-cell office:value-type="float" office:value="1462465" calcext:value-type="float">
            <text:p>1462465</text:p>
          </table:table-cell>
          <table:table-cell/>
          <table:table-cell office:value-type="float" office:value="1981424" calcext:value-type="float">
            <text:p>1981424</text:p>
          </table:table-cell>
          <table:table-cell/>
          <table:table-cell office:value-type="float" office:value="1888732" calcext:value-type="float">
            <text:p>1888732</text:p>
          </table:table-cell>
          <table:table-cell/>
          <table:table-cell office:value-type="float" office:value="1952289" calcext:value-type="float">
            <text:p>1952289</text:p>
          </table:table-cell>
          <table:table-cell/>
          <table:table-cell office:value-type="float" office:value="2036696" calcext:value-type="float">
            <text:p>2036696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402571" calcext:value-type="float">
            <text:p>1402571</text:p>
          </table:table-cell>
          <table:table-cell/>
          <table:table-cell office:value-type="float" office:value="2179071" calcext:value-type="float">
            <text:p>2179071</text:p>
          </table:table-cell>
          <table:table-cell/>
          <table:table-cell office:value-type="float" office:value="2837842" calcext:value-type="float">
            <text:p>2837842</text:p>
          </table:table-cell>
          <table:table-cell/>
          <table:table-cell office:value-type="float" office:value="3055348" calcext:value-type="float">
            <text:p>3055348</text:p>
          </table:table-cell>
          <table:table-cell/>
          <table:table-cell office:value-type="float" office:value="2448516" calcext:value-type="float">
            <text:p>2448516</text:p>
          </table:table-cell>
          <table:table-cell/>
          <table:table-cell office:value-type="float" office:value="1744797" calcext:value-type="float">
            <text:p>1744797</text:p>
          </table:table-cell>
          <table:table-cell/>
          <table:table-cell office:value-type="float" office:value="2865337" calcext:value-type="float">
            <text:p>2865337</text:p>
          </table:table-cell>
          <table:table-cell table:number-columns-repeated="2"/>
          <table:table-cell office:value-type="float" office:value="3613426" calcext:value-type="float">
            <text:p>3613426</text:p>
          </table:table-cell>
          <table:table-cell table:number-columns-repeated="2"/>
          <table:table-cell office:value-type="float" office:value="2099920" calcext:value-type="float">
            <text:p>2099920</text:p>
          </table:table-cell>
          <table:table-cell/>
          <table:table-cell office:value-type="float" office:value="2458140" calcext:value-type="float">
            <text:p>2458140</text:p>
          </table:table-cell>
          <table:table-cell/>
          <table:table-cell office:value-type="float" office:value="2246045" calcext:value-type="float">
            <text:p>2246045</text:p>
          </table:table-cell>
          <table:table-cell/>
          <table:table-cell office:value-type="float" office:value="2389522" calcext:value-type="float">
            <text:p>2389522</text:p>
          </table:table-cell>
          <table:table-cell/>
          <table:table-cell office:value-type="float" office:value="2560240" calcext:value-type="float">
            <text:p>2560240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059378" calcext:value-type="float">
            <text:p>2059378</text:p>
          </table:table-cell>
          <table:table-cell/>
          <table:table-cell office:value-type="float" office:value="2477244" calcext:value-type="float">
            <text:p>2477244</text:p>
          </table:table-cell>
          <table:table-cell/>
          <table:table-cell office:value-type="float" office:value="3331977" calcext:value-type="float">
            <text:p>3331977</text:p>
          </table:table-cell>
          <table:table-cell/>
          <table:table-cell office:value-type="float" office:value="3518144" calcext:value-type="float">
            <text:p>3518144</text:p>
          </table:table-cell>
          <table:table-cell/>
          <table:table-cell office:value-type="float" office:value="3143273" calcext:value-type="float">
            <text:p>3143273</text:p>
          </table:table-cell>
          <table:table-cell/>
          <table:table-cell office:value-type="float" office:value="2340103" calcext:value-type="float">
            <text:p>2340103</text:p>
          </table:table-cell>
          <table:table-cell/>
          <table:table-cell office:value-type="float" office:value="3530121" calcext:value-type="float">
            <text:p>3530121</text:p>
          </table:table-cell>
          <table:table-cell table:number-columns-repeated="2"/>
          <table:table-cell office:value-type="float" office:value="6005424" calcext:value-type="float">
            <text:p>6005424</text:p>
          </table:table-cell>
          <table:table-cell table:number-columns-repeated="2"/>
          <table:table-cell office:value-type="float" office:value="2957614" calcext:value-type="float">
            <text:p>2957614</text:p>
          </table:table-cell>
          <table:table-cell/>
          <table:table-cell office:value-type="float" office:value="2769719" calcext:value-type="float">
            <text:p>2769719</text:p>
          </table:table-cell>
          <table:table-cell/>
          <table:table-cell office:value-type="float" office:value="2374355" calcext:value-type="float">
            <text:p>2374355</text:p>
          </table:table-cell>
          <table:table-cell/>
          <table:table-cell office:value-type="float" office:value="2241988" calcext:value-type="float">
            <text:p>2241988</text:p>
          </table:table-cell>
          <table:table-cell/>
          <table:table-cell office:value-type="float" office:value="2870759" calcext:value-type="float">
            <text:p>2870759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481521" calcext:value-type="float">
            <text:p>2481521</text:p>
          </table:table-cell>
          <table:table-cell/>
          <table:table-cell office:value-type="float" office:value="2642154" calcext:value-type="float">
            <text:p>2642154</text:p>
          </table:table-cell>
          <table:table-cell/>
          <table:table-cell office:value-type="float" office:value="3380374" calcext:value-type="float">
            <text:p>3380374</text:p>
          </table:table-cell>
          <table:table-cell/>
          <table:table-cell office:value-type="float" office:value="3662702" calcext:value-type="float">
            <text:p>3662702</text:p>
          </table:table-cell>
          <table:table-cell/>
          <table:table-cell office:value-type="float" office:value="3715024" calcext:value-type="float">
            <text:p>3715024</text:p>
          </table:table-cell>
          <table:table-cell/>
          <table:table-cell office:value-type="float" office:value="2539052" calcext:value-type="float">
            <text:p>2539052</text:p>
          </table:table-cell>
          <table:table-cell/>
          <table:table-cell office:value-type="float" office:value="3562203" calcext:value-type="float">
            <text:p>3562203</text:p>
          </table:table-cell>
          <table:table-cell table:number-columns-repeated="2"/>
          <table:table-cell office:value-type="float" office:value="7447949" calcext:value-type="float">
            <text:p>7447949</text:p>
          </table:table-cell>
          <table:table-cell table:number-columns-repeated="2"/>
          <table:table-cell office:value-type="float" office:value="3060027" calcext:value-type="float">
            <text:p>3060027</text:p>
          </table:table-cell>
          <table:table-cell/>
          <table:table-cell office:value-type="float" office:value="2908987" calcext:value-type="float">
            <text:p>2908987</text:p>
          </table:table-cell>
          <table:table-cell/>
          <table:table-cell office:value-type="float" office:value="2324697" calcext:value-type="float">
            <text:p>2324697</text:p>
          </table:table-cell>
          <table:table-cell/>
          <table:table-cell office:value-type="float" office:value="2790285" calcext:value-type="float">
            <text:p>2790285</text:p>
          </table:table-cell>
          <table:table-cell/>
          <table:table-cell office:value-type="float" office:value="2927805" calcext:value-type="float">
            <text:p>2927805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858139" calcext:value-type="float">
            <text:p>2858139</text:p>
          </table:table-cell>
          <table:table-cell/>
          <table:table-cell office:value-type="float" office:value="2796858" calcext:value-type="float">
            <text:p>2796858</text:p>
          </table:table-cell>
          <table:table-cell/>
          <table:table-cell office:value-type="float" office:value="3524047" calcext:value-type="float">
            <text:p>3524047</text:p>
          </table:table-cell>
          <table:table-cell/>
          <table:table-cell office:value-type="float" office:value="3831797" calcext:value-type="float">
            <text:p>3831797</text:p>
          </table:table-cell>
          <table:table-cell/>
          <table:table-cell office:value-type="float" office:value="4084563" calcext:value-type="float">
            <text:p>4084563</text:p>
          </table:table-cell>
          <table:table-cell/>
          <table:table-cell office:value-type="float" office:value="2935674" calcext:value-type="float">
            <text:p>2935674</text:p>
          </table:table-cell>
          <table:table-cell/>
          <table:table-cell office:value-type="float" office:value="3927886" calcext:value-type="float">
            <text:p>3927886</text:p>
          </table:table-cell>
          <table:table-cell table:number-columns-repeated="2"/>
          <table:table-cell office:value-type="float" office:value="8542231" calcext:value-type="float">
            <text:p>8542231</text:p>
          </table:table-cell>
          <table:table-cell table:number-columns-repeated="2"/>
          <table:table-cell office:value-type="float" office:value="3555709" calcext:value-type="float">
            <text:p>3555709</text:p>
          </table:table-cell>
          <table:table-cell/>
          <table:table-cell office:value-type="float" office:value="3156353" calcext:value-type="float">
            <text:p>3156353</text:p>
          </table:table-cell>
          <table:table-cell/>
          <table:table-cell office:value-type="float" office:value="2901980" calcext:value-type="float">
            <text:p>2901980</text:p>
          </table:table-cell>
          <table:table-cell/>
          <table:table-cell office:value-type="float" office:value="2666145" calcext:value-type="float">
            <text:p>2666145</text:p>
          </table:table-cell>
          <table:table-cell/>
          <table:table-cell office:value-type="float" office:value="2947398" calcext:value-type="float">
            <text:p>2947398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753798" calcext:value-type="float">
            <text:p>2753798</text:p>
          </table:table-cell>
          <table:table-cell/>
          <table:table-cell office:value-type="float" office:value="2811545" calcext:value-type="float">
            <text:p>2811545</text:p>
          </table:table-cell>
          <table:table-cell/>
          <table:table-cell office:value-type="float" office:value="3706619" calcext:value-type="float">
            <text:p>3706619</text:p>
          </table:table-cell>
          <table:table-cell/>
          <table:table-cell office:value-type="float" office:value="3963231" calcext:value-type="float">
            <text:p>3963231</text:p>
          </table:table-cell>
          <table:table-cell/>
          <table:table-cell office:value-type="float" office:value="4123213" calcext:value-type="float">
            <text:p>4123213</text:p>
          </table:table-cell>
          <table:table-cell/>
          <table:table-cell office:value-type="float" office:value="3030818" calcext:value-type="float">
            <text:p>3030818</text:p>
          </table:table-cell>
          <table:table-cell/>
          <table:table-cell office:value-type="float" office:value="4004888" calcext:value-type="float">
            <text:p>4004888</text:p>
          </table:table-cell>
          <table:table-cell table:number-columns-repeated="2"/>
          <table:table-cell office:value-type="float" office:value="9535560" calcext:value-type="float">
            <text:p>9535560</text:p>
          </table:table-cell>
          <table:table-cell/>
          <table:table-cell office:value-type="float" office:value="11115332" calcext:value-type="float">
            <text:p>11115332</text:p>
          </table:table-cell>
          <table:table-cell/>
          <table:table-cell office:value-type="float" office:value="4203181" calcext:value-type="float">
            <text:p>4203181</text:p>
          </table:table-cell>
          <table:table-cell/>
          <table:table-cell office:value-type="float" office:value="2925923" calcext:value-type="float">
            <text:p>2925923</text:p>
          </table:table-cell>
          <table:table-cell/>
          <table:table-cell office:value-type="float" office:value="2634846" calcext:value-type="float">
            <text:p>2634846</text:p>
          </table:table-cell>
          <table:table-cell/>
          <table:table-cell office:value-type="float" office:value="2982813" calcext:value-type="float">
            <text:p>2982813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736230" calcext:value-type="float">
            <text:p>2736230</text:p>
          </table:table-cell>
          <table:table-cell/>
          <table:table-cell office:value-type="float" office:value="2802216" calcext:value-type="float">
            <text:p>2802216</text:p>
          </table:table-cell>
          <table:table-cell/>
          <table:table-cell office:value-type="float" office:value="3920555" calcext:value-type="float">
            <text:p>3920555</text:p>
          </table:table-cell>
          <table:table-cell/>
          <table:table-cell office:value-type="float" office:value="3834487" calcext:value-type="float">
            <text:p>3834487</text:p>
          </table:table-cell>
          <table:table-cell/>
          <table:table-cell office:value-type="float" office:value="4230093" calcext:value-type="float">
            <text:p>4230093</text:p>
          </table:table-cell>
          <table:table-cell/>
          <table:table-cell office:value-type="float" office:value="3193139" calcext:value-type="float">
            <text:p>3193139</text:p>
          </table:table-cell>
          <table:table-cell/>
          <table:table-cell office:value-type="float" office:value="4012539" calcext:value-type="float">
            <text:p>4012539</text:p>
          </table:table-cell>
          <table:table-cell/>
          <table:table-cell office:value-type="float" office:value="10376187" calcext:value-type="float">
            <text:p>10376187</text:p>
          </table:table-cell>
          <table:table-cell/>
          <table:table-cell office:value-type="float" office:value="11651258" calcext:value-type="float">
            <text:p>11651258</text:p>
          </table:table-cell>
          <table:table-cell/>
          <table:table-cell office:value-type="float" office:value="4420461" calcext:value-type="float">
            <text:p>4420461</text:p>
          </table:table-cell>
          <table:table-cell/>
          <table:table-cell office:value-type="float" office:value="2989781" calcext:value-type="float">
            <text:p>2989781</text:p>
          </table:table-cell>
          <table:table-cell/>
          <table:table-cell office:value-type="float" office:value="2347816" calcext:value-type="float">
            <text:p>2347816</text:p>
          </table:table-cell>
          <table:table-cell/>
          <table:table-cell office:value-type="float" office:value="2631376" calcext:value-type="float">
            <text:p>2631376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839908" calcext:value-type="float">
            <text:p>2839908</text:p>
          </table:table-cell>
          <table:table-cell/>
          <table:table-cell office:value-type="float" office:value="2659135" calcext:value-type="float">
            <text:p>2659135</text:p>
          </table:table-cell>
          <table:table-cell/>
          <table:table-cell office:value-type="float" office:value="3776159" calcext:value-type="float">
            <text:p>3776159</text:p>
          </table:table-cell>
          <table:table-cell/>
          <table:table-cell office:value-type="float" office:value="3785232" calcext:value-type="float">
            <text:p>3785232</text:p>
          </table:table-cell>
          <table:table-cell/>
          <table:table-cell office:value-type="float" office:value="3609128" calcext:value-type="float">
            <text:p>3609128</text:p>
          </table:table-cell>
          <table:table-cell/>
          <table:table-cell office:value-type="float" office:value="2855748" calcext:value-type="float">
            <text:p>2855748</text:p>
          </table:table-cell>
          <table:table-cell/>
          <table:table-cell office:value-type="float" office:value="3489669" calcext:value-type="float">
            <text:p>3489669</text:p>
          </table:table-cell>
          <table:table-cell table:number-columns-repeated="2"/>
          <table:table-cell office:value-type="float" office:value="7671130" calcext:value-type="float">
            <text:p>7671130</text:p>
          </table:table-cell>
          <table:table-cell table:number-columns-repeated="2"/>
          <table:table-cell office:value-type="float" office:value="8838062" calcext:value-type="float">
            <text:p>8838062</text:p>
          </table:table-cell>
          <table:table-cell/>
          <table:table-cell office:value-type="float" office:value="3101972" calcext:value-type="float">
            <text:p>3101972</text:p>
          </table:table-cell>
          <table:table-cell/>
          <table:table-cell office:value-type="float" office:value="2734312" calcext:value-type="float">
            <text:p>2734312</text:p>
          </table:table-cell>
          <table:table-cell/>
          <table:table-cell office:value-type="float" office:value="2045392" calcext:value-type="float">
            <text:p>2045392</text:p>
          </table:table-cell>
          <table:table-cell/>
          <table:table-cell office:value-type="float" office:value="2836565" calcext:value-type="float">
            <text:p>2836565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632052" calcext:value-type="float">
            <text:p>2632052</text:p>
          </table:table-cell>
          <table:table-cell/>
          <table:table-cell office:value-type="float" office:value="2548293" calcext:value-type="float">
            <text:p>2548293</text:p>
          </table:table-cell>
          <table:table-cell/>
          <table:table-cell office:value-type="float" office:value="3581045" calcext:value-type="float">
            <text:p>3581045</text:p>
          </table:table-cell>
          <table:table-cell/>
          <table:table-cell office:value-type="float" office:value="3658122" calcext:value-type="float">
            <text:p>3658122</text:p>
          </table:table-cell>
          <table:table-cell/>
          <table:table-cell office:value-type="float" office:value="3329269" calcext:value-type="float">
            <text:p>3329269</text:p>
          </table:table-cell>
          <table:table-cell/>
          <table:table-cell office:value-type="float" office:value="2788006" calcext:value-type="float">
            <text:p>2788006</text:p>
          </table:table-cell>
          <table:table-cell/>
          <table:table-cell office:value-type="float" office:value="2379804" calcext:value-type="float">
            <text:p>2379804</text:p>
          </table:table-cell>
          <table:table-cell table:number-columns-repeated="2"/>
          <table:table-cell office:value-type="float" office:value="3266087" calcext:value-type="float">
            <text:p>3266087</text:p>
          </table:table-cell>
          <table:table-cell table:number-columns-repeated="2"/>
          <table:table-cell office:value-type="float" office:value="3542333" calcext:value-type="float">
            <text:p>3542333</text:p>
          </table:table-cell>
          <table:table-cell/>
          <table:table-cell office:value-type="float" office:value="3092604" calcext:value-type="float">
            <text:p>3092604</text:p>
          </table:table-cell>
          <table:table-cell/>
          <table:table-cell office:value-type="float" office:value="2656548" calcext:value-type="float">
            <text:p>2656548</text:p>
          </table:table-cell>
          <table:table-cell/>
          <table:table-cell office:value-type="float" office:value="1649384" calcext:value-type="float">
            <text:p>1649384</text:p>
          </table:table-cell>
          <table:table-cell/>
          <table:table-cell office:value-type="float" office:value="2244998" calcext:value-type="float">
            <text:p>2244998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278657" calcext:value-type="float">
            <text:p>2278657</text:p>
          </table:table-cell>
          <table:table-cell/>
          <table:table-cell office:value-type="float" office:value="2471266" calcext:value-type="float">
            <text:p>2471266</text:p>
          </table:table-cell>
          <table:table-cell/>
          <table:table-cell office:value-type="float" office:value="3551701" calcext:value-type="float">
            <text:p>3551701</text:p>
          </table:table-cell>
          <table:table-cell/>
          <table:table-cell office:value-type="float" office:value="3698085" calcext:value-type="float">
            <text:p>3698085</text:p>
          </table:table-cell>
          <table:table-cell/>
          <table:table-cell office:value-type="float" office:value="3258941" calcext:value-type="float">
            <text:p>3258941</text:p>
          </table:table-cell>
          <table:table-cell/>
          <table:table-cell office:value-type="float" office:value="2813669" calcext:value-type="float">
            <text:p>2813669</text:p>
          </table:table-cell>
          <table:table-cell/>
          <table:table-cell office:value-type="float" office:value="3090038" calcext:value-type="float">
            <text:p>3090038</text:p>
          </table:table-cell>
          <table:table-cell table:number-columns-repeated="2"/>
          <table:table-cell office:value-type="float" office:value="2559680" calcext:value-type="float">
            <text:p>2559680</text:p>
          </table:table-cell>
          <table:table-cell table:number-columns-repeated="2"/>
          <table:table-cell office:value-type="float" office:value="3189285" calcext:value-type="float">
            <text:p>3189285</text:p>
          </table:table-cell>
          <table:table-cell/>
          <table:table-cell office:value-type="float" office:value="2866139" calcext:value-type="float">
            <text:p>2866139</text:p>
          </table:table-cell>
          <table:table-cell/>
          <table:table-cell office:value-type="float" office:value="2599397" calcext:value-type="float">
            <text:p>2599397</text:p>
          </table:table-cell>
          <table:table-cell/>
          <table:table-cell office:value-type="float" office:value="1238809" calcext:value-type="float">
            <text:p>1238809</text:p>
          </table:table-cell>
          <table:table-cell/>
          <table:table-cell office:value-type="float" office:value="2292045" calcext:value-type="float">
            <text:p>2292045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58552" calcext:value-type="float">
            <text:p>658552</text:p>
          </table:table-cell>
          <table:table-cell table:number-columns-repeated="2"/>
          <table:table-cell office:value-type="float" office:value="937841" calcext:value-type="float">
            <text:p>937841</text:p>
          </table:table-cell>
          <table:table-cell table:number-columns-repeated="2"/>
          <table:table-cell office:value-type="float" office:value="862156" calcext:value-type="float">
            <text:p>862156</text:p>
          </table:table-cell>
          <table:table-cell table:number-columns-repeated="2"/>
          <table:table-cell office:value-type="float" office:value="997279" calcext:value-type="float">
            <text:p>997279</text:p>
          </table:table-cell>
          <table:table-cell table:number-columns-repeated="2"/>
          <table:table-cell office:value-type="float" office:value="566544" calcext:value-type="float">
            <text:p>566544</text:p>
          </table:table-cell>
          <table:table-cell table:number-columns-repeated="2"/>
          <table:table-cell office:value-type="float" office:value="414172" calcext:value-type="float">
            <text:p>414172</text:p>
          </table:table-cell>
          <table:table-cell table:number-columns-repeated="2"/>
          <table:table-cell office:value-type="float" office:value="820188" calcext:value-type="float">
            <text:p>820188</text:p>
          </table:table-cell>
          <table:table-cell table:number-columns-repeated="3"/>
          <table:table-cell office:value-type="float" office:value="674294" calcext:value-type="float">
            <text:p>674294</text:p>
          </table:table-cell>
          <table:table-cell table:number-columns-repeated="3"/>
          <table:table-cell office:value-type="float" office:value="645476" calcext:value-type="float">
            <text:p>645476</text:p>
          </table:table-cell>
          <table:table-cell table:number-columns-repeated="2"/>
          <table:table-cell office:value-type="float" office:value="815960" calcext:value-type="float">
            <text:p>815960</text:p>
          </table:table-cell>
          <table:table-cell table:number-columns-repeated="2"/>
          <table:table-cell office:value-type="float" office:value="914540" calcext:value-type="float">
            <text:p>914540</text:p>
          </table:table-cell>
          <table:table-cell table:number-columns-repeated="2"/>
          <table:table-cell office:value-type="float" office:value="889226" calcext:value-type="float">
            <text:p>889226</text:p>
          </table:table-cell>
          <table:table-cell table:number-columns-repeated="2"/>
          <table:table-cell office:value-type="float" office:value="839198" calcext:value-type="float">
            <text:p>839198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003294" calcext:value-type="float">
            <text:p>1003294</text:p>
          </table:table-cell>
          <table:table-cell/>
          <table:table-cell office:value-type="float" office:value="1415562" calcext:value-type="float">
            <text:p>1415562</text:p>
          </table:table-cell>
          <table:table-cell/>
          <table:table-cell office:value-type="float" office:value="1582521" calcext:value-type="float">
            <text:p>1582521</text:p>
          </table:table-cell>
          <table:table-cell/>
          <table:table-cell office:value-type="float" office:value="1632539" calcext:value-type="float">
            <text:p>1632539</text:p>
          </table:table-cell>
          <table:table-cell table:number-columns-repeated="2"/>
          <table:table-cell office:value-type="float" office:value="924766" calcext:value-type="float">
            <text:p>924766</text:p>
          </table:table-cell>
          <table:table-cell table:number-columns-repeated="2"/>
          <table:table-cell office:value-type="float" office:value="702187" calcext:value-type="float">
            <text:p>702187</text:p>
          </table:table-cell>
          <table:table-cell/>
          <table:table-cell office:value-type="float" office:value="1368377" calcext:value-type="float">
            <text:p>1368377</text:p>
          </table:table-cell>
          <table:table-cell table:number-columns-repeated="2"/>
          <table:table-cell office:value-type="float" office:value="1268425" calcext:value-type="float">
            <text:p>1268425</text:p>
          </table:table-cell>
          <table:table-cell table:number-columns-repeated="2"/>
          <table:table-cell office:value-type="float" office:value="1008829" calcext:value-type="float">
            <text:p>1008829</text:p>
          </table:table-cell>
          <table:table-cell/>
          <table:table-cell office:value-type="float" office:value="1269782" calcext:value-type="float">
            <text:p>1269782</text:p>
          </table:table-cell>
          <table:table-cell/>
          <table:table-cell office:value-type="float" office:value="1340719" calcext:value-type="float">
            <text:p>1340719</text:p>
          </table:table-cell>
          <table:table-cell/>
          <table:table-cell office:value-type="float" office:value="1338988" calcext:value-type="float">
            <text:p>1338988</text:p>
          </table:table-cell>
          <table:table-cell/>
          <table:table-cell office:value-type="float" office:value="1373309" calcext:value-type="float">
            <text:p>1373309</text:p>
          </table:table-cell>
          <table:table-cell table:number-columns-repeated="31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568162" calcext:value-type="float">
            <text:p>1568162</text:p>
          </table:table-cell>
          <table:table-cell/>
          <table:table-cell office:value-type="float" office:value="1888819" calcext:value-type="float">
            <text:p>1888819</text:p>
          </table:table-cell>
          <table:table-cell/>
          <table:table-cell office:value-type="float" office:value="2217950" calcext:value-type="float">
            <text:p>2217950</text:p>
          </table:table-cell>
          <table:table-cell/>
          <table:table-cell office:value-type="float" office:value="2326810" calcext:value-type="float">
            <text:p>2326810</text:p>
          </table:table-cell>
          <table:table-cell/>
          <table:table-cell office:value-type="float" office:value="1550604" calcext:value-type="float">
            <text:p>1550604</text:p>
          </table:table-cell>
          <table:table-cell/>
          <table:table-cell office:value-type="float" office:value="1160200" calcext:value-type="float">
            <text:p>1160200</text:p>
          </table:table-cell>
          <table:table-cell/>
          <table:table-cell office:value-type="float" office:value="2137117" calcext:value-type="float">
            <text:p>2137117</text:p>
          </table:table-cell>
          <table:table-cell table:number-columns-repeated="2"/>
          <table:table-cell office:value-type="float" office:value="1602676" calcext:value-type="float">
            <text:p>1602676</text:p>
          </table:table-cell>
          <table:table-cell table:number-columns-repeated="2"/>
          <table:table-cell office:value-type="float" office:value="1406581" calcext:value-type="float">
            <text:p>1406581</text:p>
          </table:table-cell>
          <table:table-cell/>
          <table:table-cell office:value-type="float" office:value="1926033" calcext:value-type="float">
            <text:p>1926033</text:p>
          </table:table-cell>
          <table:table-cell/>
          <table:table-cell office:value-type="float" office:value="1849794" calcext:value-type="float">
            <text:p>1849794</text:p>
          </table:table-cell>
          <table:table-cell/>
          <table:table-cell office:value-type="float" office:value="1878339" calcext:value-type="float">
            <text:p>1878339</text:p>
          </table:table-cell>
          <table:table-cell/>
          <table:table-cell office:value-type="float" office:value="1974570" calcext:value-type="float">
            <text:p>1974570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2023765" calcext:value-type="float">
            <text:p>2023765</text:p>
          </table:table-cell>
          <table:table-cell/>
          <table:table-cell office:value-type="float" office:value="2286926" calcext:value-type="float">
            <text:p>2286926</text:p>
          </table:table-cell>
          <table:table-cell/>
          <table:table-cell office:value-type="float" office:value="2737601" calcext:value-type="float">
            <text:p>2737601</text:p>
          </table:table-cell>
          <table:table-cell/>
          <table:table-cell office:value-type="float" office:value="2902905" calcext:value-type="float">
            <text:p>2902905</text:p>
          </table:table-cell>
          <table:table-cell/>
          <table:table-cell office:value-type="float" office:value="2281385" calcext:value-type="float">
            <text:p>2281385</text:p>
          </table:table-cell>
          <table:table-cell/>
          <table:table-cell office:value-type="float" office:value="1700943" calcext:value-type="float">
            <text:p>1700943</text:p>
          </table:table-cell>
          <table:table-cell/>
          <table:table-cell office:value-type="float" office:value="2913125" calcext:value-type="float">
            <text:p>2913125</text:p>
          </table:table-cell>
          <table:table-cell table:number-columns-repeated="2"/>
          <table:table-cell office:value-type="float" office:value="3777029" calcext:value-type="float">
            <text:p>3777029</text:p>
          </table:table-cell>
          <table:table-cell table:number-columns-repeated="2"/>
          <table:table-cell office:value-type="float" office:value="1949919" calcext:value-type="float">
            <text:p>1949919</text:p>
          </table:table-cell>
          <table:table-cell/>
          <table:table-cell office:value-type="float" office:value="2370164" calcext:value-type="float">
            <text:p>2370164</text:p>
          </table:table-cell>
          <table:table-cell/>
          <table:table-cell office:value-type="float" office:value="2258211" calcext:value-type="float">
            <text:p>2258211</text:p>
          </table:table-cell>
          <table:table-cell/>
          <table:table-cell office:value-type="float" office:value="2416055" calcext:value-type="float">
            <text:p>2416055</text:p>
          </table:table-cell>
          <table:table-cell/>
          <table:table-cell office:value-type="float" office:value="2347412" calcext:value-type="float">
            <text:p>2347412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017443" calcext:value-type="float">
            <text:p>1017443</text:p>
          </table:table-cell>
          <table:table-cell/>
          <table:table-cell office:value-type="float" office:value="2021468" calcext:value-type="float">
            <text:p>2021468</text:p>
          </table:table-cell>
          <table:table-cell/>
          <table:table-cell office:value-type="float" office:value="3178335" calcext:value-type="float">
            <text:p>3178335</text:p>
          </table:table-cell>
          <table:table-cell/>
          <table:table-cell office:value-type="float" office:value="3284551" calcext:value-type="float">
            <text:p>3284551</text:p>
          </table:table-cell>
          <table:table-cell/>
          <table:table-cell office:value-type="float" office:value="2741312" calcext:value-type="float">
            <text:p>2741312</text:p>
          </table:table-cell>
          <table:table-cell/>
          <table:table-cell office:value-type="float" office:value="2188764" calcext:value-type="float">
            <text:p>2188764</text:p>
          </table:table-cell>
          <table:table-cell/>
          <table:table-cell office:value-type="float" office:value="3743887" calcext:value-type="float">
            <text:p>3743887</text:p>
          </table:table-cell>
          <table:table-cell table:number-columns-repeated="2"/>
          <table:table-cell office:value-type="float" office:value="6059171" calcext:value-type="float">
            <text:p>6059171</text:p>
          </table:table-cell>
          <table:table-cell table:number-columns-repeated="2"/>
          <table:table-cell office:value-type="float" office:value="2649460" calcext:value-type="float">
            <text:p>2649460</text:p>
          </table:table-cell>
          <table:table-cell/>
          <table:table-cell office:value-type="float" office:value="2887099" calcext:value-type="float">
            <text:p>2887099</text:p>
          </table:table-cell>
          <table:table-cell/>
          <table:table-cell office:value-type="float" office:value="2616040" calcext:value-type="float">
            <text:p>2616040</text:p>
          </table:table-cell>
          <table:table-cell/>
          <table:table-cell office:value-type="float" office:value="2795188" calcext:value-type="float">
            <text:p>2795188</text:p>
          </table:table-cell>
          <table:table-cell/>
          <table:table-cell office:value-type="float" office:value="2729483" calcext:value-type="float">
            <text:p>2729483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620182" calcext:value-type="float">
            <text:p>2620182</text:p>
          </table:table-cell>
          <table:table-cell/>
          <table:table-cell office:value-type="float" office:value="2069679" calcext:value-type="float">
            <text:p>2069679</text:p>
          </table:table-cell>
          <table:table-cell/>
          <table:table-cell office:value-type="float" office:value="3354764" calcext:value-type="float">
            <text:p>3354764</text:p>
          </table:table-cell>
          <table:table-cell/>
          <table:table-cell office:value-type="float" office:value="3532404" calcext:value-type="float">
            <text:p>3532404</text:p>
          </table:table-cell>
          <table:table-cell/>
          <table:table-cell office:value-type="float" office:value="3404184" calcext:value-type="float">
            <text:p>3404184</text:p>
          </table:table-cell>
          <table:table-cell/>
          <table:table-cell office:value-type="float" office:value="2589209" calcext:value-type="float">
            <text:p>2589209</text:p>
          </table:table-cell>
          <table:table-cell/>
          <table:table-cell office:value-type="float" office:value="3845738" calcext:value-type="float">
            <text:p>3845738</text:p>
          </table:table-cell>
          <table:table-cell table:number-columns-repeated="2"/>
          <table:table-cell office:value-type="float" office:value="7780415" calcext:value-type="float">
            <text:p>7780415</text:p>
          </table:table-cell>
          <table:table-cell table:number-columns-repeated="2"/>
          <table:table-cell office:value-type="float" office:value="2858788" calcext:value-type="float">
            <text:p>2858788</text:p>
          </table:table-cell>
          <table:table-cell/>
          <table:table-cell office:value-type="float" office:value="2830537" calcext:value-type="float">
            <text:p>2830537</text:p>
          </table:table-cell>
          <table:table-cell/>
          <table:table-cell office:value-type="float" office:value="2745630" calcext:value-type="float">
            <text:p>2745630</text:p>
          </table:table-cell>
          <table:table-cell/>
          <table:table-cell office:value-type="float" office:value="2547540" calcext:value-type="float">
            <text:p>2547540</text:p>
          </table:table-cell>
          <table:table-cell/>
          <table:table-cell office:value-type="float" office:value="2983411" calcext:value-type="float">
            <text:p>2983411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661684" calcext:value-type="float">
            <text:p>2661684</text:p>
          </table:table-cell>
          <table:table-cell/>
          <table:table-cell office:value-type="float" office:value="2859237" calcext:value-type="float">
            <text:p>2859237</text:p>
          </table:table-cell>
          <table:table-cell/>
          <table:table-cell office:value-type="float" office:value="3440643" calcext:value-type="float">
            <text:p>3440643</text:p>
          </table:table-cell>
          <table:table-cell/>
          <table:table-cell office:value-type="float" office:value="3735522" calcext:value-type="float">
            <text:p>3735522</text:p>
          </table:table-cell>
          <table:table-cell/>
          <table:table-cell office:value-type="float" office:value="3928545" calcext:value-type="float">
            <text:p>3928545</text:p>
          </table:table-cell>
          <table:table-cell/>
          <table:table-cell office:value-type="float" office:value="2957721" calcext:value-type="float">
            <text:p>2957721</text:p>
          </table:table-cell>
          <table:table-cell/>
          <table:table-cell office:value-type="float" office:value="3999414" calcext:value-type="float">
            <text:p>3999414</text:p>
          </table:table-cell>
          <table:table-cell table:number-columns-repeated="2"/>
          <table:table-cell office:value-type="float" office:value="9072484" calcext:value-type="float">
            <text:p>9072484</text:p>
          </table:table-cell>
          <table:table-cell table:number-columns-repeated="2"/>
          <table:table-cell office:value-type="float" office:value="3257450" calcext:value-type="float">
            <text:p>3257450</text:p>
          </table:table-cell>
          <table:table-cell/>
          <table:table-cell office:value-type="float" office:value="3185689" calcext:value-type="float">
            <text:p>3185689</text:p>
          </table:table-cell>
          <table:table-cell/>
          <table:table-cell office:value-type="float" office:value="2867243" calcext:value-type="float">
            <text:p>2867243</text:p>
          </table:table-cell>
          <table:table-cell/>
          <table:table-cell office:value-type="float" office:value="2685109" calcext:value-type="float">
            <text:p>2685109</text:p>
          </table:table-cell>
          <table:table-cell/>
          <table:table-cell office:value-type="float" office:value="2826777" calcext:value-type="float">
            <text:p>2826777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889288" calcext:value-type="float">
            <text:p>2889288</text:p>
          </table:table-cell>
          <table:table-cell/>
          <table:table-cell office:value-type="float" office:value="2911106" calcext:value-type="float">
            <text:p>2911106</text:p>
          </table:table-cell>
          <table:table-cell/>
          <table:table-cell office:value-type="float" office:value="3503474" calcext:value-type="float">
            <text:p>3503474</text:p>
          </table:table-cell>
          <table:table-cell/>
          <table:table-cell office:value-type="float" office:value="3856238" calcext:value-type="float">
            <text:p>3856238</text:p>
          </table:table-cell>
          <table:table-cell/>
          <table:table-cell office:value-type="float" office:value="3552471" calcext:value-type="float">
            <text:p>3552471</text:p>
          </table:table-cell>
          <table:table-cell/>
          <table:table-cell office:value-type="float" office:value="2851771" calcext:value-type="float">
            <text:p>2851771</text:p>
          </table:table-cell>
          <table:table-cell/>
          <table:table-cell office:value-type="float" office:value="4093646" calcext:value-type="float">
            <text:p>4093646</text:p>
          </table:table-cell>
          <table:table-cell table:number-columns-repeated="2"/>
          <table:table-cell office:value-type="float" office:value="9789674" calcext:value-type="float">
            <text:p>9789674</text:p>
          </table:table-cell>
          <table:table-cell table:number-columns-repeated="2"/>
          <table:table-cell office:value-type="float" office:value="3462749" calcext:value-type="float">
            <text:p>3462749</text:p>
          </table:table-cell>
          <table:table-cell/>
          <table:table-cell office:value-type="float" office:value="3149134" calcext:value-type="float">
            <text:p>3149134</text:p>
          </table:table-cell>
          <table:table-cell/>
          <table:table-cell office:value-type="float" office:value="2938675" calcext:value-type="float">
            <text:p>2938675</text:p>
          </table:table-cell>
          <table:table-cell/>
          <table:table-cell office:value-type="float" office:value="2652377" calcext:value-type="float">
            <text:p>2652377</text:p>
          </table:table-cell>
          <table:table-cell/>
          <table:table-cell office:value-type="float" office:value="2864586" calcext:value-type="float">
            <text:p>2864586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878527" calcext:value-type="float">
            <text:p>2878527</text:p>
          </table:table-cell>
          <table:table-cell/>
          <table:table-cell office:value-type="float" office:value="2909555" calcext:value-type="float">
            <text:p>2909555</text:p>
          </table:table-cell>
          <table:table-cell/>
          <table:table-cell office:value-type="float" office:value="3653065" calcext:value-type="float">
            <text:p>3653065</text:p>
          </table:table-cell>
          <table:table-cell/>
          <table:table-cell office:value-type="float" office:value="3913251" calcext:value-type="float">
            <text:p>3913251</text:p>
          </table:table-cell>
          <table:table-cell/>
          <table:table-cell office:value-type="float" office:value="4037456" calcext:value-type="float">
            <text:p>4037456</text:p>
          </table:table-cell>
          <table:table-cell/>
          <table:table-cell office:value-type="float" office:value="3162629" calcext:value-type="float">
            <text:p>3162629</text:p>
          </table:table-cell>
          <table:table-cell/>
          <table:table-cell office:value-type="float" office:value="4183754" calcext:value-type="float">
            <text:p>4183754</text:p>
          </table:table-cell>
          <table:table-cell/>
          <table:table-cell office:value-type="float" office:value="10332345" calcext:value-type="float">
            <text:p>10332345</text:p>
          </table:table-cell>
          <table:table-cell/>
          <table:table-cell office:value-type="float" office:value="11279085" calcext:value-type="float">
            <text:p>11279085</text:p>
          </table:table-cell>
          <table:table-cell/>
          <table:table-cell office:value-type="float" office:value="4154579" calcext:value-type="float">
            <text:p>4154579</text:p>
          </table:table-cell>
          <table:table-cell/>
          <table:table-cell office:value-type="float" office:value="3013094" calcext:value-type="float">
            <text:p>3013094</text:p>
          </table:table-cell>
          <table:table-cell/>
          <table:table-cell office:value-type="float" office:value="2495962" calcext:value-type="float">
            <text:p>2495962</text:p>
          </table:table-cell>
          <table:table-cell/>
          <table:table-cell office:value-type="float" office:value="2879032" calcext:value-type="float">
            <text:p>2879032</text:p>
          </table:table-cell>
          <table:table-cell table:number-columns-repeated="38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741312" calcext:value-type="float">
            <text:p>2741312</text:p>
          </table:table-cell>
          <table:table-cell/>
          <table:table-cell office:value-type="float" office:value="2743010" calcext:value-type="float">
            <text:p>2743010</text:p>
          </table:table-cell>
          <table:table-cell/>
          <table:table-cell office:value-type="float" office:value="3524805" calcext:value-type="float">
            <text:p>3524805</text:p>
          </table:table-cell>
          <table:table-cell/>
          <table:table-cell office:value-type="float" office:value="3488555" calcext:value-type="float">
            <text:p>3488555</text:p>
          </table:table-cell>
          <table:table-cell/>
          <table:table-cell office:value-type="float" office:value="3686934" calcext:value-type="float">
            <text:p>3686934</text:p>
          </table:table-cell>
          <table:table-cell/>
          <table:table-cell office:value-type="float" office:value="3005466" calcext:value-type="float">
            <text:p>3005466</text:p>
          </table:table-cell>
          <table:table-cell/>
          <table:table-cell office:value-type="float" office:value="3362406" calcext:value-type="float">
            <text:p>3362406</text:p>
          </table:table-cell>
          <table:table-cell table:number-columns-repeated="2"/>
          <table:table-cell office:value-type="float" office:value="9033467" calcext:value-type="float">
            <text:p>9033467</text:p>
          </table:table-cell>
          <table:table-cell/>
          <table:table-cell office:value-type="float" office:value="10153693" calcext:value-type="float">
            <text:p>10153693</text:p>
          </table:table-cell>
          <table:table-cell/>
          <table:table-cell office:value-type="float" office:value="3396351" calcext:value-type="float">
            <text:p>3396351</text:p>
          </table:table-cell>
          <table:table-cell/>
          <table:table-cell office:value-type="float" office:value="2270478" calcext:value-type="float">
            <text:p>2270478</text:p>
          </table:table-cell>
          <table:table-cell/>
          <table:table-cell office:value-type="float" office:value="2393571" calcext:value-type="float">
            <text:p>2393571</text:p>
          </table:table-cell>
          <table:table-cell/>
          <table:table-cell office:value-type="float" office:value="2439329" calcext:value-type="float">
            <text:p>2439329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587083" calcext:value-type="float">
            <text:p>2587083</text:p>
          </table:table-cell>
          <table:table-cell/>
          <table:table-cell office:value-type="float" office:value="2702337" calcext:value-type="float">
            <text:p>2702337</text:p>
          </table:table-cell>
          <table:table-cell/>
          <table:table-cell office:value-type="float" office:value="3656408" calcext:value-type="float">
            <text:p>3656408</text:p>
          </table:table-cell>
          <table:table-cell/>
          <table:table-cell office:value-type="float" office:value="3767389" calcext:value-type="float">
            <text:p>3767389</text:p>
          </table:table-cell>
          <table:table-cell/>
          <table:table-cell office:value-type="float" office:value="3722282" calcext:value-type="float">
            <text:p>3722282</text:p>
          </table:table-cell>
          <table:table-cell/>
          <table:table-cell office:value-type="float" office:value="2940838" calcext:value-type="float">
            <text:p>2940838</text:p>
          </table:table-cell>
          <table:table-cell/>
          <table:table-cell office:value-type="float" office:value="3418603" calcext:value-type="float">
            <text:p>3418603</text:p>
          </table:table-cell>
          <table:table-cell table:number-columns-repeated="2"/>
          <table:table-cell office:value-type="float" office:value="3346815" calcext:value-type="float">
            <text:p>3346815</text:p>
          </table:table-cell>
          <table:table-cell table:number-columns-repeated="2"/>
          <table:table-cell office:value-type="float" office:value="3866156" calcext:value-type="float">
            <text:p>3866156</text:p>
          </table:table-cell>
          <table:table-cell/>
          <table:table-cell office:value-type="float" office:value="3016922" calcext:value-type="float">
            <text:p>3016922</text:p>
          </table:table-cell>
          <table:table-cell/>
          <table:table-cell office:value-type="float" office:value="2731030" calcext:value-type="float">
            <text:p>2731030</text:p>
          </table:table-cell>
          <table:table-cell/>
          <table:table-cell office:value-type="float" office:value="1967575" calcext:value-type="float">
            <text:p>1967575</text:p>
          </table:table-cell>
          <table:table-cell/>
          <table:table-cell office:value-type="float" office:value="2248480" calcext:value-type="float">
            <text:p>224848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596184" calcext:value-type="float">
            <text:p>2596184</text:p>
          </table:table-cell>
          <table:table-cell/>
          <table:table-cell office:value-type="float" office:value="2512498" calcext:value-type="float">
            <text:p>2512498</text:p>
          </table:table-cell>
          <table:table-cell/>
          <table:table-cell office:value-type="float" office:value="2885777" calcext:value-type="float">
            <text:p>2885777</text:p>
          </table:table-cell>
          <table:table-cell/>
          <table:table-cell office:value-type="float" office:value="3391009" calcext:value-type="float">
            <text:p>3391009</text:p>
          </table:table-cell>
          <table:table-cell/>
          <table:table-cell office:value-type="float" office:value="3330622" calcext:value-type="float">
            <text:p>3330622</text:p>
          </table:table-cell>
          <table:table-cell/>
          <table:table-cell office:value-type="float" office:value="2671057" calcext:value-type="float">
            <text:p>2671057</text:p>
          </table:table-cell>
          <table:table-cell/>
          <table:table-cell office:value-type="float" office:value="3235642" calcext:value-type="float">
            <text:p>3235642</text:p>
          </table:table-cell>
          <table:table-cell table:number-columns-repeated="2"/>
          <table:table-cell office:value-type="float" office:value="3105265" calcext:value-type="float">
            <text:p>3105265</text:p>
          </table:table-cell>
          <table:table-cell table:number-columns-repeated="2"/>
          <table:table-cell office:value-type="float" office:value="3378771" calcext:value-type="float">
            <text:p>3378771</text:p>
          </table:table-cell>
          <table:table-cell/>
          <table:table-cell office:value-type="float" office:value="2780200" calcext:value-type="float">
            <text:p>2780200</text:p>
          </table:table-cell>
          <table:table-cell/>
          <table:table-cell office:value-type="float" office:value="2468882" calcext:value-type="float">
            <text:p>2468882</text:p>
          </table:table-cell>
          <table:table-cell/>
          <table:table-cell office:value-type="float" office:value="1664939" calcext:value-type="float">
            <text:p>1664939</text:p>
          </table:table-cell>
          <table:table-cell/>
          <table:table-cell office:value-type="float" office:value="2165706" calcext:value-type="float">
            <text:p>2165706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668621" calcext:value-type="float">
            <text:p>2668621</text:p>
          </table:table-cell>
          <table:table-cell/>
          <table:table-cell office:value-type="float" office:value="2577397" calcext:value-type="float">
            <text:p>2577397</text:p>
          </table:table-cell>
          <table:table-cell/>
          <table:table-cell office:value-type="float" office:value="3448246" calcext:value-type="float">
            <text:p>3448246</text:p>
          </table:table-cell>
          <table:table-cell/>
          <table:table-cell office:value-type="float" office:value="3396140" calcext:value-type="float">
            <text:p>3396140</text:p>
          </table:table-cell>
          <table:table-cell/>
          <table:table-cell office:value-type="float" office:value="3280671" calcext:value-type="float">
            <text:p>3280671</text:p>
          </table:table-cell>
          <table:table-cell/>
          <table:table-cell office:value-type="float" office:value="2611828" calcext:value-type="float">
            <text:p>2611828</text:p>
          </table:table-cell>
          <table:table-cell/>
          <table:table-cell office:value-type="float" office:value="3241596" calcext:value-type="float">
            <text:p>3241596</text:p>
          </table:table-cell>
          <table:table-cell table:number-columns-repeated="2"/>
          <table:table-cell office:value-type="float" office:value="2618632" calcext:value-type="float">
            <text:p>2618632</text:p>
          </table:table-cell>
          <table:table-cell table:number-columns-repeated="2"/>
          <table:table-cell office:value-type="float" office:value="3142911" calcext:value-type="float">
            <text:p>3142911</text:p>
          </table:table-cell>
          <table:table-cell/>
          <table:table-cell office:value-type="float" office:value="2579507" calcext:value-type="float">
            <text:p>2579507</text:p>
          </table:table-cell>
          <table:table-cell/>
          <table:table-cell office:value-type="float" office:value="2526718" calcext:value-type="float">
            <text:p>2526718</text:p>
          </table:table-cell>
          <table:table-cell/>
          <table:table-cell office:value-type="float" office:value="1274226" calcext:value-type="float">
            <text:p>1274226</text:p>
          </table:table-cell>
          <table:table-cell/>
          <table:table-cell office:value-type="float" office:value="2059067" calcext:value-type="float">
            <text:p>2059067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299912" calcext:value-type="float">
            <text:p>2299912</text:p>
          </table:table-cell>
          <table:table-cell/>
          <table:table-cell office:value-type="float" office:value="2589189" calcext:value-type="float">
            <text:p>2589189</text:p>
          </table:table-cell>
          <table:table-cell/>
          <table:table-cell office:value-type="float" office:value="2958735" calcext:value-type="float">
            <text:p>2958735</text:p>
          </table:table-cell>
          <table:table-cell/>
          <table:table-cell office:value-type="float" office:value="3252342" calcext:value-type="float">
            <text:p>3252342</text:p>
          </table:table-cell>
          <table:table-cell/>
          <table:table-cell office:value-type="float" office:value="2819698" calcext:value-type="float">
            <text:p>2819698</text:p>
          </table:table-cell>
          <table:table-cell/>
          <table:table-cell office:value-type="float" office:value="2109464" calcext:value-type="float">
            <text:p>2109464</text:p>
          </table:table-cell>
          <table:table-cell/>
          <table:table-cell office:value-type="float" office:value="3732926" calcext:value-type="float">
            <text:p>3732926</text:p>
          </table:table-cell>
          <table:table-cell table:number-columns-repeated="2"/>
          <table:table-cell office:value-type="float" office:value="6163453" calcext:value-type="float">
            <text:p>6163453</text:p>
          </table:table-cell>
          <table:table-cell table:number-columns-repeated="2"/>
          <table:table-cell office:value-type="float" office:value="2523663" calcext:value-type="float">
            <text:p>2523663</text:p>
          </table:table-cell>
          <table:table-cell/>
          <table:table-cell office:value-type="float" office:value="2567099" calcext:value-type="float">
            <text:p>2567099</text:p>
          </table:table-cell>
          <table:table-cell/>
          <table:table-cell office:value-type="float" office:value="2586899" calcext:value-type="float">
            <text:p>2586899</text:p>
          </table:table-cell>
          <table:table-cell/>
          <table:table-cell office:value-type="float" office:value="2758295" calcext:value-type="float">
            <text:p>2758295</text:p>
          </table:table-cell>
          <table:table-cell/>
          <table:table-cell office:value-type="float" office:value="2671014" calcext:value-type="float">
            <text:p>2671014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615226" calcext:value-type="float">
            <text:p>2615226</text:p>
          </table:table-cell>
          <table:table-cell/>
          <table:table-cell office:value-type="float" office:value="2696999" calcext:value-type="float">
            <text:p>2696999</text:p>
          </table:table-cell>
          <table:table-cell/>
          <table:table-cell office:value-type="float" office:value="3296612" calcext:value-type="float">
            <text:p>3296612</text:p>
          </table:table-cell>
          <table:table-cell/>
          <table:table-cell office:value-type="float" office:value="3514409" calcext:value-type="float">
            <text:p>3514409</text:p>
          </table:table-cell>
          <table:table-cell/>
          <table:table-cell office:value-type="float" office:value="3143183" calcext:value-type="float">
            <text:p>3143183</text:p>
          </table:table-cell>
          <table:table-cell/>
          <table:table-cell office:value-type="float" office:value="2586389" calcext:value-type="float">
            <text:p>2586389</text:p>
          </table:table-cell>
          <table:table-cell/>
          <table:table-cell office:value-type="float" office:value="3092079" calcext:value-type="float">
            <text:p>3092079</text:p>
          </table:table-cell>
          <table:table-cell table:number-columns-repeated="2"/>
          <table:table-cell office:value-type="float" office:value="7848998" calcext:value-type="float">
            <text:p>7848998</text:p>
          </table:table-cell>
          <table:table-cell table:number-columns-repeated="2"/>
          <table:table-cell office:value-type="float" office:value="2714852" calcext:value-type="float">
            <text:p>2714852</text:p>
          </table:table-cell>
          <table:table-cell/>
          <table:table-cell office:value-type="float" office:value="2840819" calcext:value-type="float">
            <text:p>2840819</text:p>
          </table:table-cell>
          <table:table-cell/>
          <table:table-cell office:value-type="float" office:value="2501164" calcext:value-type="float">
            <text:p>2501164</text:p>
          </table:table-cell>
          <table:table-cell/>
          <table:table-cell office:value-type="float" office:value="2453153" calcext:value-type="float">
            <text:p>2453153</text:p>
          </table:table-cell>
          <table:table-cell/>
          <table:table-cell office:value-type="float" office:value="2495164" calcext:value-type="float">
            <text:p>2495164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655020" calcext:value-type="float">
            <text:p>2655020</text:p>
          </table:table-cell>
          <table:table-cell/>
          <table:table-cell office:value-type="float" office:value="2603010" calcext:value-type="float">
            <text:p>2603010</text:p>
          </table:table-cell>
          <table:table-cell/>
          <table:table-cell office:value-type="float" office:value="3311036" calcext:value-type="float">
            <text:p>3311036</text:p>
          </table:table-cell>
          <table:table-cell/>
          <table:table-cell office:value-type="float" office:value="3362234" calcext:value-type="float">
            <text:p>3362234</text:p>
          </table:table-cell>
          <table:table-cell/>
          <table:table-cell office:value-type="float" office:value="3376438" calcext:value-type="float">
            <text:p>3376438</text:p>
          </table:table-cell>
          <table:table-cell/>
          <table:table-cell office:value-type="float" office:value="2692434" calcext:value-type="float">
            <text:p>2692434</text:p>
          </table:table-cell>
          <table:table-cell/>
          <table:table-cell office:value-type="float" office:value="4027680" calcext:value-type="float">
            <text:p>4027680</text:p>
          </table:table-cell>
          <table:table-cell table:number-columns-repeated="2"/>
          <table:table-cell office:value-type="float" office:value="8810733" calcext:value-type="float">
            <text:p>8810733</text:p>
          </table:table-cell>
          <table:table-cell table:number-columns-repeated="2"/>
          <table:table-cell office:value-type="float" office:value="2293617" calcext:value-type="float">
            <text:p>2293617</text:p>
          </table:table-cell>
          <table:table-cell/>
          <table:table-cell office:value-type="float" office:value="2889135" calcext:value-type="float">
            <text:p>2889135</text:p>
          </table:table-cell>
          <table:table-cell/>
          <table:table-cell office:value-type="float" office:value="2746366" calcext:value-type="float">
            <text:p>2746366</text:p>
          </table:table-cell>
          <table:table-cell/>
          <table:table-cell office:value-type="float" office:value="2626251" calcext:value-type="float">
            <text:p>2626251</text:p>
          </table:table-cell>
          <table:table-cell/>
          <table:table-cell office:value-type="float" office:value="2650039" calcext:value-type="float">
            <text:p>2650039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624127" calcext:value-type="float">
            <text:p>2624127</text:p>
          </table:table-cell>
          <table:table-cell/>
          <table:table-cell office:value-type="float" office:value="2780294" calcext:value-type="float">
            <text:p>2780294</text:p>
          </table:table-cell>
          <table:table-cell/>
          <table:table-cell office:value-type="float" office:value="3236857" calcext:value-type="float">
            <text:p>3236857</text:p>
          </table:table-cell>
          <table:table-cell/>
          <table:table-cell office:value-type="float" office:value="3526019" calcext:value-type="float">
            <text:p>3526019</text:p>
          </table:table-cell>
          <table:table-cell/>
          <table:table-cell office:value-type="float" office:value="3519694" calcext:value-type="float">
            <text:p>3519694</text:p>
          </table:table-cell>
          <table:table-cell/>
          <table:table-cell office:value-type="float" office:value="2765512" calcext:value-type="float">
            <text:p>2765512</text:p>
          </table:table-cell>
          <table:table-cell/>
          <table:table-cell office:value-type="float" office:value="4044333" calcext:value-type="float">
            <text:p>4044333</text:p>
          </table:table-cell>
          <table:table-cell/>
          <table:table-cell office:value-type="float" office:value="10016812" calcext:value-type="float">
            <text:p>10016812</text:p>
          </table:table-cell>
          <table:table-cell table:number-columns-repeated="2"/>
          <table:table-cell office:value-type="float" office:value="2958255" calcext:value-type="float">
            <text:p>2958255</text:p>
          </table:table-cell>
          <table:table-cell/>
          <table:table-cell office:value-type="float" office:value="2804494" calcext:value-type="float">
            <text:p>2804494</text:p>
          </table:table-cell>
          <table:table-cell/>
          <table:table-cell office:value-type="float" office:value="2828240" calcext:value-type="float">
            <text:p>2828240</text:p>
          </table:table-cell>
          <table:table-cell/>
          <table:table-cell office:value-type="float" office:value="2624274" calcext:value-type="float">
            <text:p>2624274</text:p>
          </table:table-cell>
          <table:table-cell/>
          <table:table-cell office:value-type="float" office:value="2666362" calcext:value-type="float">
            <text:p>2666362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869628" calcext:value-type="float">
            <text:p>2869628</text:p>
          </table:table-cell>
          <table:table-cell/>
          <table:table-cell office:value-type="float" office:value="2826289" calcext:value-type="float">
            <text:p>2826289</text:p>
          </table:table-cell>
          <table:table-cell/>
          <table:table-cell office:value-type="float" office:value="3438729" calcext:value-type="float">
            <text:p>3438729</text:p>
          </table:table-cell>
          <table:table-cell/>
          <table:table-cell office:value-type="float" office:value="3685027" calcext:value-type="float">
            <text:p>3685027</text:p>
          </table:table-cell>
          <table:table-cell/>
          <table:table-cell office:value-type="float" office:value="3846144" calcext:value-type="float">
            <text:p>3846144</text:p>
          </table:table-cell>
          <table:table-cell/>
          <table:table-cell office:value-type="float" office:value="2790927" calcext:value-type="float">
            <text:p>2790927</text:p>
          </table:table-cell>
          <table:table-cell/>
          <table:table-cell office:value-type="float" office:value="3277553" calcext:value-type="float">
            <text:p>3277553</text:p>
          </table:table-cell>
          <table:table-cell/>
          <table:table-cell office:value-type="float" office:value="10696960" calcext:value-type="float">
            <text:p>10696960</text:p>
          </table:table-cell>
          <table:table-cell table:number-columns-repeated="2"/>
          <table:table-cell office:value-type="float" office:value="3897889" calcext:value-type="float">
            <text:p>3897889</text:p>
          </table:table-cell>
          <table:table-cell/>
          <table:table-cell office:value-type="float" office:value="3037786" calcext:value-type="float">
            <text:p>3037786</text:p>
          </table:table-cell>
          <table:table-cell/>
          <table:table-cell office:value-type="float" office:value="2832054" calcext:value-type="float">
            <text:p>2832054</text:p>
          </table:table-cell>
          <table:table-cell/>
          <table:table-cell office:value-type="float" office:value="2689009" calcext:value-type="float">
            <text:p>2689009</text:p>
          </table:table-cell>
          <table:table-cell/>
          <table:table-cell office:value-type="float" office:value="2331229" calcext:value-type="float">
            <text:p>2331229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938965" calcext:value-type="float">
            <text:p>2938965</text:p>
          </table:table-cell>
          <table:table-cell/>
          <table:table-cell office:value-type="float" office:value="2710025" calcext:value-type="float">
            <text:p>2710025</text:p>
          </table:table-cell>
          <table:table-cell/>
          <table:table-cell office:value-type="float" office:value="3471370" calcext:value-type="float">
            <text:p>3471370</text:p>
          </table:table-cell>
          <table:table-cell/>
          <table:table-cell office:value-type="float" office:value="3223388" calcext:value-type="float">
            <text:p>3223388</text:p>
          </table:table-cell>
          <table:table-cell/>
          <table:table-cell office:value-type="float" office:value="3414720" calcext:value-type="float">
            <text:p>3414720</text:p>
          </table:table-cell>
          <table:table-cell/>
          <table:table-cell office:value-type="float" office:value="2628674" calcext:value-type="float">
            <text:p>2628674</text:p>
          </table:table-cell>
          <table:table-cell/>
          <table:table-cell office:value-type="float" office:value="3324472" calcext:value-type="float">
            <text:p>3324472</text:p>
          </table:table-cell>
          <table:table-cell table:number-columns-repeated="2"/>
          <table:table-cell office:value-type="float" office:value="9533341" calcext:value-type="float">
            <text:p>9533341</text:p>
          </table:table-cell>
          <table:table-cell/>
          <table:table-cell office:value-type="float" office:value="11035597" calcext:value-type="float">
            <text:p>11035597</text:p>
          </table:table-cell>
          <table:table-cell/>
          <table:table-cell office:value-type="float" office:value="3433613" calcext:value-type="float">
            <text:p>3433613</text:p>
          </table:table-cell>
          <table:table-cell/>
          <table:table-cell office:value-type="float" office:value="2623959" calcext:value-type="float">
            <text:p>2623959</text:p>
          </table:table-cell>
          <table:table-cell/>
          <table:table-cell office:value-type="float" office:value="2495373" calcext:value-type="float">
            <text:p>2495373</text:p>
          </table:table-cell>
          <table:table-cell/>
          <table:table-cell office:value-type="float" office:value="2422163" calcext:value-type="float">
            <text:p>2422163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643625" calcext:value-type="float">
            <text:p>2643625</text:p>
          </table:table-cell>
          <table:table-cell/>
          <table:table-cell office:value-type="float" office:value="2333321" calcext:value-type="float">
            <text:p>2333321</text:p>
          </table:table-cell>
          <table:table-cell/>
          <table:table-cell office:value-type="float" office:value="3460592" calcext:value-type="float">
            <text:p>3460592</text:p>
          </table:table-cell>
          <table:table-cell/>
          <table:table-cell office:value-type="float" office:value="3090854" calcext:value-type="float">
            <text:p>3090854</text:p>
          </table:table-cell>
          <table:table-cell/>
          <table:table-cell office:value-type="float" office:value="3485512" calcext:value-type="float">
            <text:p>3485512</text:p>
          </table:table-cell>
          <table:table-cell/>
          <table:table-cell office:value-type="float" office:value="2751740" calcext:value-type="float">
            <text:p>2751740</text:p>
          </table:table-cell>
          <table:table-cell/>
          <table:table-cell office:value-type="float" office:value="3184946" calcext:value-type="float">
            <text:p>3184946</text:p>
          </table:table-cell>
          <table:table-cell table:number-columns-repeated="2"/>
          <table:table-cell office:value-type="float" office:value="3438152" calcext:value-type="float">
            <text:p>3438152</text:p>
          </table:table-cell>
          <table:table-cell table:number-columns-repeated="2"/>
          <table:table-cell office:value-type="float" office:value="4229220" calcext:value-type="float">
            <text:p>4229220</text:p>
          </table:table-cell>
          <table:table-cell/>
          <table:table-cell office:value-type="float" office:value="3094210" calcext:value-type="float">
            <text:p>3094210</text:p>
          </table:table-cell>
          <table:table-cell/>
          <table:table-cell office:value-type="float" office:value="2745975" calcext:value-type="float">
            <text:p>2745975</text:p>
          </table:table-cell>
          <table:table-cell/>
          <table:table-cell office:value-type="float" office:value="2107036" calcext:value-type="float">
            <text:p>2107036</text:p>
          </table:table-cell>
          <table:table-cell/>
          <table:table-cell office:value-type="float" office:value="2316349" calcext:value-type="float">
            <text:p>2316349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575371" calcext:value-type="float">
            <text:p>2575371</text:p>
          </table:table-cell>
          <table:table-cell/>
          <table:table-cell office:value-type="float" office:value="2502386" calcext:value-type="float">
            <text:p>2502386</text:p>
          </table:table-cell>
          <table:table-cell/>
          <table:table-cell office:value-type="float" office:value="3159701" calcext:value-type="float">
            <text:p>3159701</text:p>
          </table:table-cell>
          <table:table-cell/>
          <table:table-cell office:value-type="float" office:value="3112757" calcext:value-type="float">
            <text:p>3112757</text:p>
          </table:table-cell>
          <table:table-cell/>
          <table:table-cell office:value-type="float" office:value="3119603" calcext:value-type="float">
            <text:p>3119603</text:p>
          </table:table-cell>
          <table:table-cell/>
          <table:table-cell office:value-type="float" office:value="2537086" calcext:value-type="float">
            <text:p>2537086</text:p>
          </table:table-cell>
          <table:table-cell/>
          <table:table-cell office:value-type="float" office:value="2934071" calcext:value-type="float">
            <text:p>2934071</text:p>
          </table:table-cell>
          <table:table-cell table:number-columns-repeated="2"/>
          <table:table-cell office:value-type="float" office:value="2813476" calcext:value-type="float">
            <text:p>2813476</text:p>
          </table:table-cell>
          <table:table-cell table:number-columns-repeated="2"/>
          <table:table-cell office:value-type="float" office:value="3469716" calcext:value-type="float">
            <text:p>3469716</text:p>
          </table:table-cell>
          <table:table-cell/>
          <table:table-cell office:value-type="float" office:value="2789834" calcext:value-type="float">
            <text:p>2789834</text:p>
          </table:table-cell>
          <table:table-cell/>
          <table:table-cell office:value-type="float" office:value="2580198" calcext:value-type="float">
            <text:p>2580198</text:p>
          </table:table-cell>
          <table:table-cell/>
          <table:table-cell office:value-type="float" office:value="1844453" calcext:value-type="float">
            <text:p>1844453</text:p>
          </table:table-cell>
          <table:table-cell/>
          <table:table-cell office:value-type="float" office:value="1885060" calcext:value-type="float">
            <text:p>188506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519239" calcext:value-type="float">
            <text:p>2519239</text:p>
          </table:table-cell>
          <table:table-cell/>
          <table:table-cell office:value-type="float" office:value="2485399" calcext:value-type="float">
            <text:p>2485399</text:p>
          </table:table-cell>
          <table:table-cell/>
          <table:table-cell office:value-type="float" office:value="3221993" calcext:value-type="float">
            <text:p>3221993</text:p>
          </table:table-cell>
          <table:table-cell/>
          <table:table-cell office:value-type="float" office:value="3180525" calcext:value-type="float">
            <text:p>3180525</text:p>
          </table:table-cell>
          <table:table-cell/>
          <table:table-cell office:value-type="float" office:value="2915535" calcext:value-type="float">
            <text:p>2915535</text:p>
          </table:table-cell>
          <table:table-cell/>
          <table:table-cell office:value-type="float" office:value="2596801" calcext:value-type="float">
            <text:p>2596801</text:p>
          </table:table-cell>
          <table:table-cell/>
          <table:table-cell office:value-type="float" office:value="3139689" calcext:value-type="float">
            <text:p>3139689</text:p>
          </table:table-cell>
          <table:table-cell table:number-columns-repeated="2"/>
          <table:table-cell office:value-type="float" office:value="2663025" calcext:value-type="float">
            <text:p>2663025</text:p>
          </table:table-cell>
          <table:table-cell table:number-columns-repeated="2"/>
          <table:table-cell office:value-type="float" office:value="3225292" calcext:value-type="float">
            <text:p>3225292</text:p>
          </table:table-cell>
          <table:table-cell/>
          <table:table-cell office:value-type="float" office:value="2677277" calcext:value-type="float">
            <text:p>2677277</text:p>
          </table:table-cell>
          <table:table-cell/>
          <table:table-cell office:value-type="float" office:value="2554989" calcext:value-type="float">
            <text:p>2554989</text:p>
          </table:table-cell>
          <table:table-cell/>
          <table:table-cell office:value-type="float" office:value="1533960" calcext:value-type="float">
            <text:p>1533960</text:p>
          </table:table-cell>
          <table:table-cell/>
          <table:table-cell office:value-type="float" office:value="2104208" calcext:value-type="float">
            <text:p>2104208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311104" calcext:value-type="float">
            <text:p>2311104</text:p>
          </table:table-cell>
          <table:table-cell/>
          <table:table-cell office:value-type="float" office:value="2514136" calcext:value-type="float">
            <text:p>2514136</text:p>
          </table:table-cell>
          <table:table-cell/>
          <table:table-cell office:value-type="float" office:value="3157296" calcext:value-type="float">
            <text:p>3157296</text:p>
          </table:table-cell>
          <table:table-cell/>
          <table:table-cell office:value-type="float" office:value="3150572" calcext:value-type="float">
            <text:p>3150572</text:p>
          </table:table-cell>
          <table:table-cell/>
          <table:table-cell office:value-type="float" office:value="2658262" calcext:value-type="float">
            <text:p>2658262</text:p>
          </table:table-cell>
          <table:table-cell/>
          <table:table-cell office:value-type="float" office:value="2005029" calcext:value-type="float">
            <text:p>2005029</text:p>
          </table:table-cell>
          <table:table-cell/>
          <table:table-cell office:value-type="float" office:value="3644411" calcext:value-type="float">
            <text:p>3644411</text:p>
          </table:table-cell>
          <table:table-cell table:number-columns-repeated="2"/>
          <table:table-cell office:value-type="float" office:value="5894532" calcext:value-type="float">
            <text:p>5894532</text:p>
          </table:table-cell>
          <table:table-cell table:number-columns-repeated="2"/>
          <table:table-cell office:value-type="float" office:value="1812685" calcext:value-type="float">
            <text:p>1812685</text:p>
          </table:table-cell>
          <table:table-cell/>
          <table:table-cell office:value-type="float" office:value="2329431" calcext:value-type="float">
            <text:p>2329431</text:p>
          </table:table-cell>
          <table:table-cell/>
          <table:table-cell office:value-type="float" office:value="1917159" calcext:value-type="float">
            <text:p>1917159</text:p>
          </table:table-cell>
          <table:table-cell/>
          <table:table-cell office:value-type="float" office:value="2661868" calcext:value-type="float">
            <text:p>2661868</text:p>
          </table:table-cell>
          <table:table-cell/>
          <table:table-cell office:value-type="float" office:value="2503916" calcext:value-type="float">
            <text:p>2503916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695956" calcext:value-type="float">
            <text:p>2695956</text:p>
          </table:table-cell>
          <table:table-cell/>
          <table:table-cell office:value-type="float" office:value="2717509" calcext:value-type="float">
            <text:p>2717509</text:p>
          </table:table-cell>
          <table:table-cell/>
          <table:table-cell office:value-type="float" office:value="3287039" calcext:value-type="float">
            <text:p>3287039</text:p>
          </table:table-cell>
          <table:table-cell/>
          <table:table-cell office:value-type="float" office:value="2958882" calcext:value-type="float">
            <text:p>2958882</text:p>
          </table:table-cell>
          <table:table-cell/>
          <table:table-cell office:value-type="float" office:value="2901093" calcext:value-type="float">
            <text:p>2901093</text:p>
          </table:table-cell>
          <table:table-cell/>
          <table:table-cell office:value-type="float" office:value="2361351" calcext:value-type="float">
            <text:p>2361351</text:p>
          </table:table-cell>
          <table:table-cell/>
          <table:table-cell office:value-type="float" office:value="3933072" calcext:value-type="float">
            <text:p>3933072</text:p>
          </table:table-cell>
          <table:table-cell table:number-columns-repeated="2"/>
          <table:table-cell office:value-type="float" office:value="7611614" calcext:value-type="float">
            <text:p>7611614</text:p>
          </table:table-cell>
          <table:table-cell table:number-columns-repeated="2"/>
          <table:table-cell office:value-type="float" office:value="2657604" calcext:value-type="float">
            <text:p>2657604</text:p>
          </table:table-cell>
          <table:table-cell/>
          <table:table-cell office:value-type="float" office:value="2785032" calcext:value-type="float">
            <text:p>2785032</text:p>
          </table:table-cell>
          <table:table-cell/>
          <table:table-cell office:value-type="float" office:value="2695479" calcext:value-type="float">
            <text:p>2695479</text:p>
          </table:table-cell>
          <table:table-cell/>
          <table:table-cell office:value-type="float" office:value="2770972" calcext:value-type="float">
            <text:p>2770972</text:p>
          </table:table-cell>
          <table:table-cell/>
          <table:table-cell office:value-type="float" office:value="2786927" calcext:value-type="float">
            <text:p>2786927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909426" calcext:value-type="float">
            <text:p>2909426</text:p>
          </table:table-cell>
          <table:table-cell/>
          <table:table-cell office:value-type="float" office:value="2773329" calcext:value-type="float">
            <text:p>2773329</text:p>
          </table:table-cell>
          <table:table-cell/>
          <table:table-cell office:value-type="float" office:value="3403866" calcext:value-type="float">
            <text:p>3403866</text:p>
          </table:table-cell>
          <table:table-cell/>
          <table:table-cell office:value-type="float" office:value="3438838" calcext:value-type="float">
            <text:p>3438838</text:p>
          </table:table-cell>
          <table:table-cell/>
          <table:table-cell office:value-type="float" office:value="3394557" calcext:value-type="float">
            <text:p>3394557</text:p>
          </table:table-cell>
          <table:table-cell/>
          <table:table-cell office:value-type="float" office:value="2677813" calcext:value-type="float">
            <text:p>2677813</text:p>
          </table:table-cell>
          <table:table-cell/>
          <table:table-cell office:value-type="float" office:value="4280544" calcext:value-type="float">
            <text:p>4280544</text:p>
          </table:table-cell>
          <table:table-cell table:number-columns-repeated="2"/>
          <table:table-cell office:value-type="float" office:value="8919739" calcext:value-type="float">
            <text:p>8919739</text:p>
          </table:table-cell>
          <table:table-cell table:number-columns-repeated="2"/>
          <table:table-cell office:value-type="float" office:value="2818898" calcext:value-type="float">
            <text:p>2818898</text:p>
          </table:table-cell>
          <table:table-cell/>
          <table:table-cell office:value-type="float" office:value="2931052" calcext:value-type="float">
            <text:p>2931052</text:p>
          </table:table-cell>
          <table:table-cell/>
          <table:table-cell office:value-type="float" office:value="2873037" calcext:value-type="float">
            <text:p>2873037</text:p>
          </table:table-cell>
          <table:table-cell/>
          <table:table-cell office:value-type="float" office:value="2719268" calcext:value-type="float">
            <text:p>2719268</text:p>
          </table:table-cell>
          <table:table-cell/>
          <table:table-cell office:value-type="float" office:value="2688634" calcext:value-type="float">
            <text:p>2688634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748670" calcext:value-type="float">
            <text:p>2748670</text:p>
          </table:table-cell>
          <table:table-cell/>
          <table:table-cell office:value-type="float" office:value="2947849" calcext:value-type="float">
            <text:p>2947849</text:p>
          </table:table-cell>
          <table:table-cell/>
          <table:table-cell office:value-type="float" office:value="3458163" calcext:value-type="float">
            <text:p>3458163</text:p>
          </table:table-cell>
          <table:table-cell/>
          <table:table-cell office:value-type="float" office:value="3548451" calcext:value-type="float">
            <text:p>3548451</text:p>
          </table:table-cell>
          <table:table-cell/>
          <table:table-cell office:value-type="float" office:value="3434530" calcext:value-type="float">
            <text:p>3434530</text:p>
          </table:table-cell>
          <table:table-cell/>
          <table:table-cell office:value-type="float" office:value="2902520" calcext:value-type="float">
            <text:p>2902520</text:p>
          </table:table-cell>
          <table:table-cell/>
          <table:table-cell office:value-type="float" office:value="4463028" calcext:value-type="float">
            <text:p>4463028</text:p>
          </table:table-cell>
          <table:table-cell/>
          <table:table-cell office:value-type="float" office:value="10403530" calcext:value-type="float">
            <text:p>10403530</text:p>
          </table:table-cell>
          <table:table-cell table:number-columns-repeated="2"/>
          <table:table-cell office:value-type="float" office:value="2829193" calcext:value-type="float">
            <text:p>2829193</text:p>
          </table:table-cell>
          <table:table-cell/>
          <table:table-cell office:value-type="float" office:value="3062859" calcext:value-type="float">
            <text:p>3062859</text:p>
          </table:table-cell>
          <table:table-cell/>
          <table:table-cell office:value-type="float" office:value="2799104" calcext:value-type="float">
            <text:p>2799104</text:p>
          </table:table-cell>
          <table:table-cell/>
          <table:table-cell office:value-type="float" office:value="2748025" calcext:value-type="float">
            <text:p>2748025</text:p>
          </table:table-cell>
          <table:table-cell/>
          <table:table-cell office:value-type="float" office:value="2658574" calcext:value-type="float">
            <text:p>2658574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926824" calcext:value-type="float">
            <text:p>2926824</text:p>
          </table:table-cell>
          <table:table-cell/>
          <table:table-cell office:value-type="float" office:value="2916716" calcext:value-type="float">
            <text:p>2916716</text:p>
          </table:table-cell>
          <table:table-cell/>
          <table:table-cell office:value-type="float" office:value="3527499" calcext:value-type="float">
            <text:p>3527499</text:p>
          </table:table-cell>
          <table:table-cell/>
          <table:table-cell office:value-type="float" office:value="3558296" calcext:value-type="float">
            <text:p>3558296</text:p>
          </table:table-cell>
          <table:table-cell/>
          <table:table-cell office:value-type="float" office:value="3514446" calcext:value-type="float">
            <text:p>3514446</text:p>
          </table:table-cell>
          <table:table-cell/>
          <table:table-cell office:value-type="float" office:value="2824949" calcext:value-type="float">
            <text:p>2824949</text:p>
          </table:table-cell>
          <table:table-cell/>
          <table:table-cell office:value-type="float" office:value="4484896" calcext:value-type="float">
            <text:p>4484896</text:p>
          </table:table-cell>
          <table:table-cell/>
          <table:table-cell office:value-type="float" office:value="11202352" calcext:value-type="float">
            <text:p>11202352</text:p>
          </table:table-cell>
          <table:table-cell table:number-columns-repeated="2"/>
          <table:table-cell office:value-type="float" office:value="3617076" calcext:value-type="float">
            <text:p>3617076</text:p>
          </table:table-cell>
          <table:table-cell/>
          <table:table-cell office:value-type="float" office:value="3017616" calcext:value-type="float">
            <text:p>3017616</text:p>
          </table:table-cell>
          <table:table-cell/>
          <table:table-cell office:value-type="float" office:value="2964866" calcext:value-type="float">
            <text:p>2964866</text:p>
          </table:table-cell>
          <table:table-cell/>
          <table:table-cell office:value-type="float" office:value="2620769" calcext:value-type="float">
            <text:p>2620769</text:p>
          </table:table-cell>
          <table:table-cell/>
          <table:table-cell office:value-type="float" office:value="2513741" calcext:value-type="float">
            <text:p>2513741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918223" calcext:value-type="float">
            <text:p>2918223</text:p>
          </table:table-cell>
          <table:table-cell/>
          <table:table-cell office:value-type="float" office:value="2844790" calcext:value-type="float">
            <text:p>2844790</text:p>
          </table:table-cell>
          <table:table-cell/>
          <table:table-cell office:value-type="float" office:value="3495999" calcext:value-type="float">
            <text:p>3495999</text:p>
          </table:table-cell>
          <table:table-cell/>
          <table:table-cell office:value-type="float" office:value="3332384" calcext:value-type="float">
            <text:p>3332384</text:p>
          </table:table-cell>
          <table:table-cell/>
          <table:table-cell office:value-type="float" office:value="3479479" calcext:value-type="float">
            <text:p>3479479</text:p>
          </table:table-cell>
          <table:table-cell/>
          <table:table-cell office:value-type="float" office:value="2778774" calcext:value-type="float">
            <text:p>2778774</text:p>
          </table:table-cell>
          <table:table-cell/>
          <table:table-cell office:value-type="float" office:value="3721564" calcext:value-type="float">
            <text:p>3721564</text:p>
          </table:table-cell>
          <table:table-cell/>
          <table:table-cell office:value-type="float" office:value="11302818" calcext:value-type="float">
            <text:p>11302818</text:p>
          </table:table-cell>
          <table:table-cell table:number-columns-repeated="2"/>
          <table:table-cell office:value-type="float" office:value="3690609" calcext:value-type="float">
            <text:p>3690609</text:p>
          </table:table-cell>
          <table:table-cell/>
          <table:table-cell office:value-type="float" office:value="2501479" calcext:value-type="float">
            <text:p>2501479</text:p>
          </table:table-cell>
          <table:table-cell/>
          <table:table-cell office:value-type="float" office:value="2751705" calcext:value-type="float">
            <text:p>2751705</text:p>
          </table:table-cell>
          <table:table-cell/>
          <table:table-cell office:value-type="float" office:value="2505955" calcext:value-type="float">
            <text:p>2505955</text:p>
          </table:table-cell>
          <table:table-cell/>
          <table:table-cell office:value-type="float" office:value="2542924" calcext:value-type="float">
            <text:p>2542924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817916" calcext:value-type="float">
            <text:p>2817916</text:p>
          </table:table-cell>
          <table:table-cell/>
          <table:table-cell office:value-type="float" office:value="2735191" calcext:value-type="float">
            <text:p>2735191</text:p>
          </table:table-cell>
          <table:table-cell/>
          <table:table-cell office:value-type="float" office:value="3252423" calcext:value-type="float">
            <text:p>3252423</text:p>
          </table:table-cell>
          <table:table-cell/>
          <table:table-cell office:value-type="float" office:value="3051407" calcext:value-type="float">
            <text:p>3051407</text:p>
          </table:table-cell>
          <table:table-cell/>
          <table:table-cell office:value-type="float" office:value="3461579" calcext:value-type="float">
            <text:p>3461579</text:p>
          </table:table-cell>
          <table:table-cell/>
          <table:table-cell office:value-type="float" office:value="2675211" calcext:value-type="float">
            <text:p>2675211</text:p>
          </table:table-cell>
          <table:table-cell/>
          <table:table-cell office:value-type="float" office:value="3364944" calcext:value-type="float">
            <text:p>3364944</text:p>
          </table:table-cell>
          <table:table-cell table:number-columns-repeated="2"/>
          <table:table-cell office:value-type="float" office:value="3508726" calcext:value-type="float">
            <text:p>3508726</text:p>
          </table:table-cell>
          <table:table-cell table:number-columns-repeated="2"/>
          <table:table-cell office:value-type="float" office:value="4202480" calcext:value-type="float">
            <text:p>4202480</text:p>
          </table:table-cell>
          <table:table-cell/>
          <table:table-cell office:value-type="float" office:value="3051919" calcext:value-type="float">
            <text:p>3051919</text:p>
          </table:table-cell>
          <table:table-cell/>
          <table:table-cell office:value-type="float" office:value="2556724" calcext:value-type="float">
            <text:p>2556724</text:p>
          </table:table-cell>
          <table:table-cell/>
          <table:table-cell office:value-type="float" office:value="2171741" calcext:value-type="float">
            <text:p>2171741</text:p>
          </table:table-cell>
          <table:table-cell/>
          <table:table-cell office:value-type="float" office:value="2282315" calcext:value-type="float">
            <text:p>2282315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536429" calcext:value-type="float">
            <text:p>2536429</text:p>
          </table:table-cell>
          <table:table-cell/>
          <table:table-cell office:value-type="float" office:value="2493038" calcext:value-type="float">
            <text:p>2493038</text:p>
          </table:table-cell>
          <table:table-cell/>
          <table:table-cell office:value-type="float" office:value="3187827" calcext:value-type="float">
            <text:p>3187827</text:p>
          </table:table-cell>
          <table:table-cell/>
          <table:table-cell office:value-type="float" office:value="3162476" calcext:value-type="float">
            <text:p>3162476</text:p>
          </table:table-cell>
          <table:table-cell/>
          <table:table-cell office:value-type="float" office:value="3031267" calcext:value-type="float">
            <text:p>3031267</text:p>
          </table:table-cell>
          <table:table-cell/>
          <table:table-cell office:value-type="float" office:value="2510996" calcext:value-type="float">
            <text:p>2510996</text:p>
          </table:table-cell>
          <table:table-cell/>
          <table:table-cell office:value-type="float" office:value="3123751" calcext:value-type="float">
            <text:p>3123751</text:p>
          </table:table-cell>
          <table:table-cell table:number-columns-repeated="2"/>
          <table:table-cell office:value-type="float" office:value="2163354" calcext:value-type="float">
            <text:p>2163354</text:p>
          </table:table-cell>
          <table:table-cell table:number-columns-repeated="2"/>
          <table:table-cell office:value-type="float" office:value="3491008" calcext:value-type="float">
            <text:p>3491008</text:p>
          </table:table-cell>
          <table:table-cell/>
          <table:table-cell office:value-type="float" office:value="2688766" calcext:value-type="float">
            <text:p>2688766</text:p>
          </table:table-cell>
          <table:table-cell/>
          <table:table-cell office:value-type="float" office:value="2501154" calcext:value-type="float">
            <text:p>2501154</text:p>
          </table:table-cell>
          <table:table-cell/>
          <table:table-cell office:value-type="float" office:value="1946710" calcext:value-type="float">
            <text:p>1946710</text:p>
          </table:table-cell>
          <table:table-cell/>
          <table:table-cell office:value-type="float" office:value="1999682" calcext:value-type="float">
            <text:p>1999682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626640" calcext:value-type="float">
            <text:p>2626640</text:p>
          </table:table-cell>
          <table:table-cell/>
          <table:table-cell office:value-type="float" office:value="2521439" calcext:value-type="float">
            <text:p>2521439</text:p>
          </table:table-cell>
          <table:table-cell/>
          <table:table-cell office:value-type="float" office:value="3136804" calcext:value-type="float">
            <text:p>3136804</text:p>
          </table:table-cell>
          <table:table-cell/>
          <table:table-cell office:value-type="float" office:value="2769497" calcext:value-type="float">
            <text:p>2769497</text:p>
          </table:table-cell>
          <table:table-cell/>
          <table:table-cell office:value-type="float" office:value="3158742" calcext:value-type="float">
            <text:p>3158742</text:p>
          </table:table-cell>
          <table:table-cell/>
          <table:table-cell office:value-type="float" office:value="2411938" calcext:value-type="float">
            <text:p>2411938</text:p>
          </table:table-cell>
          <table:table-cell/>
          <table:table-cell office:value-type="float" office:value="2825704" calcext:value-type="float">
            <text:p>2825704</text:p>
          </table:table-cell>
          <table:table-cell table:number-columns-repeated="2"/>
          <table:table-cell office:value-type="float" office:value="2477385" calcext:value-type="float">
            <text:p>2477385</text:p>
          </table:table-cell>
          <table:table-cell table:number-columns-repeated="2"/>
          <table:table-cell office:value-type="float" office:value="3231637" calcext:value-type="float">
            <text:p>3231637</text:p>
          </table:table-cell>
          <table:table-cell/>
          <table:table-cell office:value-type="float" office:value="2205225" calcext:value-type="float">
            <text:p>2205225</text:p>
          </table:table-cell>
          <table:table-cell/>
          <table:table-cell office:value-type="float" office:value="2566285" calcext:value-type="float">
            <text:p>2566285</text:p>
          </table:table-cell>
          <table:table-cell/>
          <table:table-cell office:value-type="float" office:value="1778477" calcext:value-type="float">
            <text:p>1778477</text:p>
          </table:table-cell>
          <table:table-cell/>
          <table:table-cell office:value-type="float" office:value="2123772" calcext:value-type="float">
            <text:p>2123772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760753" calcext:value-type="float">
            <text:p>760753</text:p>
          </table:table-cell>
          <table:table-cell table:number-columns-repeated="2"/>
          <table:table-cell office:value-type="float" office:value="749734" calcext:value-type="float">
            <text:p>749734</text:p>
          </table:table-cell>
          <table:table-cell/>
          <table:table-cell office:value-type="float" office:value="2988887" calcext:value-type="float">
            <text:p>2988887</text:p>
          </table:table-cell>
          <table:table-cell/>
          <table:table-cell office:value-type="float" office:value="3069630" calcext:value-type="float">
            <text:p>3069630</text:p>
          </table:table-cell>
          <table:table-cell/>
          <table:table-cell office:value-type="float" office:value="2705315" calcext:value-type="float">
            <text:p>2705315</text:p>
          </table:table-cell>
          <table:table-cell table:number-columns-repeated="2"/>
          <table:table-cell office:value-type="float" office:value="532791" calcext:value-type="float">
            <text:p>532791</text:p>
          </table:table-cell>
          <table:table-cell/>
          <table:table-cell office:value-type="float" office:value="3489920" calcext:value-type="float">
            <text:p>3489920</text:p>
          </table:table-cell>
          <table:table-cell table:number-columns-repeated="2"/>
          <table:table-cell office:value-type="float" office:value="5994027" calcext:value-type="float">
            <text:p>5994027</text:p>
          </table:table-cell>
          <table:table-cell table:number-columns-repeated="2"/>
          <table:table-cell office:value-type="float" office:value="2284706" calcext:value-type="float">
            <text:p>2284706</text:p>
          </table:table-cell>
          <table:table-cell/>
          <table:table-cell office:value-type="float" office:value="1451875" calcext:value-type="float">
            <text:p>1451875</text:p>
          </table:table-cell>
          <table:table-cell/>
          <table:table-cell office:value-type="float" office:value="1119558" calcext:value-type="float">
            <text:p>1119558</text:p>
          </table:table-cell>
          <table:table-cell/>
          <table:table-cell office:value-type="float" office:value="2749125" calcext:value-type="float">
            <text:p>2749125</text:p>
          </table:table-cell>
          <table:table-cell/>
          <table:table-cell office:value-type="float" office:value="2480446" calcext:value-type="float">
            <text:p>2480446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789354" calcext:value-type="float">
            <text:p>1789354</text:p>
          </table:table-cell>
          <table:table-cell/>
          <table:table-cell office:value-type="float" office:value="1879850" calcext:value-type="float">
            <text:p>1879850</text:p>
          </table:table-cell>
          <table:table-cell/>
          <table:table-cell office:value-type="float" office:value="3181814" calcext:value-type="float">
            <text:p>3181814</text:p>
          </table:table-cell>
          <table:table-cell/>
          <table:table-cell office:value-type="float" office:value="2938445" calcext:value-type="float">
            <text:p>2938445</text:p>
          </table:table-cell>
          <table:table-cell/>
          <table:table-cell office:value-type="float" office:value="2578781" calcext:value-type="float">
            <text:p>2578781</text:p>
          </table:table-cell>
          <table:table-cell/>
          <table:table-cell office:value-type="float" office:value="1642638" calcext:value-type="float">
            <text:p>1642638</text:p>
          </table:table-cell>
          <table:table-cell/>
          <table:table-cell office:value-type="float" office:value="3860599" calcext:value-type="float">
            <text:p>3860599</text:p>
          </table:table-cell>
          <table:table-cell table:number-columns-repeated="2"/>
          <table:table-cell office:value-type="float" office:value="7929148" calcext:value-type="float">
            <text:p>7929148</text:p>
          </table:table-cell>
          <table:table-cell table:number-columns-repeated="2"/>
          <table:table-cell office:value-type="float" office:value="2594113" calcext:value-type="float">
            <text:p>2594113</text:p>
          </table:table-cell>
          <table:table-cell/>
          <table:table-cell office:value-type="float" office:value="1882188" calcext:value-type="float">
            <text:p>1882188</text:p>
          </table:table-cell>
          <table:table-cell/>
          <table:table-cell office:value-type="float" office:value="1858007" calcext:value-type="float">
            <text:p>1858007</text:p>
          </table:table-cell>
          <table:table-cell/>
          <table:table-cell office:value-type="float" office:value="2728966" calcext:value-type="float">
            <text:p>2728966</text:p>
          </table:table-cell>
          <table:table-cell/>
          <table:table-cell office:value-type="float" office:value="2698470" calcext:value-type="float">
            <text:p>2698470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470430" calcext:value-type="float">
            <text:p>1470430</text:p>
          </table:table-cell>
          <table:table-cell/>
          <table:table-cell office:value-type="float" office:value="1937347" calcext:value-type="float">
            <text:p>1937347</text:p>
          </table:table-cell>
          <table:table-cell/>
          <table:table-cell office:value-type="float" office:value="3314041" calcext:value-type="float">
            <text:p>3314041</text:p>
          </table:table-cell>
          <table:table-cell/>
          <table:table-cell office:value-type="float" office:value="3169665" calcext:value-type="float">
            <text:p>3169665</text:p>
          </table:table-cell>
          <table:table-cell/>
          <table:table-cell office:value-type="float" office:value="3111678" calcext:value-type="float">
            <text:p>3111678</text:p>
          </table:table-cell>
          <table:table-cell/>
          <table:table-cell office:value-type="float" office:value="1508450" calcext:value-type="float">
            <text:p>1508450</text:p>
          </table:table-cell>
          <table:table-cell/>
          <table:table-cell office:value-type="float" office:value="4297400" calcext:value-type="float">
            <text:p>4297400</text:p>
          </table:table-cell>
          <table:table-cell table:number-columns-repeated="2"/>
          <table:table-cell office:value-type="float" office:value="9222369" calcext:value-type="float">
            <text:p>9222369</text:p>
          </table:table-cell>
          <table:table-cell table:number-columns-repeated="2"/>
          <table:table-cell office:value-type="float" office:value="2841324" calcext:value-type="float">
            <text:p>2841324</text:p>
          </table:table-cell>
          <table:table-cell/>
          <table:table-cell office:value-type="float" office:value="1548430" calcext:value-type="float">
            <text:p>1548430</text:p>
          </table:table-cell>
          <table:table-cell/>
          <table:table-cell office:value-type="float" office:value="1740146" calcext:value-type="float">
            <text:p>1740146</text:p>
          </table:table-cell>
          <table:table-cell/>
          <table:table-cell office:value-type="float" office:value="2510241" calcext:value-type="float">
            <text:p>2510241</text:p>
          </table:table-cell>
          <table:table-cell/>
          <table:table-cell office:value-type="float" office:value="2329539" calcext:value-type="float">
            <text:p>2329539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728906" calcext:value-type="float">
            <text:p>1728906</text:p>
          </table:table-cell>
          <table:table-cell/>
          <table:table-cell office:value-type="float" office:value="1718460" calcext:value-type="float">
            <text:p>1718460</text:p>
          </table:table-cell>
          <table:table-cell/>
          <table:table-cell office:value-type="float" office:value="3410207" calcext:value-type="float">
            <text:p>3410207</text:p>
          </table:table-cell>
          <table:table-cell/>
          <table:table-cell office:value-type="float" office:value="2478551" calcext:value-type="float">
            <text:p>2478551</text:p>
          </table:table-cell>
          <table:table-cell/>
          <table:table-cell office:value-type="float" office:value="2580716" calcext:value-type="float">
            <text:p>2580716</text:p>
          </table:table-cell>
          <table:table-cell/>
          <table:table-cell office:value-type="float" office:value="1644239" calcext:value-type="float">
            <text:p>1644239</text:p>
          </table:table-cell>
          <table:table-cell/>
          <table:table-cell office:value-type="float" office:value="4412723" calcext:value-type="float">
            <text:p>4412723</text:p>
          </table:table-cell>
          <table:table-cell table:number-columns-repeated="2"/>
          <table:table-cell office:value-type="float" office:value="9267099" calcext:value-type="float">
            <text:p>9267099</text:p>
          </table:table-cell>
          <table:table-cell table:number-columns-repeated="2"/>
          <table:table-cell office:value-type="float" office:value="2770111" calcext:value-type="float">
            <text:p>2770111</text:p>
          </table:table-cell>
          <table:table-cell/>
          <table:table-cell office:value-type="float" office:value="1675645" calcext:value-type="float">
            <text:p>1675645</text:p>
          </table:table-cell>
          <table:table-cell/>
          <table:table-cell office:value-type="float" office:value="1587991" calcext:value-type="float">
            <text:p>1587991</text:p>
          </table:table-cell>
          <table:table-cell/>
          <table:table-cell office:value-type="float" office:value="2511381" calcext:value-type="float">
            <text:p>2511381</text:p>
          </table:table-cell>
          <table:table-cell/>
          <table:table-cell office:value-type="float" office:value="2604515" calcext:value-type="float">
            <text:p>2604515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880844" calcext:value-type="float">
            <text:p>880844</text:p>
          </table:table-cell>
          <table:table-cell/>
          <table:table-cell office:value-type="float" office:value="1521538" calcext:value-type="float">
            <text:p>1521538</text:p>
          </table:table-cell>
          <table:table-cell/>
          <table:table-cell office:value-type="float" office:value="3407264" calcext:value-type="float">
            <text:p>3407264</text:p>
          </table:table-cell>
          <table:table-cell/>
          <table:table-cell office:value-type="float" office:value="3505667" calcext:value-type="float">
            <text:p>3505667</text:p>
          </table:table-cell>
          <table:table-cell/>
          <table:table-cell office:value-type="float" office:value="3440544" calcext:value-type="float">
            <text:p>3440544</text:p>
          </table:table-cell>
          <table:table-cell/>
          <table:table-cell office:value-type="float" office:value="1447775" calcext:value-type="float">
            <text:p>1447775</text:p>
          </table:table-cell>
          <table:table-cell/>
          <table:table-cell office:value-type="float" office:value="4289917" calcext:value-type="float">
            <text:p>4289917</text:p>
          </table:table-cell>
          <table:table-cell/>
          <table:table-cell office:value-type="float" office:value="10916571" calcext:value-type="float">
            <text:p>10916571</text:p>
          </table:table-cell>
          <table:table-cell table:number-columns-repeated="2"/>
          <table:table-cell office:value-type="float" office:value="3446859" calcext:value-type="float">
            <text:p>3446859</text:p>
          </table:table-cell>
          <table:table-cell/>
          <table:table-cell office:value-type="float" office:value="1535192" calcext:value-type="float">
            <text:p>1535192</text:p>
          </table:table-cell>
          <table:table-cell/>
          <table:table-cell office:value-type="float" office:value="1359053" calcext:value-type="float">
            <text:p>1359053</text:p>
          </table:table-cell>
          <table:table-cell/>
          <table:table-cell office:value-type="float" office:value="2703267" calcext:value-type="float">
            <text:p>2703267</text:p>
          </table:table-cell>
          <table:table-cell/>
          <table:table-cell office:value-type="float" office:value="2588416" calcext:value-type="float">
            <text:p>2588416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354420" calcext:value-type="float">
            <text:p>1354420</text:p>
          </table:table-cell>
          <table:table-cell table:number-columns-repeated="2"/>
          <table:table-cell office:value-type="float" office:value="652992" calcext:value-type="float">
            <text:p>652992</text:p>
          </table:table-cell>
          <table:table-cell/>
          <table:table-cell office:value-type="float" office:value="3197517" calcext:value-type="float">
            <text:p>3197517</text:p>
          </table:table-cell>
          <table:table-cell/>
          <table:table-cell office:value-type="float" office:value="2615127" calcext:value-type="float">
            <text:p>2615127</text:p>
          </table:table-cell>
          <table:table-cell/>
          <table:table-cell office:value-type="float" office:value="3517757" calcext:value-type="float">
            <text:p>3517757</text:p>
          </table:table-cell>
          <table:table-cell/>
          <table:table-cell office:value-type="float" office:value="1348548" calcext:value-type="float">
            <text:p>1348548</text:p>
          </table:table-cell>
          <table:table-cell/>
          <table:table-cell office:value-type="float" office:value="3859508" calcext:value-type="float">
            <text:p>3859508</text:p>
          </table:table-cell>
          <table:table-cell/>
          <table:table-cell office:value-type="float" office:value="10631712" calcext:value-type="float">
            <text:p>10631712</text:p>
          </table:table-cell>
          <table:table-cell table:number-columns-repeated="2"/>
          <table:table-cell office:value-type="float" office:value="3737364" calcext:value-type="float">
            <text:p>3737364</text:p>
          </table:table-cell>
          <table:table-cell/>
          <table:table-cell office:value-type="float" office:value="1250716" calcext:value-type="float">
            <text:p>1250716</text:p>
          </table:table-cell>
          <table:table-cell/>
          <table:table-cell office:value-type="float" office:value="1425086" calcext:value-type="float">
            <text:p>1425086</text:p>
          </table:table-cell>
          <table:table-cell/>
          <table:table-cell office:value-type="float" office:value="2443326" calcext:value-type="float">
            <text:p>2443326</text:p>
          </table:table-cell>
          <table:table-cell/>
          <table:table-cell office:value-type="float" office:value="2578934" calcext:value-type="float">
            <text:p>2578934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601147" calcext:value-type="float">
            <text:p>1601147</text:p>
          </table:table-cell>
          <table:table-cell/>
          <table:table-cell office:value-type="float" office:value="1842612" calcext:value-type="float">
            <text:p>1842612</text:p>
          </table:table-cell>
          <table:table-cell/>
          <table:table-cell office:value-type="float" office:value="3223111" calcext:value-type="float">
            <text:p>3223111</text:p>
          </table:table-cell>
          <table:table-cell/>
          <table:table-cell office:value-type="float" office:value="3239497" calcext:value-type="float">
            <text:p>3239497</text:p>
          </table:table-cell>
          <table:table-cell/>
          <table:table-cell office:value-type="float" office:value="3326269" calcext:value-type="float">
            <text:p>3326269</text:p>
          </table:table-cell>
          <table:table-cell/>
          <table:table-cell office:value-type="float" office:value="1871513" calcext:value-type="float">
            <text:p>1871513</text:p>
          </table:table-cell>
          <table:table-cell/>
          <table:table-cell office:value-type="float" office:value="3364115" calcext:value-type="float">
            <text:p>3364115</text:p>
          </table:table-cell>
          <table:table-cell table:number-columns-repeated="2"/>
          <table:table-cell office:value-type="float" office:value="2243822" calcext:value-type="float">
            <text:p>2243822</text:p>
          </table:table-cell>
          <table:table-cell table:number-columns-repeated="2"/>
          <table:table-cell office:value-type="float" office:value="3195576" calcext:value-type="float">
            <text:p>3195576</text:p>
          </table:table-cell>
          <table:table-cell/>
          <table:table-cell office:value-type="float" office:value="1811219" calcext:value-type="float">
            <text:p>1811219</text:p>
          </table:table-cell>
          <table:table-cell/>
          <table:table-cell office:value-type="float" office:value="1981774" calcext:value-type="float">
            <text:p>1981774</text:p>
          </table:table-cell>
          <table:table-cell/>
          <table:table-cell office:value-type="float" office:value="2096964" calcext:value-type="float">
            <text:p>2096964</text:p>
          </table:table-cell>
          <table:table-cell/>
          <table:table-cell office:value-type="float" office:value="2069470" calcext:value-type="float">
            <text:p>2069470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623417" calcext:value-type="float">
            <text:p>1623417</text:p>
          </table:table-cell>
          <table:table-cell/>
          <table:table-cell office:value-type="float" office:value="1630477" calcext:value-type="float">
            <text:p>1630477</text:p>
          </table:table-cell>
          <table:table-cell/>
          <table:table-cell office:value-type="float" office:value="3204443" calcext:value-type="float">
            <text:p>3204443</text:p>
          </table:table-cell>
          <table:table-cell/>
          <table:table-cell office:value-type="float" office:value="3188665" calcext:value-type="float">
            <text:p>3188665</text:p>
          </table:table-cell>
          <table:table-cell/>
          <table:table-cell office:value-type="float" office:value="3331935" calcext:value-type="float">
            <text:p>3331935</text:p>
          </table:table-cell>
          <table:table-cell/>
          <table:table-cell office:value-type="float" office:value="1483515" calcext:value-type="float">
            <text:p>1483515</text:p>
          </table:table-cell>
          <table:table-cell/>
          <table:table-cell office:value-type="float" office:value="3168270" calcext:value-type="float">
            <text:p>3168270</text:p>
          </table:table-cell>
          <table:table-cell table:number-columns-repeated="2"/>
          <table:table-cell office:value-type="float" office:value="2781787" calcext:value-type="float">
            <text:p>2781787</text:p>
          </table:table-cell>
          <table:table-cell table:number-columns-repeated="2"/>
          <table:table-cell office:value-type="float" office:value="3524331" calcext:value-type="float">
            <text:p>3524331</text:p>
          </table:table-cell>
          <table:table-cell/>
          <table:table-cell office:value-type="float" office:value="1734210" calcext:value-type="float">
            <text:p>1734210</text:p>
          </table:table-cell>
          <table:table-cell/>
          <table:table-cell office:value-type="float" office:value="1640859" calcext:value-type="float">
            <text:p>1640859</text:p>
          </table:table-cell>
          <table:table-cell/>
          <table:table-cell office:value-type="float" office:value="2011161" calcext:value-type="float">
            <text:p>2011161</text:p>
          </table:table-cell>
          <table:table-cell/>
          <table:table-cell office:value-type="float" office:value="2157034" calcext:value-type="float">
            <text:p>2157034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797354" calcext:value-type="float">
            <text:p>797354</text:p>
          </table:table-cell>
          <table:table-cell/>
          <table:table-cell office:value-type="float" office:value="1868647" calcext:value-type="float">
            <text:p>1868647</text:p>
          </table:table-cell>
          <table:table-cell/>
          <table:table-cell office:value-type="float" office:value="3065559" calcext:value-type="float">
            <text:p>3065559</text:p>
          </table:table-cell>
          <table:table-cell/>
          <table:table-cell office:value-type="float" office:value="3178674" calcext:value-type="float">
            <text:p>3178674</text:p>
          </table:table-cell>
          <table:table-cell/>
          <table:table-cell office:value-type="float" office:value="3138374" calcext:value-type="float">
            <text:p>3138374</text:p>
          </table:table-cell>
          <table:table-cell/>
          <table:table-cell office:value-type="float" office:value="1770774" calcext:value-type="float">
            <text:p>1770774</text:p>
          </table:table-cell>
          <table:table-cell/>
          <table:table-cell office:value-type="float" office:value="3148528" calcext:value-type="float">
            <text:p>3148528</text:p>
          </table:table-cell>
          <table:table-cell table:number-columns-repeated="2"/>
          <table:table-cell office:value-type="float" office:value="2497951" calcext:value-type="float">
            <text:p>2497951</text:p>
          </table:table-cell>
          <table:table-cell table:number-columns-repeated="2"/>
          <table:table-cell office:value-type="float" office:value="3164797" calcext:value-type="float">
            <text:p>3164797</text:p>
          </table:table-cell>
          <table:table-cell/>
          <table:table-cell office:value-type="float" office:value="1575142" calcext:value-type="float">
            <text:p>1575142</text:p>
          </table:table-cell>
          <table:table-cell/>
          <table:table-cell office:value-type="float" office:value="1573810" calcext:value-type="float">
            <text:p>1573810</text:p>
          </table:table-cell>
          <table:table-cell/>
          <table:table-cell office:value-type="float" office:value="1948565" calcext:value-type="float">
            <text:p>1948565</text:p>
          </table:table-cell>
          <table:table-cell/>
          <table:table-cell office:value-type="float" office:value="2097175" calcext:value-type="float">
            <text:p>2097175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83895" calcext:value-type="float">
            <text:p>283895</text:p>
          </table:table-cell>
          <table:table-cell table:number-columns-repeated="2"/>
          <table:table-cell office:value-type="float" office:value="269528" calcext:value-type="float">
            <text:p>269528</text:p>
          </table:table-cell>
          <table:table-cell/>
          <table:table-cell office:value-type="float" office:value="3077027" calcext:value-type="float">
            <text:p>3077027</text:p>
          </table:table-cell>
          <table:table-cell/>
          <table:table-cell office:value-type="float" office:value="3030857" calcext:value-type="float">
            <text:p>3030857</text:p>
          </table:table-cell>
          <table:table-cell/>
          <table:table-cell office:value-type="float" office:value="2530408" calcext:value-type="float">
            <text:p>2530408</text:p>
          </table:table-cell>
          <table:table-cell table:number-columns-repeated="2"/>
          <table:table-cell office:value-type="float" office:value="210288" calcext:value-type="float">
            <text:p>210288</text:p>
          </table:table-cell>
          <table:table-cell/>
          <table:table-cell office:value-type="float" office:value="3508060" calcext:value-type="float">
            <text:p>3508060</text:p>
          </table:table-cell>
          <table:table-cell table:number-columns-repeated="2"/>
          <table:table-cell office:value-type="float" office:value="6011773" calcext:value-type="float">
            <text:p>6011773</text:p>
          </table:table-cell>
          <table:table-cell table:number-columns-repeated="2"/>
          <table:table-cell office:value-type="float" office:value="2264349" calcext:value-type="float">
            <text:p>2264349</text:p>
          </table:table-cell>
          <table:table-cell table:number-columns-repeated="2"/>
          <table:table-cell office:value-type="float" office:value="209898" calcext:value-type="float">
            <text:p>209898</text:p>
          </table:table-cell>
          <table:table-cell table:number-columns-repeated="2"/>
          <table:table-cell office:value-type="float" office:value="334040" calcext:value-type="float">
            <text:p>334040</text:p>
          </table:table-cell>
          <table:table-cell/>
          <table:table-cell office:value-type="float" office:value="2632433" calcext:value-type="float">
            <text:p>2632433</text:p>
          </table:table-cell>
          <table:table-cell/>
          <table:table-cell office:value-type="float" office:value="2640890" calcext:value-type="float">
            <text:p>2640890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68059" calcext:value-type="float">
            <text:p>468059</text:p>
          </table:table-cell>
          <table:table-cell table:number-columns-repeated="2"/>
          <table:table-cell office:value-type="float" office:value="446527" calcext:value-type="float">
            <text:p>446527</text:p>
          </table:table-cell>
          <table:table-cell/>
          <table:table-cell office:value-type="float" office:value="3218556" calcext:value-type="float">
            <text:p>3218556</text:p>
          </table:table-cell>
          <table:table-cell/>
          <table:table-cell office:value-type="float" office:value="3243056" calcext:value-type="float">
            <text:p>3243056</text:p>
          </table:table-cell>
          <table:table-cell/>
          <table:table-cell office:value-type="float" office:value="2921980" calcext:value-type="float">
            <text:p>2921980</text:p>
          </table:table-cell>
          <table:table-cell table:number-columns-repeated="2"/>
          <table:table-cell office:value-type="float" office:value="373245" calcext:value-type="float">
            <text:p>373245</text:p>
          </table:table-cell>
          <table:table-cell/>
          <table:table-cell office:value-type="float" office:value="3455975" calcext:value-type="float">
            <text:p>3455975</text:p>
          </table:table-cell>
          <table:table-cell table:number-columns-repeated="2"/>
          <table:table-cell office:value-type="float" office:value="7859282" calcext:value-type="float">
            <text:p>7859282</text:p>
          </table:table-cell>
          <table:table-cell table:number-columns-repeated="2"/>
          <table:table-cell office:value-type="float" office:value="1854866" calcext:value-type="float">
            <text:p>1854866</text:p>
          </table:table-cell>
          <table:table-cell table:number-columns-repeated="2"/>
          <table:table-cell office:value-type="float" office:value="334671" calcext:value-type="float">
            <text:p>334671</text:p>
          </table:table-cell>
          <table:table-cell table:number-columns-repeated="2"/>
          <table:table-cell office:value-type="float" office:value="340053" calcext:value-type="float">
            <text:p>340053</text:p>
          </table:table-cell>
          <table:table-cell/>
          <table:table-cell office:value-type="float" office:value="2568601" calcext:value-type="float">
            <text:p>2568601</text:p>
          </table:table-cell>
          <table:table-cell/>
          <table:table-cell office:value-type="float" office:value="2570059" calcext:value-type="float">
            <text:p>2570059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29531" calcext:value-type="float">
            <text:p>329531</text:p>
          </table:table-cell>
          <table:table-cell table:number-columns-repeated="2"/>
          <table:table-cell office:value-type="float" office:value="302898" calcext:value-type="float">
            <text:p>302898</text:p>
          </table:table-cell>
          <table:table-cell/>
          <table:table-cell office:value-type="float" office:value="3189037" calcext:value-type="float">
            <text:p>3189037</text:p>
          </table:table-cell>
          <table:table-cell/>
          <table:table-cell office:value-type="float" office:value="3089284" calcext:value-type="float">
            <text:p>3089284</text:p>
          </table:table-cell>
          <table:table-cell/>
          <table:table-cell office:value-type="float" office:value="3116043" calcext:value-type="float">
            <text:p>3116043</text:p>
          </table:table-cell>
          <table:table-cell table:number-columns-repeated="2"/>
          <table:table-cell office:value-type="float" office:value="277721" calcext:value-type="float">
            <text:p>277721</text:p>
          </table:table-cell>
          <table:table-cell/>
          <table:table-cell office:value-type="float" office:value="3911493" calcext:value-type="float">
            <text:p>3911493</text:p>
          </table:table-cell>
          <table:table-cell table:number-columns-repeated="2"/>
          <table:table-cell office:value-type="float" office:value="9012070" calcext:value-type="float">
            <text:p>9012070</text:p>
          </table:table-cell>
          <table:table-cell table:number-columns-repeated="2"/>
          <table:table-cell office:value-type="float" office:value="2549597" calcext:value-type="float">
            <text:p>2549597</text:p>
          </table:table-cell>
          <table:table-cell table:number-columns-repeated="2"/>
          <table:table-cell office:value-type="float" office:value="272094" calcext:value-type="float">
            <text:p>272094</text:p>
          </table:table-cell>
          <table:table-cell table:number-columns-repeated="2"/>
          <table:table-cell office:value-type="float" office:value="261103" calcext:value-type="float">
            <text:p>261103</text:p>
          </table:table-cell>
          <table:table-cell/>
          <table:table-cell office:value-type="float" office:value="2512517" calcext:value-type="float">
            <text:p>2512517</text:p>
          </table:table-cell>
          <table:table-cell/>
          <table:table-cell office:value-type="float" office:value="2599108" calcext:value-type="float">
            <text:p>2599108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84644" calcext:value-type="float">
            <text:p>184644</text:p>
          </table:table-cell>
          <table:table-cell table:number-columns-repeated="2"/>
          <table:table-cell office:value-type="float" office:value="204147" calcext:value-type="float">
            <text:p>204147</text:p>
          </table:table-cell>
          <table:table-cell/>
          <table:table-cell office:value-type="float" office:value="3390531" calcext:value-type="float">
            <text:p>3390531</text:p>
          </table:table-cell>
          <table:table-cell/>
          <table:table-cell office:value-type="float" office:value="3365813" calcext:value-type="float">
            <text:p>3365813</text:p>
          </table:table-cell>
          <table:table-cell/>
          <table:table-cell office:value-type="float" office:value="3247946" calcext:value-type="float">
            <text:p>3247946</text:p>
          </table:table-cell>
          <table:table-cell table:number-columns-repeated="2"/>
          <table:table-cell office:value-type="float" office:value="345831" calcext:value-type="float">
            <text:p>345831</text:p>
          </table:table-cell>
          <table:table-cell/>
          <table:table-cell office:value-type="float" office:value="4389587" calcext:value-type="float">
            <text:p>4389587</text:p>
          </table:table-cell>
          <table:table-cell/>
          <table:table-cell office:value-type="float" office:value="10283302" calcext:value-type="float">
            <text:p>10283302</text:p>
          </table:table-cell>
          <table:table-cell table:number-columns-repeated="2"/>
          <table:table-cell office:value-type="float" office:value="2560017" calcext:value-type="float">
            <text:p>2560017</text:p>
          </table:table-cell>
          <table:table-cell table:number-columns-repeated="2"/>
          <table:table-cell office:value-type="float" office:value="386014" calcext:value-type="float">
            <text:p>386014</text:p>
          </table:table-cell>
          <table:table-cell table:number-columns-repeated="2"/>
          <table:table-cell office:value-type="float" office:value="363374" calcext:value-type="float">
            <text:p>363374</text:p>
          </table:table-cell>
          <table:table-cell/>
          <table:table-cell office:value-type="float" office:value="2681234" calcext:value-type="float">
            <text:p>2681234</text:p>
          </table:table-cell>
          <table:table-cell/>
          <table:table-cell office:value-type="float" office:value="2514775" calcext:value-type="float">
            <text:p>2514775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50099" calcext:value-type="float">
            <text:p>350099</text:p>
          </table:table-cell>
          <table:table-cell table:number-columns-repeated="2"/>
          <table:table-cell office:value-type="float" office:value="323854" calcext:value-type="float">
            <text:p>323854</text:p>
          </table:table-cell>
          <table:table-cell/>
          <table:table-cell office:value-type="float" office:value="3125427" calcext:value-type="float">
            <text:p>3125427</text:p>
          </table:table-cell>
          <table:table-cell/>
          <table:table-cell office:value-type="float" office:value="3340848" calcext:value-type="float">
            <text:p>3340848</text:p>
          </table:table-cell>
          <table:table-cell/>
          <table:table-cell office:value-type="float" office:value="3334512" calcext:value-type="float">
            <text:p>3334512</text:p>
          </table:table-cell>
          <table:table-cell table:number-columns-repeated="2"/>
          <table:table-cell office:value-type="float" office:value="325201" calcext:value-type="float">
            <text:p>325201</text:p>
          </table:table-cell>
          <table:table-cell/>
          <table:table-cell office:value-type="float" office:value="4406981" calcext:value-type="float">
            <text:p>4406981</text:p>
          </table:table-cell>
          <table:table-cell/>
          <table:table-cell office:value-type="float" office:value="11179373" calcext:value-type="float">
            <text:p>11179373</text:p>
          </table:table-cell>
          <table:table-cell table:number-columns-repeated="2"/>
          <table:table-cell office:value-type="float" office:value="3459276" calcext:value-type="float">
            <text:p>3459276</text:p>
          </table:table-cell>
          <table:table-cell table:number-columns-repeated="2"/>
          <table:table-cell office:value-type="float" office:value="320522" calcext:value-type="float">
            <text:p>320522</text:p>
          </table:table-cell>
          <table:table-cell table:number-columns-repeated="2"/>
          <table:table-cell office:value-type="float" office:value="314641" calcext:value-type="float">
            <text:p>314641</text:p>
          </table:table-cell>
          <table:table-cell/>
          <table:table-cell office:value-type="float" office:value="2547117" calcext:value-type="float">
            <text:p>2547117</text:p>
          </table:table-cell>
          <table:table-cell/>
          <table:table-cell office:value-type="float" office:value="2561468" calcext:value-type="float">
            <text:p>2561468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03647" calcext:value-type="float">
            <text:p>303647</text:p>
          </table:table-cell>
          <table:table-cell table:number-columns-repeated="2"/>
          <table:table-cell office:value-type="float" office:value="285017" calcext:value-type="float">
            <text:p>285017</text:p>
          </table:table-cell>
          <table:table-cell/>
          <table:table-cell office:value-type="float" office:value="3178928" calcext:value-type="float">
            <text:p>3178928</text:p>
          </table:table-cell>
          <table:table-cell/>
          <table:table-cell office:value-type="float" office:value="3180552" calcext:value-type="float">
            <text:p>3180552</text:p>
          </table:table-cell>
          <table:table-cell/>
          <table:table-cell office:value-type="float" office:value="3310567" calcext:value-type="float">
            <text:p>3310567</text:p>
          </table:table-cell>
          <table:table-cell table:number-columns-repeated="2"/>
          <table:table-cell office:value-type="float" office:value="267405" calcext:value-type="float">
            <text:p>267405</text:p>
          </table:table-cell>
          <table:table-cell/>
          <table:table-cell office:value-type="float" office:value="3574682" calcext:value-type="float">
            <text:p>3574682</text:p>
          </table:table-cell>
          <table:table-cell/>
          <table:table-cell office:value-type="float" office:value="10582056" calcext:value-type="float">
            <text:p>10582056</text:p>
          </table:table-cell>
          <table:table-cell table:number-columns-repeated="2"/>
          <table:table-cell office:value-type="float" office:value="3581397" calcext:value-type="float">
            <text:p>3581397</text:p>
          </table:table-cell>
          <table:table-cell table:number-columns-repeated="2"/>
          <table:table-cell office:value-type="float" office:value="254101" calcext:value-type="float">
            <text:p>254101</text:p>
          </table:table-cell>
          <table:table-cell table:number-columns-repeated="2"/>
          <table:table-cell office:value-type="float" office:value="233792" calcext:value-type="float">
            <text:p>233792</text:p>
          </table:table-cell>
          <table:table-cell/>
          <table:table-cell office:value-type="float" office:value="2531811" calcext:value-type="float">
            <text:p>2531811</text:p>
          </table:table-cell>
          <table:table-cell/>
          <table:table-cell office:value-type="float" office:value="2549044" calcext:value-type="float">
            <text:p>2549044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12320" calcext:value-type="float">
            <text:p>212320</text:p>
          </table:table-cell>
          <table:table-cell table:number-columns-repeated="2"/>
          <table:table-cell office:value-type="float" office:value="332385" calcext:value-type="float">
            <text:p>332385</text:p>
          </table:table-cell>
          <table:table-cell/>
          <table:table-cell office:value-type="float" office:value="2778874" calcext:value-type="float">
            <text:p>2778874</text:p>
          </table:table-cell>
          <table:table-cell/>
          <table:table-cell office:value-type="float" office:value="2947925" calcext:value-type="float">
            <text:p>2947925</text:p>
          </table:table-cell>
          <table:table-cell/>
          <table:table-cell office:value-type="float" office:value="3063832" calcext:value-type="float">
            <text:p>3063832</text:p>
          </table:table-cell>
          <table:table-cell table:number-columns-repeated="2"/>
          <table:table-cell office:value-type="float" office:value="372922" calcext:value-type="float">
            <text:p>372922</text:p>
          </table:table-cell>
          <table:table-cell/>
          <table:table-cell office:value-type="float" office:value="3199300" calcext:value-type="float">
            <text:p>3199300</text:p>
          </table:table-cell>
          <table:table-cell table:number-columns-repeated="2"/>
          <table:table-cell office:value-type="float" office:value="2906410" calcext:value-type="float">
            <text:p>2906410</text:p>
          </table:table-cell>
          <table:table-cell table:number-columns-repeated="2"/>
          <table:table-cell office:value-type="float" office:value="3031190" calcext:value-type="float">
            <text:p>3031190</text:p>
          </table:table-cell>
          <table:table-cell table:number-columns-repeated="2"/>
          <table:table-cell office:value-type="float" office:value="338280" calcext:value-type="float">
            <text:p>338280</text:p>
          </table:table-cell>
          <table:table-cell table:number-columns-repeated="2"/>
          <table:table-cell office:value-type="float" office:value="335707" calcext:value-type="float">
            <text:p>335707</text:p>
          </table:table-cell>
          <table:table-cell/>
          <table:table-cell office:value-type="float" office:value="2118778" calcext:value-type="float">
            <text:p>2118778</text:p>
          </table:table-cell>
          <table:table-cell/>
          <table:table-cell office:value-type="float" office:value="1976528" calcext:value-type="float">
            <text:p>1976528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32183" calcext:value-type="float">
            <text:p>332183</text:p>
          </table:table-cell>
          <table:table-cell table:number-columns-repeated="2"/>
          <table:table-cell office:value-type="float" office:value="324395" calcext:value-type="float">
            <text:p>324395</text:p>
          </table:table-cell>
          <table:table-cell/>
          <table:table-cell office:value-type="float" office:value="3101293" calcext:value-type="float">
            <text:p>3101293</text:p>
          </table:table-cell>
          <table:table-cell/>
          <table:table-cell office:value-type="float" office:value="3147840" calcext:value-type="float">
            <text:p>3147840</text:p>
          </table:table-cell>
          <table:table-cell/>
          <table:table-cell office:value-type="float" office:value="3108700" calcext:value-type="float">
            <text:p>3108700</text:p>
          </table:table-cell>
          <table:table-cell table:number-columns-repeated="2"/>
          <table:table-cell office:value-type="float" office:value="308840" calcext:value-type="float">
            <text:p>308840</text:p>
          </table:table-cell>
          <table:table-cell/>
          <table:table-cell office:value-type="float" office:value="3114088" calcext:value-type="float">
            <text:p>3114088</text:p>
          </table:table-cell>
          <table:table-cell table:number-columns-repeated="2"/>
          <table:table-cell office:value-type="float" office:value="2935825" calcext:value-type="float">
            <text:p>2935825</text:p>
          </table:table-cell>
          <table:table-cell table:number-columns-repeated="2"/>
          <table:table-cell office:value-type="float" office:value="3292281" calcext:value-type="float">
            <text:p>3292281</text:p>
          </table:table-cell>
          <table:table-cell table:number-columns-repeated="2"/>
          <table:table-cell office:value-type="float" office:value="291094" calcext:value-type="float">
            <text:p>291094</text:p>
          </table:table-cell>
          <table:table-cell table:number-columns-repeated="2"/>
          <table:table-cell office:value-type="float" office:value="280802" calcext:value-type="float">
            <text:p>280802</text:p>
          </table:table-cell>
          <table:table-cell/>
          <table:table-cell office:value-type="float" office:value="2072607" calcext:value-type="float">
            <text:p>2072607</text:p>
          </table:table-cell>
          <table:table-cell/>
          <table:table-cell office:value-type="float" office:value="2043641" calcext:value-type="float">
            <text:p>2043641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51317" calcext:value-type="float">
            <text:p>251317</text:p>
          </table:table-cell>
          <table:table-cell table:number-columns-repeated="2"/>
          <table:table-cell office:value-type="float" office:value="237797" calcext:value-type="float">
            <text:p>237797</text:p>
          </table:table-cell>
          <table:table-cell/>
          <table:table-cell office:value-type="float" office:value="3054180" calcext:value-type="float">
            <text:p>3054180</text:p>
          </table:table-cell>
          <table:table-cell/>
          <table:table-cell office:value-type="float" office:value="3085691" calcext:value-type="float">
            <text:p>3085691</text:p>
          </table:table-cell>
          <table:table-cell/>
          <table:table-cell office:value-type="float" office:value="2672010" calcext:value-type="float">
            <text:p>2672010</text:p>
          </table:table-cell>
          <table:table-cell table:number-columns-repeated="2"/>
          <table:table-cell office:value-type="float" office:value="205593" calcext:value-type="float">
            <text:p>205593</text:p>
          </table:table-cell>
          <table:table-cell/>
          <table:table-cell office:value-type="float" office:value="3070076" calcext:value-type="float">
            <text:p>3070076</text:p>
          </table:table-cell>
          <table:table-cell table:number-columns-repeated="2"/>
          <table:table-cell office:value-type="float" office:value="2399406" calcext:value-type="float">
            <text:p>2399406</text:p>
          </table:table-cell>
          <table:table-cell table:number-columns-repeated="2"/>
          <table:table-cell office:value-type="float" office:value="2807721" calcext:value-type="float">
            <text:p>2807721</text:p>
          </table:table-cell>
          <table:table-cell table:number-columns-repeated="2"/>
          <table:table-cell office:value-type="float" office:value="170571" calcext:value-type="float">
            <text:p>170571</text:p>
          </table:table-cell>
          <table:table-cell table:number-columns-repeated="2"/>
          <table:table-cell office:value-type="float" office:value="145267" calcext:value-type="float">
            <text:p>145267</text:p>
          </table:table-cell>
          <table:table-cell/>
          <table:table-cell office:value-type="float" office:value="1766869" calcext:value-type="float">
            <text:p>1766869</text:p>
          </table:table-cell>
          <table:table-cell/>
          <table:table-cell office:value-type="float" office:value="1599831" calcext:value-type="float">
            <text:p>1599831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48979" calcext:value-type="float">
            <text:p>248979</text:p>
          </table:table-cell>
          <table:table-cell table:number-columns-repeated="2"/>
          <table:table-cell office:value-type="float" office:value="238166" calcext:value-type="float">
            <text:p>238166</text:p>
          </table:table-cell>
          <table:table-cell/>
          <table:table-cell office:value-type="float" office:value="3025765" calcext:value-type="float">
            <text:p>3025765</text:p>
          </table:table-cell>
          <table:table-cell/>
          <table:table-cell office:value-type="float" office:value="2715735" calcext:value-type="float">
            <text:p>2715735</text:p>
          </table:table-cell>
          <table:table-cell/>
          <table:table-cell office:value-type="float" office:value="2182805" calcext:value-type="float">
            <text:p>2182805</text:p>
          </table:table-cell>
          <table:table-cell table:number-columns-repeated="2"/>
          <table:table-cell office:value-type="float" office:value="158552" calcext:value-type="float">
            <text:p>158552</text:p>
          </table:table-cell>
          <table:table-cell/>
          <table:table-cell office:value-type="float" office:value="3519632" calcext:value-type="float">
            <text:p>3519632</text:p>
          </table:table-cell>
          <table:table-cell table:number-columns-repeated="2"/>
          <table:table-cell office:value-type="float" office:value="5929337" calcext:value-type="float">
            <text:p>5929337</text:p>
          </table:table-cell>
          <table:table-cell table:number-columns-repeated="2"/>
          <table:table-cell office:value-type="float" office:value="2209523" calcext:value-type="float">
            <text:p>2209523</text:p>
          </table:table-cell>
          <table:table-cell table:number-columns-repeated="2"/>
          <table:table-cell office:value-type="float" office:value="188947" calcext:value-type="float">
            <text:p>188947</text:p>
          </table:table-cell>
          <table:table-cell table:number-columns-repeated="2"/>
          <table:table-cell office:value-type="float" office:value="159700" calcext:value-type="float">
            <text:p>159700</text:p>
          </table:table-cell>
          <table:table-cell/>
          <table:table-cell office:value-type="float" office:value="2661650" calcext:value-type="float">
            <text:p>2661650</text:p>
          </table:table-cell>
          <table:table-cell/>
          <table:table-cell office:value-type="float" office:value="2431030" calcext:value-type="float">
            <text:p>2431030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61526" calcext:value-type="float">
            <text:p>161526</text:p>
          </table:table-cell>
          <table:table-cell table:number-columns-repeated="2"/>
          <table:table-cell office:value-type="float" office:value="234796" calcext:value-type="float">
            <text:p>234796</text:p>
          </table:table-cell>
          <table:table-cell/>
          <table:table-cell office:value-type="float" office:value="3057345" calcext:value-type="float">
            <text:p>3057345</text:p>
          </table:table-cell>
          <table:table-cell/>
          <table:table-cell office:value-type="float" office:value="2983110" calcext:value-type="float">
            <text:p>2983110</text:p>
          </table:table-cell>
          <table:table-cell/>
          <table:table-cell office:value-type="float" office:value="2762022" calcext:value-type="float">
            <text:p>2762022</text:p>
          </table:table-cell>
          <table:table-cell table:number-columns-repeated="2"/>
          <table:table-cell office:value-type="float" office:value="184190" calcext:value-type="float">
            <text:p>184190</text:p>
          </table:table-cell>
          <table:table-cell/>
          <table:table-cell office:value-type="float" office:value="3947544" calcext:value-type="float">
            <text:p>3947544</text:p>
          </table:table-cell>
          <table:table-cell table:number-columns-repeated="2"/>
          <table:table-cell office:value-type="float" office:value="6853124" calcext:value-type="float">
            <text:p>6853124</text:p>
          </table:table-cell>
          <table:table-cell table:number-columns-repeated="2"/>
          <table:table-cell office:value-type="float" office:value="2121684" calcext:value-type="float">
            <text:p>2121684</text:p>
          </table:table-cell>
          <table:table-cell table:number-columns-repeated="2"/>
          <table:table-cell office:value-type="float" office:value="206504" calcext:value-type="float">
            <text:p>206504</text:p>
          </table:table-cell>
          <table:table-cell table:number-columns-repeated="2"/>
          <table:table-cell office:value-type="float" office:value="178278" calcext:value-type="float">
            <text:p>178278</text:p>
          </table:table-cell>
          <table:table-cell/>
          <table:table-cell office:value-type="float" office:value="2686793" calcext:value-type="float">
            <text:p>2686793</text:p>
          </table:table-cell>
          <table:table-cell/>
          <table:table-cell office:value-type="float" office:value="2350065" calcext:value-type="float">
            <text:p>2350065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45352" calcext:value-type="float">
            <text:p>145352</text:p>
          </table:table-cell>
          <table:table-cell table:number-columns-repeated="3"/>
          <table:table-cell office:value-type="float" office:value="87069" calcext:value-type="float">
            <text:p>87069</text:p>
          </table:table-cell>
          <table:table-cell/>
          <table:table-cell office:value-type="float" office:value="2907039" calcext:value-type="float">
            <text:p>2907039</text:p>
          </table:table-cell>
          <table:table-cell/>
          <table:table-cell office:value-type="float" office:value="3072993" calcext:value-type="float">
            <text:p>3072993</text:p>
          </table:table-cell>
          <table:table-cell/>
          <table:table-cell office:value-type="float" office:value="3063779" calcext:value-type="float">
            <text:p>3063779</text:p>
          </table:table-cell>
          <table:table-cell table:number-columns-repeated="2"/>
          <table:table-cell office:value-type="float" office:value="208932" calcext:value-type="float">
            <text:p>208932</text:p>
          </table:table-cell>
          <table:table-cell/>
          <table:table-cell office:value-type="float" office:value="3922816" calcext:value-type="float">
            <text:p>3922816</text:p>
          </table:table-cell>
          <table:table-cell table:number-columns-repeated="2"/>
          <table:table-cell office:value-type="float" office:value="8636638" calcext:value-type="float">
            <text:p>8636638</text:p>
          </table:table-cell>
          <table:table-cell table:number-columns-repeated="2"/>
          <table:table-cell office:value-type="float" office:value="2536937" calcext:value-type="float">
            <text:p>2536937</text:p>
          </table:table-cell>
          <table:table-cell table:number-columns-repeated="2"/>
          <table:table-cell office:value-type="float" office:value="222129" calcext:value-type="float">
            <text:p>222129</text:p>
          </table:table-cell>
          <table:table-cell table:number-columns-repeated="2"/>
          <table:table-cell office:value-type="float" office:value="207089" calcext:value-type="float">
            <text:p>207089</text:p>
          </table:table-cell>
          <table:table-cell/>
          <table:table-cell office:value-type="float" office:value="2625403" calcext:value-type="float">
            <text:p>2625403</text:p>
          </table:table-cell>
          <table:table-cell/>
          <table:table-cell office:value-type="float" office:value="2620796" calcext:value-type="float">
            <text:p>2620796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70621" calcext:value-type="float">
            <text:p>170621</text:p>
          </table:table-cell>
          <table:table-cell table:number-columns-repeated="2"/>
          <table:table-cell office:value-type="float" office:value="129155" calcext:value-type="float">
            <text:p>129155</text:p>
          </table:table-cell>
          <table:table-cell/>
          <table:table-cell office:value-type="float" office:value="3229969" calcext:value-type="float">
            <text:p>3229969</text:p>
          </table:table-cell>
          <table:table-cell/>
          <table:table-cell office:value-type="float" office:value="3266243" calcext:value-type="float">
            <text:p>3266243</text:p>
          </table:table-cell>
          <table:table-cell/>
          <table:table-cell office:value-type="float" office:value="3297460" calcext:value-type="float">
            <text:p>3297460</text:p>
          </table:table-cell>
          <table:table-cell table:number-columns-repeated="2"/>
          <table:table-cell office:value-type="float" office:value="229127" calcext:value-type="float">
            <text:p>229127</text:p>
          </table:table-cell>
          <table:table-cell/>
          <table:table-cell office:value-type="float" office:value="4101848" calcext:value-type="float">
            <text:p>4101848</text:p>
          </table:table-cell>
          <table:table-cell table:number-columns-repeated="2"/>
          <table:table-cell office:value-type="float" office:value="9745329" calcext:value-type="float">
            <text:p>9745329</text:p>
          </table:table-cell>
          <table:table-cell table:number-columns-repeated="2"/>
          <table:table-cell office:value-type="float" office:value="2571135" calcext:value-type="float">
            <text:p>2571135</text:p>
          </table:table-cell>
          <table:table-cell table:number-columns-repeated="2"/>
          <table:table-cell office:value-type="float" office:value="227118" calcext:value-type="float">
            <text:p>227118</text:p>
          </table:table-cell>
          <table:table-cell table:number-columns-repeated="2"/>
          <table:table-cell office:value-type="float" office:value="203446" calcext:value-type="float">
            <text:p>203446</text:p>
          </table:table-cell>
          <table:table-cell/>
          <table:table-cell office:value-type="float" office:value="2540317" calcext:value-type="float">
            <text:p>2540317</text:p>
          </table:table-cell>
          <table:table-cell/>
          <table:table-cell office:value-type="float" office:value="2605008" calcext:value-type="float">
            <text:p>2605008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80309" calcext:value-type="float">
            <text:p>180309</text:p>
          </table:table-cell>
          <table:table-cell table:number-columns-repeated="2"/>
          <table:table-cell office:value-type="float" office:value="207289" calcext:value-type="float">
            <text:p>207289</text:p>
          </table:table-cell>
          <table:table-cell/>
          <table:table-cell office:value-type="float" office:value="3384042" calcext:value-type="float">
            <text:p>3384042</text:p>
          </table:table-cell>
          <table:table-cell/>
          <table:table-cell office:value-type="float" office:value="3417362" calcext:value-type="float">
            <text:p>3417362</text:p>
          </table:table-cell>
          <table:table-cell/>
          <table:table-cell office:value-type="float" office:value="3370985" calcext:value-type="float">
            <text:p>3370985</text:p>
          </table:table-cell>
          <table:table-cell table:number-columns-repeated="2"/>
          <table:table-cell office:value-type="float" office:value="246282" calcext:value-type="float">
            <text:p>246282</text:p>
          </table:table-cell>
          <table:table-cell/>
          <table:table-cell office:value-type="float" office:value="4300777" calcext:value-type="float">
            <text:p>4300777</text:p>
          </table:table-cell>
          <table:table-cell/>
          <table:table-cell office:value-type="float" office:value="11157295" calcext:value-type="float">
            <text:p>11157295</text:p>
          </table:table-cell>
          <table:table-cell table:number-columns-repeated="2"/>
          <table:table-cell office:value-type="float" office:value="3394680" calcext:value-type="float">
            <text:p>3394680</text:p>
          </table:table-cell>
          <table:table-cell table:number-columns-repeated="2"/>
          <table:table-cell office:value-type="float" office:value="235862" calcext:value-type="float">
            <text:p>235862</text:p>
          </table:table-cell>
          <table:table-cell table:number-columns-repeated="2"/>
          <table:table-cell office:value-type="float" office:value="218048" calcext:value-type="float">
            <text:p>218048</text:p>
          </table:table-cell>
          <table:table-cell/>
          <table:table-cell office:value-type="float" office:value="2711254" calcext:value-type="float">
            <text:p>2711254</text:p>
          </table:table-cell>
          <table:table-cell/>
          <table:table-cell office:value-type="float" office:value="2682523" calcext:value-type="float">
            <text:p>2682523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97478" calcext:value-type="float">
            <text:p>197478</text:p>
          </table:table-cell>
          <table:table-cell table:number-columns-repeated="2"/>
          <table:table-cell office:value-type="float" office:value="166194" calcext:value-type="float">
            <text:p>166194</text:p>
          </table:table-cell>
          <table:table-cell/>
          <table:table-cell office:value-type="float" office:value="3137923" calcext:value-type="float">
            <text:p>3137923</text:p>
          </table:table-cell>
          <table:table-cell/>
          <table:table-cell office:value-type="float" office:value="3010566" calcext:value-type="float">
            <text:p>3010566</text:p>
          </table:table-cell>
          <table:table-cell/>
          <table:table-cell office:value-type="float" office:value="3348048" calcext:value-type="float">
            <text:p>3348048</text:p>
          </table:table-cell>
          <table:table-cell table:number-columns-repeated="2"/>
          <table:table-cell office:value-type="float" office:value="252799" calcext:value-type="float">
            <text:p>252799</text:p>
          </table:table-cell>
          <table:table-cell/>
          <table:table-cell office:value-type="float" office:value="3779559" calcext:value-type="float">
            <text:p>3779559</text:p>
          </table:table-cell>
          <table:table-cell/>
          <table:table-cell office:value-type="float" office:value="10044774" calcext:value-type="float">
            <text:p>10044774</text:p>
          </table:table-cell>
          <table:table-cell table:number-columns-repeated="2"/>
          <table:table-cell office:value-type="float" office:value="3610972" calcext:value-type="float">
            <text:p>3610972</text:p>
          </table:table-cell>
          <table:table-cell table:number-columns-repeated="2"/>
          <table:table-cell office:value-type="float" office:value="247847" calcext:value-type="float">
            <text:p>247847</text:p>
          </table:table-cell>
          <table:table-cell table:number-columns-repeated="2"/>
          <table:table-cell office:value-type="float" office:value="232633" calcext:value-type="float">
            <text:p>232633</text:p>
          </table:table-cell>
          <table:table-cell/>
          <table:table-cell office:value-type="float" office:value="2470425" calcext:value-type="float">
            <text:p>2470425</text:p>
          </table:table-cell>
          <table:table-cell/>
          <table:table-cell office:value-type="float" office:value="2472525" calcext:value-type="float">
            <text:p>2472525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10501" calcext:value-type="float">
            <text:p>210501</text:p>
          </table:table-cell>
          <table:table-cell table:number-columns-repeated="2"/>
          <table:table-cell office:value-type="float" office:value="187347" calcext:value-type="float">
            <text:p>187347</text:p>
          </table:table-cell>
          <table:table-cell/>
          <table:table-cell office:value-type="float" office:value="3377149" calcext:value-type="float">
            <text:p>3377149</text:p>
          </table:table-cell>
          <table:table-cell/>
          <table:table-cell office:value-type="float" office:value="3360999" calcext:value-type="float">
            <text:p>3360999</text:p>
          </table:table-cell>
          <table:table-cell/>
          <table:table-cell office:value-type="float" office:value="2900171" calcext:value-type="float">
            <text:p>2900171</text:p>
          </table:table-cell>
          <table:table-cell table:number-columns-repeated="2"/>
          <table:table-cell office:value-type="float" office:value="146187" calcext:value-type="float">
            <text:p>146187</text:p>
          </table:table-cell>
          <table:table-cell/>
          <table:table-cell office:value-type="float" office:value="3287801" calcext:value-type="float">
            <text:p>3287801</text:p>
          </table:table-cell>
          <table:table-cell table:number-columns-repeated="2"/>
          <table:table-cell office:value-type="float" office:value="3304908" calcext:value-type="float">
            <text:p>3304908</text:p>
          </table:table-cell>
          <table:table-cell table:number-columns-repeated="2"/>
          <table:table-cell office:value-type="float" office:value="3427606" calcext:value-type="float">
            <text:p>3427606</text:p>
          </table:table-cell>
          <table:table-cell table:number-columns-repeated="3"/>
          <table:table-cell office:value-type="float" office:value="95302" calcext:value-type="float">
            <text:p>95302</text:p>
          </table:table-cell>
          <table:table-cell table:number-columns-repeated="2"/>
          <table:table-cell office:value-type="float" office:value="235519" calcext:value-type="float">
            <text:p>235519</text:p>
          </table:table-cell>
          <table:table-cell/>
          <table:table-cell office:value-type="float" office:value="2199237" calcext:value-type="float">
            <text:p>2199237</text:p>
          </table:table-cell>
          <table:table-cell/>
          <table:table-cell office:value-type="float" office:value="2272092" calcext:value-type="float">
            <text:p>2272092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92553" calcext:value-type="float">
            <text:p>192553</text:p>
          </table:table-cell>
          <table:table-cell table:number-columns-repeated="2"/>
          <table:table-cell office:value-type="float" office:value="195976" calcext:value-type="float">
            <text:p>195976</text:p>
          </table:table-cell>
          <table:table-cell/>
          <table:table-cell office:value-type="float" office:value="3088092" calcext:value-type="float">
            <text:p>3088092</text:p>
          </table:table-cell>
          <table:table-cell/>
          <table:table-cell office:value-type="float" office:value="3112580" calcext:value-type="float">
            <text:p>3112580</text:p>
          </table:table-cell>
          <table:table-cell/>
          <table:table-cell office:value-type="float" office:value="3139447" calcext:value-type="float">
            <text:p>3139447</text:p>
          </table:table-cell>
          <table:table-cell table:number-columns-repeated="2"/>
          <table:table-cell office:value-type="float" office:value="159859" calcext:value-type="float">
            <text:p>159859</text:p>
          </table:table-cell>
          <table:table-cell/>
          <table:table-cell office:value-type="float" office:value="3229718" calcext:value-type="float">
            <text:p>3229718</text:p>
          </table:table-cell>
          <table:table-cell table:number-columns-repeated="2"/>
          <table:table-cell office:value-type="float" office:value="2766349" calcext:value-type="float">
            <text:p>2766349</text:p>
          </table:table-cell>
          <table:table-cell table:number-columns-repeated="2"/>
          <table:table-cell office:value-type="float" office:value="3127954" calcext:value-type="float">
            <text:p>3127954</text:p>
          </table:table-cell>
          <table:table-cell table:number-columns-repeated="2"/>
          <table:table-cell office:value-type="float" office:value="112021" calcext:value-type="float">
            <text:p>112021</text:p>
          </table:table-cell>
          <table:table-cell table:number-columns-repeated="2"/>
          <table:table-cell office:value-type="float" office:value="237499" calcext:value-type="float">
            <text:p>237499</text:p>
          </table:table-cell>
          <table:table-cell/>
          <table:table-cell office:value-type="float" office:value="2099046" calcext:value-type="float">
            <text:p>2099046</text:p>
          </table:table-cell>
          <table:table-cell/>
          <table:table-cell office:value-type="float" office:value="2096068" calcext:value-type="float">
            <text:p>2096068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31555" calcext:value-type="float">
            <text:p>231555</text:p>
          </table:table-cell>
          <table:table-cell table:number-columns-repeated="2"/>
          <table:table-cell office:value-type="float" office:value="208840" calcext:value-type="float">
            <text:p>208840</text:p>
          </table:table-cell>
          <table:table-cell/>
          <table:table-cell office:value-type="float" office:value="3134746" calcext:value-type="float">
            <text:p>3134746</text:p>
          </table:table-cell>
          <table:table-cell/>
          <table:table-cell office:value-type="float" office:value="3099564" calcext:value-type="float">
            <text:p>3099564</text:p>
          </table:table-cell>
          <table:table-cell/>
          <table:table-cell office:value-type="float" office:value="2916669" calcext:value-type="float">
            <text:p>2916669</text:p>
          </table:table-cell>
          <table:table-cell table:number-columns-repeated="2"/>
          <table:table-cell office:value-type="float" office:value="187080" calcext:value-type="float">
            <text:p>187080</text:p>
          </table:table-cell>
          <table:table-cell/>
          <table:table-cell office:value-type="float" office:value="2973212" calcext:value-type="float">
            <text:p>2973212</text:p>
          </table:table-cell>
          <table:table-cell table:number-columns-repeated="2"/>
          <table:table-cell office:value-type="float" office:value="2583377" calcext:value-type="float">
            <text:p>2583377</text:p>
          </table:table-cell>
          <table:table-cell table:number-columns-repeated="2"/>
          <table:table-cell office:value-type="float" office:value="2967521" calcext:value-type="float">
            <text:p>2967521</text:p>
          </table:table-cell>
          <table:table-cell table:number-columns-repeated="2"/>
          <table:table-cell office:value-type="float" office:value="153016" calcext:value-type="float">
            <text:p>153016</text:p>
          </table:table-cell>
          <table:table-cell table:number-columns-repeated="2"/>
          <table:table-cell office:value-type="float" office:value="121302" calcext:value-type="float">
            <text:p>121302</text:p>
          </table:table-cell>
          <table:table-cell/>
          <table:table-cell office:value-type="float" office:value="2023995" calcext:value-type="float">
            <text:p>2023995</text:p>
          </table:table-cell>
          <table:table-cell/>
          <table:table-cell office:value-type="float" office:value="2036437" calcext:value-type="float">
            <text:p>2036437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8882" calcext:value-type="float">
            <text:p>208882</text:p>
          </table:table-cell>
          <table:table-cell table:number-columns-repeated="2"/>
          <table:table-cell office:value-type="float" office:value="176256" calcext:value-type="float">
            <text:p>176256</text:p>
          </table:table-cell>
          <table:table-cell table:number-columns-repeated="2"/>
          <table:table-cell office:value-type="float" office:value="214333" calcext:value-type="float">
            <text:p>214333</text:p>
          </table:table-cell>
          <table:table-cell table:number-columns-repeated="2"/>
          <table:table-cell office:value-type="float" office:value="200277" calcext:value-type="float">
            <text:p>200277</text:p>
          </table:table-cell>
          <table:table-cell table:number-columns-repeated="2"/>
          <table:table-cell office:value-type="float" office:value="342611" calcext:value-type="float">
            <text:p>342611</text:p>
          </table:table-cell>
          <table:table-cell table:number-columns-repeated="3"/>
          <table:table-cell office:value-type="float" office:value="92918" calcext:value-type="float">
            <text:p>92918</text:p>
          </table:table-cell>
          <table:table-cell table:number-columns-repeated="2"/>
          <table:table-cell office:value-type="float" office:value="439618" calcext:value-type="float">
            <text:p>439618</text:p>
          </table:table-cell>
          <table:table-cell table:number-columns-repeated="2"/>
          <table:table-cell office:value-type="float" office:value="5816997" calcext:value-type="float">
            <text:p>5816997</text:p>
          </table:table-cell>
          <table:table-cell table:number-columns-repeated="2"/>
          <table:table-cell office:value-type="float" office:value="2153400" calcext:value-type="float">
            <text:p>2153400</text:p>
          </table:table-cell>
          <table:table-cell table:number-columns-repeated="2"/>
          <table:table-cell office:value-type="float" office:value="151923" calcext:value-type="float">
            <text:p>151923</text:p>
          </table:table-cell>
          <table:table-cell table:number-columns-repeated="2"/>
          <table:table-cell office:value-type="float" office:value="168709" calcext:value-type="float">
            <text:p>168709</text:p>
          </table:table-cell>
          <table:table-cell/>
          <table:table-cell office:value-type="float" office:value="2353787" calcext:value-type="float">
            <text:p>2353787</text:p>
          </table:table-cell>
          <table:table-cell table:number-columns-repeated="2"/>
          <table:table-cell office:value-type="float" office:value="197707" calcext:value-type="float">
            <text:p>197707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71292" calcext:value-type="float">
            <text:p>71292</text:p>
          </table:table-cell>
          <table:table-cell table:number-columns-repeated="2"/>
          <table:table-cell office:value-type="float" office:value="194828" calcext:value-type="float">
            <text:p>194828</text:p>
          </table:table-cell>
          <table:table-cell table:number-columns-repeated="2"/>
          <table:table-cell office:value-type="float" office:value="227874" calcext:value-type="float">
            <text:p>227874</text:p>
          </table:table-cell>
          <table:table-cell table:number-columns-repeated="2"/>
          <table:table-cell office:value-type="float" office:value="235917" calcext:value-type="float">
            <text:p>235917</text:p>
          </table:table-cell>
          <table:table-cell/>
          <table:table-cell office:value-type="float" office:value="1060404" calcext:value-type="float">
            <text:p>1060404</text:p>
          </table:table-cell>
          <table:table-cell table:number-columns-repeated="2"/>
          <table:table-cell office:value-type="float" office:value="118218" calcext:value-type="float">
            <text:p>118218</text:p>
          </table:table-cell>
          <table:table-cell/>
          <table:table-cell office:value-type="float" office:value="1115563" calcext:value-type="float">
            <text:p>1115563</text:p>
          </table:table-cell>
          <table:table-cell table:number-columns-repeated="2"/>
          <table:table-cell office:value-type="float" office:value="7796799" calcext:value-type="float">
            <text:p>7796799</text:p>
          </table:table-cell>
          <table:table-cell table:number-columns-repeated="2"/>
          <table:table-cell office:value-type="float" office:value="2434264" calcext:value-type="float">
            <text:p>2434264</text:p>
          </table:table-cell>
          <table:table-cell table:number-columns-repeated="2"/>
          <table:table-cell office:value-type="float" office:value="147761" calcext:value-type="float">
            <text:p>147761</text:p>
          </table:table-cell>
          <table:table-cell table:number-columns-repeated="2"/>
          <table:table-cell office:value-type="float" office:value="201788" calcext:value-type="float">
            <text:p>201788</text:p>
          </table:table-cell>
          <table:table-cell/>
          <table:table-cell office:value-type="float" office:value="2599876" calcext:value-type="float">
            <text:p>2599876</text:p>
          </table:table-cell>
          <table:table-cell/>
          <table:table-cell office:value-type="float" office:value="2493109" calcext:value-type="float">
            <text:p>2493109</text:p>
          </table:table-cell>
          <table:table-cell table:number-columns-repeated="29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55595" calcext:value-type="float">
            <text:p>155595</text:p>
          </table:table-cell>
          <table:table-cell table:number-columns-repeated="2"/>
          <table:table-cell office:value-type="float" office:value="191157" calcext:value-type="float">
            <text:p>191157</text:p>
          </table:table-cell>
          <table:table-cell/>
          <table:table-cell office:value-type="float" office:value="3139264" calcext:value-type="float">
            <text:p>3139264</text:p>
          </table:table-cell>
          <table:table-cell/>
          <table:table-cell office:value-type="float" office:value="3128370" calcext:value-type="float">
            <text:p>3128370</text:p>
          </table:table-cell>
          <table:table-cell/>
          <table:table-cell office:value-type="float" office:value="3024547" calcext:value-type="float">
            <text:p>3024547</text:p>
          </table:table-cell>
          <table:table-cell table:number-columns-repeated="2"/>
          <table:table-cell office:value-type="float" office:value="165339" calcext:value-type="float">
            <text:p>165339</text:p>
          </table:table-cell>
          <table:table-cell/>
          <table:table-cell office:value-type="float" office:value="3842377" calcext:value-type="float">
            <text:p>3842377</text:p>
          </table:table-cell>
          <table:table-cell table:number-columns-repeated="2"/>
          <table:table-cell office:value-type="float" office:value="8763774" calcext:value-type="float">
            <text:p>8763774</text:p>
          </table:table-cell>
          <table:table-cell table:number-columns-repeated="2"/>
          <table:table-cell office:value-type="float" office:value="2297513" calcext:value-type="float">
            <text:p>2297513</text:p>
          </table:table-cell>
          <table:table-cell table:number-columns-repeated="2"/>
          <table:table-cell office:value-type="float" office:value="142415" calcext:value-type="float">
            <text:p>142415</text:p>
          </table:table-cell>
          <table:table-cell table:number-columns-repeated="2"/>
          <table:table-cell office:value-type="float" office:value="217079" calcext:value-type="float">
            <text:p>217079</text:p>
          </table:table-cell>
          <table:table-cell/>
          <table:table-cell office:value-type="float" office:value="2141305" calcext:value-type="float">
            <text:p>2141305</text:p>
          </table:table-cell>
          <table:table-cell/>
          <table:table-cell office:value-type="float" office:value="2431900" calcext:value-type="float">
            <text:p>2431900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89229" calcext:value-type="float">
            <text:p>189229</text:p>
          </table:table-cell>
          <table:table-cell table:number-columns-repeated="2"/>
          <table:table-cell office:value-type="float" office:value="147935" calcext:value-type="float">
            <text:p>147935</text:p>
          </table:table-cell>
          <table:table-cell/>
          <table:table-cell office:value-type="float" office:value="3218089" calcext:value-type="float">
            <text:p>3218089</text:p>
          </table:table-cell>
          <table:table-cell/>
          <table:table-cell office:value-type="float" office:value="3035225" calcext:value-type="float">
            <text:p>3035225</text:p>
          </table:table-cell>
          <table:table-cell/>
          <table:table-cell office:value-type="float" office:value="3095413" calcext:value-type="float">
            <text:p>3095413</text:p>
          </table:table-cell>
          <table:table-cell table:number-columns-repeated="2"/>
          <table:table-cell office:value-type="float" office:value="184469" calcext:value-type="float">
            <text:p>184469</text:p>
          </table:table-cell>
          <table:table-cell/>
          <table:table-cell office:value-type="float" office:value="4100937" calcext:value-type="float">
            <text:p>4100937</text:p>
          </table:table-cell>
          <table:table-cell table:number-columns-repeated="2"/>
          <table:table-cell office:value-type="float" office:value="5544905" calcext:value-type="float">
            <text:p>5544905</text:p>
          </table:table-cell>
          <table:table-cell table:number-columns-repeated="2"/>
          <table:table-cell office:value-type="float" office:value="2589724" calcext:value-type="float">
            <text:p>2589724</text:p>
          </table:table-cell>
          <table:table-cell table:number-columns-repeated="2"/>
          <table:table-cell office:value-type="float" office:value="155978" calcext:value-type="float">
            <text:p>155978</text:p>
          </table:table-cell>
          <table:table-cell table:number-columns-repeated="2"/>
          <table:table-cell office:value-type="float" office:value="134922" calcext:value-type="float">
            <text:p>134922</text:p>
          </table:table-cell>
          <table:table-cell/>
          <table:table-cell office:value-type="float" office:value="2569958" calcext:value-type="float">
            <text:p>2569958</text:p>
          </table:table-cell>
          <table:table-cell/>
          <table:table-cell office:value-type="float" office:value="2537408" calcext:value-type="float">
            <text:p>2537408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87664" calcext:value-type="float">
            <text:p>187664</text:p>
          </table:table-cell>
          <table:table-cell table:number-columns-repeated="2"/>
          <table:table-cell office:value-type="float" office:value="170299" calcext:value-type="float">
            <text:p>170299</text:p>
          </table:table-cell>
          <table:table-cell table:number-columns-repeated="2"/>
          <table:table-cell office:value-type="float" office:value="297923" calcext:value-type="float">
            <text:p>297923</text:p>
          </table:table-cell>
          <table:table-cell table:number-columns-repeated="2"/>
          <table:table-cell office:value-type="float" office:value="309948" calcext:value-type="float">
            <text:p>309948</text:p>
          </table:table-cell>
          <table:table-cell/>
          <table:table-cell office:value-type="float" office:value="2197327" calcext:value-type="float">
            <text:p>2197327</text:p>
          </table:table-cell>
          <table:table-cell table:number-columns-repeated="2"/>
          <table:table-cell office:value-type="float" office:value="180373" calcext:value-type="float">
            <text:p>180373</text:p>
          </table:table-cell>
          <table:table-cell/>
          <table:table-cell office:value-type="float" office:value="2437332" calcext:value-type="float">
            <text:p>2437332</text:p>
          </table:table-cell>
          <table:table-cell/>
          <table:table-cell office:value-type="float" office:value="10204304" calcext:value-type="float">
            <text:p>10204304</text:p>
          </table:table-cell>
          <table:table-cell table:number-columns-repeated="2"/>
          <table:table-cell office:value-type="float" office:value="2573575" calcext:value-type="float">
            <text:p>2573575</text:p>
          </table:table-cell>
          <table:table-cell table:number-columns-repeated="2"/>
          <table:table-cell office:value-type="float" office:value="118648" calcext:value-type="float">
            <text:p>118648</text:p>
          </table:table-cell>
          <table:table-cell table:number-columns-repeated="2"/>
          <table:table-cell office:value-type="float" office:value="127207" calcext:value-type="float">
            <text:p>127207</text:p>
          </table:table-cell>
          <table:table-cell table:number-columns-repeated="2"/>
          <table:table-cell office:value-type="float" office:value="287840" calcext:value-type="float">
            <text:p>287840</text:p>
          </table:table-cell>
          <table:table-cell table:number-columns-repeated="2"/>
          <table:table-cell office:value-type="float" office:value="288570" calcext:value-type="float">
            <text:p>288570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78420" calcext:value-type="float">
            <text:p>178420</text:p>
          </table:table-cell>
          <table:table-cell table:number-columns-repeated="2"/>
          <table:table-cell office:value-type="float" office:value="166766" calcext:value-type="float">
            <text:p>166766</text:p>
          </table:table-cell>
          <table:table-cell table:number-columns-repeated="2"/>
          <table:table-cell office:value-type="float" office:value="303512" calcext:value-type="float">
            <text:p>303512</text:p>
          </table:table-cell>
          <table:table-cell table:number-columns-repeated="2"/>
          <table:table-cell office:value-type="float" office:value="373648" calcext:value-type="float">
            <text:p>373648</text:p>
          </table:table-cell>
          <table:table-cell/>
          <table:table-cell office:value-type="float" office:value="1380946" calcext:value-type="float">
            <text:p>1380946</text:p>
          </table:table-cell>
          <table:table-cell table:number-columns-repeated="2"/>
          <table:table-cell office:value-type="float" office:value="169359" calcext:value-type="float">
            <text:p>169359</text:p>
          </table:table-cell>
          <table:table-cell/>
          <table:table-cell office:value-type="float" office:value="1457102" calcext:value-type="float">
            <text:p>1457102</text:p>
          </table:table-cell>
          <table:table-cell/>
          <table:table-cell office:value-type="float" office:value="11541787" calcext:value-type="float">
            <text:p>11541787</text:p>
          </table:table-cell>
          <table:table-cell table:number-columns-repeated="2"/>
          <table:table-cell office:value-type="float" office:value="3625409" calcext:value-type="float">
            <text:p>3625409</text:p>
          </table:table-cell>
          <table:table-cell table:number-columns-repeated="2"/>
          <table:table-cell office:value-type="float" office:value="107993" calcext:value-type="float">
            <text:p>107993</text:p>
          </table:table-cell>
          <table:table-cell table:number-columns-repeated="2"/>
          <table:table-cell office:value-type="float" office:value="107700" calcext:value-type="float">
            <text:p>107700</text:p>
          </table:table-cell>
          <table:table-cell table:number-columns-repeated="2"/>
          <table:table-cell office:value-type="float" office:value="359316" calcext:value-type="float">
            <text:p>359316</text:p>
          </table:table-cell>
          <table:table-cell/>
          <table:table-cell office:value-type="float" office:value="2360111" calcext:value-type="float">
            <text:p>2360111</text:p>
          </table:table-cell>
          <table:table-cell table:number-columns-repeated="31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37028" calcext:value-type="float">
            <text:p>137028</text:p>
          </table:table-cell>
          <table:table-cell table:number-columns-repeated="2"/>
          <table:table-cell office:value-type="float" office:value="188659" calcext:value-type="float">
            <text:p>188659</text:p>
          </table:table-cell>
          <table:table-cell/>
          <table:table-cell office:value-type="float" office:value="3032549" calcext:value-type="float">
            <text:p>3032549</text:p>
          </table:table-cell>
          <table:table-cell/>
          <table:table-cell office:value-type="float" office:value="3198136" calcext:value-type="float">
            <text:p>3198136</text:p>
          </table:table-cell>
          <table:table-cell/>
          <table:table-cell office:value-type="float" office:value="3193422" calcext:value-type="float">
            <text:p>3193422</text:p>
          </table:table-cell>
          <table:table-cell table:number-columns-repeated="2"/>
          <table:table-cell office:value-type="float" office:value="142947" calcext:value-type="float">
            <text:p>142947</text:p>
          </table:table-cell>
          <table:table-cell/>
          <table:table-cell office:value-type="float" office:value="3189017" calcext:value-type="float">
            <text:p>3189017</text:p>
          </table:table-cell>
          <table:table-cell table:number-columns-repeated="2"/>
          <table:table-cell office:value-type="float" office:value="3392827" calcext:value-type="float">
            <text:p>3392827</text:p>
          </table:table-cell>
          <table:table-cell table:number-columns-repeated="2"/>
          <table:table-cell office:value-type="float" office:value="3274408" calcext:value-type="float">
            <text:p>3274408</text:p>
          </table:table-cell>
          <table:table-cell table:number-columns-repeated="2"/>
          <table:table-cell office:value-type="float" office:value="172929" calcext:value-type="float">
            <text:p>172929</text:p>
          </table:table-cell>
          <table:table-cell table:number-columns-repeated="2"/>
          <table:table-cell office:value-type="float" office:value="166608" calcext:value-type="float">
            <text:p>166608</text:p>
          </table:table-cell>
          <table:table-cell/>
          <table:table-cell office:value-type="float" office:value="2312187" calcext:value-type="float">
            <text:p>2312187</text:p>
          </table:table-cell>
          <table:table-cell/>
          <table:table-cell office:value-type="float" office:value="2107178" calcext:value-type="float">
            <text:p>2107178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45330" calcext:value-type="float">
            <text:p>145330</text:p>
          </table:table-cell>
          <table:table-cell table:number-columns-repeated="2"/>
          <table:table-cell office:value-type="float" office:value="152844" calcext:value-type="float">
            <text:p>152844</text:p>
          </table:table-cell>
          <table:table-cell/>
          <table:table-cell office:value-type="float" office:value="3075978" calcext:value-type="float">
            <text:p>3075978</text:p>
          </table:table-cell>
          <table:table-cell/>
          <table:table-cell office:value-type="float" office:value="2970036" calcext:value-type="float">
            <text:p>2970036</text:p>
          </table:table-cell>
          <table:table-cell/>
          <table:table-cell office:value-type="float" office:value="2970754" calcext:value-type="float">
            <text:p>2970754</text:p>
          </table:table-cell>
          <table:table-cell table:number-columns-repeated="2"/>
          <table:table-cell office:value-type="float" office:value="154825" calcext:value-type="float">
            <text:p>154825</text:p>
          </table:table-cell>
          <table:table-cell/>
          <table:table-cell office:value-type="float" office:value="2635240" calcext:value-type="float">
            <text:p>2635240</text:p>
          </table:table-cell>
          <table:table-cell table:number-columns-repeated="2"/>
          <table:table-cell office:value-type="float" office:value="2794198" calcext:value-type="float">
            <text:p>2794198</text:p>
          </table:table-cell>
          <table:table-cell table:number-columns-repeated="3"/>
          <table:table-cell office:value-type="float" office:value="835071" calcext:value-type="float">
            <text:p>835071</text:p>
          </table:table-cell>
          <table:table-cell table:number-columns-repeated="2"/>
          <table:table-cell office:value-type="float" office:value="135588" calcext:value-type="float">
            <text:p>135588</text:p>
          </table:table-cell>
          <table:table-cell table:number-columns-repeated="2"/>
          <table:table-cell office:value-type="float" office:value="113271" calcext:value-type="float">
            <text:p>113271</text:p>
          </table:table-cell>
          <table:table-cell table:number-columns-repeated="2"/>
          <table:table-cell office:value-type="float" office:value="290775" calcext:value-type="float">
            <text:p>290775</text:p>
          </table:table-cell>
          <table:table-cell table:number-columns-repeated="2"/>
          <table:table-cell office:value-type="float" office:value="293423" calcext:value-type="float">
            <text:p>29342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5013" calcext:value-type="float">
            <text:p>165013</text:p>
          </table:table-cell>
          <table:table-cell table:number-columns-repeated="2"/>
          <table:table-cell office:value-type="float" office:value="178317" calcext:value-type="float">
            <text:p>178317</text:p>
          </table:table-cell>
          <table:table-cell table:number-columns-repeated="2"/>
          <table:table-cell office:value-type="float" office:value="318046" calcext:value-type="float">
            <text:p>318046</text:p>
          </table:table-cell>
          <table:table-cell table:number-columns-repeated="2"/>
          <table:table-cell office:value-type="float" office:value="320244" calcext:value-type="float">
            <text:p>320244</text:p>
          </table:table-cell>
          <table:table-cell/>
          <table:table-cell office:value-type="float" office:value="1243554" calcext:value-type="float">
            <text:p>1243554</text:p>
          </table:table-cell>
          <table:table-cell table:number-columns-repeated="2"/>
          <table:table-cell office:value-type="float" office:value="158382" calcext:value-type="float">
            <text:p>158382</text:p>
          </table:table-cell>
          <table:table-cell/>
          <table:table-cell office:value-type="float" office:value="3124823" calcext:value-type="float">
            <text:p>3124823</text:p>
          </table:table-cell>
          <table:table-cell table:number-columns-repeated="2"/>
          <table:table-cell office:value-type="float" office:value="2688863" calcext:value-type="float">
            <text:p>2688863</text:p>
          </table:table-cell>
          <table:table-cell table:number-columns-repeated="2"/>
          <table:table-cell office:value-type="float" office:value="3079303" calcext:value-type="float">
            <text:p>3079303</text:p>
          </table:table-cell>
          <table:table-cell table:number-columns-repeated="2"/>
          <table:table-cell office:value-type="float" office:value="166389" calcext:value-type="float">
            <text:p>166389</text:p>
          </table:table-cell>
          <table:table-cell table:number-columns-repeated="2"/>
          <table:table-cell office:value-type="float" office:value="148654" calcext:value-type="float">
            <text:p>148654</text:p>
          </table:table-cell>
          <table:table-cell table:number-columns-repeated="2"/>
          <table:table-cell office:value-type="float" office:value="299085" calcext:value-type="float">
            <text:p>299085</text:p>
          </table:table-cell>
          <table:table-cell table:number-columns-repeated="2"/>
          <table:table-cell office:value-type="float" office:value="294306" calcext:value-type="float">
            <text:p>294306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1460" calcext:value-type="float">
            <text:p>61460</text:p>
          </table:table-cell>
          <table:table-cell table:number-columns-repeated="2"/>
          <table:table-cell office:value-type="float" office:value="162015" calcext:value-type="float">
            <text:p>162015</text:p>
          </table:table-cell>
          <table:table-cell table:number-columns-repeated="2"/>
          <table:table-cell office:value-type="float" office:value="206633" calcext:value-type="float">
            <text:p>206633</text:p>
          </table:table-cell>
          <table:table-cell table:number-columns-repeated="2"/>
          <table:table-cell office:value-type="float" office:value="210493" calcext:value-type="float">
            <text:p>210493</text:p>
          </table:table-cell>
          <table:table-cell table:number-columns-repeated="2"/>
          <table:table-cell office:value-type="float" office:value="128737" calcext:value-type="float">
            <text:p>128737</text:p>
          </table:table-cell>
          <table:table-cell table:number-columns-repeated="3"/>
          <table:table-cell office:value-type="float" office:value="96786" calcext:value-type="float">
            <text:p>96786</text:p>
          </table:table-cell>
          <table:table-cell table:number-columns-repeated="2"/>
          <table:table-cell office:value-type="float" office:value="136325" calcext:value-type="float">
            <text:p>136325</text:p>
          </table:table-cell>
          <table:table-cell table:number-columns-repeated="2"/>
          <table:table-cell office:value-type="float" office:value="6046342" calcext:value-type="float">
            <text:p>6046342</text:p>
          </table:table-cell>
          <table:table-cell table:number-columns-repeated="3"/>
          <table:table-cell office:value-type="float" office:value="254492" calcext:value-type="float">
            <text:p>254492</text:p>
          </table:table-cell>
          <table:table-cell table:number-columns-repeated="2"/>
          <table:table-cell office:value-type="float" office:value="129698" calcext:value-type="float">
            <text:p>129698</text:p>
          </table:table-cell>
          <table:table-cell table:number-columns-repeated="2"/>
          <table:table-cell office:value-type="float" office:value="155056" calcext:value-type="float">
            <text:p>155056</text:p>
          </table:table-cell>
          <table:table-cell table:number-columns-repeated="2"/>
          <table:table-cell office:value-type="float" office:value="211940" calcext:value-type="float">
            <text:p>211940</text:p>
          </table:table-cell>
          <table:table-cell table:number-columns-repeated="2"/>
          <table:table-cell office:value-type="float" office:value="213788" calcext:value-type="float">
            <text:p>213788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10001" calcext:value-type="float">
            <text:p>110001</text:p>
          </table:table-cell>
          <table:table-cell table:number-columns-repeated="2"/>
          <table:table-cell office:value-type="float" office:value="150455" calcext:value-type="float">
            <text:p>150455</text:p>
          </table:table-cell>
          <table:table-cell table:number-columns-repeated="2"/>
          <table:table-cell office:value-type="float" office:value="235345" calcext:value-type="float">
            <text:p>235345</text:p>
          </table:table-cell>
          <table:table-cell table:number-columns-repeated="2"/>
          <table:table-cell office:value-type="float" office:value="233756" calcext:value-type="float">
            <text:p>233756</text:p>
          </table:table-cell>
          <table:table-cell table:number-columns-repeated="2"/>
          <table:table-cell office:value-type="float" office:value="203638" calcext:value-type="float">
            <text:p>203638</text:p>
          </table:table-cell>
          <table:table-cell table:number-columns-repeated="2"/>
          <table:table-cell office:value-type="float" office:value="110877" calcext:value-type="float">
            <text:p>110877</text:p>
          </table:table-cell>
          <table:table-cell table:number-columns-repeated="2"/>
          <table:table-cell office:value-type="float" office:value="240713" calcext:value-type="float">
            <text:p>240713</text:p>
          </table:table-cell>
          <table:table-cell table:number-columns-repeated="2"/>
          <table:table-cell office:value-type="float" office:value="7179647" calcext:value-type="float">
            <text:p>7179647</text:p>
          </table:table-cell>
          <table:table-cell table:number-columns-repeated="3"/>
          <table:table-cell office:value-type="float" office:value="301509" calcext:value-type="float">
            <text:p>301509</text:p>
          </table:table-cell>
          <table:table-cell table:number-columns-repeated="2"/>
          <table:table-cell office:value-type="float" office:value="106555" calcext:value-type="float">
            <text:p>106555</text:p>
          </table:table-cell>
          <table:table-cell table:number-columns-repeated="2"/>
          <table:table-cell office:value-type="float" office:value="167808" calcext:value-type="float">
            <text:p>167808</text:p>
          </table:table-cell>
          <table:table-cell table:number-columns-repeated="2"/>
          <table:table-cell office:value-type="float" office:value="238608" calcext:value-type="float">
            <text:p>238608</text:p>
          </table:table-cell>
          <table:table-cell table:number-columns-repeated="2"/>
          <table:table-cell office:value-type="float" office:value="229009" calcext:value-type="float">
            <text:p>22900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30887" calcext:value-type="float">
            <text:p>130887</text:p>
          </table:table-cell>
          <table:table-cell table:number-columns-repeated="2"/>
          <table:table-cell office:value-type="float" office:value="165105" calcext:value-type="float">
            <text:p>165105</text:p>
          </table:table-cell>
          <table:table-cell table:number-columns-repeated="2"/>
          <table:table-cell office:value-type="float" office:value="250065" calcext:value-type="float">
            <text:p>250065</text:p>
          </table:table-cell>
          <table:table-cell table:number-columns-repeated="2"/>
          <table:table-cell office:value-type="float" office:value="267592" calcext:value-type="float">
            <text:p>267592</text:p>
          </table:table-cell>
          <table:table-cell table:number-columns-repeated="2"/>
          <table:table-cell office:value-type="float" office:value="228201" calcext:value-type="float">
            <text:p>228201</text:p>
          </table:table-cell>
          <table:table-cell table:number-columns-repeated="3"/>
          <table:table-cell office:value-type="float" office:value="22736" calcext:value-type="float">
            <text:p>22736</text:p>
          </table:table-cell>
          <table:table-cell table:number-columns-repeated="2"/>
          <table:table-cell office:value-type="float" office:value="275877" calcext:value-type="float">
            <text:p>275877</text:p>
          </table:table-cell>
          <table:table-cell table:number-columns-repeated="2"/>
          <table:table-cell office:value-type="float" office:value="8836978" calcext:value-type="float">
            <text:p>8836978</text:p>
          </table:table-cell>
          <table:table-cell table:number-columns-repeated="3"/>
          <table:table-cell office:value-type="float" office:value="363500" calcext:value-type="float">
            <text:p>363500</text:p>
          </table:table-cell>
          <table:table-cell table:number-columns-repeated="2"/>
          <table:table-cell office:value-type="float" office:value="223160" calcext:value-type="float">
            <text:p>223160</text:p>
          </table:table-cell>
          <table:table-cell table:number-columns-repeated="2"/>
          <table:table-cell office:value-type="float" office:value="192347" calcext:value-type="float">
            <text:p>192347</text:p>
          </table:table-cell>
          <table:table-cell table:number-columns-repeated="2"/>
          <table:table-cell office:value-type="float" office:value="247336" calcext:value-type="float">
            <text:p>247336</text:p>
          </table:table-cell>
          <table:table-cell table:number-columns-repeated="2"/>
          <table:table-cell office:value-type="float" office:value="249876" calcext:value-type="float">
            <text:p>249876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42154" calcext:value-type="float">
            <text:p>142154</text:p>
          </table:table-cell>
          <table:table-cell table:number-columns-repeated="2"/>
          <table:table-cell office:value-type="float" office:value="165362" calcext:value-type="float">
            <text:p>165362</text:p>
          </table:table-cell>
          <table:table-cell table:number-columns-repeated="2"/>
          <table:table-cell office:value-type="float" office:value="294293" calcext:value-type="float">
            <text:p>294293</text:p>
          </table:table-cell>
          <table:table-cell table:number-columns-repeated="2"/>
          <table:table-cell office:value-type="float" office:value="276483" calcext:value-type="float">
            <text:p>276483</text:p>
          </table:table-cell>
          <table:table-cell table:number-columns-repeated="2"/>
          <table:table-cell office:value-type="float" office:value="308051" calcext:value-type="float">
            <text:p>308051</text:p>
          </table:table-cell>
          <table:table-cell table:number-columns-repeated="3"/>
          <table:table-cell office:value-type="float" office:value="22098" calcext:value-type="float">
            <text:p>22098</text:p>
          </table:table-cell>
          <table:table-cell table:number-columns-repeated="2"/>
          <table:table-cell office:value-type="float" office:value="382766" calcext:value-type="float">
            <text:p>382766</text:p>
          </table:table-cell>
          <table:table-cell table:number-columns-repeated="2"/>
          <table:table-cell office:value-type="float" office:value="9806470" calcext:value-type="float">
            <text:p>9806470</text:p>
          </table:table-cell>
          <table:table-cell table:number-columns-repeated="3"/>
          <table:table-cell office:value-type="float" office:value="435194" calcext:value-type="float">
            <text:p>435194</text:p>
          </table:table-cell>
          <table:table-cell table:number-columns-repeated="2"/>
          <table:table-cell office:value-type="float" office:value="166973" calcext:value-type="float">
            <text:p>166973</text:p>
          </table:table-cell>
          <table:table-cell table:number-columns-repeated="2"/>
          <table:table-cell office:value-type="float" office:value="182629" calcext:value-type="float">
            <text:p>182629</text:p>
          </table:table-cell>
          <table:table-cell table:number-columns-repeated="2"/>
          <table:table-cell office:value-type="float" office:value="275428" calcext:value-type="float">
            <text:p>275428</text:p>
          </table:table-cell>
          <table:table-cell table:number-columns-repeated="2"/>
          <table:table-cell office:value-type="float" office:value="278144" calcext:value-type="float">
            <text:p>278144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52385" calcext:value-type="float">
            <text:p>152385</text:p>
          </table:table-cell>
          <table:table-cell table:number-columns-repeated="2"/>
          <table:table-cell office:value-type="float" office:value="166218" calcext:value-type="float">
            <text:p>166218</text:p>
          </table:table-cell>
          <table:table-cell table:number-columns-repeated="2"/>
          <table:table-cell office:value-type="float" office:value="285645" calcext:value-type="float">
            <text:p>285645</text:p>
          </table:table-cell>
          <table:table-cell table:number-columns-repeated="2"/>
          <table:table-cell office:value-type="float" office:value="289818" calcext:value-type="float">
            <text:p>289818</text:p>
          </table:table-cell>
          <table:table-cell table:number-columns-repeated="2"/>
          <table:table-cell office:value-type="float" office:value="418020" calcext:value-type="float">
            <text:p>418020</text:p>
          </table:table-cell>
          <table:table-cell table:number-columns-repeated="2"/>
          <table:table-cell office:value-type="float" office:value="230276" calcext:value-type="float">
            <text:p>230276</text:p>
          </table:table-cell>
          <table:table-cell table:number-columns-repeated="2"/>
          <table:table-cell office:value-type="float" office:value="460504" calcext:value-type="float">
            <text:p>460504</text:p>
          </table:table-cell>
          <table:table-cell/>
          <table:table-cell office:value-type="float" office:value="11229368" calcext:value-type="float">
            <text:p>11229368</text:p>
          </table:table-cell>
          <table:table-cell table:number-columns-repeated="3"/>
          <table:table-cell office:value-type="float" office:value="476627" calcext:value-type="float">
            <text:p>476627</text:p>
          </table:table-cell>
          <table:table-cell table:number-columns-repeated="2"/>
          <table:table-cell office:value-type="float" office:value="199473" calcext:value-type="float">
            <text:p>199473</text:p>
          </table:table-cell>
          <table:table-cell table:number-columns-repeated="2"/>
          <table:table-cell office:value-type="float" office:value="172017" calcext:value-type="float">
            <text:p>172017</text:p>
          </table:table-cell>
          <table:table-cell table:number-columns-repeated="2"/>
          <table:table-cell office:value-type="float" office:value="278193" calcext:value-type="float">
            <text:p>278193</text:p>
          </table:table-cell>
          <table:table-cell table:number-columns-repeated="2"/>
          <table:table-cell office:value-type="float" office:value="283579" calcext:value-type="float">
            <text:p>283579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90059" calcext:value-type="float">
            <text:p>190059</text:p>
          </table:table-cell>
          <table:table-cell table:number-columns-repeated="2"/>
          <table:table-cell office:value-type="float" office:value="185965" calcext:value-type="float">
            <text:p>185965</text:p>
          </table:table-cell>
          <table:table-cell table:number-columns-repeated="2"/>
          <table:table-cell office:value-type="float" office:value="323124" calcext:value-type="float">
            <text:p>323124</text:p>
          </table:table-cell>
          <table:table-cell table:number-columns-repeated="2"/>
          <table:table-cell office:value-type="float" office:value="297019" calcext:value-type="float">
            <text:p>297019</text:p>
          </table:table-cell>
          <table:table-cell table:number-columns-repeated="2"/>
          <table:table-cell office:value-type="float" office:value="416086" calcext:value-type="float">
            <text:p>416086</text:p>
          </table:table-cell>
          <table:table-cell table:number-columns-repeated="2"/>
          <table:table-cell office:value-type="float" office:value="139179" calcext:value-type="float">
            <text:p>139179</text:p>
          </table:table-cell>
          <table:table-cell table:number-columns-repeated="2"/>
          <table:table-cell office:value-type="float" office:value="426501" calcext:value-type="float">
            <text:p>426501</text:p>
          </table:table-cell>
          <table:table-cell/>
          <table:table-cell office:value-type="float" office:value="11587768" calcext:value-type="float">
            <text:p>11587768</text:p>
          </table:table-cell>
          <table:table-cell table:number-columns-repeated="3"/>
          <table:table-cell office:value-type="float" office:value="493680" calcext:value-type="float">
            <text:p>493680</text:p>
          </table:table-cell>
          <table:table-cell table:number-columns-repeated="2"/>
          <table:table-cell office:value-type="float" office:value="197840" calcext:value-type="float">
            <text:p>197840</text:p>
          </table:table-cell>
          <table:table-cell table:number-columns-repeated="2"/>
          <table:table-cell office:value-type="float" office:value="163801" calcext:value-type="float">
            <text:p>163801</text:p>
          </table:table-cell>
          <table:table-cell table:number-columns-repeated="2"/>
          <table:table-cell office:value-type="float" office:value="293537" calcext:value-type="float">
            <text:p>293537</text:p>
          </table:table-cell>
          <table:table-cell table:number-columns-repeated="2"/>
          <table:table-cell office:value-type="float" office:value="290150" calcext:value-type="float">
            <text:p>290150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55856" calcext:value-type="float">
            <text:p>155856</text:p>
          </table:table-cell>
          <table:table-cell table:number-columns-repeated="2"/>
          <table:table-cell office:value-type="float" office:value="170716" calcext:value-type="float">
            <text:p>170716</text:p>
          </table:table-cell>
          <table:table-cell table:number-columns-repeated="2"/>
          <table:table-cell office:value-type="float" office:value="290907" calcext:value-type="float">
            <text:p>290907</text:p>
          </table:table-cell>
          <table:table-cell table:number-columns-repeated="2"/>
          <table:table-cell office:value-type="float" office:value="299521" calcext:value-type="float">
            <text:p>299521</text:p>
          </table:table-cell>
          <table:table-cell table:number-columns-repeated="2"/>
          <table:table-cell office:value-type="float" office:value="422902" calcext:value-type="float">
            <text:p>422902</text:p>
          </table:table-cell>
          <table:table-cell table:number-columns-repeated="2"/>
          <table:table-cell office:value-type="float" office:value="219325" calcext:value-type="float">
            <text:p>219325</text:p>
          </table:table-cell>
          <table:table-cell table:number-columns-repeated="2"/>
          <table:table-cell office:value-type="float" office:value="505452" calcext:value-type="float">
            <text:p>505452</text:p>
          </table:table-cell>
          <table:table-cell table:number-columns-repeated="2"/>
          <table:table-cell office:value-type="float" office:value="3486313" calcext:value-type="float">
            <text:p>3486313</text:p>
          </table:table-cell>
          <table:table-cell table:number-columns-repeated="3"/>
          <table:table-cell office:value-type="float" office:value="508766" calcext:value-type="float">
            <text:p>508766</text:p>
          </table:table-cell>
          <table:table-cell table:number-columns-repeated="2"/>
          <table:table-cell office:value-type="float" office:value="166221" calcext:value-type="float">
            <text:p>166221</text:p>
          </table:table-cell>
          <table:table-cell table:number-columns-repeated="2"/>
          <table:table-cell office:value-type="float" office:value="181932" calcext:value-type="float">
            <text:p>181932</text:p>
          </table:table-cell>
          <table:table-cell table:number-columns-repeated="2"/>
          <table:table-cell office:value-type="float" office:value="286677" calcext:value-type="float">
            <text:p>286677</text:p>
          </table:table-cell>
          <table:table-cell table:number-columns-repeated="2"/>
          <table:table-cell office:value-type="float" office:value="292028" calcext:value-type="float">
            <text:p>292028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4271" calcext:value-type="float">
            <text:p>44271</text:p>
          </table:table-cell>
          <table:table-cell table:number-columns-repeated="2"/>
          <table:table-cell office:value-type="float" office:value="177844" calcext:value-type="float">
            <text:p>177844</text:p>
          </table:table-cell>
          <table:table-cell table:number-columns-repeated="2"/>
          <table:table-cell office:value-type="float" office:value="304295" calcext:value-type="float">
            <text:p>304295</text:p>
          </table:table-cell>
          <table:table-cell table:number-columns-repeated="2"/>
          <table:table-cell office:value-type="float" office:value="305667" calcext:value-type="float">
            <text:p>305667</text:p>
          </table:table-cell>
          <table:table-cell table:number-columns-repeated="2"/>
          <table:table-cell office:value-type="float" office:value="399716" calcext:value-type="float">
            <text:p>399716</text:p>
          </table:table-cell>
          <table:table-cell table:number-columns-repeated="3"/>
          <table:table-cell office:value-type="float" office:value="98800" calcext:value-type="float">
            <text:p>98800</text:p>
          </table:table-cell>
          <table:table-cell table:number-columns-repeated="2"/>
          <table:table-cell office:value-type="float" office:value="506692" calcext:value-type="float">
            <text:p>506692</text:p>
          </table:table-cell>
          <table:table-cell table:number-columns-repeated="2"/>
          <table:table-cell office:value-type="float" office:value="2851234" calcext:value-type="float">
            <text:p>2851234</text:p>
          </table:table-cell>
          <table:table-cell table:number-columns-repeated="3"/>
          <table:table-cell office:value-type="float" office:value="495931" calcext:value-type="float">
            <text:p>495931</text:p>
          </table:table-cell>
          <table:table-cell table:number-columns-repeated="3"/>
          <table:table-cell office:value-type="float" office:value="22097" calcext:value-type="float">
            <text:p>22097</text:p>
          </table:table-cell>
          <table:table-cell table:number-columns-repeated="2"/>
          <table:table-cell office:value-type="float" office:value="162746" calcext:value-type="float">
            <text:p>162746</text:p>
          </table:table-cell>
          <table:table-cell table:number-columns-repeated="2"/>
          <table:table-cell office:value-type="float" office:value="298732" calcext:value-type="float">
            <text:p>298732</text:p>
          </table:table-cell>
          <table:table-cell table:number-columns-repeated="2"/>
          <table:table-cell office:value-type="float" office:value="295548" calcext:value-type="float">
            <text:p>295548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93188" calcext:value-type="float">
            <text:p>193188</text:p>
          </table:table-cell>
          <table:table-cell table:number-columns-repeated="2"/>
          <table:table-cell office:value-type="float" office:value="158631" calcext:value-type="float">
            <text:p>158631</text:p>
          </table:table-cell>
          <table:table-cell table:number-columns-repeated="2"/>
          <table:table-cell office:value-type="float" office:value="301143" calcext:value-type="float">
            <text:p>301143</text:p>
          </table:table-cell>
          <table:table-cell table:number-columns-repeated="2"/>
          <table:table-cell office:value-type="float" office:value="301356" calcext:value-type="float">
            <text:p>301356</text:p>
          </table:table-cell>
          <table:table-cell table:number-columns-repeated="2"/>
          <table:table-cell office:value-type="float" office:value="398592" calcext:value-type="float">
            <text:p>398592</text:p>
          </table:table-cell>
          <table:table-cell table:number-columns-repeated="2"/>
          <table:table-cell office:value-type="float" office:value="150744" calcext:value-type="float">
            <text:p>150744</text:p>
          </table:table-cell>
          <table:table-cell table:number-columns-repeated="2"/>
          <table:table-cell office:value-type="float" office:value="508715" calcext:value-type="float">
            <text:p>508715</text:p>
          </table:table-cell>
          <table:table-cell table:number-columns-repeated="2"/>
          <table:table-cell office:value-type="float" office:value="2404185" calcext:value-type="float">
            <text:p>2404185</text:p>
          </table:table-cell>
          <table:table-cell table:number-columns-repeated="3"/>
          <table:table-cell office:value-type="float" office:value="484411" calcext:value-type="float">
            <text:p>484411</text:p>
          </table:table-cell>
          <table:table-cell table:number-columns-repeated="2"/>
          <table:table-cell office:value-type="float" office:value="143677" calcext:value-type="float">
            <text:p>143677</text:p>
          </table:table-cell>
          <table:table-cell table:number-columns-repeated="2"/>
          <table:table-cell office:value-type="float" office:value="165136" calcext:value-type="float">
            <text:p>165136</text:p>
          </table:table-cell>
          <table:table-cell table:number-columns-repeated="2"/>
          <table:table-cell office:value-type="float" office:value="282781" calcext:value-type="float">
            <text:p>282781</text:p>
          </table:table-cell>
          <table:table-cell table:number-columns-repeated="2"/>
          <table:table-cell office:value-type="float" office:value="289955" calcext:value-type="float">
            <text:p>289955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33892" calcext:value-type="float">
            <text:p>133892</text:p>
          </table:table-cell>
          <table:table-cell table:number-columns-repeated="2"/>
          <table:table-cell office:value-type="float" office:value="156015" calcext:value-type="float">
            <text:p>156015</text:p>
          </table:table-cell>
          <table:table-cell table:number-columns-repeated="2"/>
          <table:table-cell office:value-type="float" office:value="205044" calcext:value-type="float">
            <text:p>205044</text:p>
          </table:table-cell>
          <table:table-cell table:number-columns-repeated="2"/>
          <table:table-cell office:value-type="float" office:value="208493" calcext:value-type="float">
            <text:p>208493</text:p>
          </table:table-cell>
          <table:table-cell table:number-columns-repeated="2"/>
          <table:table-cell office:value-type="float" office:value="123574" calcext:value-type="float">
            <text:p>123574</text:p>
          </table:table-cell>
          <table:table-cell table:number-columns-repeated="2"/>
          <table:table-cell office:value-type="float" office:value="122886" calcext:value-type="float">
            <text:p>122886</text:p>
          </table:table-cell>
          <table:table-cell table:number-columns-repeated="2"/>
          <table:table-cell office:value-type="float" office:value="137095" calcext:value-type="float">
            <text:p>137095</text:p>
          </table:table-cell>
          <table:table-cell table:number-columns-repeated="2"/>
          <table:table-cell office:value-type="float" office:value="6052626" calcext:value-type="float">
            <text:p>6052626</text:p>
          </table:table-cell>
          <table:table-cell table:number-columns-repeated="3"/>
          <table:table-cell office:value-type="float" office:value="149418" calcext:value-type="float">
            <text:p>149418</text:p>
          </table:table-cell>
          <table:table-cell table:number-columns-repeated="2"/>
          <table:table-cell office:value-type="float" office:value="210186" calcext:value-type="float">
            <text:p>210186</text:p>
          </table:table-cell>
          <table:table-cell table:number-columns-repeated="2"/>
          <table:table-cell office:value-type="float" office:value="171320" calcext:value-type="float">
            <text:p>171320</text:p>
          </table:table-cell>
          <table:table-cell table:number-columns-repeated="2"/>
          <table:table-cell office:value-type="float" office:value="203509" calcext:value-type="float">
            <text:p>203509</text:p>
          </table:table-cell>
          <table:table-cell table:number-columns-repeated="2"/>
          <table:table-cell office:value-type="float" office:value="202238" calcext:value-type="float">
            <text:p>202238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53831" calcext:value-type="float">
            <text:p>153831</text:p>
          </table:table-cell>
          <table:table-cell table:number-columns-repeated="2"/>
          <table:table-cell office:value-type="float" office:value="133932" calcext:value-type="float">
            <text:p>133932</text:p>
          </table:table-cell>
          <table:table-cell table:number-columns-repeated="2"/>
          <table:table-cell office:value-type="float" office:value="240195" calcext:value-type="float">
            <text:p>240195</text:p>
          </table:table-cell>
          <table:table-cell table:number-columns-repeated="2"/>
          <table:table-cell office:value-type="float" office:value="229006" calcext:value-type="float">
            <text:p>229006</text:p>
          </table:table-cell>
          <table:table-cell table:number-columns-repeated="2"/>
          <table:table-cell office:value-type="float" office:value="156312" calcext:value-type="float">
            <text:p>156312</text:p>
          </table:table-cell>
          <table:table-cell table:number-columns-repeated="2"/>
          <table:table-cell office:value-type="float" office:value="107611" calcext:value-type="float">
            <text:p>107611</text:p>
          </table:table-cell>
          <table:table-cell table:number-columns-repeated="2"/>
          <table:table-cell office:value-type="float" office:value="180772" calcext:value-type="float">
            <text:p>180772</text:p>
          </table:table-cell>
          <table:table-cell table:number-columns-repeated="2"/>
          <table:table-cell office:value-type="float" office:value="7209809" calcext:value-type="float">
            <text:p>7209809</text:p>
          </table:table-cell>
          <table:table-cell table:number-columns-repeated="3"/>
          <table:table-cell office:value-type="float" office:value="209296" calcext:value-type="float">
            <text:p>209296</text:p>
          </table:table-cell>
          <table:table-cell table:number-columns-repeated="2"/>
          <table:table-cell office:value-type="float" office:value="213235" calcext:value-type="float">
            <text:p>213235</text:p>
          </table:table-cell>
          <table:table-cell table:number-columns-repeated="2"/>
          <table:table-cell office:value-type="float" office:value="148791" calcext:value-type="float">
            <text:p>148791</text:p>
          </table:table-cell>
          <table:table-cell table:number-columns-repeated="2"/>
          <table:table-cell office:value-type="float" office:value="231804" calcext:value-type="float">
            <text:p>231804</text:p>
          </table:table-cell>
          <table:table-cell table:number-columns-repeated="2"/>
          <table:table-cell office:value-type="float" office:value="228283" calcext:value-type="float">
            <text:p>22828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38749" calcext:value-type="float">
            <text:p>238749</text:p>
          </table:table-cell>
          <table:table-cell table:number-columns-repeated="2"/>
          <table:table-cell office:value-type="float" office:value="183826" calcext:value-type="float">
            <text:p>183826</text:p>
          </table:table-cell>
          <table:table-cell table:number-columns-repeated="2"/>
          <table:table-cell office:value-type="float" office:value="272902" calcext:value-type="float">
            <text:p>272902</text:p>
          </table:table-cell>
          <table:table-cell table:number-columns-repeated="2"/>
          <table:table-cell office:value-type="float" office:value="259536" calcext:value-type="float">
            <text:p>259536</text:p>
          </table:table-cell>
          <table:table-cell table:number-columns-repeated="2"/>
          <table:table-cell office:value-type="float" office:value="179045" calcext:value-type="float">
            <text:p>179045</text:p>
          </table:table-cell>
          <table:table-cell table:number-columns-repeated="2"/>
          <table:table-cell office:value-type="float" office:value="155039" calcext:value-type="float">
            <text:p>155039</text:p>
          </table:table-cell>
          <table:table-cell table:number-columns-repeated="2"/>
          <table:table-cell office:value-type="float" office:value="200118" calcext:value-type="float">
            <text:p>200118</text:p>
          </table:table-cell>
          <table:table-cell table:number-columns-repeated="2"/>
          <table:table-cell office:value-type="float" office:value="8863316" calcext:value-type="float">
            <text:p>8863316</text:p>
          </table:table-cell>
          <table:table-cell table:number-columns-repeated="3"/>
          <table:table-cell office:value-type="float" office:value="242676" calcext:value-type="float">
            <text:p>242676</text:p>
          </table:table-cell>
          <table:table-cell table:number-columns-repeated="2"/>
          <table:table-cell office:value-type="float" office:value="190143" calcext:value-type="float">
            <text:p>190143</text:p>
          </table:table-cell>
          <table:table-cell table:number-columns-repeated="2"/>
          <table:table-cell office:value-type="float" office:value="176083" calcext:value-type="float">
            <text:p>176083</text:p>
          </table:table-cell>
          <table:table-cell table:number-columns-repeated="2"/>
          <table:table-cell office:value-type="float" office:value="260529" calcext:value-type="float">
            <text:p>260529</text:p>
          </table:table-cell>
          <table:table-cell table:number-columns-repeated="2"/>
          <table:table-cell office:value-type="float" office:value="253565" calcext:value-type="float">
            <text:p>253565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89534" calcext:value-type="float">
            <text:p>189534</text:p>
          </table:table-cell>
          <table:table-cell table:number-columns-repeated="2"/>
          <table:table-cell office:value-type="float" office:value="179035" calcext:value-type="float">
            <text:p>179035</text:p>
          </table:table-cell>
          <table:table-cell table:number-columns-repeated="2"/>
          <table:table-cell office:value-type="float" office:value="273521" calcext:value-type="float">
            <text:p>273521</text:p>
          </table:table-cell>
          <table:table-cell table:number-columns-repeated="2"/>
          <table:table-cell office:value-type="float" office:value="274061" calcext:value-type="float">
            <text:p>274061</text:p>
          </table:table-cell>
          <table:table-cell table:number-columns-repeated="2"/>
          <table:table-cell office:value-type="float" office:value="206104" calcext:value-type="float">
            <text:p>206104</text:p>
          </table:table-cell>
          <table:table-cell table:number-columns-repeated="2"/>
          <table:table-cell office:value-type="float" office:value="147327" calcext:value-type="float">
            <text:p>147327</text:p>
          </table:table-cell>
          <table:table-cell table:number-columns-repeated="2"/>
          <table:table-cell office:value-type="float" office:value="223980" calcext:value-type="float">
            <text:p>223980</text:p>
          </table:table-cell>
          <table:table-cell table:number-columns-repeated="2"/>
          <table:table-cell office:value-type="float" office:value="9496925" calcext:value-type="float">
            <text:p>9496925</text:p>
          </table:table-cell>
          <table:table-cell table:number-columns-repeated="3"/>
          <table:table-cell office:value-type="float" office:value="252425" calcext:value-type="float">
            <text:p>252425</text:p>
          </table:table-cell>
          <table:table-cell table:number-columns-repeated="3"/>
          <table:table-cell office:value-type="float" office:value="49003" calcext:value-type="float">
            <text:p>49003</text:p>
          </table:table-cell>
          <table:table-cell table:number-columns-repeated="2"/>
          <table:table-cell office:value-type="float" office:value="173947" calcext:value-type="float">
            <text:p>173947</text:p>
          </table:table-cell>
          <table:table-cell table:number-columns-repeated="2"/>
          <table:table-cell office:value-type="float" office:value="268375" calcext:value-type="float">
            <text:p>268375</text:p>
          </table:table-cell>
          <table:table-cell table:number-columns-repeated="2"/>
          <table:table-cell office:value-type="float" office:value="257968" calcext:value-type="float">
            <text:p>257968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73700" calcext:value-type="float">
            <text:p>173700</text:p>
          </table:table-cell>
          <table:table-cell table:number-columns-repeated="2"/>
          <table:table-cell office:value-type="float" office:value="170951" calcext:value-type="float">
            <text:p>170951</text:p>
          </table:table-cell>
          <table:table-cell table:number-columns-repeated="2"/>
          <table:table-cell office:value-type="float" office:value="300863" calcext:value-type="float">
            <text:p>300863</text:p>
          </table:table-cell>
          <table:table-cell table:number-columns-repeated="2"/>
          <table:table-cell office:value-type="float" office:value="315837" calcext:value-type="float">
            <text:p>315837</text:p>
          </table:table-cell>
          <table:table-cell table:number-columns-repeated="2"/>
          <table:table-cell office:value-type="float" office:value="243278" calcext:value-type="float">
            <text:p>243278</text:p>
          </table:table-cell>
          <table:table-cell table:number-columns-repeated="2"/>
          <table:table-cell office:value-type="float" office:value="222323" calcext:value-type="float">
            <text:p>222323</text:p>
          </table:table-cell>
          <table:table-cell table:number-columns-repeated="2"/>
          <table:table-cell office:value-type="float" office:value="268029" calcext:value-type="float">
            <text:p>268029</text:p>
          </table:table-cell>
          <table:table-cell/>
          <table:table-cell office:value-type="float" office:value="10907731" calcext:value-type="float">
            <text:p>10907731</text:p>
          </table:table-cell>
          <table:table-cell table:number-columns-repeated="3"/>
          <table:table-cell office:value-type="float" office:value="309938" calcext:value-type="float">
            <text:p>309938</text:p>
          </table:table-cell>
          <table:table-cell table:number-columns-repeated="2"/>
          <table:table-cell office:value-type="float" office:value="227453" calcext:value-type="float">
            <text:p>227453</text:p>
          </table:table-cell>
          <table:table-cell table:number-columns-repeated="2"/>
          <table:table-cell office:value-type="float" office:value="185697" calcext:value-type="float">
            <text:p>185697</text:p>
          </table:table-cell>
          <table:table-cell table:number-columns-repeated="2"/>
          <table:table-cell office:value-type="float" office:value="302297" calcext:value-type="float">
            <text:p>302297</text:p>
          </table:table-cell>
          <table:table-cell table:number-columns-repeated="2"/>
          <table:table-cell office:value-type="float" office:value="298377" calcext:value-type="float">
            <text:p>298377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73717" calcext:value-type="float">
            <text:p>173717</text:p>
          </table:table-cell>
          <table:table-cell table:number-columns-repeated="2"/>
          <table:table-cell office:value-type="float" office:value="183865" calcext:value-type="float">
            <text:p>183865</text:p>
          </table:table-cell>
          <table:table-cell table:number-columns-repeated="2"/>
          <table:table-cell office:value-type="float" office:value="310957" calcext:value-type="float">
            <text:p>310957</text:p>
          </table:table-cell>
          <table:table-cell table:number-columns-repeated="2"/>
          <table:table-cell office:value-type="float" office:value="301278" calcext:value-type="float">
            <text:p>301278</text:p>
          </table:table-cell>
          <table:table-cell table:number-columns-repeated="2"/>
          <table:table-cell office:value-type="float" office:value="259090" calcext:value-type="float">
            <text:p>259090</text:p>
          </table:table-cell>
          <table:table-cell table:number-columns-repeated="2"/>
          <table:table-cell office:value-type="float" office:value="175097" calcext:value-type="float">
            <text:p>175097</text:p>
          </table:table-cell>
          <table:table-cell table:number-columns-repeated="2"/>
          <table:table-cell office:value-type="float" office:value="310854" calcext:value-type="float">
            <text:p>310854</text:p>
          </table:table-cell>
          <table:table-cell/>
          <table:table-cell office:value-type="float" office:value="10292469" calcext:value-type="float">
            <text:p>10292469</text:p>
          </table:table-cell>
          <table:table-cell table:number-columns-repeated="3"/>
          <table:table-cell office:value-type="float" office:value="360761" calcext:value-type="float">
            <text:p>360761</text:p>
          </table:table-cell>
          <table:table-cell table:number-columns-repeated="2"/>
          <table:table-cell office:value-type="float" office:value="210040" calcext:value-type="float">
            <text:p>210040</text:p>
          </table:table-cell>
          <table:table-cell table:number-columns-repeated="2"/>
          <table:table-cell office:value-type="float" office:value="218677" calcext:value-type="float">
            <text:p>218677</text:p>
          </table:table-cell>
          <table:table-cell table:number-columns-repeated="2"/>
          <table:table-cell office:value-type="float" office:value="290250" calcext:value-type="float">
            <text:p>290250</text:p>
          </table:table-cell>
          <table:table-cell table:number-columns-repeated="2"/>
          <table:table-cell office:value-type="float" office:value="296066" calcext:value-type="float">
            <text:p>29606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70601" calcext:value-type="float">
            <text:p>170601</text:p>
          </table:table-cell>
          <table:table-cell table:number-columns-repeated="2"/>
          <table:table-cell office:value-type="float" office:value="145007" calcext:value-type="float">
            <text:p>145007</text:p>
          </table:table-cell>
          <table:table-cell table:number-columns-repeated="2"/>
          <table:table-cell office:value-type="float" office:value="294864" calcext:value-type="float">
            <text:p>294864</text:p>
          </table:table-cell>
          <table:table-cell table:number-columns-repeated="2"/>
          <table:table-cell office:value-type="float" office:value="309803" calcext:value-type="float">
            <text:p>309803</text:p>
          </table:table-cell>
          <table:table-cell table:number-columns-repeated="2"/>
          <table:table-cell office:value-type="float" office:value="290576" calcext:value-type="float">
            <text:p>290576</text:p>
          </table:table-cell>
          <table:table-cell table:number-columns-repeated="2"/>
          <table:table-cell office:value-type="float" office:value="174247" calcext:value-type="float">
            <text:p>174247</text:p>
          </table:table-cell>
          <table:table-cell table:number-columns-repeated="2"/>
          <table:table-cell office:value-type="float" office:value="310247" calcext:value-type="float">
            <text:p>310247</text:p>
          </table:table-cell>
          <table:table-cell table:number-columns-repeated="2"/>
          <table:table-cell office:value-type="float" office:value="3425724" calcext:value-type="float">
            <text:p>3425724</text:p>
          </table:table-cell>
          <table:table-cell table:number-columns-repeated="3"/>
          <table:table-cell office:value-type="float" office:value="385568" calcext:value-type="float">
            <text:p>385568</text:p>
          </table:table-cell>
          <table:table-cell table:number-columns-repeated="2"/>
          <table:table-cell office:value-type="float" office:value="202955" calcext:value-type="float">
            <text:p>202955</text:p>
          </table:table-cell>
          <table:table-cell table:number-columns-repeated="2"/>
          <table:table-cell office:value-type="float" office:value="164115" calcext:value-type="float">
            <text:p>164115</text:p>
          </table:table-cell>
          <table:table-cell table:number-columns-repeated="2"/>
          <table:table-cell office:value-type="float" office:value="295605" calcext:value-type="float">
            <text:p>295605</text:p>
          </table:table-cell>
          <table:table-cell table:number-columns-repeated="2"/>
          <table:table-cell office:value-type="float" office:value="288651" calcext:value-type="float">
            <text:p>28865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04079" calcext:value-type="float">
            <text:p>204079</text:p>
          </table:table-cell>
          <table:table-cell table:number-columns-repeated="2"/>
          <table:table-cell office:value-type="float" office:value="198429" calcext:value-type="float">
            <text:p>198429</text:p>
          </table:table-cell>
          <table:table-cell table:number-columns-repeated="2"/>
          <table:table-cell office:value-type="float" office:value="307492" calcext:value-type="float">
            <text:p>307492</text:p>
          </table:table-cell>
          <table:table-cell table:number-columns-repeated="2"/>
          <table:table-cell office:value-type="float" office:value="294470" calcext:value-type="float">
            <text:p>294470</text:p>
          </table:table-cell>
          <table:table-cell table:number-columns-repeated="2"/>
          <table:table-cell office:value-type="float" office:value="293680" calcext:value-type="float">
            <text:p>293680</text:p>
          </table:table-cell>
          <table:table-cell table:number-columns-repeated="2"/>
          <table:table-cell office:value-type="float" office:value="226505" calcext:value-type="float">
            <text:p>226505</text:p>
          </table:table-cell>
          <table:table-cell table:number-columns-repeated="2"/>
          <table:table-cell office:value-type="float" office:value="331626" calcext:value-type="float">
            <text:p>331626</text:p>
          </table:table-cell>
          <table:table-cell table:number-columns-repeated="2"/>
          <table:table-cell office:value-type="float" office:value="3026574" calcext:value-type="float">
            <text:p>3026574</text:p>
          </table:table-cell>
          <table:table-cell table:number-columns-repeated="3"/>
          <table:table-cell office:value-type="float" office:value="345588" calcext:value-type="float">
            <text:p>345588</text:p>
          </table:table-cell>
          <table:table-cell table:number-columns-repeated="2"/>
          <table:table-cell office:value-type="float" office:value="210256" calcext:value-type="float">
            <text:p>210256</text:p>
          </table:table-cell>
          <table:table-cell table:number-columns-repeated="2"/>
          <table:table-cell office:value-type="float" office:value="248793" calcext:value-type="float">
            <text:p>248793</text:p>
          </table:table-cell>
          <table:table-cell table:number-columns-repeated="2"/>
          <table:table-cell office:value-type="float" office:value="304767" calcext:value-type="float">
            <text:p>304767</text:p>
          </table:table-cell>
          <table:table-cell table:number-columns-repeated="2"/>
          <table:table-cell office:value-type="float" office:value="318251" calcext:value-type="float">
            <text:p>31825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85616" calcext:value-type="float">
            <text:p>185616</text:p>
          </table:table-cell>
          <table:table-cell table:number-columns-repeated="2"/>
          <table:table-cell office:value-type="float" office:value="236987" calcext:value-type="float">
            <text:p>236987</text:p>
          </table:table-cell>
          <table:table-cell table:number-columns-repeated="2"/>
          <table:table-cell office:value-type="float" office:value="296044" calcext:value-type="float">
            <text:p>296044</text:p>
          </table:table-cell>
          <table:table-cell table:number-columns-repeated="2"/>
          <table:table-cell office:value-type="float" office:value="300908" calcext:value-type="float">
            <text:p>300908</text:p>
          </table:table-cell>
          <table:table-cell table:number-columns-repeated="2"/>
          <table:table-cell office:value-type="float" office:value="309375" calcext:value-type="float">
            <text:p>309375</text:p>
          </table:table-cell>
          <table:table-cell table:number-columns-repeated="2"/>
          <table:table-cell office:value-type="float" office:value="185155" calcext:value-type="float">
            <text:p>185155</text:p>
          </table:table-cell>
          <table:table-cell table:number-columns-repeated="2"/>
          <table:table-cell office:value-type="float" office:value="343211" calcext:value-type="float">
            <text:p>343211</text:p>
          </table:table-cell>
          <table:table-cell table:number-columns-repeated="2"/>
          <table:table-cell office:value-type="float" office:value="2757794" calcext:value-type="float">
            <text:p>2757794</text:p>
          </table:table-cell>
          <table:table-cell table:number-columns-repeated="3"/>
          <table:table-cell office:value-type="float" office:value="333369" calcext:value-type="float">
            <text:p>333369</text:p>
          </table:table-cell>
          <table:table-cell table:number-columns-repeated="2"/>
          <table:table-cell office:value-type="float" office:value="177495" calcext:value-type="float">
            <text:p>177495</text:p>
          </table:table-cell>
          <table:table-cell table:number-columns-repeated="2"/>
          <table:table-cell office:value-type="float" office:value="152468" calcext:value-type="float">
            <text:p>152468</text:p>
          </table:table-cell>
          <table:table-cell table:number-columns-repeated="2"/>
          <table:table-cell office:value-type="float" office:value="284315" calcext:value-type="float">
            <text:p>284315</text:p>
          </table:table-cell>
          <table:table-cell table:number-columns-repeated="2"/>
          <table:table-cell office:value-type="float" office:value="282069" calcext:value-type="float">
            <text:p>282069</text:p>
          </table:table-cell>
          <table:table-cell table:number-columns-repeated="27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244274" calcext:value-type="float">
            <text:p>244274</text:p>
          </table:table-cell>
          <table:table-cell office:value-type="float" office:value="302886" calcext:value-type="float">
            <text:p>302886</text:p>
          </table:table-cell>
          <table:table-cell office:value-type="float" office:value="267335" calcext:value-type="float">
            <text:p>267335</text:p>
          </table:table-cell>
          <table:table-cell office:value-type="float" office:value="379146" calcext:value-type="float">
            <text:p>379146</text:p>
          </table:table-cell>
          <table:table-cell office:value-type="float" office:value="591497" calcext:value-type="float">
            <text:p>591497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357342" calcext:value-type="float">
            <text:p>357342</text:p>
          </table:table-cell>
          <table:table-cell office:value-type="float" office:value="387174" calcext:value-type="float">
            <text:p>387174</text:p>
          </table:table-cell>
          <table:table-cell office:value-type="float" office:value="495931" calcext:value-type="float">
            <text:p>495931</text:p>
          </table:table-cell>
          <table:table-cell office:value-type="float" office:value="477077" calcext:value-type="float">
            <text:p>477077</text:p>
          </table:table-cell>
          <table:table-cell office:value-type="float" office:value="668058" calcext:value-type="float">
            <text:p>668058</text:p>
          </table:table-cell>
          <table:table-cell office:value-type="float" office:value="853902" calcext:value-type="float">
            <text:p>853902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419465" calcext:value-type="float">
            <text:p>419465</text:p>
          </table:table-cell>
          <table:table-cell office:value-type="float" office:value="632723" calcext:value-type="float">
            <text:p>632723</text:p>
          </table:table-cell>
          <table:table-cell office:value-type="float" office:value="763951" calcext:value-type="float">
            <text:p>763951</text:p>
          </table:table-cell>
          <table:table-cell office:value-type="float" office:value="775522" calcext:value-type="float">
            <text:p>775522</text:p>
          </table:table-cell>
          <table:table-cell office:value-type="float" office:value="885506" calcext:value-type="float">
            <text:p>885506</text:p>
          </table:table-cell>
          <table:table-cell office:value-type="float" office:value="1098712" calcext:value-type="float">
            <text:p>1098712</text:p>
          </table:table-cell>
          <table:table-cell office:value-type="float" office:value="1253059" calcext:value-type="float">
            <text:p>1253059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592318" calcext:value-type="float">
            <text:p>592318</text:p>
          </table:table-cell>
          <table:table-cell office:value-type="float" office:value="797507" calcext:value-type="float">
            <text:p>797507</text:p>
          </table:table-cell>
          <table:table-cell office:value-type="float" office:value="1072925" calcext:value-type="float">
            <text:p>1072925</text:p>
          </table:table-cell>
          <table:table-cell office:value-type="float" office:value="987654" calcext:value-type="float">
            <text:p>987654</text:p>
          </table:table-cell>
          <table:table-cell office:value-type="float" office:value="1356650" calcext:value-type="float">
            <text:p>1356650</text:p>
          </table:table-cell>
          <table:table-cell office:value-type="float" office:value="1498829" calcext:value-type="float">
            <text:p>1498829</text:p>
          </table:table-cell>
          <table:table-cell office:value-type="float" office:value="1657494" calcext:value-type="float">
            <text:p>1657494</text:p>
          </table:table-cell>
          <table:table-cell office:value-type="float" office:value="1593030" calcext:value-type="float">
            <text:p>1593030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639360" calcext:value-type="float">
            <text:p>639360</text:p>
          </table:table-cell>
          <table:table-cell office:value-type="float" office:value="989658" calcext:value-type="float">
            <text:p>989658</text:p>
          </table:table-cell>
          <table:table-cell office:value-type="float" office:value="1033821" calcext:value-type="float">
            <text:p>1033821</text:p>
          </table:table-cell>
          <table:table-cell office:value-type="float" office:value="1685319" calcext:value-type="float">
            <text:p>1685319</text:p>
          </table:table-cell>
          <table:table-cell office:value-type="float" office:value="1775927" calcext:value-type="float">
            <text:p>1775927</text:p>
          </table:table-cell>
          <table:table-cell office:value-type="float" office:value="1938659" calcext:value-type="float">
            <text:p>1938659</text:p>
          </table:table-cell>
          <table:table-cell office:value-type="float" office:value="2008236" calcext:value-type="float">
            <text:p>2008236</text:p>
          </table:table-cell>
          <table:table-cell office:value-type="float" office:value="2204520" calcext:value-type="float">
            <text:p>2204520</text:p>
          </table:table-cell>
          <table:table-cell office:value-type="float" office:value="2061191" calcext:value-type="float">
            <text:p>2061191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680783" calcext:value-type="float">
            <text:p>680783</text:p>
          </table:table-cell>
          <table:table-cell office:value-type="float" office:value="1072363" calcext:value-type="float">
            <text:p>1072363</text:p>
          </table:table-cell>
          <table:table-cell office:value-type="float" office:value="1497623" calcext:value-type="float">
            <text:p>1497623</text:p>
          </table:table-cell>
          <table:table-cell office:value-type="float" office:value="1787241" calcext:value-type="float">
            <text:p>1787241</text:p>
          </table:table-cell>
          <table:table-cell office:value-type="float" office:value="2003913" calcext:value-type="float">
            <text:p>2003913</text:p>
          </table:table-cell>
          <table:table-cell office:value-type="float" office:value="2288012" calcext:value-type="float">
            <text:p>2288012</text:p>
          </table:table-cell>
          <table:table-cell office:value-type="float" office:value="2417945" calcext:value-type="float">
            <text:p>2417945</text:p>
          </table:table-cell>
          <table:table-cell office:value-type="float" office:value="2440710" calcext:value-type="float">
            <text:p>2440710</text:p>
          </table:table-cell>
          <table:table-cell office:value-type="float" office:value="2178955" calcext:value-type="float">
            <text:p>2178955</text:p>
          </table:table-cell>
          <table:table-cell office:value-type="float" office:value="2292879" calcext:value-type="float">
            <text:p>2292879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700254" calcext:value-type="float">
            <text:p>700254</text:p>
          </table:table-cell>
          <table:table-cell office:value-type="float" office:value="1107446" calcext:value-type="float">
            <text:p>1107446</text:p>
          </table:table-cell>
          <table:table-cell office:value-type="float" office:value="1548640" calcext:value-type="float">
            <text:p>1548640</text:p>
          </table:table-cell>
          <table:table-cell office:value-type="float" office:value="1935636" calcext:value-type="float">
            <text:p>1935636</text:p>
          </table:table-cell>
          <table:table-cell office:value-type="float" office:value="2271769" calcext:value-type="float">
            <text:p>2271769</text:p>
          </table:table-cell>
          <table:table-cell office:value-type="float" office:value="2069627" calcext:value-type="float">
            <text:p>2069627</text:p>
          </table:table-cell>
          <table:table-cell office:value-type="float" office:value="2559360" calcext:value-type="float">
            <text:p>2559360</text:p>
          </table:table-cell>
          <table:table-cell office:value-type="float" office:value="2628674" calcext:value-type="float">
            <text:p>2628674</text:p>
          </table:table-cell>
          <table:table-cell office:value-type="float" office:value="2518135" calcext:value-type="float">
            <text:p>2518135</text:p>
          </table:table-cell>
          <table:table-cell office:value-type="float" office:value="2398547" calcext:value-type="float">
            <text:p>2398547</text:p>
          </table:table-cell>
          <table:table-cell office:value-type="float" office:value="2235685" calcext:value-type="float">
            <text:p>2235685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694855" calcext:value-type="float">
            <text:p>694855</text:p>
          </table:table-cell>
          <table:table-cell office:value-type="float" office:value="1042119" calcext:value-type="float">
            <text:p>1042119</text:p>
          </table:table-cell>
          <table:table-cell office:value-type="float" office:value="1419191" calcext:value-type="float">
            <text:p>1419191</text:p>
          </table:table-cell>
          <table:table-cell office:value-type="float" office:value="1402571" calcext:value-type="float">
            <text:p>1402571</text:p>
          </table:table-cell>
          <table:table-cell office:value-type="float" office:value="2059378" calcext:value-type="float">
            <text:p>2059378</text:p>
          </table:table-cell>
          <table:table-cell office:value-type="float" office:value="2481521" calcext:value-type="float">
            <text:p>2481521</text:p>
          </table:table-cell>
          <table:table-cell office:value-type="float" office:value="2858139" calcext:value-type="float">
            <text:p>2858139</text:p>
          </table:table-cell>
          <table:table-cell office:value-type="float" office:value="2753798" calcext:value-type="float">
            <text:p>2753798</text:p>
          </table:table-cell>
          <table:table-cell office:value-type="float" office:value="2736230" calcext:value-type="float">
            <text:p>2736230</text:p>
          </table:table-cell>
          <table:table-cell office:value-type="float" office:value="2839908" calcext:value-type="float">
            <text:p>2839908</text:p>
          </table:table-cell>
          <table:table-cell office:value-type="float" office:value="2632052" calcext:value-type="float">
            <text:p>2632052</text:p>
          </table:table-cell>
          <table:table-cell office:value-type="float" office:value="2278657" calcext:value-type="float">
            <text:p>2278657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658552" calcext:value-type="float">
            <text:p>658552</text:p>
          </table:table-cell>
          <table:table-cell office:value-type="float" office:value="1003294" calcext:value-type="float">
            <text:p>1003294</text:p>
          </table:table-cell>
          <table:table-cell office:value-type="float" office:value="1568162" calcext:value-type="float">
            <text:p>1568162</text:p>
          </table:table-cell>
          <table:table-cell office:value-type="float" office:value="2023765" calcext:value-type="float">
            <text:p>2023765</text:p>
          </table:table-cell>
          <table:table-cell office:value-type="float" office:value="1017443" calcext:value-type="float">
            <text:p>1017443</text:p>
          </table:table-cell>
          <table:table-cell office:value-type="float" office:value="2620182" calcext:value-type="float">
            <text:p>2620182</text:p>
          </table:table-cell>
          <table:table-cell office:value-type="float" office:value="2661684" calcext:value-type="float">
            <text:p>2661684</text:p>
          </table:table-cell>
          <table:table-cell office:value-type="float" office:value="2889288" calcext:value-type="float">
            <text:p>2889288</text:p>
          </table:table-cell>
          <table:table-cell office:value-type="float" office:value="2878527" calcext:value-type="float">
            <text:p>2878527</text:p>
          </table:table-cell>
          <table:table-cell office:value-type="float" office:value="2741312" calcext:value-type="float">
            <text:p>2741312</text:p>
          </table:table-cell>
          <table:table-cell office:value-type="float" office:value="2587083" calcext:value-type="float">
            <text:p>2587083</text:p>
          </table:table-cell>
          <table:table-cell office:value-type="float" office:value="2596184" calcext:value-type="float">
            <text:p>2596184</text:p>
          </table:table-cell>
          <table:table-cell office:value-type="float" office:value="2668621" calcext:value-type="float">
            <text:p>266862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9912" calcext:value-type="float">
            <text:p>2299912</text:p>
          </table:table-cell>
          <table:table-cell office:value-type="float" office:value="2615226" calcext:value-type="float">
            <text:p>2615226</text:p>
          </table:table-cell>
          <table:table-cell office:value-type="float" office:value="2655020" calcext:value-type="float">
            <text:p>2655020</text:p>
          </table:table-cell>
          <table:table-cell office:value-type="float" office:value="2624127" calcext:value-type="float">
            <text:p>2624127</text:p>
          </table:table-cell>
          <table:table-cell office:value-type="float" office:value="2869628" calcext:value-type="float">
            <text:p>2869628</text:p>
          </table:table-cell>
          <table:table-cell office:value-type="float" office:value="2938965" calcext:value-type="float">
            <text:p>2938965</text:p>
          </table:table-cell>
          <table:table-cell office:value-type="float" office:value="2643625" calcext:value-type="float">
            <text:p>2643625</text:p>
          </table:table-cell>
          <table:table-cell office:value-type="float" office:value="2575371" calcext:value-type="float">
            <text:p>2575371</text:p>
          </table:table-cell>
          <table:table-cell office:value-type="float" office:value="2519239" calcext:value-type="float">
            <text:p>251923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1104" calcext:value-type="float">
            <text:p>2311104</text:p>
          </table:table-cell>
          <table:table-cell office:value-type="float" office:value="2695956" calcext:value-type="float">
            <text:p>2695956</text:p>
          </table:table-cell>
          <table:table-cell office:value-type="float" office:value="2909426" calcext:value-type="float">
            <text:p>2909426</text:p>
          </table:table-cell>
          <table:table-cell office:value-type="float" office:value="2748670" calcext:value-type="float">
            <text:p>2748670</text:p>
          </table:table-cell>
          <table:table-cell office:value-type="float" office:value="2926824" calcext:value-type="float">
            <text:p>2926824</text:p>
          </table:table-cell>
          <table:table-cell office:value-type="float" office:value="2918223" calcext:value-type="float">
            <text:p>2918223</text:p>
          </table:table-cell>
          <table:table-cell office:value-type="float" office:value="2817916" calcext:value-type="float">
            <text:p>2817916</text:p>
          </table:table-cell>
          <table:table-cell office:value-type="float" office:value="2536429" calcext:value-type="float">
            <text:p>2536429</text:p>
          </table:table-cell>
          <table:table-cell office:value-type="float" office:value="2626640" calcext:value-type="float">
            <text:p>262664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0753" calcext:value-type="float">
            <text:p>760753</text:p>
          </table:table-cell>
          <table:table-cell office:value-type="float" office:value="1789354" calcext:value-type="float">
            <text:p>1789354</text:p>
          </table:table-cell>
          <table:table-cell office:value-type="float" office:value="1470430" calcext:value-type="float">
            <text:p>1470430</text:p>
          </table:table-cell>
          <table:table-cell office:value-type="float" office:value="1728906" calcext:value-type="float">
            <text:p>1728906</text:p>
          </table:table-cell>
          <table:table-cell office:value-type="float" office:value="880844" calcext:value-type="float">
            <text:p>880844</text:p>
          </table:table-cell>
          <table:table-cell office:value-type="float" office:value="1354420" calcext:value-type="float">
            <text:p>1354420</text:p>
          </table:table-cell>
          <table:table-cell office:value-type="float" office:value="1601147" calcext:value-type="float">
            <text:p>1601147</text:p>
          </table:table-cell>
          <table:table-cell office:value-type="float" office:value="1623417" calcext:value-type="float">
            <text:p>1623417</text:p>
          </table:table-cell>
          <table:table-cell office:value-type="float" office:value="797354" calcext:value-type="float">
            <text:p>79735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3895" calcext:value-type="float">
            <text:p>283895</text:p>
          </table:table-cell>
          <table:table-cell office:value-type="float" office:value="468059" calcext:value-type="float">
            <text:p>468059</text:p>
          </table:table-cell>
          <table:table-cell office:value-type="float" office:value="329531" calcext:value-type="float">
            <text:p>329531</text:p>
          </table:table-cell>
          <table:table-cell office:value-type="float" office:value="184644" calcext:value-type="float">
            <text:p>184644</text:p>
          </table:table-cell>
          <table:table-cell office:value-type="float" office:value="350099" calcext:value-type="float">
            <text:p>350099</text:p>
          </table:table-cell>
          <table:table-cell office:value-type="float" office:value="303647" calcext:value-type="float">
            <text:p>303647</text:p>
          </table:table-cell>
          <table:table-cell office:value-type="float" office:value="212320" calcext:value-type="float">
            <text:p>212320</text:p>
          </table:table-cell>
          <table:table-cell office:value-type="float" office:value="332183" calcext:value-type="float">
            <text:p>332183</text:p>
          </table:table-cell>
          <table:table-cell office:value-type="float" office:value="251317" calcext:value-type="float">
            <text:p>25131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979" calcext:value-type="float">
            <text:p>248979</text:p>
          </table:table-cell>
          <table:table-cell office:value-type="float" office:value="161526" calcext:value-type="float">
            <text:p>161526</text:p>
          </table:table-cell>
          <table:table-cell office:value-type="float" office:value="145352" calcext:value-type="float">
            <text:p>145352</text:p>
          </table:table-cell>
          <table:table-cell office:value-type="float" office:value="170621" calcext:value-type="float">
            <text:p>170621</text:p>
          </table:table-cell>
          <table:table-cell office:value-type="float" office:value="180309" calcext:value-type="float">
            <text:p>180309</text:p>
          </table:table-cell>
          <table:table-cell office:value-type="float" office:value="197478" calcext:value-type="float">
            <text:p>197478</text:p>
          </table:table-cell>
          <table:table-cell office:value-type="float" office:value="210501" calcext:value-type="float">
            <text:p>210501</text:p>
          </table:table-cell>
          <table:table-cell office:value-type="float" office:value="192553" calcext:value-type="float">
            <text:p>192553</text:p>
          </table:table-cell>
          <table:table-cell office:value-type="float" office:value="231555" calcext:value-type="float">
            <text:p>23155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882" calcext:value-type="float">
            <text:p>208882</text:p>
          </table:table-cell>
          <table:table-cell office:value-type="float" office:value="71292" calcext:value-type="float">
            <text:p>71292</text:p>
          </table:table-cell>
          <table:table-cell office:value-type="float" office:value="155595" calcext:value-type="float">
            <text:p>155595</text:p>
          </table:table-cell>
          <table:table-cell office:value-type="float" office:value="189229" calcext:value-type="float">
            <text:p>189229</text:p>
          </table:table-cell>
          <table:table-cell office:value-type="float" office:value="187664" calcext:value-type="float">
            <text:p>187664</text:p>
          </table:table-cell>
          <table:table-cell office:value-type="float" office:value="178420" calcext:value-type="float">
            <text:p>178420</text:p>
          </table:table-cell>
          <table:table-cell office:value-type="float" office:value="137028" calcext:value-type="float">
            <text:p>137028</text:p>
          </table:table-cell>
          <table:table-cell office:value-type="float" office:value="145330" calcext:value-type="float">
            <text:p>145330</text:p>
          </table:table-cell>
          <table:table-cell office:value-type="float" office:value="165013" calcext:value-type="float">
            <text:p>16501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460" calcext:value-type="float">
            <text:p>61460</text:p>
          </table:table-cell>
          <table:table-cell office:value-type="float" office:value="110001" calcext:value-type="float">
            <text:p>110001</text:p>
          </table:table-cell>
          <table:table-cell office:value-type="float" office:value="130887" calcext:value-type="float">
            <text:p>130887</text:p>
          </table:table-cell>
          <table:table-cell office:value-type="float" office:value="142154" calcext:value-type="float">
            <text:p>142154</text:p>
          </table:table-cell>
          <table:table-cell office:value-type="float" office:value="152385" calcext:value-type="float">
            <text:p>152385</text:p>
          </table:table-cell>
          <table:table-cell office:value-type="float" office:value="190059" calcext:value-type="float">
            <text:p>190059</text:p>
          </table:table-cell>
          <table:table-cell office:value-type="float" office:value="155856" calcext:value-type="float">
            <text:p>155856</text:p>
          </table:table-cell>
          <table:table-cell office:value-type="float" office:value="44271" calcext:value-type="float">
            <text:p>44271</text:p>
          </table:table-cell>
          <table:table-cell office:value-type="float" office:value="193188" calcext:value-type="float">
            <text:p>19318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892" calcext:value-type="float">
            <text:p>133892</text:p>
          </table:table-cell>
          <table:table-cell office:value-type="float" office:value="153831" calcext:value-type="float">
            <text:p>153831</text:p>
          </table:table-cell>
          <table:table-cell office:value-type="float" office:value="238749" calcext:value-type="float">
            <text:p>238749</text:p>
          </table:table-cell>
          <table:table-cell office:value-type="float" office:value="189534" calcext:value-type="float">
            <text:p>189534</text:p>
          </table:table-cell>
          <table:table-cell office:value-type="float" office:value="173700" calcext:value-type="float">
            <text:p>173700</text:p>
          </table:table-cell>
          <table:table-cell office:value-type="float" office:value="173717" calcext:value-type="float">
            <text:p>173717</text:p>
          </table:table-cell>
          <table:table-cell office:value-type="float" office:value="170601" calcext:value-type="float">
            <text:p>170601</text:p>
          </table:table-cell>
          <table:table-cell office:value-type="float" office:value="204079" calcext:value-type="float">
            <text:p>204079</text:p>
          </table:table-cell>
          <table:table-cell office:value-type="float" office:value="185616" calcext:value-type="float">
            <text:p>185616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90045" calcext:value-type="float">
            <text:p>490045</text:p>
          </table:table-cell>
          <table:table-cell/>
          <table:table-cell office:value-type="float" office:value="645161" calcext:value-type="float">
            <text:p>645161</text:p>
          </table:table-cell>
          <table:table-cell/>
          <table:table-cell office:value-type="float" office:value="801001" calcext:value-type="float">
            <text:p>801001</text:p>
          </table:table-cell>
          <table:table-cell/>
          <table:table-cell office:value-type="float" office:value="677248" calcext:value-type="float">
            <text:p>677248</text:p>
          </table:table-cell>
          <table:table-cell/>
          <table:table-cell office:value-type="float" office:value="1064891" calcext:value-type="float">
            <text:p>106489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755162" calcext:value-type="float">
            <text:p>755162</text:p>
          </table:table-cell>
          <table:table-cell/>
          <table:table-cell office:value-type="float" office:value="955937" calcext:value-type="float">
            <text:p>955937</text:p>
          </table:table-cell>
          <table:table-cell/>
          <table:table-cell office:value-type="float" office:value="1111111" calcext:value-type="float">
            <text:p>1111111</text:p>
          </table:table-cell>
          <table:table-cell/>
          <table:table-cell office:value-type="float" office:value="929557" calcext:value-type="float">
            <text:p>929557</text:p>
          </table:table-cell>
          <table:table-cell/>
          <table:table-cell office:value-type="float" office:value="1333333" calcext:value-type="float">
            <text:p>1333333</text:p>
          </table:table-cell>
          <table:table-cell/>
          <table:table-cell office:value-type="float" office:value="1336116" calcext:value-type="float">
            <text:p>133611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848243" calcext:value-type="float">
            <text:p>848243</text:p>
          </table:table-cell>
          <table:table-cell/>
          <table:table-cell office:value-type="float" office:value="1172698" calcext:value-type="float">
            <text:p>1172698</text:p>
          </table:table-cell>
          <table:table-cell/>
          <table:table-cell office:value-type="float" office:value="1473805" calcext:value-type="float">
            <text:p>1473805</text:p>
          </table:table-cell>
          <table:table-cell/>
          <table:table-cell office:value-type="float" office:value="1751025" calcext:value-type="float">
            <text:p>1751025</text:p>
          </table:table-cell>
          <table:table-cell/>
          <table:table-cell office:value-type="float" office:value="1742682" calcext:value-type="float">
            <text:p>1742682</text:p>
          </table:table-cell>
          <table:table-cell/>
          <table:table-cell office:value-type="float" office:value="1856417" calcext:value-type="float">
            <text:p>1856417</text:p>
          </table:table-cell>
          <table:table-cell/>
          <table:table-cell office:value-type="float" office:value="1806633" calcext:value-type="float">
            <text:p>180663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911518" calcext:value-type="float">
            <text:p>911518</text:p>
          </table:table-cell>
          <table:table-cell/>
          <table:table-cell office:value-type="float" office:value="1304458" calcext:value-type="float">
            <text:p>1304458</text:p>
          </table:table-cell>
          <table:table-cell/>
          <table:table-cell office:value-type="float" office:value="1437394" calcext:value-type="float">
            <text:p>1437394</text:p>
          </table:table-cell>
          <table:table-cell/>
          <table:table-cell office:value-type="float" office:value="2033359" calcext:value-type="float">
            <text:p>2033359</text:p>
          </table:table-cell>
          <table:table-cell/>
          <table:table-cell office:value-type="float" office:value="2218370" calcext:value-type="float">
            <text:p>2218370</text:p>
          </table:table-cell>
          <table:table-cell/>
          <table:table-cell office:value-type="float" office:value="1743869" calcext:value-type="float">
            <text:p>1743869</text:p>
          </table:table-cell>
          <table:table-cell/>
          <table:table-cell office:value-type="float" office:value="2371468" calcext:value-type="float">
            <text:p>2371468</text:p>
          </table:table-cell>
          <table:table-cell/>
          <table:table-cell office:value-type="float" office:value="2368177" calcext:value-type="float">
            <text:p>236817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961592" calcext:value-type="float">
            <text:p>961592</text:p>
          </table:table-cell>
          <table:table-cell/>
          <table:table-cell office:value-type="float" office:value="1469997" calcext:value-type="float">
            <text:p>1469997</text:p>
          </table:table-cell>
          <table:table-cell/>
          <table:table-cell office:value-type="float" office:value="1937925" calcext:value-type="float">
            <text:p>1937925</text:p>
          </table:table-cell>
          <table:table-cell/>
          <table:table-cell office:value-type="float" office:value="2372567" calcext:value-type="float">
            <text:p>2372567</text:p>
          </table:table-cell>
          <table:table-cell/>
          <table:table-cell office:value-type="float" office:value="2691903" calcext:value-type="float">
            <text:p>2691903</text:p>
          </table:table-cell>
          <table:table-cell/>
          <table:table-cell office:value-type="float" office:value="3057629" calcext:value-type="float">
            <text:p>3057629</text:p>
          </table:table-cell>
          <table:table-cell/>
          <table:table-cell office:value-type="float" office:value="2112211" calcext:value-type="float">
            <text:p>2112211</text:p>
          </table:table-cell>
          <table:table-cell/>
          <table:table-cell office:value-type="float" office:value="3035873" calcext:value-type="float">
            <text:p>3035873</text:p>
          </table:table-cell>
          <table:table-cell/>
          <table:table-cell office:value-type="float" office:value="2985422" calcext:value-type="float">
            <text:p>298542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926277" calcext:value-type="float">
            <text:p>926277</text:p>
          </table:table-cell>
          <table:table-cell/>
          <table:table-cell office:value-type="float" office:value="1518611" calcext:value-type="float">
            <text:p>1518611</text:p>
          </table:table-cell>
          <table:table-cell/>
          <table:table-cell office:value-type="float" office:value="2059326" calcext:value-type="float">
            <text:p>2059326</text:p>
          </table:table-cell>
          <table:table-cell/>
          <table:table-cell office:value-type="float" office:value="2579345" calcext:value-type="float">
            <text:p>2579345</text:p>
          </table:table-cell>
          <table:table-cell/>
          <table:table-cell office:value-type="float" office:value="2717982" calcext:value-type="float">
            <text:p>2717982</text:p>
          </table:table-cell>
          <table:table-cell/>
          <table:table-cell office:value-type="float" office:value="3122903" calcext:value-type="float">
            <text:p>3122903</text:p>
          </table:table-cell>
          <table:table-cell/>
          <table:table-cell office:value-type="float" office:value="3319824" calcext:value-type="float">
            <text:p>3319824</text:p>
          </table:table-cell>
          <table:table-cell/>
          <table:table-cell office:value-type="float" office:value="3086661" calcext:value-type="float">
            <text:p>3086661</text:p>
          </table:table-cell>
          <table:table-cell/>
          <table:table-cell office:value-type="float" office:value="3224181" calcext:value-type="float">
            <text:p>3224181</text:p>
          </table:table-cell>
          <table:table-cell/>
          <table:table-cell office:value-type="float" office:value="2619260" calcext:value-type="float">
            <text:p>261926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877820" calcext:value-type="float">
            <text:p>877820</text:p>
          </table:table-cell>
          <table:table-cell/>
          <table:table-cell office:value-type="float" office:value="1390595" calcext:value-type="float">
            <text:p>1390595</text:p>
          </table:table-cell>
          <table:table-cell/>
          <table:table-cell office:value-type="float" office:value="1872285" calcext:value-type="float">
            <text:p>1872285</text:p>
          </table:table-cell>
          <table:table-cell/>
          <table:table-cell office:value-type="float" office:value="2298411" calcext:value-type="float">
            <text:p>2298411</text:p>
          </table:table-cell>
          <table:table-cell/>
          <table:table-cell office:value-type="float" office:value="2489061" calcext:value-type="float">
            <text:p>2489061</text:p>
          </table:table-cell>
          <table:table-cell/>
          <table:table-cell office:value-type="float" office:value="2712582" calcext:value-type="float">
            <text:p>2712582</text:p>
          </table:table-cell>
          <table:table-cell/>
          <table:table-cell office:value-type="float" office:value="2779776" calcext:value-type="float">
            <text:p>2779776</text:p>
          </table:table-cell>
          <table:table-cell/>
          <table:table-cell office:value-type="float" office:value="2611245" calcext:value-type="float">
            <text:p>2611245</text:p>
          </table:table-cell>
          <table:table-cell/>
          <table:table-cell office:value-type="float" office:value="2575614" calcext:value-type="float">
            <text:p>2575614</text:p>
          </table:table-cell>
          <table:table-cell/>
          <table:table-cell office:value-type="float" office:value="2332441" calcext:value-type="float">
            <text:p>2332441</text:p>
          </table:table-cell>
          <table:table-cell/>
          <table:table-cell office:value-type="float" office:value="2471788" calcext:value-type="float">
            <text:p>247178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938244" calcext:value-type="float">
            <text:p>938244</text:p>
          </table:table-cell>
          <table:table-cell/>
          <table:table-cell office:value-type="float" office:value="1378080" calcext:value-type="float">
            <text:p>1378080</text:p>
          </table:table-cell>
          <table:table-cell/>
          <table:table-cell office:value-type="float" office:value="1811067" calcext:value-type="float">
            <text:p>1811067</text:p>
          </table:table-cell>
          <table:table-cell/>
          <table:table-cell office:value-type="float" office:value="2179071" calcext:value-type="float">
            <text:p>2179071</text:p>
          </table:table-cell>
          <table:table-cell/>
          <table:table-cell office:value-type="float" office:value="2477244" calcext:value-type="float">
            <text:p>2477244</text:p>
          </table:table-cell>
          <table:table-cell/>
          <table:table-cell office:value-type="float" office:value="2642154" calcext:value-type="float">
            <text:p>2642154</text:p>
          </table:table-cell>
          <table:table-cell/>
          <table:table-cell office:value-type="float" office:value="2796858" calcext:value-type="float">
            <text:p>2796858</text:p>
          </table:table-cell>
          <table:table-cell/>
          <table:table-cell office:value-type="float" office:value="2811545" calcext:value-type="float">
            <text:p>2811545</text:p>
          </table:table-cell>
          <table:table-cell/>
          <table:table-cell office:value-type="float" office:value="2802216" calcext:value-type="float">
            <text:p>2802216</text:p>
          </table:table-cell>
          <table:table-cell/>
          <table:table-cell office:value-type="float" office:value="2659135" calcext:value-type="float">
            <text:p>2659135</text:p>
          </table:table-cell>
          <table:table-cell/>
          <table:table-cell office:value-type="float" office:value="2548293" calcext:value-type="float">
            <text:p>2548293</text:p>
          </table:table-cell>
          <table:table-cell/>
          <table:table-cell office:value-type="float" office:value="2471266" calcext:value-type="float">
            <text:p>247126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937841" calcext:value-type="float">
            <text:p>937841</text:p>
          </table:table-cell>
          <table:table-cell/>
          <table:table-cell office:value-type="float" office:value="1415562" calcext:value-type="float">
            <text:p>1415562</text:p>
          </table:table-cell>
          <table:table-cell/>
          <table:table-cell office:value-type="float" office:value="1888819" calcext:value-type="float">
            <text:p>1888819</text:p>
          </table:table-cell>
          <table:table-cell/>
          <table:table-cell office:value-type="float" office:value="2286926" calcext:value-type="float">
            <text:p>2286926</text:p>
          </table:table-cell>
          <table:table-cell/>
          <table:table-cell office:value-type="float" office:value="2021468" calcext:value-type="float">
            <text:p>2021468</text:p>
          </table:table-cell>
          <table:table-cell/>
          <table:table-cell office:value-type="float" office:value="2069679" calcext:value-type="float">
            <text:p>2069679</text:p>
          </table:table-cell>
          <table:table-cell/>
          <table:table-cell office:value-type="float" office:value="2859237" calcext:value-type="float">
            <text:p>2859237</text:p>
          </table:table-cell>
          <table:table-cell/>
          <table:table-cell office:value-type="float" office:value="2911106" calcext:value-type="float">
            <text:p>2911106</text:p>
          </table:table-cell>
          <table:table-cell/>
          <table:table-cell office:value-type="float" office:value="2909555" calcext:value-type="float">
            <text:p>2909555</text:p>
          </table:table-cell>
          <table:table-cell/>
          <table:table-cell office:value-type="float" office:value="2743010" calcext:value-type="float">
            <text:p>2743010</text:p>
          </table:table-cell>
          <table:table-cell/>
          <table:table-cell office:value-type="float" office:value="2702337" calcext:value-type="float">
            <text:p>2702337</text:p>
          </table:table-cell>
          <table:table-cell/>
          <table:table-cell office:value-type="float" office:value="2512498" calcext:value-type="float">
            <text:p>2512498</text:p>
          </table:table-cell>
          <table:table-cell/>
          <table:table-cell office:value-type="float" office:value="2577397" calcext:value-type="float">
            <text:p>25773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89189" calcext:value-type="float">
            <text:p>2589189</text:p>
          </table:table-cell>
          <table:table-cell/>
          <table:table-cell office:value-type="float" office:value="2696999" calcext:value-type="float">
            <text:p>2696999</text:p>
          </table:table-cell>
          <table:table-cell/>
          <table:table-cell office:value-type="float" office:value="2603010" calcext:value-type="float">
            <text:p>2603010</text:p>
          </table:table-cell>
          <table:table-cell/>
          <table:table-cell office:value-type="float" office:value="2780294" calcext:value-type="float">
            <text:p>2780294</text:p>
          </table:table-cell>
          <table:table-cell/>
          <table:table-cell office:value-type="float" office:value="2826289" calcext:value-type="float">
            <text:p>2826289</text:p>
          </table:table-cell>
          <table:table-cell/>
          <table:table-cell office:value-type="float" office:value="2710025" calcext:value-type="float">
            <text:p>2710025</text:p>
          </table:table-cell>
          <table:table-cell/>
          <table:table-cell office:value-type="float" office:value="2333321" calcext:value-type="float">
            <text:p>2333321</text:p>
          </table:table-cell>
          <table:table-cell/>
          <table:table-cell office:value-type="float" office:value="2502386" calcext:value-type="float">
            <text:p>2502386</text:p>
          </table:table-cell>
          <table:table-cell/>
          <table:table-cell office:value-type="float" office:value="2485399" calcext:value-type="float">
            <text:p>248539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14136" calcext:value-type="float">
            <text:p>2514136</text:p>
          </table:table-cell>
          <table:table-cell/>
          <table:table-cell office:value-type="float" office:value="2717509" calcext:value-type="float">
            <text:p>2717509</text:p>
          </table:table-cell>
          <table:table-cell/>
          <table:table-cell office:value-type="float" office:value="2773329" calcext:value-type="float">
            <text:p>2773329</text:p>
          </table:table-cell>
          <table:table-cell/>
          <table:table-cell office:value-type="float" office:value="2947849" calcext:value-type="float">
            <text:p>2947849</text:p>
          </table:table-cell>
          <table:table-cell/>
          <table:table-cell office:value-type="float" office:value="2916716" calcext:value-type="float">
            <text:p>2916716</text:p>
          </table:table-cell>
          <table:table-cell/>
          <table:table-cell office:value-type="float" office:value="2844790" calcext:value-type="float">
            <text:p>2844790</text:p>
          </table:table-cell>
          <table:table-cell/>
          <table:table-cell office:value-type="float" office:value="2735191" calcext:value-type="float">
            <text:p>2735191</text:p>
          </table:table-cell>
          <table:table-cell/>
          <table:table-cell office:value-type="float" office:value="2493038" calcext:value-type="float">
            <text:p>2493038</text:p>
          </table:table-cell>
          <table:table-cell/>
          <table:table-cell office:value-type="float" office:value="2521439" calcext:value-type="float">
            <text:p>252143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49734" calcext:value-type="float">
            <text:p>749734</text:p>
          </table:table-cell>
          <table:table-cell/>
          <table:table-cell office:value-type="float" office:value="1879850" calcext:value-type="float">
            <text:p>1879850</text:p>
          </table:table-cell>
          <table:table-cell/>
          <table:table-cell office:value-type="float" office:value="1937347" calcext:value-type="float">
            <text:p>1937347</text:p>
          </table:table-cell>
          <table:table-cell/>
          <table:table-cell office:value-type="float" office:value="1718460" calcext:value-type="float">
            <text:p>1718460</text:p>
          </table:table-cell>
          <table:table-cell/>
          <table:table-cell office:value-type="float" office:value="1521538" calcext:value-type="float">
            <text:p>1521538</text:p>
          </table:table-cell>
          <table:table-cell/>
          <table:table-cell office:value-type="float" office:value="652992" calcext:value-type="float">
            <text:p>652992</text:p>
          </table:table-cell>
          <table:table-cell/>
          <table:table-cell office:value-type="float" office:value="1842612" calcext:value-type="float">
            <text:p>1842612</text:p>
          </table:table-cell>
          <table:table-cell/>
          <table:table-cell office:value-type="float" office:value="1630477" calcext:value-type="float">
            <text:p>1630477</text:p>
          </table:table-cell>
          <table:table-cell/>
          <table:table-cell office:value-type="float" office:value="1868647" calcext:value-type="float">
            <text:p>18686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9528" calcext:value-type="float">
            <text:p>269528</text:p>
          </table:table-cell>
          <table:table-cell/>
          <table:table-cell office:value-type="float" office:value="446527" calcext:value-type="float">
            <text:p>446527</text:p>
          </table:table-cell>
          <table:table-cell/>
          <table:table-cell office:value-type="float" office:value="302898" calcext:value-type="float">
            <text:p>302898</text:p>
          </table:table-cell>
          <table:table-cell/>
          <table:table-cell office:value-type="float" office:value="204147" calcext:value-type="float">
            <text:p>204147</text:p>
          </table:table-cell>
          <table:table-cell/>
          <table:table-cell office:value-type="float" office:value="323854" calcext:value-type="float">
            <text:p>323854</text:p>
          </table:table-cell>
          <table:table-cell/>
          <table:table-cell office:value-type="float" office:value="285017" calcext:value-type="float">
            <text:p>285017</text:p>
          </table:table-cell>
          <table:table-cell/>
          <table:table-cell office:value-type="float" office:value="332385" calcext:value-type="float">
            <text:p>332385</text:p>
          </table:table-cell>
          <table:table-cell/>
          <table:table-cell office:value-type="float" office:value="324395" calcext:value-type="float">
            <text:p>324395</text:p>
          </table:table-cell>
          <table:table-cell/>
          <table:table-cell office:value-type="float" office:value="237797" calcext:value-type="float">
            <text:p>2377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8166" calcext:value-type="float">
            <text:p>238166</text:p>
          </table:table-cell>
          <table:table-cell/>
          <table:table-cell office:value-type="float" office:value="234796" calcext:value-type="float">
            <text:p>234796</text:p>
          </table:table-cell>
          <table:table-cell/>
          <table:table-cell office:value-type="float" office:value="87069" calcext:value-type="float">
            <text:p>87069</text:p>
          </table:table-cell>
          <table:table-cell/>
          <table:table-cell office:value-type="float" office:value="129155" calcext:value-type="float">
            <text:p>129155</text:p>
          </table:table-cell>
          <table:table-cell/>
          <table:table-cell office:value-type="float" office:value="207289" calcext:value-type="float">
            <text:p>207289</text:p>
          </table:table-cell>
          <table:table-cell/>
          <table:table-cell office:value-type="float" office:value="166194" calcext:value-type="float">
            <text:p>166194</text:p>
          </table:table-cell>
          <table:table-cell/>
          <table:table-cell office:value-type="float" office:value="187347" calcext:value-type="float">
            <text:p>187347</text:p>
          </table:table-cell>
          <table:table-cell/>
          <table:table-cell office:value-type="float" office:value="195976" calcext:value-type="float">
            <text:p>195976</text:p>
          </table:table-cell>
          <table:table-cell/>
          <table:table-cell office:value-type="float" office:value="208840" calcext:value-type="float">
            <text:p>2088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6256" calcext:value-type="float">
            <text:p>176256</text:p>
          </table:table-cell>
          <table:table-cell/>
          <table:table-cell office:value-type="float" office:value="194828" calcext:value-type="float">
            <text:p>194828</text:p>
          </table:table-cell>
          <table:table-cell/>
          <table:table-cell office:value-type="float" office:value="191157" calcext:value-type="float">
            <text:p>191157</text:p>
          </table:table-cell>
          <table:table-cell/>
          <table:table-cell office:value-type="float" office:value="147935" calcext:value-type="float">
            <text:p>147935</text:p>
          </table:table-cell>
          <table:table-cell/>
          <table:table-cell office:value-type="float" office:value="170299" calcext:value-type="float">
            <text:p>170299</text:p>
          </table:table-cell>
          <table:table-cell/>
          <table:table-cell office:value-type="float" office:value="166766" calcext:value-type="float">
            <text:p>166766</text:p>
          </table:table-cell>
          <table:table-cell/>
          <table:table-cell office:value-type="float" office:value="188659" calcext:value-type="float">
            <text:p>188659</text:p>
          </table:table-cell>
          <table:table-cell/>
          <table:table-cell office:value-type="float" office:value="152844" calcext:value-type="float">
            <text:p>152844</text:p>
          </table:table-cell>
          <table:table-cell/>
          <table:table-cell office:value-type="float" office:value="178317" calcext:value-type="float">
            <text:p>17831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2015" calcext:value-type="float">
            <text:p>162015</text:p>
          </table:table-cell>
          <table:table-cell/>
          <table:table-cell office:value-type="float" office:value="150455" calcext:value-type="float">
            <text:p>150455</text:p>
          </table:table-cell>
          <table:table-cell/>
          <table:table-cell office:value-type="float" office:value="165105" calcext:value-type="float">
            <text:p>165105</text:p>
          </table:table-cell>
          <table:table-cell/>
          <table:table-cell office:value-type="float" office:value="165362" calcext:value-type="float">
            <text:p>165362</text:p>
          </table:table-cell>
          <table:table-cell/>
          <table:table-cell office:value-type="float" office:value="166218" calcext:value-type="float">
            <text:p>166218</text:p>
          </table:table-cell>
          <table:table-cell/>
          <table:table-cell office:value-type="float" office:value="185965" calcext:value-type="float">
            <text:p>185965</text:p>
          </table:table-cell>
          <table:table-cell/>
          <table:table-cell office:value-type="float" office:value="170716" calcext:value-type="float">
            <text:p>170716</text:p>
          </table:table-cell>
          <table:table-cell/>
          <table:table-cell office:value-type="float" office:value="177844" calcext:value-type="float">
            <text:p>177844</text:p>
          </table:table-cell>
          <table:table-cell/>
          <table:table-cell office:value-type="float" office:value="158631" calcext:value-type="float">
            <text:p>15863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6015" calcext:value-type="float">
            <text:p>156015</text:p>
          </table:table-cell>
          <table:table-cell/>
          <table:table-cell office:value-type="float" office:value="133932" calcext:value-type="float">
            <text:p>133932</text:p>
          </table:table-cell>
          <table:table-cell/>
          <table:table-cell office:value-type="float" office:value="183826" calcext:value-type="float">
            <text:p>183826</text:p>
          </table:table-cell>
          <table:table-cell/>
          <table:table-cell office:value-type="float" office:value="179035" calcext:value-type="float">
            <text:p>179035</text:p>
          </table:table-cell>
          <table:table-cell/>
          <table:table-cell office:value-type="float" office:value="170951" calcext:value-type="float">
            <text:p>170951</text:p>
          </table:table-cell>
          <table:table-cell/>
          <table:table-cell office:value-type="float" office:value="183865" calcext:value-type="float">
            <text:p>183865</text:p>
          </table:table-cell>
          <table:table-cell/>
          <table:table-cell office:value-type="float" office:value="145007" calcext:value-type="float">
            <text:p>145007</text:p>
          </table:table-cell>
          <table:table-cell/>
          <table:table-cell office:value-type="float" office:value="198429" calcext:value-type="float">
            <text:p>198429</text:p>
          </table:table-cell>
          <table:table-cell/>
          <table:table-cell office:value-type="float" office:value="236987" calcext:value-type="float">
            <text:p>23698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920863" calcext:value-type="float">
            <text:p>920863</text:p>
          </table:table-cell>
          <table:table-cell office:value-type="float" office:value="1899109" calcext:value-type="float">
            <text:p>1899109</text:p>
          </table:table-cell>
          <table:table-cell office:value-type="float" office:value="2723404" calcext:value-type="float">
            <text:p>2723404</text:p>
          </table:table-cell>
          <table:table-cell office:value-type="float" office:value="3535911" calcext:value-type="float">
            <text:p>3535911</text:p>
          </table:table-cell>
          <table:table-cell office:value-type="float" office:value="4999999" calcext:value-type="float">
            <text:p>4999999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1242718" calcext:value-type="float">
            <text:p>1242718</text:p>
          </table:table-cell>
          <table:table-cell office:value-type="float" office:value="2064516" calcext:value-type="float">
            <text:p>2064516</text:p>
          </table:table-cell>
          <table:table-cell office:value-type="float" office:value="3144963" calcext:value-type="float">
            <text:p>3144963</text:p>
          </table:table-cell>
          <table:table-cell office:value-type="float" office:value="2585858" calcext:value-type="float">
            <text:p>2585858</text:p>
          </table:table-cell>
          <table:table-cell office:value-type="float" office:value="5224489" calcext:value-type="float">
            <text:p>5224489</text:p>
          </table:table-cell>
          <table:table-cell office:value-type="float" office:value="6464646" calcext:value-type="float">
            <text:p>6464646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1318907" calcext:value-type="float">
            <text:p>1318907</text:p>
          </table:table-cell>
          <table:table-cell office:value-type="float" office:value="2191780" calcext:value-type="float">
            <text:p>2191780</text:p>
          </table:table-cell>
          <table:table-cell office:value-type="float" office:value="3303225" calcext:value-type="float">
            <text:p>3303225</text:p>
          </table:table-cell>
          <table:table-cell office:value-type="float" office:value="4571428" calcext:value-type="float">
            <text:p>4571428</text:p>
          </table:table-cell>
          <table:table-cell office:value-type="float" office:value="5676274" calcext:value-type="float">
            <text:p>5676274</text:p>
          </table:table-cell>
          <table:table-cell office:value-type="float" office:value="6274509" calcext:value-type="float">
            <text:p>6274509</text:p>
          </table:table-cell>
          <table:table-cell office:value-type="float" office:value="8178913" calcext:value-type="float">
            <text:p>8178913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1311811" calcext:value-type="float">
            <text:p>1311811</text:p>
          </table:table-cell>
          <table:table-cell office:value-type="float" office:value="2253521" calcext:value-type="float">
            <text:p>2253521</text:p>
          </table:table-cell>
          <table:table-cell office:value-type="float" office:value="3415610" calcext:value-type="float">
            <text:p>3415610</text:p>
          </table:table-cell>
          <table:table-cell office:value-type="float" office:value="3812360" calcext:value-type="float">
            <text:p>3812360</text:p>
          </table:table-cell>
          <table:table-cell office:value-type="float" office:value="5858123" calcext:value-type="float">
            <text:p>5858123</text:p>
          </table:table-cell>
          <table:table-cell office:value-type="float" office:value="6456494" calcext:value-type="float">
            <text:p>6456494</text:p>
          </table:table-cell>
          <table:table-cell office:value-type="float" office:value="7485380" calcext:value-type="float">
            <text:p>7485380</text:p>
          </table:table-cell>
          <table:table-cell office:value-type="float" office:value="8191999" calcext:value-type="float">
            <text:p>8191999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1276012" calcext:value-type="float">
            <text:p>1276012</text:p>
          </table:table-cell>
          <table:table-cell office:value-type="float" office:value="2130226" calcext:value-type="float">
            <text:p>2130226</text:p>
          </table:table-cell>
          <table:table-cell office:value-type="float" office:value="2064516" calcext:value-type="float">
            <text:p>2064516</text:p>
          </table:table-cell>
          <table:table-cell office:value-type="float" office:value="5281072" calcext:value-type="float">
            <text:p>5281072</text:p>
          </table:table-cell>
          <table:table-cell office:value-type="float" office:value="5617114" calcext:value-type="float">
            <text:p>5617114</text:p>
          </table:table-cell>
          <table:table-cell office:value-type="float" office:value="5669988" calcext:value-type="float">
            <text:p>5669988</text:p>
          </table:table-cell>
          <table:table-cell office:value-type="float" office:value="7834736" calcext:value-type="float">
            <text:p>7834736</text:p>
          </table:table-cell>
          <table:table-cell office:value-type="float" office:value="9014084" calcext:value-type="float">
            <text:p>9014084</text:p>
          </table:table-cell>
          <table:table-cell office:value-type="float" office:value="11505617" calcext:value-type="float">
            <text:p>11505617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1328059" calcext:value-type="float">
            <text:p>1328059</text:p>
          </table:table-cell>
          <table:table-cell office:value-type="float" office:value="2365715" calcext:value-type="float">
            <text:p>2365715</text:p>
          </table:table-cell>
          <table:table-cell office:value-type="float" office:value="3727024" calcext:value-type="float">
            <text:p>3727024</text:p>
          </table:table-cell>
          <table:table-cell office:value-type="float" office:value="5192697" calcext:value-type="float">
            <text:p>5192697</text:p>
          </table:table-cell>
          <table:table-cell office:value-type="float" office:value="6925938" calcext:value-type="float">
            <text:p>6925938</text:p>
          </table:table-cell>
          <table:table-cell office:value-type="float" office:value="7322130" calcext:value-type="float">
            <text:p>7322130</text:p>
          </table:table-cell>
          <table:table-cell office:value-type="float" office:value="7772296" calcext:value-type="float">
            <text:p>7772296</text:p>
          </table:table-cell>
          <table:table-cell office:value-type="float" office:value="8536890" calcext:value-type="float">
            <text:p>8536890</text:p>
          </table:table-cell>
          <table:table-cell office:value-type="float" office:value="8085274" calcext:value-type="float">
            <text:p>8085274</text:p>
          </table:table-cell>
          <table:table-cell office:value-type="float" office:value="10433010" calcext:value-type="float">
            <text:p>10433010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1084803" calcext:value-type="float">
            <text:p>1084803</text:p>
          </table:table-cell>
          <table:table-cell office:value-type="float" office:value="1683795" calcext:value-type="float">
            <text:p>1683795</text:p>
          </table:table-cell>
          <table:table-cell office:value-type="float" office:value="2372704" calcext:value-type="float">
            <text:p>2372704</text:p>
          </table:table-cell>
          <table:table-cell office:value-type="float" office:value="3010879" calcext:value-type="float">
            <text:p>3010879</text:p>
          </table:table-cell>
          <table:table-cell office:value-type="float" office:value="3503549" calcext:value-type="float">
            <text:p>3503549</text:p>
          </table:table-cell>
          <table:table-cell office:value-type="float" office:value="3582298" calcext:value-type="float">
            <text:p>3582298</text:p>
          </table:table-cell>
          <table:table-cell office:value-type="float" office:value="3929770" calcext:value-type="float">
            <text:p>3929770</text:p>
          </table:table-cell>
          <table:table-cell office:value-type="float" office:value="3868895" calcext:value-type="float">
            <text:p>3868895</text:p>
          </table:table-cell>
          <table:table-cell office:value-type="float" office:value="4139882" calcext:value-type="float">
            <text:p>4139882</text:p>
          </table:table-cell>
          <table:table-cell office:value-type="float" office:value="3792241" calcext:value-type="float">
            <text:p>3792241</text:p>
          </table:table-cell>
          <table:table-cell office:value-type="float" office:value="3961315" calcext:value-type="float">
            <text:p>3961315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1035179" calcext:value-type="float">
            <text:p>1035179</text:p>
          </table:table-cell>
          <table:table-cell office:value-type="float" office:value="1629762" calcext:value-type="float">
            <text:p>1629762</text:p>
          </table:table-cell>
          <table:table-cell office:value-type="float" office:value="2286479" calcext:value-type="float">
            <text:p>2286479</text:p>
          </table:table-cell>
          <table:table-cell office:value-type="float" office:value="2837842" calcext:value-type="float">
            <text:p>2837842</text:p>
          </table:table-cell>
          <table:table-cell office:value-type="float" office:value="3331977" calcext:value-type="float">
            <text:p>3331977</text:p>
          </table:table-cell>
          <table:table-cell office:value-type="float" office:value="3380374" calcext:value-type="float">
            <text:p>3380374</text:p>
          </table:table-cell>
          <table:table-cell office:value-type="float" office:value="3524047" calcext:value-type="float">
            <text:p>3524047</text:p>
          </table:table-cell>
          <table:table-cell office:value-type="float" office:value="3706619" calcext:value-type="float">
            <text:p>3706619</text:p>
          </table:table-cell>
          <table:table-cell office:value-type="float" office:value="3920555" calcext:value-type="float">
            <text:p>3920555</text:p>
          </table:table-cell>
          <table:table-cell office:value-type="float" office:value="3776159" calcext:value-type="float">
            <text:p>3776159</text:p>
          </table:table-cell>
          <table:table-cell office:value-type="float" office:value="3581045" calcext:value-type="float">
            <text:p>3581045</text:p>
          </table:table-cell>
          <table:table-cell office:value-type="float" office:value="3551701" calcext:value-type="float">
            <text:p>3551701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862156" calcext:value-type="float">
            <text:p>862156</text:p>
          </table:table-cell>
          <table:table-cell office:value-type="float" office:value="1582521" calcext:value-type="float">
            <text:p>1582521</text:p>
          </table:table-cell>
          <table:table-cell office:value-type="float" office:value="2217950" calcext:value-type="float">
            <text:p>2217950</text:p>
          </table:table-cell>
          <table:table-cell office:value-type="float" office:value="2737601" calcext:value-type="float">
            <text:p>2737601</text:p>
          </table:table-cell>
          <table:table-cell office:value-type="float" office:value="3178335" calcext:value-type="float">
            <text:p>3178335</text:p>
          </table:table-cell>
          <table:table-cell office:value-type="float" office:value="3354764" calcext:value-type="float">
            <text:p>3354764</text:p>
          </table:table-cell>
          <table:table-cell office:value-type="float" office:value="3440643" calcext:value-type="float">
            <text:p>3440643</text:p>
          </table:table-cell>
          <table:table-cell office:value-type="float" office:value="3503474" calcext:value-type="float">
            <text:p>3503474</text:p>
          </table:table-cell>
          <table:table-cell office:value-type="float" office:value="3653065" calcext:value-type="float">
            <text:p>3653065</text:p>
          </table:table-cell>
          <table:table-cell office:value-type="float" office:value="3524805" calcext:value-type="float">
            <text:p>3524805</text:p>
          </table:table-cell>
          <table:table-cell office:value-type="float" office:value="3656408" calcext:value-type="float">
            <text:p>3656408</text:p>
          </table:table-cell>
          <table:table-cell office:value-type="float" office:value="2885777" calcext:value-type="float">
            <text:p>2885777</text:p>
          </table:table-cell>
          <table:table-cell office:value-type="float" office:value="3448246" calcext:value-type="float">
            <text:p>344824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58735" calcext:value-type="float">
            <text:p>2958735</text:p>
          </table:table-cell>
          <table:table-cell office:value-type="float" office:value="3296612" calcext:value-type="float">
            <text:p>3296612</text:p>
          </table:table-cell>
          <table:table-cell office:value-type="float" office:value="3311036" calcext:value-type="float">
            <text:p>3311036</text:p>
          </table:table-cell>
          <table:table-cell office:value-type="float" office:value="3236857" calcext:value-type="float">
            <text:p>3236857</text:p>
          </table:table-cell>
          <table:table-cell office:value-type="float" office:value="3438729" calcext:value-type="float">
            <text:p>3438729</text:p>
          </table:table-cell>
          <table:table-cell office:value-type="float" office:value="3471370" calcext:value-type="float">
            <text:p>3471370</text:p>
          </table:table-cell>
          <table:table-cell office:value-type="float" office:value="3460592" calcext:value-type="float">
            <text:p>3460592</text:p>
          </table:table-cell>
          <table:table-cell office:value-type="float" office:value="3159701" calcext:value-type="float">
            <text:p>3159701</text:p>
          </table:table-cell>
          <table:table-cell office:value-type="float" office:value="3221993" calcext:value-type="float">
            <text:p>322199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7296" calcext:value-type="float">
            <text:p>3157296</text:p>
          </table:table-cell>
          <table:table-cell office:value-type="float" office:value="3287039" calcext:value-type="float">
            <text:p>3287039</text:p>
          </table:table-cell>
          <table:table-cell office:value-type="float" office:value="3403866" calcext:value-type="float">
            <text:p>3403866</text:p>
          </table:table-cell>
          <table:table-cell office:value-type="float" office:value="3458163" calcext:value-type="float">
            <text:p>3458163</text:p>
          </table:table-cell>
          <table:table-cell office:value-type="float" office:value="3527499" calcext:value-type="float">
            <text:p>3527499</text:p>
          </table:table-cell>
          <table:table-cell office:value-type="float" office:value="3495999" calcext:value-type="float">
            <text:p>3495999</text:p>
          </table:table-cell>
          <table:table-cell office:value-type="float" office:value="3252423" calcext:value-type="float">
            <text:p>3252423</text:p>
          </table:table-cell>
          <table:table-cell office:value-type="float" office:value="3187827" calcext:value-type="float">
            <text:p>3187827</text:p>
          </table:table-cell>
          <table:table-cell office:value-type="float" office:value="3136804" calcext:value-type="float">
            <text:p>313680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88887" calcext:value-type="float">
            <text:p>2988887</text:p>
          </table:table-cell>
          <table:table-cell office:value-type="float" office:value="3181814" calcext:value-type="float">
            <text:p>3181814</text:p>
          </table:table-cell>
          <table:table-cell office:value-type="float" office:value="3314041" calcext:value-type="float">
            <text:p>3314041</text:p>
          </table:table-cell>
          <table:table-cell office:value-type="float" office:value="3410207" calcext:value-type="float">
            <text:p>3410207</text:p>
          </table:table-cell>
          <table:table-cell office:value-type="float" office:value="3407264" calcext:value-type="float">
            <text:p>3407264</text:p>
          </table:table-cell>
          <table:table-cell office:value-type="float" office:value="3197517" calcext:value-type="float">
            <text:p>3197517</text:p>
          </table:table-cell>
          <table:table-cell office:value-type="float" office:value="3223111" calcext:value-type="float">
            <text:p>3223111</text:p>
          </table:table-cell>
          <table:table-cell office:value-type="float" office:value="3204443" calcext:value-type="float">
            <text:p>3204443</text:p>
          </table:table-cell>
          <table:table-cell office:value-type="float" office:value="3065559" calcext:value-type="float">
            <text:p>306555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7027" calcext:value-type="float">
            <text:p>3077027</text:p>
          </table:table-cell>
          <table:table-cell office:value-type="float" office:value="3218556" calcext:value-type="float">
            <text:p>3218556</text:p>
          </table:table-cell>
          <table:table-cell office:value-type="float" office:value="3189037" calcext:value-type="float">
            <text:p>3189037</text:p>
          </table:table-cell>
          <table:table-cell office:value-type="float" office:value="3390531" calcext:value-type="float">
            <text:p>3390531</text:p>
          </table:table-cell>
          <table:table-cell office:value-type="float" office:value="3125427" calcext:value-type="float">
            <text:p>3125427</text:p>
          </table:table-cell>
          <table:table-cell office:value-type="float" office:value="3178928" calcext:value-type="float">
            <text:p>3178928</text:p>
          </table:table-cell>
          <table:table-cell office:value-type="float" office:value="2778874" calcext:value-type="float">
            <text:p>2778874</text:p>
          </table:table-cell>
          <table:table-cell office:value-type="float" office:value="3101293" calcext:value-type="float">
            <text:p>3101293</text:p>
          </table:table-cell>
          <table:table-cell office:value-type="float" office:value="3054180" calcext:value-type="float">
            <text:p>305418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5765" calcext:value-type="float">
            <text:p>3025765</text:p>
          </table:table-cell>
          <table:table-cell office:value-type="float" office:value="3057345" calcext:value-type="float">
            <text:p>3057345</text:p>
          </table:table-cell>
          <table:table-cell office:value-type="float" office:value="2907039" calcext:value-type="float">
            <text:p>2907039</text:p>
          </table:table-cell>
          <table:table-cell office:value-type="float" office:value="3229969" calcext:value-type="float">
            <text:p>3229969</text:p>
          </table:table-cell>
          <table:table-cell office:value-type="float" office:value="3384042" calcext:value-type="float">
            <text:p>3384042</text:p>
          </table:table-cell>
          <table:table-cell office:value-type="float" office:value="3137923" calcext:value-type="float">
            <text:p>3137923</text:p>
          </table:table-cell>
          <table:table-cell office:value-type="float" office:value="3377149" calcext:value-type="float">
            <text:p>3377149</text:p>
          </table:table-cell>
          <table:table-cell office:value-type="float" office:value="3088092" calcext:value-type="float">
            <text:p>3088092</text:p>
          </table:table-cell>
          <table:table-cell office:value-type="float" office:value="3134746" calcext:value-type="float">
            <text:p>313474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4333" calcext:value-type="float">
            <text:p>214333</text:p>
          </table:table-cell>
          <table:table-cell office:value-type="float" office:value="227874" calcext:value-type="float">
            <text:p>227874</text:p>
          </table:table-cell>
          <table:table-cell office:value-type="float" office:value="3139264" calcext:value-type="float">
            <text:p>3139264</text:p>
          </table:table-cell>
          <table:table-cell office:value-type="float" office:value="3218089" calcext:value-type="float">
            <text:p>3218089</text:p>
          </table:table-cell>
          <table:table-cell office:value-type="float" office:value="297923" calcext:value-type="float">
            <text:p>297923</text:p>
          </table:table-cell>
          <table:table-cell office:value-type="float" office:value="303512" calcext:value-type="float">
            <text:p>303512</text:p>
          </table:table-cell>
          <table:table-cell office:value-type="float" office:value="3032549" calcext:value-type="float">
            <text:p>3032549</text:p>
          </table:table-cell>
          <table:table-cell office:value-type="float" office:value="3075978" calcext:value-type="float">
            <text:p>3075978</text:p>
          </table:table-cell>
          <table:table-cell office:value-type="float" office:value="318046" calcext:value-type="float">
            <text:p>31804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6633" calcext:value-type="float">
            <text:p>206633</text:p>
          </table:table-cell>
          <table:table-cell office:value-type="float" office:value="235345" calcext:value-type="float">
            <text:p>235345</text:p>
          </table:table-cell>
          <table:table-cell office:value-type="float" office:value="250065" calcext:value-type="float">
            <text:p>250065</text:p>
          </table:table-cell>
          <table:table-cell office:value-type="float" office:value="294293" calcext:value-type="float">
            <text:p>294293</text:p>
          </table:table-cell>
          <table:table-cell office:value-type="float" office:value="285645" calcext:value-type="float">
            <text:p>285645</text:p>
          </table:table-cell>
          <table:table-cell office:value-type="float" office:value="323124" calcext:value-type="float">
            <text:p>323124</text:p>
          </table:table-cell>
          <table:table-cell office:value-type="float" office:value="290907" calcext:value-type="float">
            <text:p>290907</text:p>
          </table:table-cell>
          <table:table-cell office:value-type="float" office:value="304295" calcext:value-type="float">
            <text:p>304295</text:p>
          </table:table-cell>
          <table:table-cell office:value-type="float" office:value="301143" calcext:value-type="float">
            <text:p>30114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044" calcext:value-type="float">
            <text:p>205044</text:p>
          </table:table-cell>
          <table:table-cell office:value-type="float" office:value="240195" calcext:value-type="float">
            <text:p>240195</text:p>
          </table:table-cell>
          <table:table-cell office:value-type="float" office:value="272902" calcext:value-type="float">
            <text:p>272902</text:p>
          </table:table-cell>
          <table:table-cell office:value-type="float" office:value="273521" calcext:value-type="float">
            <text:p>273521</text:p>
          </table:table-cell>
          <table:table-cell office:value-type="float" office:value="300863" calcext:value-type="float">
            <text:p>300863</text:p>
          </table:table-cell>
          <table:table-cell office:value-type="float" office:value="310957" calcext:value-type="float">
            <text:p>310957</text:p>
          </table:table-cell>
          <table:table-cell office:value-type="float" office:value="294864" calcext:value-type="float">
            <text:p>294864</text:p>
          </table:table-cell>
          <table:table-cell office:value-type="float" office:value="307492" calcext:value-type="float">
            <text:p>307492</text:p>
          </table:table-cell>
          <table:table-cell office:value-type="float" office:value="296044" calcext:value-type="float">
            <text:p>296044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316872" calcext:value-type="float">
            <text:p>1316872</text:p>
          </table:table-cell>
          <table:table-cell/>
          <table:table-cell office:value-type="float" office:value="2077922" calcext:value-type="float">
            <text:p>2077922</text:p>
          </table:table-cell>
          <table:table-cell/>
          <table:table-cell office:value-type="float" office:value="3316062" calcext:value-type="float">
            <text:p>3316062</text:p>
          </table:table-cell>
          <table:table-cell/>
          <table:table-cell office:value-type="float" office:value="4571428" calcext:value-type="float">
            <text:p>4571428</text:p>
          </table:table-cell>
          <table:table-cell/>
          <table:table-cell office:value-type="float" office:value="5925925" calcext:value-type="float">
            <text:p>592592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320949" calcext:value-type="float">
            <text:p>1320949</text:p>
          </table:table-cell>
          <table:table-cell/>
          <table:table-cell office:value-type="float" office:value="2277580" calcext:value-type="float">
            <text:p>2277580</text:p>
          </table:table-cell>
          <table:table-cell/>
          <table:table-cell office:value-type="float" office:value="3605633" calcext:value-type="float">
            <text:p>3605633</text:p>
          </table:table-cell>
          <table:table-cell/>
          <table:table-cell office:value-type="float" office:value="5119999" calcext:value-type="float">
            <text:p>5119999</text:p>
          </table:table-cell>
          <table:table-cell/>
          <table:table-cell office:value-type="float" office:value="6530612" calcext:value-type="float">
            <text:p>6530612</text:p>
          </table:table-cell>
          <table:table-cell/>
          <table:table-cell office:value-type="float" office:value="7485380" calcext:value-type="float">
            <text:p>748538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372654" calcext:value-type="float">
            <text:p>1372654</text:p>
          </table:table-cell>
          <table:table-cell/>
          <table:table-cell office:value-type="float" office:value="2346471" calcext:value-type="float">
            <text:p>2346471</text:p>
          </table:table-cell>
          <table:table-cell/>
          <table:table-cell office:value-type="float" office:value="3792592" calcext:value-type="float">
            <text:p>3792592</text:p>
          </table:table-cell>
          <table:table-cell/>
          <table:table-cell office:value-type="float" office:value="5458422" calcext:value-type="float">
            <text:p>5458422</text:p>
          </table:table-cell>
          <table:table-cell/>
          <table:table-cell office:value-type="float" office:value="7191011" calcext:value-type="float">
            <text:p>7191011</text:p>
          </table:table-cell>
          <table:table-cell/>
          <table:table-cell office:value-type="float" office:value="7925696" calcext:value-type="float">
            <text:p>7925696</text:p>
          </table:table-cell>
          <table:table-cell/>
          <table:table-cell office:value-type="float" office:value="8619528" calcext:value-type="float">
            <text:p>861952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336116" calcext:value-type="float">
            <text:p>1336116</text:p>
          </table:table-cell>
          <table:table-cell/>
          <table:table-cell office:value-type="float" office:value="2221258" calcext:value-type="float">
            <text:p>2221258</text:p>
          </table:table-cell>
          <table:table-cell/>
          <table:table-cell office:value-type="float" office:value="3688760" calcext:value-type="float">
            <text:p>3688760</text:p>
          </table:table-cell>
          <table:table-cell/>
          <table:table-cell office:value-type="float" office:value="5219164" calcext:value-type="float">
            <text:p>5219164</text:p>
          </table:table-cell>
          <table:table-cell/>
          <table:table-cell office:value-type="float" office:value="6640726" calcext:value-type="float">
            <text:p>6640726</text:p>
          </table:table-cell>
          <table:table-cell/>
          <table:table-cell office:value-type="float" office:value="7852760" calcext:value-type="float">
            <text:p>7852760</text:p>
          </table:table-cell>
          <table:table-cell/>
          <table:table-cell office:value-type="float" office:value="8663282" calcext:value-type="float">
            <text:p>8663282</text:p>
          </table:table-cell>
          <table:table-cell/>
          <table:table-cell office:value-type="float" office:value="9192100" calcext:value-type="float">
            <text:p>91921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309797" calcext:value-type="float">
            <text:p>1309797</text:p>
          </table:table-cell>
          <table:table-cell/>
          <table:table-cell office:value-type="float" office:value="2019325" calcext:value-type="float">
            <text:p>2019325</text:p>
          </table:table-cell>
          <table:table-cell/>
          <table:table-cell office:value-type="float" office:value="3893536" calcext:value-type="float">
            <text:p>3893536</text:p>
          </table:table-cell>
          <table:table-cell/>
          <table:table-cell office:value-type="float" office:value="5673130" calcext:value-type="float">
            <text:p>5673130</text:p>
          </table:table-cell>
          <table:table-cell/>
          <table:table-cell office:value-type="float" office:value="7101248" calcext:value-type="float">
            <text:p>7101248</text:p>
          </table:table-cell>
          <table:table-cell/>
          <table:table-cell office:value-type="float" office:value="6408010" calcext:value-type="float">
            <text:p>6408010</text:p>
          </table:table-cell>
          <table:table-cell/>
          <table:table-cell office:value-type="float" office:value="9360146" calcext:value-type="float">
            <text:p>9360146</text:p>
          </table:table-cell>
          <table:table-cell/>
          <table:table-cell office:value-type="float" office:value="10545829" calcext:value-type="float">
            <text:p>10545829</text:p>
          </table:table-cell>
          <table:table-cell/>
          <table:table-cell office:value-type="float" office:value="12118343" calcext:value-type="float">
            <text:p>1211834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377918" calcext:value-type="float">
            <text:p>1377918</text:p>
          </table:table-cell>
          <table:table-cell/>
          <table:table-cell office:value-type="float" office:value="2466281" calcext:value-type="float">
            <text:p>2466281</text:p>
          </table:table-cell>
          <table:table-cell/>
          <table:table-cell office:value-type="float" office:value="3889099" calcext:value-type="float">
            <text:p>3889099</text:p>
          </table:table-cell>
          <table:table-cell/>
          <table:table-cell office:value-type="float" office:value="5634112" calcext:value-type="float">
            <text:p>5634112</text:p>
          </table:table-cell>
          <table:table-cell/>
          <table:table-cell office:value-type="float" office:value="7551622" calcext:value-type="float">
            <text:p>7551622</text:p>
          </table:table-cell>
          <table:table-cell/>
          <table:table-cell office:value-type="float" office:value="7975077" calcext:value-type="float">
            <text:p>7975077</text:p>
          </table:table-cell>
          <table:table-cell/>
          <table:table-cell office:value-type="float" office:value="8427983" calcext:value-type="float">
            <text:p>8427983</text:p>
          </table:table-cell>
          <table:table-cell/>
          <table:table-cell office:value-type="float" office:value="9424758" calcext:value-type="float">
            <text:p>9424758</text:p>
          </table:table-cell>
          <table:table-cell/>
          <table:table-cell office:value-type="float" office:value="10427698" calcext:value-type="float">
            <text:p>10427698</text:p>
          </table:table-cell>
          <table:table-cell/>
          <table:table-cell office:value-type="float" office:value="12219570" calcext:value-type="float">
            <text:p>1221957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024922" calcext:value-type="float">
            <text:p>1024922</text:p>
          </table:table-cell>
          <table:table-cell/>
          <table:table-cell office:value-type="float" office:value="1726448" calcext:value-type="float">
            <text:p>1726448</text:p>
          </table:table-cell>
          <table:table-cell/>
          <table:table-cell office:value-type="float" office:value="2436499" calcext:value-type="float">
            <text:p>2436499</text:p>
          </table:table-cell>
          <table:table-cell/>
          <table:table-cell office:value-type="float" office:value="3208020" calcext:value-type="float">
            <text:p>3208020</text:p>
          </table:table-cell>
          <table:table-cell/>
          <table:table-cell office:value-type="float" office:value="3845648" calcext:value-type="float">
            <text:p>3845648</text:p>
          </table:table-cell>
          <table:table-cell/>
          <table:table-cell office:value-type="float" office:value="3938840" calcext:value-type="float">
            <text:p>3938840</text:p>
          </table:table-cell>
          <table:table-cell/>
          <table:table-cell office:value-type="float" office:value="4214859" calcext:value-type="float">
            <text:p>4214859</text:p>
          </table:table-cell>
          <table:table-cell/>
          <table:table-cell office:value-type="float" office:value="4279594" calcext:value-type="float">
            <text:p>4279594</text:p>
          </table:table-cell>
          <table:table-cell/>
          <table:table-cell office:value-type="float" office:value="4536996" calcext:value-type="float">
            <text:p>4536996</text:p>
          </table:table-cell>
          <table:table-cell/>
          <table:table-cell office:value-type="float" office:value="4242361" calcext:value-type="float">
            <text:p>4242361</text:p>
          </table:table-cell>
          <table:table-cell/>
          <table:table-cell office:value-type="float" office:value="4005476" calcext:value-type="float">
            <text:p>400547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960071" calcext:value-type="float">
            <text:p>960071</text:p>
          </table:table-cell>
          <table:table-cell/>
          <table:table-cell office:value-type="float" office:value="1675941" calcext:value-type="float">
            <text:p>1675941</text:p>
          </table:table-cell>
          <table:table-cell/>
          <table:table-cell office:value-type="float" office:value="2380634" calcext:value-type="float">
            <text:p>2380634</text:p>
          </table:table-cell>
          <table:table-cell/>
          <table:table-cell office:value-type="float" office:value="3055348" calcext:value-type="float">
            <text:p>3055348</text:p>
          </table:table-cell>
          <table:table-cell/>
          <table:table-cell office:value-type="float" office:value="3518144" calcext:value-type="float">
            <text:p>3518144</text:p>
          </table:table-cell>
          <table:table-cell/>
          <table:table-cell office:value-type="float" office:value="3662702" calcext:value-type="float">
            <text:p>3662702</text:p>
          </table:table-cell>
          <table:table-cell/>
          <table:table-cell office:value-type="float" office:value="3831797" calcext:value-type="float">
            <text:p>3831797</text:p>
          </table:table-cell>
          <table:table-cell/>
          <table:table-cell office:value-type="float" office:value="3963231" calcext:value-type="float">
            <text:p>3963231</text:p>
          </table:table-cell>
          <table:table-cell/>
          <table:table-cell office:value-type="float" office:value="3834487" calcext:value-type="float">
            <text:p>3834487</text:p>
          </table:table-cell>
          <table:table-cell/>
          <table:table-cell office:value-type="float" office:value="3785232" calcext:value-type="float">
            <text:p>3785232</text:p>
          </table:table-cell>
          <table:table-cell/>
          <table:table-cell office:value-type="float" office:value="3658122" calcext:value-type="float">
            <text:p>3658122</text:p>
          </table:table-cell>
          <table:table-cell/>
          <table:table-cell office:value-type="float" office:value="3698085" calcext:value-type="float">
            <text:p>369808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997279" calcext:value-type="float">
            <text:p>997279</text:p>
          </table:table-cell>
          <table:table-cell/>
          <table:table-cell office:value-type="float" office:value="1632539" calcext:value-type="float">
            <text:p>1632539</text:p>
          </table:table-cell>
          <table:table-cell/>
          <table:table-cell office:value-type="float" office:value="2326810" calcext:value-type="float">
            <text:p>2326810</text:p>
          </table:table-cell>
          <table:table-cell/>
          <table:table-cell office:value-type="float" office:value="2902905" calcext:value-type="float">
            <text:p>2902905</text:p>
          </table:table-cell>
          <table:table-cell/>
          <table:table-cell office:value-type="float" office:value="3284551" calcext:value-type="float">
            <text:p>3284551</text:p>
          </table:table-cell>
          <table:table-cell/>
          <table:table-cell office:value-type="float" office:value="3532404" calcext:value-type="float">
            <text:p>3532404</text:p>
          </table:table-cell>
          <table:table-cell/>
          <table:table-cell office:value-type="float" office:value="3735522" calcext:value-type="float">
            <text:p>3735522</text:p>
          </table:table-cell>
          <table:table-cell/>
          <table:table-cell office:value-type="float" office:value="3856238" calcext:value-type="float">
            <text:p>3856238</text:p>
          </table:table-cell>
          <table:table-cell/>
          <table:table-cell office:value-type="float" office:value="3913251" calcext:value-type="float">
            <text:p>3913251</text:p>
          </table:table-cell>
          <table:table-cell/>
          <table:table-cell office:value-type="float" office:value="3488555" calcext:value-type="float">
            <text:p>3488555</text:p>
          </table:table-cell>
          <table:table-cell/>
          <table:table-cell office:value-type="float" office:value="3767389" calcext:value-type="float">
            <text:p>3767389</text:p>
          </table:table-cell>
          <table:table-cell/>
          <table:table-cell office:value-type="float" office:value="3391009" calcext:value-type="float">
            <text:p>3391009</text:p>
          </table:table-cell>
          <table:table-cell/>
          <table:table-cell office:value-type="float" office:value="3396140" calcext:value-type="float">
            <text:p>33961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52342" calcext:value-type="float">
            <text:p>3252342</text:p>
          </table:table-cell>
          <table:table-cell/>
          <table:table-cell office:value-type="float" office:value="3514409" calcext:value-type="float">
            <text:p>3514409</text:p>
          </table:table-cell>
          <table:table-cell/>
          <table:table-cell office:value-type="float" office:value="3362234" calcext:value-type="float">
            <text:p>3362234</text:p>
          </table:table-cell>
          <table:table-cell/>
          <table:table-cell office:value-type="float" office:value="3526019" calcext:value-type="float">
            <text:p>3526019</text:p>
          </table:table-cell>
          <table:table-cell/>
          <table:table-cell office:value-type="float" office:value="3685027" calcext:value-type="float">
            <text:p>3685027</text:p>
          </table:table-cell>
          <table:table-cell/>
          <table:table-cell office:value-type="float" office:value="3223388" calcext:value-type="float">
            <text:p>3223388</text:p>
          </table:table-cell>
          <table:table-cell/>
          <table:table-cell office:value-type="float" office:value="3090854" calcext:value-type="float">
            <text:p>3090854</text:p>
          </table:table-cell>
          <table:table-cell/>
          <table:table-cell office:value-type="float" office:value="3112757" calcext:value-type="float">
            <text:p>3112757</text:p>
          </table:table-cell>
          <table:table-cell/>
          <table:table-cell office:value-type="float" office:value="3180525" calcext:value-type="float">
            <text:p>31805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50572" calcext:value-type="float">
            <text:p>3150572</text:p>
          </table:table-cell>
          <table:table-cell/>
          <table:table-cell office:value-type="float" office:value="2958882" calcext:value-type="float">
            <text:p>2958882</text:p>
          </table:table-cell>
          <table:table-cell/>
          <table:table-cell office:value-type="float" office:value="3438838" calcext:value-type="float">
            <text:p>3438838</text:p>
          </table:table-cell>
          <table:table-cell/>
          <table:table-cell office:value-type="float" office:value="3548451" calcext:value-type="float">
            <text:p>3548451</text:p>
          </table:table-cell>
          <table:table-cell/>
          <table:table-cell office:value-type="float" office:value="3558296" calcext:value-type="float">
            <text:p>3558296</text:p>
          </table:table-cell>
          <table:table-cell/>
          <table:table-cell office:value-type="float" office:value="3332384" calcext:value-type="float">
            <text:p>3332384</text:p>
          </table:table-cell>
          <table:table-cell/>
          <table:table-cell office:value-type="float" office:value="3051407" calcext:value-type="float">
            <text:p>3051407</text:p>
          </table:table-cell>
          <table:table-cell/>
          <table:table-cell office:value-type="float" office:value="3162476" calcext:value-type="float">
            <text:p>3162476</text:p>
          </table:table-cell>
          <table:table-cell/>
          <table:table-cell office:value-type="float" office:value="2769497" calcext:value-type="float">
            <text:p>27694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69630" calcext:value-type="float">
            <text:p>3069630</text:p>
          </table:table-cell>
          <table:table-cell/>
          <table:table-cell office:value-type="float" office:value="2938445" calcext:value-type="float">
            <text:p>2938445</text:p>
          </table:table-cell>
          <table:table-cell/>
          <table:table-cell office:value-type="float" office:value="3169665" calcext:value-type="float">
            <text:p>3169665</text:p>
          </table:table-cell>
          <table:table-cell/>
          <table:table-cell office:value-type="float" office:value="2478551" calcext:value-type="float">
            <text:p>2478551</text:p>
          </table:table-cell>
          <table:table-cell/>
          <table:table-cell office:value-type="float" office:value="3505667" calcext:value-type="float">
            <text:p>3505667</text:p>
          </table:table-cell>
          <table:table-cell/>
          <table:table-cell office:value-type="float" office:value="2615127" calcext:value-type="float">
            <text:p>2615127</text:p>
          </table:table-cell>
          <table:table-cell/>
          <table:table-cell office:value-type="float" office:value="3239497" calcext:value-type="float">
            <text:p>3239497</text:p>
          </table:table-cell>
          <table:table-cell/>
          <table:table-cell office:value-type="float" office:value="3188665" calcext:value-type="float">
            <text:p>3188665</text:p>
          </table:table-cell>
          <table:table-cell/>
          <table:table-cell office:value-type="float" office:value="3178674" calcext:value-type="float">
            <text:p>31786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30857" calcext:value-type="float">
            <text:p>3030857</text:p>
          </table:table-cell>
          <table:table-cell/>
          <table:table-cell office:value-type="float" office:value="3243056" calcext:value-type="float">
            <text:p>3243056</text:p>
          </table:table-cell>
          <table:table-cell/>
          <table:table-cell office:value-type="float" office:value="3089284" calcext:value-type="float">
            <text:p>3089284</text:p>
          </table:table-cell>
          <table:table-cell/>
          <table:table-cell office:value-type="float" office:value="3365813" calcext:value-type="float">
            <text:p>3365813</text:p>
          </table:table-cell>
          <table:table-cell/>
          <table:table-cell office:value-type="float" office:value="3340848" calcext:value-type="float">
            <text:p>3340848</text:p>
          </table:table-cell>
          <table:table-cell/>
          <table:table-cell office:value-type="float" office:value="3180552" calcext:value-type="float">
            <text:p>3180552</text:p>
          </table:table-cell>
          <table:table-cell/>
          <table:table-cell office:value-type="float" office:value="2947925" calcext:value-type="float">
            <text:p>2947925</text:p>
          </table:table-cell>
          <table:table-cell/>
          <table:table-cell office:value-type="float" office:value="3147840" calcext:value-type="float">
            <text:p>3147840</text:p>
          </table:table-cell>
          <table:table-cell/>
          <table:table-cell office:value-type="float" office:value="3085691" calcext:value-type="float">
            <text:p>308569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15735" calcext:value-type="float">
            <text:p>2715735</text:p>
          </table:table-cell>
          <table:table-cell/>
          <table:table-cell office:value-type="float" office:value="2983110" calcext:value-type="float">
            <text:p>2983110</text:p>
          </table:table-cell>
          <table:table-cell/>
          <table:table-cell office:value-type="float" office:value="3072993" calcext:value-type="float">
            <text:p>3072993</text:p>
          </table:table-cell>
          <table:table-cell/>
          <table:table-cell office:value-type="float" office:value="3266243" calcext:value-type="float">
            <text:p>3266243</text:p>
          </table:table-cell>
          <table:table-cell/>
          <table:table-cell office:value-type="float" office:value="3417362" calcext:value-type="float">
            <text:p>3417362</text:p>
          </table:table-cell>
          <table:table-cell/>
          <table:table-cell office:value-type="float" office:value="3010566" calcext:value-type="float">
            <text:p>3010566</text:p>
          </table:table-cell>
          <table:table-cell/>
          <table:table-cell office:value-type="float" office:value="3360999" calcext:value-type="float">
            <text:p>3360999</text:p>
          </table:table-cell>
          <table:table-cell/>
          <table:table-cell office:value-type="float" office:value="3112580" calcext:value-type="float">
            <text:p>3112580</text:p>
          </table:table-cell>
          <table:table-cell/>
          <table:table-cell office:value-type="float" office:value="3099564" calcext:value-type="float">
            <text:p>30995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0277" calcext:value-type="float">
            <text:p>200277</text:p>
          </table:table-cell>
          <table:table-cell/>
          <table:table-cell office:value-type="float" office:value="235917" calcext:value-type="float">
            <text:p>235917</text:p>
          </table:table-cell>
          <table:table-cell/>
          <table:table-cell office:value-type="float" office:value="3128370" calcext:value-type="float">
            <text:p>3128370</text:p>
          </table:table-cell>
          <table:table-cell/>
          <table:table-cell office:value-type="float" office:value="3035225" calcext:value-type="float">
            <text:p>3035225</text:p>
          </table:table-cell>
          <table:table-cell/>
          <table:table-cell office:value-type="float" office:value="309948" calcext:value-type="float">
            <text:p>309948</text:p>
          </table:table-cell>
          <table:table-cell/>
          <table:table-cell office:value-type="float" office:value="373648" calcext:value-type="float">
            <text:p>373648</text:p>
          </table:table-cell>
          <table:table-cell/>
          <table:table-cell office:value-type="float" office:value="3198136" calcext:value-type="float">
            <text:p>3198136</text:p>
          </table:table-cell>
          <table:table-cell/>
          <table:table-cell office:value-type="float" office:value="2970036" calcext:value-type="float">
            <text:p>2970036</text:p>
          </table:table-cell>
          <table:table-cell/>
          <table:table-cell office:value-type="float" office:value="320244" calcext:value-type="float">
            <text:p>3202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0493" calcext:value-type="float">
            <text:p>210493</text:p>
          </table:table-cell>
          <table:table-cell/>
          <table:table-cell office:value-type="float" office:value="233756" calcext:value-type="float">
            <text:p>233756</text:p>
          </table:table-cell>
          <table:table-cell/>
          <table:table-cell office:value-type="float" office:value="267592" calcext:value-type="float">
            <text:p>267592</text:p>
          </table:table-cell>
          <table:table-cell/>
          <table:table-cell office:value-type="float" office:value="276483" calcext:value-type="float">
            <text:p>276483</text:p>
          </table:table-cell>
          <table:table-cell/>
          <table:table-cell office:value-type="float" office:value="289818" calcext:value-type="float">
            <text:p>289818</text:p>
          </table:table-cell>
          <table:table-cell/>
          <table:table-cell office:value-type="float" office:value="297019" calcext:value-type="float">
            <text:p>297019</text:p>
          </table:table-cell>
          <table:table-cell/>
          <table:table-cell office:value-type="float" office:value="299521" calcext:value-type="float">
            <text:p>299521</text:p>
          </table:table-cell>
          <table:table-cell/>
          <table:table-cell office:value-type="float" office:value="305667" calcext:value-type="float">
            <text:p>305667</text:p>
          </table:table-cell>
          <table:table-cell/>
          <table:table-cell office:value-type="float" office:value="301356" calcext:value-type="float">
            <text:p>30135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8493" calcext:value-type="float">
            <text:p>208493</text:p>
          </table:table-cell>
          <table:table-cell/>
          <table:table-cell office:value-type="float" office:value="229006" calcext:value-type="float">
            <text:p>229006</text:p>
          </table:table-cell>
          <table:table-cell/>
          <table:table-cell office:value-type="float" office:value="259536" calcext:value-type="float">
            <text:p>259536</text:p>
          </table:table-cell>
          <table:table-cell/>
          <table:table-cell office:value-type="float" office:value="274061" calcext:value-type="float">
            <text:p>274061</text:p>
          </table:table-cell>
          <table:table-cell/>
          <table:table-cell office:value-type="float" office:value="315837" calcext:value-type="float">
            <text:p>315837</text:p>
          </table:table-cell>
          <table:table-cell/>
          <table:table-cell office:value-type="float" office:value="301278" calcext:value-type="float">
            <text:p>301278</text:p>
          </table:table-cell>
          <table:table-cell/>
          <table:table-cell office:value-type="float" office:value="309803" calcext:value-type="float">
            <text:p>309803</text:p>
          </table:table-cell>
          <table:table-cell/>
          <table:table-cell office:value-type="float" office:value="294470" calcext:value-type="float">
            <text:p>294470</text:p>
          </table:table-cell>
          <table:table-cell/>
          <table:table-cell office:value-type="float" office:value="300908" calcext:value-type="float">
            <text:p>30090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875512" calcext:value-type="float">
            <text:p>875512</text:p>
          </table:table-cell>
          <table:table-cell/>
          <table:table-cell office:value-type="float" office:value="1314168" calcext:value-type="float">
            <text:p>1314168</text:p>
          </table:table-cell>
          <table:table-cell/>
          <table:table-cell office:value-type="float" office:value="1802816" calcext:value-type="float">
            <text:p>1802816</text:p>
          </table:table-cell>
          <table:table-cell/>
          <table:table-cell office:value-type="float" office:value="2229965" calcext:value-type="float">
            <text:p>2229965</text:p>
          </table:table-cell>
          <table:table-cell/>
          <table:table-cell office:value-type="float" office:value="2844444" calcext:value-type="float">
            <text:p>284444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987654" calcext:value-type="float">
            <text:p>987654</text:p>
          </table:table-cell>
          <table:table-cell/>
          <table:table-cell office:value-type="float" office:value="1594022" calcext:value-type="float">
            <text:p>1594022</text:p>
          </table:table-cell>
          <table:table-cell/>
          <table:table-cell office:value-type="float" office:value="2397003" calcext:value-type="float">
            <text:p>2397003</text:p>
          </table:table-cell>
          <table:table-cell/>
          <table:table-cell office:value-type="float" office:value="3099273" calcext:value-type="float">
            <text:p>3099273</text:p>
          </table:table-cell>
          <table:table-cell/>
          <table:table-cell office:value-type="float" office:value="3615819" calcext:value-type="float">
            <text:p>3615819</text:p>
          </table:table-cell>
          <table:table-cell/>
          <table:table-cell office:value-type="float" office:value="4252491" calcext:value-type="float">
            <text:p>425249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052631" calcext:value-type="float">
            <text:p>1052631</text:p>
          </table:table-cell>
          <table:table-cell/>
          <table:table-cell office:value-type="float" office:value="1606022" calcext:value-type="float">
            <text:p>1606022</text:p>
          </table:table-cell>
          <table:table-cell/>
          <table:table-cell office:value-type="float" office:value="2797814" calcext:value-type="float">
            <text:p>2797814</text:p>
          </table:table-cell>
          <table:table-cell/>
          <table:table-cell office:value-type="float" office:value="3896499" calcext:value-type="float">
            <text:p>3896499</text:p>
          </table:table-cell>
          <table:table-cell/>
          <table:table-cell office:value-type="float" office:value="4776119" calcext:value-type="float">
            <text:p>4776119</text:p>
          </table:table-cell>
          <table:table-cell/>
          <table:table-cell office:value-type="float" office:value="5311203" calcext:value-type="float">
            <text:p>5311203</text:p>
          </table:table-cell>
          <table:table-cell/>
          <table:table-cell office:value-type="float" office:value="6213592" calcext:value-type="float">
            <text:p>621359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089129" calcext:value-type="float">
            <text:p>1089129</text:p>
          </table:table-cell>
          <table:table-cell/>
          <table:table-cell office:value-type="float" office:value="1898405" calcext:value-type="float">
            <text:p>1898405</text:p>
          </table:table-cell>
          <table:table-cell/>
          <table:table-cell office:value-type="float" office:value="2876404" calcext:value-type="float">
            <text:p>2876404</text:p>
          </table:table-cell>
          <table:table-cell/>
          <table:table-cell office:value-type="float" office:value="4298908" calcext:value-type="float">
            <text:p>4298908</text:p>
          </table:table-cell>
          <table:table-cell/>
          <table:table-cell office:value-type="float" office:value="5535135" calcext:value-type="float">
            <text:p>5535135</text:p>
          </table:table-cell>
          <table:table-cell/>
          <table:table-cell office:value-type="float" office:value="6328800" calcext:value-type="float">
            <text:p>6328800</text:p>
          </table:table-cell>
          <table:table-cell/>
          <table:table-cell office:value-type="float" office:value="6956521" calcext:value-type="float">
            <text:p>6956521</text:p>
          </table:table-cell>
          <table:table-cell/>
          <table:table-cell office:value-type="float" office:value="7463556" calcext:value-type="float">
            <text:p>746355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095655" calcext:value-type="float">
            <text:p>1095655</text:p>
          </table:table-cell>
          <table:table-cell/>
          <table:table-cell office:value-type="float" office:value="1821739" calcext:value-type="float">
            <text:p>1821739</text:p>
          </table:table-cell>
          <table:table-cell/>
          <table:table-cell office:value-type="float" office:value="3404255" calcext:value-type="float">
            <text:p>3404255</text:p>
          </table:table-cell>
          <table:table-cell/>
          <table:table-cell office:value-type="float" office:value="5012236" calcext:value-type="float">
            <text:p>5012236</text:p>
          </table:table-cell>
          <table:table-cell/>
          <table:table-cell office:value-type="float" office:value="6822118" calcext:value-type="float">
            <text:p>6822118</text:p>
          </table:table-cell>
          <table:table-cell/>
          <table:table-cell office:value-type="float" office:value="5769014" calcext:value-type="float">
            <text:p>5769014</text:p>
          </table:table-cell>
          <table:table-cell/>
          <table:table-cell office:value-type="float" office:value="8789699" calcext:value-type="float">
            <text:p>8789699</text:p>
          </table:table-cell>
          <table:table-cell/>
          <table:table-cell office:value-type="float" office:value="9429097" calcext:value-type="float">
            <text:p>9429097</text:p>
          </table:table-cell>
          <table:table-cell/>
          <table:table-cell office:value-type="float" office:value="10470347" calcext:value-type="float">
            <text:p>1047034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126698" calcext:value-type="float">
            <text:p>1126698</text:p>
          </table:table-cell>
          <table:table-cell/>
          <table:table-cell office:value-type="float" office:value="1994740" calcext:value-type="float">
            <text:p>1994740</text:p>
          </table:table-cell>
          <table:table-cell/>
          <table:table-cell office:value-type="float" office:value="3265306" calcext:value-type="float">
            <text:p>3265306</text:p>
          </table:table-cell>
          <table:table-cell/>
          <table:table-cell office:value-type="float" office:value="5108505" calcext:value-type="float">
            <text:p>5108505</text:p>
          </table:table-cell>
          <table:table-cell/>
          <table:table-cell office:value-type="float" office:value="7380180" calcext:value-type="float">
            <text:p>7380180</text:p>
          </table:table-cell>
          <table:table-cell/>
          <table:table-cell office:value-type="float" office:value="7787072" calcext:value-type="float">
            <text:p>7787072</text:p>
          </table:table-cell>
          <table:table-cell/>
          <table:table-cell office:value-type="float" office:value="8915977" calcext:value-type="float">
            <text:p>8915977</text:p>
          </table:table-cell>
          <table:table-cell/>
          <table:table-cell office:value-type="float" office:value="9204494" calcext:value-type="float">
            <text:p>9204494</text:p>
          </table:table-cell>
          <table:table-cell/>
          <table:table-cell office:value-type="float" office:value="9813128" calcext:value-type="float">
            <text:p>9813128</text:p>
          </table:table-cell>
          <table:table-cell/>
          <table:table-cell office:value-type="float" office:value="10905218" calcext:value-type="float">
            <text:p>1090521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18319" calcext:value-type="float">
            <text:p>718319</text:p>
          </table:table-cell>
          <table:table-cell/>
          <table:table-cell office:value-type="float" office:value="1146471" calcext:value-type="float">
            <text:p>1146471</text:p>
          </table:table-cell>
          <table:table-cell/>
          <table:table-cell office:value-type="float" office:value="1916346" calcext:value-type="float">
            <text:p>1916346</text:p>
          </table:table-cell>
          <table:table-cell/>
          <table:table-cell office:value-type="float" office:value="2831662" calcext:value-type="float">
            <text:p>2831662</text:p>
          </table:table-cell>
          <table:table-cell/>
          <table:table-cell office:value-type="float" office:value="3806691" calcext:value-type="float">
            <text:p>3806691</text:p>
          </table:table-cell>
          <table:table-cell/>
          <table:table-cell office:value-type="float" office:value="3863421" calcext:value-type="float">
            <text:p>3863421</text:p>
          </table:table-cell>
          <table:table-cell/>
          <table:table-cell office:value-type="float" office:value="5190065" calcext:value-type="float">
            <text:p>5190065</text:p>
          </table:table-cell>
          <table:table-cell/>
          <table:table-cell office:value-type="float" office:value="4344966" calcext:value-type="float">
            <text:p>4344966</text:p>
          </table:table-cell>
          <table:table-cell/>
          <table:table-cell office:value-type="float" office:value="4034672" calcext:value-type="float">
            <text:p>4034672</text:p>
          </table:table-cell>
          <table:table-cell/>
          <table:table-cell office:value-type="float" office:value="3985986" calcext:value-type="float">
            <text:p>3985986</text:p>
          </table:table-cell>
          <table:table-cell/>
          <table:table-cell office:value-type="float" office:value="4079681" calcext:value-type="float">
            <text:p>407968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616769" calcext:value-type="float">
            <text:p>616769</text:p>
          </table:table-cell>
          <table:table-cell/>
          <table:table-cell office:value-type="float" office:value="1071353" calcext:value-type="float">
            <text:p>1071353</text:p>
          </table:table-cell>
          <table:table-cell/>
          <table:table-cell office:value-type="float" office:value="1661663" calcext:value-type="float">
            <text:p>1661663</text:p>
          </table:table-cell>
          <table:table-cell/>
          <table:table-cell office:value-type="float" office:value="2448516" calcext:value-type="float">
            <text:p>2448516</text:p>
          </table:table-cell>
          <table:table-cell/>
          <table:table-cell office:value-type="float" office:value="3143273" calcext:value-type="float">
            <text:p>3143273</text:p>
          </table:table-cell>
          <table:table-cell/>
          <table:table-cell office:value-type="float" office:value="3715024" calcext:value-type="float">
            <text:p>3715024</text:p>
          </table:table-cell>
          <table:table-cell/>
          <table:table-cell office:value-type="float" office:value="4084563" calcext:value-type="float">
            <text:p>4084563</text:p>
          </table:table-cell>
          <table:table-cell/>
          <table:table-cell office:value-type="float" office:value="4123213" calcext:value-type="float">
            <text:p>4123213</text:p>
          </table:table-cell>
          <table:table-cell/>
          <table:table-cell office:value-type="float" office:value="4230093" calcext:value-type="float">
            <text:p>4230093</text:p>
          </table:table-cell>
          <table:table-cell/>
          <table:table-cell office:value-type="float" office:value="3609128" calcext:value-type="float">
            <text:p>3609128</text:p>
          </table:table-cell>
          <table:table-cell/>
          <table:table-cell office:value-type="float" office:value="3329269" calcext:value-type="float">
            <text:p>3329269</text:p>
          </table:table-cell>
          <table:table-cell/>
          <table:table-cell office:value-type="float" office:value="3258941" calcext:value-type="float">
            <text:p>325894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566544" calcext:value-type="float">
            <text:p>566544</text:p>
          </table:table-cell>
          <table:table-cell/>
          <table:table-cell office:value-type="float" office:value="924766" calcext:value-type="float">
            <text:p>924766</text:p>
          </table:table-cell>
          <table:table-cell/>
          <table:table-cell office:value-type="float" office:value="1550604" calcext:value-type="float">
            <text:p>1550604</text:p>
          </table:table-cell>
          <table:table-cell/>
          <table:table-cell office:value-type="float" office:value="2281385" calcext:value-type="float">
            <text:p>2281385</text:p>
          </table:table-cell>
          <table:table-cell/>
          <table:table-cell office:value-type="float" office:value="2741312" calcext:value-type="float">
            <text:p>2741312</text:p>
          </table:table-cell>
          <table:table-cell/>
          <table:table-cell office:value-type="float" office:value="3404184" calcext:value-type="float">
            <text:p>3404184</text:p>
          </table:table-cell>
          <table:table-cell/>
          <table:table-cell office:value-type="float" office:value="3928545" calcext:value-type="float">
            <text:p>3928545</text:p>
          </table:table-cell>
          <table:table-cell/>
          <table:table-cell office:value-type="float" office:value="3552471" calcext:value-type="float">
            <text:p>3552471</text:p>
          </table:table-cell>
          <table:table-cell/>
          <table:table-cell office:value-type="float" office:value="4037456" calcext:value-type="float">
            <text:p>4037456</text:p>
          </table:table-cell>
          <table:table-cell/>
          <table:table-cell office:value-type="float" office:value="3686934" calcext:value-type="float">
            <text:p>3686934</text:p>
          </table:table-cell>
          <table:table-cell/>
          <table:table-cell office:value-type="float" office:value="3722282" calcext:value-type="float">
            <text:p>3722282</text:p>
          </table:table-cell>
          <table:table-cell/>
          <table:table-cell office:value-type="float" office:value="3330622" calcext:value-type="float">
            <text:p>3330622</text:p>
          </table:table-cell>
          <table:table-cell/>
          <table:table-cell office:value-type="float" office:value="3280671" calcext:value-type="float">
            <text:p>32806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19698" calcext:value-type="float">
            <text:p>2819698</text:p>
          </table:table-cell>
          <table:table-cell/>
          <table:table-cell office:value-type="float" office:value="3143183" calcext:value-type="float">
            <text:p>3143183</text:p>
          </table:table-cell>
          <table:table-cell/>
          <table:table-cell office:value-type="float" office:value="3376438" calcext:value-type="float">
            <text:p>3376438</text:p>
          </table:table-cell>
          <table:table-cell/>
          <table:table-cell office:value-type="float" office:value="3519694" calcext:value-type="float">
            <text:p>3519694</text:p>
          </table:table-cell>
          <table:table-cell/>
          <table:table-cell office:value-type="float" office:value="3846144" calcext:value-type="float">
            <text:p>3846144</text:p>
          </table:table-cell>
          <table:table-cell/>
          <table:table-cell office:value-type="float" office:value="3414720" calcext:value-type="float">
            <text:p>3414720</text:p>
          </table:table-cell>
          <table:table-cell/>
          <table:table-cell office:value-type="float" office:value="3485512" calcext:value-type="float">
            <text:p>3485512</text:p>
          </table:table-cell>
          <table:table-cell/>
          <table:table-cell office:value-type="float" office:value="3119603" calcext:value-type="float">
            <text:p>3119603</text:p>
          </table:table-cell>
          <table:table-cell/>
          <table:table-cell office:value-type="float" office:value="2915535" calcext:value-type="float">
            <text:p>29155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58262" calcext:value-type="float">
            <text:p>2658262</text:p>
          </table:table-cell>
          <table:table-cell/>
          <table:table-cell office:value-type="float" office:value="2901093" calcext:value-type="float">
            <text:p>2901093</text:p>
          </table:table-cell>
          <table:table-cell/>
          <table:table-cell office:value-type="float" office:value="3394557" calcext:value-type="float">
            <text:p>3394557</text:p>
          </table:table-cell>
          <table:table-cell/>
          <table:table-cell office:value-type="float" office:value="3434530" calcext:value-type="float">
            <text:p>3434530</text:p>
          </table:table-cell>
          <table:table-cell/>
          <table:table-cell office:value-type="float" office:value="3514446" calcext:value-type="float">
            <text:p>3514446</text:p>
          </table:table-cell>
          <table:table-cell/>
          <table:table-cell office:value-type="float" office:value="3479479" calcext:value-type="float">
            <text:p>3479479</text:p>
          </table:table-cell>
          <table:table-cell/>
          <table:table-cell office:value-type="float" office:value="3461579" calcext:value-type="float">
            <text:p>3461579</text:p>
          </table:table-cell>
          <table:table-cell/>
          <table:table-cell office:value-type="float" office:value="3031267" calcext:value-type="float">
            <text:p>3031267</text:p>
          </table:table-cell>
          <table:table-cell/>
          <table:table-cell office:value-type="float" office:value="3158742" calcext:value-type="float">
            <text:p>31587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05315" calcext:value-type="float">
            <text:p>2705315</text:p>
          </table:table-cell>
          <table:table-cell/>
          <table:table-cell office:value-type="float" office:value="2578781" calcext:value-type="float">
            <text:p>2578781</text:p>
          </table:table-cell>
          <table:table-cell/>
          <table:table-cell office:value-type="float" office:value="3111678" calcext:value-type="float">
            <text:p>3111678</text:p>
          </table:table-cell>
          <table:table-cell/>
          <table:table-cell office:value-type="float" office:value="2580716" calcext:value-type="float">
            <text:p>2580716</text:p>
          </table:table-cell>
          <table:table-cell/>
          <table:table-cell office:value-type="float" office:value="3440544" calcext:value-type="float">
            <text:p>3440544</text:p>
          </table:table-cell>
          <table:table-cell/>
          <table:table-cell office:value-type="float" office:value="3517757" calcext:value-type="float">
            <text:p>3517757</text:p>
          </table:table-cell>
          <table:table-cell/>
          <table:table-cell office:value-type="float" office:value="3326269" calcext:value-type="float">
            <text:p>3326269</text:p>
          </table:table-cell>
          <table:table-cell/>
          <table:table-cell office:value-type="float" office:value="3331935" calcext:value-type="float">
            <text:p>3331935</text:p>
          </table:table-cell>
          <table:table-cell/>
          <table:table-cell office:value-type="float" office:value="3138374" calcext:value-type="float">
            <text:p>31383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30408" calcext:value-type="float">
            <text:p>2530408</text:p>
          </table:table-cell>
          <table:table-cell/>
          <table:table-cell office:value-type="float" office:value="2921980" calcext:value-type="float">
            <text:p>2921980</text:p>
          </table:table-cell>
          <table:table-cell/>
          <table:table-cell office:value-type="float" office:value="3116043" calcext:value-type="float">
            <text:p>3116043</text:p>
          </table:table-cell>
          <table:table-cell/>
          <table:table-cell office:value-type="float" office:value="3247946" calcext:value-type="float">
            <text:p>3247946</text:p>
          </table:table-cell>
          <table:table-cell/>
          <table:table-cell office:value-type="float" office:value="3334512" calcext:value-type="float">
            <text:p>3334512</text:p>
          </table:table-cell>
          <table:table-cell/>
          <table:table-cell office:value-type="float" office:value="3310567" calcext:value-type="float">
            <text:p>3310567</text:p>
          </table:table-cell>
          <table:table-cell/>
          <table:table-cell office:value-type="float" office:value="3063832" calcext:value-type="float">
            <text:p>3063832</text:p>
          </table:table-cell>
          <table:table-cell/>
          <table:table-cell office:value-type="float" office:value="3108700" calcext:value-type="float">
            <text:p>3108700</text:p>
          </table:table-cell>
          <table:table-cell/>
          <table:table-cell office:value-type="float" office:value="2672010" calcext:value-type="float">
            <text:p>26720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82805" calcext:value-type="float">
            <text:p>2182805</text:p>
          </table:table-cell>
          <table:table-cell/>
          <table:table-cell office:value-type="float" office:value="2762022" calcext:value-type="float">
            <text:p>2762022</text:p>
          </table:table-cell>
          <table:table-cell/>
          <table:table-cell office:value-type="float" office:value="3063779" calcext:value-type="float">
            <text:p>3063779</text:p>
          </table:table-cell>
          <table:table-cell/>
          <table:table-cell office:value-type="float" office:value="3297460" calcext:value-type="float">
            <text:p>3297460</text:p>
          </table:table-cell>
          <table:table-cell/>
          <table:table-cell office:value-type="float" office:value="3370985" calcext:value-type="float">
            <text:p>3370985</text:p>
          </table:table-cell>
          <table:table-cell/>
          <table:table-cell office:value-type="float" office:value="3348048" calcext:value-type="float">
            <text:p>3348048</text:p>
          </table:table-cell>
          <table:table-cell/>
          <table:table-cell office:value-type="float" office:value="2900171" calcext:value-type="float">
            <text:p>2900171</text:p>
          </table:table-cell>
          <table:table-cell/>
          <table:table-cell office:value-type="float" office:value="3139447" calcext:value-type="float">
            <text:p>3139447</text:p>
          </table:table-cell>
          <table:table-cell/>
          <table:table-cell office:value-type="float" office:value="2916669" calcext:value-type="float">
            <text:p>29166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2611" calcext:value-type="float">
            <text:p>342611</text:p>
          </table:table-cell>
          <table:table-cell/>
          <table:table-cell office:value-type="float" office:value="1060404" calcext:value-type="float">
            <text:p>1060404</text:p>
          </table:table-cell>
          <table:table-cell/>
          <table:table-cell office:value-type="float" office:value="3024547" calcext:value-type="float">
            <text:p>3024547</text:p>
          </table:table-cell>
          <table:table-cell/>
          <table:table-cell office:value-type="float" office:value="3095413" calcext:value-type="float">
            <text:p>3095413</text:p>
          </table:table-cell>
          <table:table-cell/>
          <table:table-cell office:value-type="float" office:value="2197327" calcext:value-type="float">
            <text:p>2197327</text:p>
          </table:table-cell>
          <table:table-cell/>
          <table:table-cell office:value-type="float" office:value="1380946" calcext:value-type="float">
            <text:p>1380946</text:p>
          </table:table-cell>
          <table:table-cell/>
          <table:table-cell office:value-type="float" office:value="3193422" calcext:value-type="float">
            <text:p>3193422</text:p>
          </table:table-cell>
          <table:table-cell/>
          <table:table-cell office:value-type="float" office:value="2970754" calcext:value-type="float">
            <text:p>2970754</text:p>
          </table:table-cell>
          <table:table-cell/>
          <table:table-cell office:value-type="float" office:value="1243554" calcext:value-type="float">
            <text:p>124355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8737" calcext:value-type="float">
            <text:p>128737</text:p>
          </table:table-cell>
          <table:table-cell/>
          <table:table-cell office:value-type="float" office:value="203638" calcext:value-type="float">
            <text:p>203638</text:p>
          </table:table-cell>
          <table:table-cell/>
          <table:table-cell office:value-type="float" office:value="228201" calcext:value-type="float">
            <text:p>228201</text:p>
          </table:table-cell>
          <table:table-cell/>
          <table:table-cell office:value-type="float" office:value="308051" calcext:value-type="float">
            <text:p>308051</text:p>
          </table:table-cell>
          <table:table-cell/>
          <table:table-cell office:value-type="float" office:value="418020" calcext:value-type="float">
            <text:p>418020</text:p>
          </table:table-cell>
          <table:table-cell/>
          <table:table-cell office:value-type="float" office:value="416086" calcext:value-type="float">
            <text:p>416086</text:p>
          </table:table-cell>
          <table:table-cell/>
          <table:table-cell office:value-type="float" office:value="422902" calcext:value-type="float">
            <text:p>422902</text:p>
          </table:table-cell>
          <table:table-cell/>
          <table:table-cell office:value-type="float" office:value="399716" calcext:value-type="float">
            <text:p>399716</text:p>
          </table:table-cell>
          <table:table-cell/>
          <table:table-cell office:value-type="float" office:value="398592" calcext:value-type="float">
            <text:p>3985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3574" calcext:value-type="float">
            <text:p>123574</text:p>
          </table:table-cell>
          <table:table-cell/>
          <table:table-cell office:value-type="float" office:value="156312" calcext:value-type="float">
            <text:p>156312</text:p>
          </table:table-cell>
          <table:table-cell/>
          <table:table-cell office:value-type="float" office:value="179045" calcext:value-type="float">
            <text:p>179045</text:p>
          </table:table-cell>
          <table:table-cell/>
          <table:table-cell office:value-type="float" office:value="206104" calcext:value-type="float">
            <text:p>206104</text:p>
          </table:table-cell>
          <table:table-cell/>
          <table:table-cell office:value-type="float" office:value="243278" calcext:value-type="float">
            <text:p>243278</text:p>
          </table:table-cell>
          <table:table-cell/>
          <table:table-cell office:value-type="float" office:value="259090" calcext:value-type="float">
            <text:p>259090</text:p>
          </table:table-cell>
          <table:table-cell/>
          <table:table-cell office:value-type="float" office:value="290576" calcext:value-type="float">
            <text:p>290576</text:p>
          </table:table-cell>
          <table:table-cell/>
          <table:table-cell office:value-type="float" office:value="293680" calcext:value-type="float">
            <text:p>293680</text:p>
          </table:table-cell>
          <table:table-cell/>
          <table:table-cell office:value-type="float" office:value="309375" calcext:value-type="float">
            <text:p>30937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46927" calcext:value-type="float">
            <text:p>446927</text:p>
          </table:table-cell>
          <table:table-cell/>
          <table:table-cell office:value-type="float" office:value="630541" calcext:value-type="float">
            <text:p>630541</text:p>
          </table:table-cell>
          <table:table-cell/>
          <table:table-cell office:value-type="float" office:value="686695" calcext:value-type="float">
            <text:p>686695</text:p>
          </table:table-cell>
          <table:table-cell/>
          <table:table-cell office:value-type="float" office:value="955223" calcext:value-type="float">
            <text:p>955223</text:p>
          </table:table-cell>
          <table:table-cell/>
          <table:table-cell office:value-type="float" office:value="1107266" calcext:value-type="float">
            <text:p>110726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523089" calcext:value-type="float">
            <text:p>523089</text:p>
          </table:table-cell>
          <table:table-cell/>
          <table:table-cell office:value-type="float" office:value="825806" calcext:value-type="float">
            <text:p>825806</text:p>
          </table:table-cell>
          <table:table-cell/>
          <table:table-cell office:value-type="float" office:value="1179723" calcext:value-type="float">
            <text:p>1179723</text:p>
          </table:table-cell>
          <table:table-cell/>
          <table:table-cell office:value-type="float" office:value="1430167" calcext:value-type="float">
            <text:p>1430167</text:p>
          </table:table-cell>
          <table:table-cell/>
          <table:table-cell office:value-type="float" office:value="1580246" calcext:value-type="float">
            <text:p>1580246</text:p>
          </table:table-cell>
          <table:table-cell/>
          <table:table-cell office:value-type="float" office:value="1645244" calcext:value-type="float">
            <text:p>164524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581553" calcext:value-type="float">
            <text:p>581553</text:p>
          </table:table-cell>
          <table:table-cell/>
          <table:table-cell office:value-type="float" office:value="966767" calcext:value-type="float">
            <text:p>966767</text:p>
          </table:table-cell>
          <table:table-cell/>
          <table:table-cell office:value-type="float" office:value="1490972" calcext:value-type="float">
            <text:p>1490972</text:p>
          </table:table-cell>
          <table:table-cell/>
          <table:table-cell office:value-type="float" office:value="1943811" calcext:value-type="float">
            <text:p>1943811</text:p>
          </table:table-cell>
          <table:table-cell/>
          <table:table-cell office:value-type="float" office:value="2442748" calcext:value-type="float">
            <text:p>2442748</text:p>
          </table:table-cell>
          <table:table-cell/>
          <table:table-cell office:value-type="float" office:value="2625641" calcext:value-type="float">
            <text:p>2625641</text:p>
          </table:table-cell>
          <table:table-cell/>
          <table:table-cell office:value-type="float" office:value="2932416" calcext:value-type="float">
            <text:p>293241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613026" calcext:value-type="float">
            <text:p>613026</text:p>
          </table:table-cell>
          <table:table-cell/>
          <table:table-cell office:value-type="float" office:value="1079713" calcext:value-type="float">
            <text:p>1079713</text:p>
          </table:table-cell>
          <table:table-cell/>
          <table:table-cell office:value-type="float" office:value="1681444" calcext:value-type="float">
            <text:p>1681444</text:p>
          </table:table-cell>
          <table:table-cell/>
          <table:table-cell office:value-type="float" office:value="2298025" calcext:value-type="float">
            <text:p>2298025</text:p>
          </table:table-cell>
          <table:table-cell/>
          <table:table-cell office:value-type="float" office:value="3006459" calcext:value-type="float">
            <text:p>3006459</text:p>
          </table:table-cell>
          <table:table-cell/>
          <table:table-cell office:value-type="float" office:value="3073229" calcext:value-type="float">
            <text:p>3073229</text:p>
          </table:table-cell>
          <table:table-cell/>
          <table:table-cell office:value-type="float" office:value="4066719" calcext:value-type="float">
            <text:p>4066719</text:p>
          </table:table-cell>
          <table:table-cell/>
          <table:table-cell office:value-type="float" office:value="4277360" calcext:value-type="float">
            <text:p>427736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610141" calcext:value-type="float">
            <text:p>610141</text:p>
          </table:table-cell>
          <table:table-cell/>
          <table:table-cell office:value-type="float" office:value="1111111" calcext:value-type="float">
            <text:p>1111111</text:p>
          </table:table-cell>
          <table:table-cell/>
          <table:table-cell office:value-type="float" office:value="1857427" calcext:value-type="float">
            <text:p>1857427</text:p>
          </table:table-cell>
          <table:table-cell/>
          <table:table-cell office:value-type="float" office:value="2748255" calcext:value-type="float">
            <text:p>2748255</text:p>
          </table:table-cell>
          <table:table-cell/>
          <table:table-cell office:value-type="float" office:value="3978243" calcext:value-type="float">
            <text:p>3978243</text:p>
          </table:table-cell>
          <table:table-cell/>
          <table:table-cell office:value-type="float" office:value="3491305" calcext:value-type="float">
            <text:p>3491305</text:p>
          </table:table-cell>
          <table:table-cell/>
          <table:table-cell office:value-type="float" office:value="5559174" calcext:value-type="float">
            <text:p>5559174</text:p>
          </table:table-cell>
          <table:table-cell/>
          <table:table-cell office:value-type="float" office:value="5620197" calcext:value-type="float">
            <text:p>5620197</text:p>
          </table:table-cell>
          <table:table-cell/>
          <table:table-cell office:value-type="float" office:value="6117084" calcext:value-type="float">
            <text:p>611708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636064" calcext:value-type="float">
            <text:p>636064</text:p>
          </table:table-cell>
          <table:table-cell/>
          <table:table-cell office:value-type="float" office:value="1153023" calcext:value-type="float">
            <text:p>1153023</text:p>
          </table:table-cell>
          <table:table-cell/>
          <table:table-cell office:value-type="float" office:value="1933899" calcext:value-type="float">
            <text:p>1933899</text:p>
          </table:table-cell>
          <table:table-cell/>
          <table:table-cell office:value-type="float" office:value="2961677" calcext:value-type="float">
            <text:p>2961677</text:p>
          </table:table-cell>
          <table:table-cell/>
          <table:table-cell office:value-type="float" office:value="4571428" calcext:value-type="float">
            <text:p>4571428</text:p>
          </table:table-cell>
          <table:table-cell/>
          <table:table-cell office:value-type="float" office:value="4517979" calcext:value-type="float">
            <text:p>4517979</text:p>
          </table:table-cell>
          <table:table-cell/>
          <table:table-cell office:value-type="float" office:value="5609422" calcext:value-type="float">
            <text:p>5609422</text:p>
          </table:table-cell>
          <table:table-cell/>
          <table:table-cell office:value-type="float" office:value="6358273" calcext:value-type="float">
            <text:p>6358273</text:p>
          </table:table-cell>
          <table:table-cell/>
          <table:table-cell office:value-type="float" office:value="5215176" calcext:value-type="float">
            <text:p>5215176</text:p>
          </table:table-cell>
          <table:table-cell/>
          <table:table-cell office:value-type="float" office:value="6835781" calcext:value-type="float">
            <text:p>683578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488794" calcext:value-type="float">
            <text:p>488794</text:p>
          </table:table-cell>
          <table:table-cell/>
          <table:table-cell office:value-type="float" office:value="849105" calcext:value-type="float">
            <text:p>849105</text:p>
          </table:table-cell>
          <table:table-cell/>
          <table:table-cell office:value-type="float" office:value="1356246" calcext:value-type="float">
            <text:p>1356246</text:p>
          </table:table-cell>
          <table:table-cell/>
          <table:table-cell office:value-type="float" office:value="1853729" calcext:value-type="float">
            <text:p>1853729</text:p>
          </table:table-cell>
          <table:table-cell/>
          <table:table-cell office:value-type="float" office:value="2561921" calcext:value-type="float">
            <text:p>2561921</text:p>
          </table:table-cell>
          <table:table-cell/>
          <table:table-cell office:value-type="float" office:value="2801066" calcext:value-type="float">
            <text:p>2801066</text:p>
          </table:table-cell>
          <table:table-cell/>
          <table:table-cell office:value-type="float" office:value="3362889" calcext:value-type="float">
            <text:p>3362889</text:p>
          </table:table-cell>
          <table:table-cell/>
          <table:table-cell office:value-type="float" office:value="3090154" calcext:value-type="float">
            <text:p>3090154</text:p>
          </table:table-cell>
          <table:table-cell/>
          <table:table-cell office:value-type="float" office:value="3209779" calcext:value-type="float">
            <text:p>3209779</text:p>
          </table:table-cell>
          <table:table-cell/>
          <table:table-cell office:value-type="float" office:value="3111279" calcext:value-type="float">
            <text:p>3111279</text:p>
          </table:table-cell>
          <table:table-cell/>
          <table:table-cell office:value-type="float" office:value="3199500" calcext:value-type="float">
            <text:p>319950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435816" calcext:value-type="float">
            <text:p>435816</text:p>
          </table:table-cell>
          <table:table-cell/>
          <table:table-cell office:value-type="float" office:value="761670" calcext:value-type="float">
            <text:p>761670</text:p>
          </table:table-cell>
          <table:table-cell/>
          <table:table-cell office:value-type="float" office:value="1261821" calcext:value-type="float">
            <text:p>1261821</text:p>
          </table:table-cell>
          <table:table-cell/>
          <table:table-cell office:value-type="float" office:value="1744797" calcext:value-type="float">
            <text:p>1744797</text:p>
          </table:table-cell>
          <table:table-cell/>
          <table:table-cell office:value-type="float" office:value="2340103" calcext:value-type="float">
            <text:p>2340103</text:p>
          </table:table-cell>
          <table:table-cell/>
          <table:table-cell office:value-type="float" office:value="2539052" calcext:value-type="float">
            <text:p>2539052</text:p>
          </table:table-cell>
          <table:table-cell/>
          <table:table-cell office:value-type="float" office:value="2935674" calcext:value-type="float">
            <text:p>2935674</text:p>
          </table:table-cell>
          <table:table-cell/>
          <table:table-cell office:value-type="float" office:value="3030818" calcext:value-type="float">
            <text:p>3030818</text:p>
          </table:table-cell>
          <table:table-cell/>
          <table:table-cell office:value-type="float" office:value="3193139" calcext:value-type="float">
            <text:p>3193139</text:p>
          </table:table-cell>
          <table:table-cell/>
          <table:table-cell office:value-type="float" office:value="2855748" calcext:value-type="float">
            <text:p>2855748</text:p>
          </table:table-cell>
          <table:table-cell/>
          <table:table-cell office:value-type="float" office:value="2788006" calcext:value-type="float">
            <text:p>2788006</text:p>
          </table:table-cell>
          <table:table-cell/>
          <table:table-cell office:value-type="float" office:value="2813669" calcext:value-type="float">
            <text:p>281366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414172" calcext:value-type="float">
            <text:p>414172</text:p>
          </table:table-cell>
          <table:table-cell/>
          <table:table-cell office:value-type="float" office:value="702187" calcext:value-type="float">
            <text:p>702187</text:p>
          </table:table-cell>
          <table:table-cell/>
          <table:table-cell office:value-type="float" office:value="1160200" calcext:value-type="float">
            <text:p>1160200</text:p>
          </table:table-cell>
          <table:table-cell/>
          <table:table-cell office:value-type="float" office:value="1700943" calcext:value-type="float">
            <text:p>1700943</text:p>
          </table:table-cell>
          <table:table-cell/>
          <table:table-cell office:value-type="float" office:value="2188764" calcext:value-type="float">
            <text:p>2188764</text:p>
          </table:table-cell>
          <table:table-cell/>
          <table:table-cell office:value-type="float" office:value="2589209" calcext:value-type="float">
            <text:p>2589209</text:p>
          </table:table-cell>
          <table:table-cell/>
          <table:table-cell office:value-type="float" office:value="2957721" calcext:value-type="float">
            <text:p>2957721</text:p>
          </table:table-cell>
          <table:table-cell/>
          <table:table-cell office:value-type="float" office:value="2851771" calcext:value-type="float">
            <text:p>2851771</text:p>
          </table:table-cell>
          <table:table-cell/>
          <table:table-cell office:value-type="float" office:value="3162629" calcext:value-type="float">
            <text:p>3162629</text:p>
          </table:table-cell>
          <table:table-cell/>
          <table:table-cell office:value-type="float" office:value="3005466" calcext:value-type="float">
            <text:p>3005466</text:p>
          </table:table-cell>
          <table:table-cell/>
          <table:table-cell office:value-type="float" office:value="2940838" calcext:value-type="float">
            <text:p>2940838</text:p>
          </table:table-cell>
          <table:table-cell/>
          <table:table-cell office:value-type="float" office:value="2671057" calcext:value-type="float">
            <text:p>2671057</text:p>
          </table:table-cell>
          <table:table-cell/>
          <table:table-cell office:value-type="float" office:value="2611828" calcext:value-type="float">
            <text:p>261182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09464" calcext:value-type="float">
            <text:p>2109464</text:p>
          </table:table-cell>
          <table:table-cell/>
          <table:table-cell office:value-type="float" office:value="2586389" calcext:value-type="float">
            <text:p>2586389</text:p>
          </table:table-cell>
          <table:table-cell/>
          <table:table-cell office:value-type="float" office:value="2692434" calcext:value-type="float">
            <text:p>2692434</text:p>
          </table:table-cell>
          <table:table-cell/>
          <table:table-cell office:value-type="float" office:value="2765512" calcext:value-type="float">
            <text:p>2765512</text:p>
          </table:table-cell>
          <table:table-cell/>
          <table:table-cell office:value-type="float" office:value="2790927" calcext:value-type="float">
            <text:p>2790927</text:p>
          </table:table-cell>
          <table:table-cell/>
          <table:table-cell office:value-type="float" office:value="2628674" calcext:value-type="float">
            <text:p>2628674</text:p>
          </table:table-cell>
          <table:table-cell/>
          <table:table-cell office:value-type="float" office:value="2751740" calcext:value-type="float">
            <text:p>2751740</text:p>
          </table:table-cell>
          <table:table-cell/>
          <table:table-cell office:value-type="float" office:value="2537086" calcext:value-type="float">
            <text:p>2537086</text:p>
          </table:table-cell>
          <table:table-cell/>
          <table:table-cell office:value-type="float" office:value="2596801" calcext:value-type="float">
            <text:p>259680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05029" calcext:value-type="float">
            <text:p>2005029</text:p>
          </table:table-cell>
          <table:table-cell/>
          <table:table-cell office:value-type="float" office:value="2361351" calcext:value-type="float">
            <text:p>2361351</text:p>
          </table:table-cell>
          <table:table-cell/>
          <table:table-cell office:value-type="float" office:value="2677813" calcext:value-type="float">
            <text:p>2677813</text:p>
          </table:table-cell>
          <table:table-cell/>
          <table:table-cell office:value-type="float" office:value="2902520" calcext:value-type="float">
            <text:p>2902520</text:p>
          </table:table-cell>
          <table:table-cell/>
          <table:table-cell office:value-type="float" office:value="2824949" calcext:value-type="float">
            <text:p>2824949</text:p>
          </table:table-cell>
          <table:table-cell/>
          <table:table-cell office:value-type="float" office:value="2778774" calcext:value-type="float">
            <text:p>2778774</text:p>
          </table:table-cell>
          <table:table-cell/>
          <table:table-cell office:value-type="float" office:value="2675211" calcext:value-type="float">
            <text:p>2675211</text:p>
          </table:table-cell>
          <table:table-cell/>
          <table:table-cell office:value-type="float" office:value="2510996" calcext:value-type="float">
            <text:p>2510996</text:p>
          </table:table-cell>
          <table:table-cell/>
          <table:table-cell office:value-type="float" office:value="2411938" calcext:value-type="float">
            <text:p>24119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2791" calcext:value-type="float">
            <text:p>532791</text:p>
          </table:table-cell>
          <table:table-cell/>
          <table:table-cell office:value-type="float" office:value="1642638" calcext:value-type="float">
            <text:p>1642638</text:p>
          </table:table-cell>
          <table:table-cell/>
          <table:table-cell office:value-type="float" office:value="1508450" calcext:value-type="float">
            <text:p>1508450</text:p>
          </table:table-cell>
          <table:table-cell/>
          <table:table-cell office:value-type="float" office:value="1644239" calcext:value-type="float">
            <text:p>1644239</text:p>
          </table:table-cell>
          <table:table-cell/>
          <table:table-cell office:value-type="float" office:value="1447775" calcext:value-type="float">
            <text:p>1447775</text:p>
          </table:table-cell>
          <table:table-cell/>
          <table:table-cell office:value-type="float" office:value="1348548" calcext:value-type="float">
            <text:p>1348548</text:p>
          </table:table-cell>
          <table:table-cell/>
          <table:table-cell office:value-type="float" office:value="1871513" calcext:value-type="float">
            <text:p>1871513</text:p>
          </table:table-cell>
          <table:table-cell/>
          <table:table-cell office:value-type="float" office:value="1483515" calcext:value-type="float">
            <text:p>1483515</text:p>
          </table:table-cell>
          <table:table-cell/>
          <table:table-cell office:value-type="float" office:value="1770774" calcext:value-type="float">
            <text:p>17707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0288" calcext:value-type="float">
            <text:p>210288</text:p>
          </table:table-cell>
          <table:table-cell/>
          <table:table-cell office:value-type="float" office:value="373245" calcext:value-type="float">
            <text:p>373245</text:p>
          </table:table-cell>
          <table:table-cell/>
          <table:table-cell office:value-type="float" office:value="277721" calcext:value-type="float">
            <text:p>277721</text:p>
          </table:table-cell>
          <table:table-cell/>
          <table:table-cell office:value-type="float" office:value="345831" calcext:value-type="float">
            <text:p>345831</text:p>
          </table:table-cell>
          <table:table-cell/>
          <table:table-cell office:value-type="float" office:value="325201" calcext:value-type="float">
            <text:p>325201</text:p>
          </table:table-cell>
          <table:table-cell/>
          <table:table-cell office:value-type="float" office:value="267405" calcext:value-type="float">
            <text:p>267405</text:p>
          </table:table-cell>
          <table:table-cell/>
          <table:table-cell office:value-type="float" office:value="372922" calcext:value-type="float">
            <text:p>372922</text:p>
          </table:table-cell>
          <table:table-cell/>
          <table:table-cell office:value-type="float" office:value="308840" calcext:value-type="float">
            <text:p>308840</text:p>
          </table:table-cell>
          <table:table-cell/>
          <table:table-cell office:value-type="float" office:value="205593" calcext:value-type="float">
            <text:p>20559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8552" calcext:value-type="float">
            <text:p>158552</text:p>
          </table:table-cell>
          <table:table-cell/>
          <table:table-cell office:value-type="float" office:value="184190" calcext:value-type="float">
            <text:p>184190</text:p>
          </table:table-cell>
          <table:table-cell/>
          <table:table-cell office:value-type="float" office:value="208932" calcext:value-type="float">
            <text:p>208932</text:p>
          </table:table-cell>
          <table:table-cell/>
          <table:table-cell office:value-type="float" office:value="229127" calcext:value-type="float">
            <text:p>229127</text:p>
          </table:table-cell>
          <table:table-cell/>
          <table:table-cell office:value-type="float" office:value="246282" calcext:value-type="float">
            <text:p>246282</text:p>
          </table:table-cell>
          <table:table-cell/>
          <table:table-cell office:value-type="float" office:value="252799" calcext:value-type="float">
            <text:p>252799</text:p>
          </table:table-cell>
          <table:table-cell/>
          <table:table-cell office:value-type="float" office:value="146187" calcext:value-type="float">
            <text:p>146187</text:p>
          </table:table-cell>
          <table:table-cell/>
          <table:table-cell office:value-type="float" office:value="159859" calcext:value-type="float">
            <text:p>159859</text:p>
          </table:table-cell>
          <table:table-cell/>
          <table:table-cell office:value-type="float" office:value="187080" calcext:value-type="float">
            <text:p>1870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2918" calcext:value-type="float">
            <text:p>92918</text:p>
          </table:table-cell>
          <table:table-cell/>
          <table:table-cell office:value-type="float" office:value="118218" calcext:value-type="float">
            <text:p>118218</text:p>
          </table:table-cell>
          <table:table-cell/>
          <table:table-cell office:value-type="float" office:value="165339" calcext:value-type="float">
            <text:p>165339</text:p>
          </table:table-cell>
          <table:table-cell/>
          <table:table-cell office:value-type="float" office:value="184469" calcext:value-type="float">
            <text:p>184469</text:p>
          </table:table-cell>
          <table:table-cell/>
          <table:table-cell office:value-type="float" office:value="180373" calcext:value-type="float">
            <text:p>180373</text:p>
          </table:table-cell>
          <table:table-cell/>
          <table:table-cell office:value-type="float" office:value="169359" calcext:value-type="float">
            <text:p>169359</text:p>
          </table:table-cell>
          <table:table-cell/>
          <table:table-cell office:value-type="float" office:value="142947" calcext:value-type="float">
            <text:p>142947</text:p>
          </table:table-cell>
          <table:table-cell/>
          <table:table-cell office:value-type="float" office:value="154825" calcext:value-type="float">
            <text:p>154825</text:p>
          </table:table-cell>
          <table:table-cell/>
          <table:table-cell office:value-type="float" office:value="158382" calcext:value-type="float">
            <text:p>1583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6786" calcext:value-type="float">
            <text:p>96786</text:p>
          </table:table-cell>
          <table:table-cell/>
          <table:table-cell office:value-type="float" office:value="110877" calcext:value-type="float">
            <text:p>110877</text:p>
          </table:table-cell>
          <table:table-cell/>
          <table:table-cell office:value-type="float" office:value="22736" calcext:value-type="float">
            <text:p>22736</text:p>
          </table:table-cell>
          <table:table-cell/>
          <table:table-cell office:value-type="float" office:value="22098" calcext:value-type="float">
            <text:p>22098</text:p>
          </table:table-cell>
          <table:table-cell/>
          <table:table-cell office:value-type="float" office:value="230276" calcext:value-type="float">
            <text:p>230276</text:p>
          </table:table-cell>
          <table:table-cell/>
          <table:table-cell office:value-type="float" office:value="139179" calcext:value-type="float">
            <text:p>139179</text:p>
          </table:table-cell>
          <table:table-cell/>
          <table:table-cell office:value-type="float" office:value="219325" calcext:value-type="float">
            <text:p>219325</text:p>
          </table:table-cell>
          <table:table-cell/>
          <table:table-cell office:value-type="float" office:value="98800" calcext:value-type="float">
            <text:p>98800</text:p>
          </table:table-cell>
          <table:table-cell/>
          <table:table-cell office:value-type="float" office:value="150744" calcext:value-type="float">
            <text:p>1507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2886" calcext:value-type="float">
            <text:p>122886</text:p>
          </table:table-cell>
          <table:table-cell/>
          <table:table-cell office:value-type="float" office:value="107611" calcext:value-type="float">
            <text:p>107611</text:p>
          </table:table-cell>
          <table:table-cell/>
          <table:table-cell office:value-type="float" office:value="155039" calcext:value-type="float">
            <text:p>155039</text:p>
          </table:table-cell>
          <table:table-cell/>
          <table:table-cell office:value-type="float" office:value="147327" calcext:value-type="float">
            <text:p>147327</text:p>
          </table:table-cell>
          <table:table-cell/>
          <table:table-cell office:value-type="float" office:value="222323" calcext:value-type="float">
            <text:p>222323</text:p>
          </table:table-cell>
          <table:table-cell/>
          <table:table-cell office:value-type="float" office:value="175097" calcext:value-type="float">
            <text:p>175097</text:p>
          </table:table-cell>
          <table:table-cell/>
          <table:table-cell office:value-type="float" office:value="174247" calcext:value-type="float">
            <text:p>174247</text:p>
          </table:table-cell>
          <table:table-cell/>
          <table:table-cell office:value-type="float" office:value="226505" calcext:value-type="float">
            <text:p>226505</text:p>
          </table:table-cell>
          <table:table-cell/>
          <table:table-cell office:value-type="float" office:value="185155" calcext:value-type="float">
            <text:p>18515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00500" calcext:value-type="float">
            <text:p>400500</text:p>
          </table:table-cell>
          <table:table-cell/>
          <table:table-cell office:value-type="float" office:value="496894" calcext:value-type="float">
            <text:p>496894</text:p>
          </table:table-cell>
          <table:table-cell/>
          <table:table-cell office:value-type="float" office:value="547945" calcext:value-type="float">
            <text:p>547945</text:p>
          </table:table-cell>
          <table:table-cell/>
          <table:table-cell office:value-type="float" office:value="577096" calcext:value-type="float">
            <text:p>577096</text:p>
          </table:table-cell>
          <table:table-cell/>
          <table:table-cell office:value-type="float" office:value="643863" calcext:value-type="float">
            <text:p>64386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578400" calcext:value-type="float">
            <text:p>578400</text:p>
          </table:table-cell>
          <table:table-cell/>
          <table:table-cell office:value-type="float" office:value="751173" calcext:value-type="float">
            <text:p>751173</text:p>
          </table:table-cell>
          <table:table-cell/>
          <table:table-cell office:value-type="float" office:value="937728" calcext:value-type="float">
            <text:p>937728</text:p>
          </table:table-cell>
          <table:table-cell/>
          <table:table-cell office:value-type="float" office:value="977099" calcext:value-type="float">
            <text:p>977099</text:p>
          </table:table-cell>
          <table:table-cell/>
          <table:table-cell office:value-type="float" office:value="1054365" calcext:value-type="float">
            <text:p>1054365</text:p>
          </table:table-cell>
          <table:table-cell/>
          <table:table-cell office:value-type="float" office:value="1115954" calcext:value-type="float">
            <text:p>111595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07573" calcext:value-type="float">
            <text:p>707573</text:p>
          </table:table-cell>
          <table:table-cell/>
          <table:table-cell office:value-type="float" office:value="959880" calcext:value-type="float">
            <text:p>959880</text:p>
          </table:table-cell>
          <table:table-cell/>
          <table:table-cell office:value-type="float" office:value="1355214" calcext:value-type="float">
            <text:p>1355214</text:p>
          </table:table-cell>
          <table:table-cell/>
          <table:table-cell office:value-type="float" office:value="1472957" calcext:value-type="float">
            <text:p>1472957</text:p>
          </table:table-cell>
          <table:table-cell/>
          <table:table-cell office:value-type="float" office:value="1788958" calcext:value-type="float">
            <text:p>1788958</text:p>
          </table:table-cell>
          <table:table-cell/>
          <table:table-cell office:value-type="float" office:value="1845710" calcext:value-type="float">
            <text:p>1845710</text:p>
          </table:table-cell>
          <table:table-cell/>
          <table:table-cell office:value-type="float" office:value="1966205" calcext:value-type="float">
            <text:p>196620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788784" calcext:value-type="float">
            <text:p>788784</text:p>
          </table:table-cell>
          <table:table-cell/>
          <table:table-cell office:value-type="float" office:value="1251527" calcext:value-type="float">
            <text:p>1251527</text:p>
          </table:table-cell>
          <table:table-cell/>
          <table:table-cell office:value-type="float" office:value="1873399" calcext:value-type="float">
            <text:p>1873399</text:p>
          </table:table-cell>
          <table:table-cell/>
          <table:table-cell office:value-type="float" office:value="2345396" calcext:value-type="float">
            <text:p>2345396</text:p>
          </table:table-cell>
          <table:table-cell/>
          <table:table-cell office:value-type="float" office:value="2538423" calcext:value-type="float">
            <text:p>2538423</text:p>
          </table:table-cell>
          <table:table-cell/>
          <table:table-cell office:value-type="float" office:value="2781097" calcext:value-type="float">
            <text:p>2781097</text:p>
          </table:table-cell>
          <table:table-cell/>
          <table:table-cell office:value-type="float" office:value="2944220" calcext:value-type="float">
            <text:p>2944220</text:p>
          </table:table-cell>
          <table:table-cell/>
          <table:table-cell office:value-type="float" office:value="2939150" calcext:value-type="float">
            <text:p>293915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915102" calcext:value-type="float">
            <text:p>915102</text:p>
          </table:table-cell>
          <table:table-cell/>
          <table:table-cell office:value-type="float" office:value="1499926" calcext:value-type="float">
            <text:p>1499926</text:p>
          </table:table-cell>
          <table:table-cell/>
          <table:table-cell office:value-type="float" office:value="2279100" calcext:value-type="float">
            <text:p>2279100</text:p>
          </table:table-cell>
          <table:table-cell/>
          <table:table-cell office:value-type="float" office:value="3193015" calcext:value-type="float">
            <text:p>3193015</text:p>
          </table:table-cell>
          <table:table-cell/>
          <table:table-cell office:value-type="float" office:value="3752290" calcext:value-type="float">
            <text:p>3752290</text:p>
          </table:table-cell>
          <table:table-cell/>
          <table:table-cell office:value-type="float" office:value="3611992" calcext:value-type="float">
            <text:p>3611992</text:p>
          </table:table-cell>
          <table:table-cell/>
          <table:table-cell office:value-type="float" office:value="4229657" calcext:value-type="float">
            <text:p>4229657</text:p>
          </table:table-cell>
          <table:table-cell/>
          <table:table-cell office:value-type="float" office:value="4224422" calcext:value-type="float">
            <text:p>4224422</text:p>
          </table:table-cell>
          <table:table-cell/>
          <table:table-cell office:value-type="float" office:value="4177886" calcext:value-type="float">
            <text:p>417788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12569" calcext:value-type="float">
            <text:p>812569</text:p>
          </table:table-cell>
          <table:table-cell/>
          <table:table-cell office:value-type="float" office:value="1607661" calcext:value-type="float">
            <text:p>1607661</text:p>
          </table:table-cell>
          <table:table-cell/>
          <table:table-cell office:value-type="float" office:value="2586838" calcext:value-type="float">
            <text:p>2586838</text:p>
          </table:table-cell>
          <table:table-cell/>
          <table:table-cell office:value-type="float" office:value="3624778" calcext:value-type="float">
            <text:p>3624778</text:p>
          </table:table-cell>
          <table:table-cell/>
          <table:table-cell office:value-type="float" office:value="4472592" calcext:value-type="float">
            <text:p>4472592</text:p>
          </table:table-cell>
          <table:table-cell/>
          <table:table-cell office:value-type="float" office:value="5180875" calcext:value-type="float">
            <text:p>5180875</text:p>
          </table:table-cell>
          <table:table-cell/>
          <table:table-cell office:value-type="float" office:value="5541125" calcext:value-type="float">
            <text:p>5541125</text:p>
          </table:table-cell>
          <table:table-cell/>
          <table:table-cell office:value-type="float" office:value="5692051" calcext:value-type="float">
            <text:p>5692051</text:p>
          </table:table-cell>
          <table:table-cell/>
          <table:table-cell office:value-type="float" office:value="5212522" calcext:value-type="float">
            <text:p>5212522</text:p>
          </table:table-cell>
          <table:table-cell/>
          <table:table-cell office:value-type="float" office:value="4945665" calcext:value-type="float">
            <text:p>494566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842105" calcext:value-type="float">
            <text:p>842105</text:p>
          </table:table-cell>
          <table:table-cell/>
          <table:table-cell office:value-type="float" office:value="1398286" calcext:value-type="float">
            <text:p>1398286</text:p>
          </table:table-cell>
          <table:table-cell/>
          <table:table-cell office:value-type="float" office:value="2115156" calcext:value-type="float">
            <text:p>2115156</text:p>
          </table:table-cell>
          <table:table-cell/>
          <table:table-cell office:value-type="float" office:value="2808749" calcext:value-type="float">
            <text:p>2808749</text:p>
          </table:table-cell>
          <table:table-cell/>
          <table:table-cell office:value-type="float" office:value="3589518" calcext:value-type="float">
            <text:p>3589518</text:p>
          </table:table-cell>
          <table:table-cell/>
          <table:table-cell office:value-type="float" office:value="3848900" calcext:value-type="float">
            <text:p>3848900</text:p>
          </table:table-cell>
          <table:table-cell/>
          <table:table-cell office:value-type="float" office:value="3717215" calcext:value-type="float">
            <text:p>3717215</text:p>
          </table:table-cell>
          <table:table-cell/>
          <table:table-cell office:value-type="float" office:value="3825892" calcext:value-type="float">
            <text:p>3825892</text:p>
          </table:table-cell>
          <table:table-cell/>
          <table:table-cell office:value-type="float" office:value="3269737" calcext:value-type="float">
            <text:p>3269737</text:p>
          </table:table-cell>
          <table:table-cell/>
          <table:table-cell office:value-type="float" office:value="3398042" calcext:value-type="float">
            <text:p>3398042</text:p>
          </table:table-cell>
          <table:table-cell/>
          <table:table-cell office:value-type="float" office:value="3072076" calcext:value-type="float">
            <text:p>307207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829208" calcext:value-type="float">
            <text:p>829208</text:p>
          </table:table-cell>
          <table:table-cell/>
          <table:table-cell office:value-type="float" office:value="1380495" calcext:value-type="float">
            <text:p>1380495</text:p>
          </table:table-cell>
          <table:table-cell/>
          <table:table-cell office:value-type="float" office:value="2150921" calcext:value-type="float">
            <text:p>2150921</text:p>
          </table:table-cell>
          <table:table-cell/>
          <table:table-cell office:value-type="float" office:value="2865337" calcext:value-type="float">
            <text:p>2865337</text:p>
          </table:table-cell>
          <table:table-cell/>
          <table:table-cell office:value-type="float" office:value="3530121" calcext:value-type="float">
            <text:p>3530121</text:p>
          </table:table-cell>
          <table:table-cell/>
          <table:table-cell office:value-type="float" office:value="3562203" calcext:value-type="float">
            <text:p>3562203</text:p>
          </table:table-cell>
          <table:table-cell/>
          <table:table-cell office:value-type="float" office:value="3927886" calcext:value-type="float">
            <text:p>3927886</text:p>
          </table:table-cell>
          <table:table-cell/>
          <table:table-cell office:value-type="float" office:value="4004888" calcext:value-type="float">
            <text:p>4004888</text:p>
          </table:table-cell>
          <table:table-cell/>
          <table:table-cell office:value-type="float" office:value="4012539" calcext:value-type="float">
            <text:p>4012539</text:p>
          </table:table-cell>
          <table:table-cell/>
          <table:table-cell office:value-type="float" office:value="3489669" calcext:value-type="float">
            <text:p>3489669</text:p>
          </table:table-cell>
          <table:table-cell/>
          <table:table-cell office:value-type="float" office:value="2379804" calcext:value-type="float">
            <text:p>2379804</text:p>
          </table:table-cell>
          <table:table-cell/>
          <table:table-cell office:value-type="float" office:value="3090038" calcext:value-type="float">
            <text:p>309003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820188" calcext:value-type="float">
            <text:p>820188</text:p>
          </table:table-cell>
          <table:table-cell/>
          <table:table-cell office:value-type="float" office:value="1368377" calcext:value-type="float">
            <text:p>1368377</text:p>
          </table:table-cell>
          <table:table-cell/>
          <table:table-cell office:value-type="float" office:value="2137117" calcext:value-type="float">
            <text:p>2137117</text:p>
          </table:table-cell>
          <table:table-cell/>
          <table:table-cell office:value-type="float" office:value="2913125" calcext:value-type="float">
            <text:p>2913125</text:p>
          </table:table-cell>
          <table:table-cell/>
          <table:table-cell office:value-type="float" office:value="3743887" calcext:value-type="float">
            <text:p>3743887</text:p>
          </table:table-cell>
          <table:table-cell/>
          <table:table-cell office:value-type="float" office:value="3845738" calcext:value-type="float">
            <text:p>3845738</text:p>
          </table:table-cell>
          <table:table-cell/>
          <table:table-cell office:value-type="float" office:value="3999414" calcext:value-type="float">
            <text:p>3999414</text:p>
          </table:table-cell>
          <table:table-cell/>
          <table:table-cell office:value-type="float" office:value="4093646" calcext:value-type="float">
            <text:p>4093646</text:p>
          </table:table-cell>
          <table:table-cell/>
          <table:table-cell office:value-type="float" office:value="4183754" calcext:value-type="float">
            <text:p>4183754</text:p>
          </table:table-cell>
          <table:table-cell/>
          <table:table-cell office:value-type="float" office:value="3362406" calcext:value-type="float">
            <text:p>3362406</text:p>
          </table:table-cell>
          <table:table-cell/>
          <table:table-cell office:value-type="float" office:value="3418603" calcext:value-type="float">
            <text:p>3418603</text:p>
          </table:table-cell>
          <table:table-cell/>
          <table:table-cell office:value-type="float" office:value="3235642" calcext:value-type="float">
            <text:p>3235642</text:p>
          </table:table-cell>
          <table:table-cell/>
          <table:table-cell office:value-type="float" office:value="3241596" calcext:value-type="float">
            <text:p>32415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32926" calcext:value-type="float">
            <text:p>3732926</text:p>
          </table:table-cell>
          <table:table-cell/>
          <table:table-cell office:value-type="float" office:value="3092079" calcext:value-type="float">
            <text:p>3092079</text:p>
          </table:table-cell>
          <table:table-cell/>
          <table:table-cell office:value-type="float" office:value="4027680" calcext:value-type="float">
            <text:p>4027680</text:p>
          </table:table-cell>
          <table:table-cell/>
          <table:table-cell office:value-type="float" office:value="4044333" calcext:value-type="float">
            <text:p>4044333</text:p>
          </table:table-cell>
          <table:table-cell/>
          <table:table-cell office:value-type="float" office:value="3277553" calcext:value-type="float">
            <text:p>3277553</text:p>
          </table:table-cell>
          <table:table-cell/>
          <table:table-cell office:value-type="float" office:value="3324472" calcext:value-type="float">
            <text:p>3324472</text:p>
          </table:table-cell>
          <table:table-cell/>
          <table:table-cell office:value-type="float" office:value="3184946" calcext:value-type="float">
            <text:p>3184946</text:p>
          </table:table-cell>
          <table:table-cell/>
          <table:table-cell office:value-type="float" office:value="2934071" calcext:value-type="float">
            <text:p>2934071</text:p>
          </table:table-cell>
          <table:table-cell/>
          <table:table-cell office:value-type="float" office:value="3139689" calcext:value-type="float">
            <text:p>313968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44411" calcext:value-type="float">
            <text:p>3644411</text:p>
          </table:table-cell>
          <table:table-cell/>
          <table:table-cell office:value-type="float" office:value="3933072" calcext:value-type="float">
            <text:p>3933072</text:p>
          </table:table-cell>
          <table:table-cell/>
          <table:table-cell office:value-type="float" office:value="4280544" calcext:value-type="float">
            <text:p>4280544</text:p>
          </table:table-cell>
          <table:table-cell/>
          <table:table-cell office:value-type="float" office:value="4463028" calcext:value-type="float">
            <text:p>4463028</text:p>
          </table:table-cell>
          <table:table-cell/>
          <table:table-cell office:value-type="float" office:value="4484896" calcext:value-type="float">
            <text:p>4484896</text:p>
          </table:table-cell>
          <table:table-cell/>
          <table:table-cell office:value-type="float" office:value="3721564" calcext:value-type="float">
            <text:p>3721564</text:p>
          </table:table-cell>
          <table:table-cell/>
          <table:table-cell office:value-type="float" office:value="3364944" calcext:value-type="float">
            <text:p>3364944</text:p>
          </table:table-cell>
          <table:table-cell/>
          <table:table-cell office:value-type="float" office:value="3123751" calcext:value-type="float">
            <text:p>3123751</text:p>
          </table:table-cell>
          <table:table-cell/>
          <table:table-cell office:value-type="float" office:value="2825704" calcext:value-type="float">
            <text:p>282570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89920" calcext:value-type="float">
            <text:p>3489920</text:p>
          </table:table-cell>
          <table:table-cell/>
          <table:table-cell office:value-type="float" office:value="3860599" calcext:value-type="float">
            <text:p>3860599</text:p>
          </table:table-cell>
          <table:table-cell/>
          <table:table-cell office:value-type="float" office:value="4297400" calcext:value-type="float">
            <text:p>4297400</text:p>
          </table:table-cell>
          <table:table-cell/>
          <table:table-cell office:value-type="float" office:value="4412723" calcext:value-type="float">
            <text:p>4412723</text:p>
          </table:table-cell>
          <table:table-cell/>
          <table:table-cell office:value-type="float" office:value="4289917" calcext:value-type="float">
            <text:p>4289917</text:p>
          </table:table-cell>
          <table:table-cell/>
          <table:table-cell office:value-type="float" office:value="3859508" calcext:value-type="float">
            <text:p>3859508</text:p>
          </table:table-cell>
          <table:table-cell/>
          <table:table-cell office:value-type="float" office:value="3364115" calcext:value-type="float">
            <text:p>3364115</text:p>
          </table:table-cell>
          <table:table-cell/>
          <table:table-cell office:value-type="float" office:value="3168270" calcext:value-type="float">
            <text:p>3168270</text:p>
          </table:table-cell>
          <table:table-cell/>
          <table:table-cell office:value-type="float" office:value="3148528" calcext:value-type="float">
            <text:p>314852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08060" calcext:value-type="float">
            <text:p>3508060</text:p>
          </table:table-cell>
          <table:table-cell/>
          <table:table-cell office:value-type="float" office:value="3455975" calcext:value-type="float">
            <text:p>3455975</text:p>
          </table:table-cell>
          <table:table-cell/>
          <table:table-cell office:value-type="float" office:value="3911493" calcext:value-type="float">
            <text:p>3911493</text:p>
          </table:table-cell>
          <table:table-cell/>
          <table:table-cell office:value-type="float" office:value="4389587" calcext:value-type="float">
            <text:p>4389587</text:p>
          </table:table-cell>
          <table:table-cell/>
          <table:table-cell office:value-type="float" office:value="4406981" calcext:value-type="float">
            <text:p>4406981</text:p>
          </table:table-cell>
          <table:table-cell/>
          <table:table-cell office:value-type="float" office:value="3574682" calcext:value-type="float">
            <text:p>3574682</text:p>
          </table:table-cell>
          <table:table-cell/>
          <table:table-cell office:value-type="float" office:value="3199300" calcext:value-type="float">
            <text:p>3199300</text:p>
          </table:table-cell>
          <table:table-cell/>
          <table:table-cell office:value-type="float" office:value="3114088" calcext:value-type="float">
            <text:p>3114088</text:p>
          </table:table-cell>
          <table:table-cell/>
          <table:table-cell office:value-type="float" office:value="3070076" calcext:value-type="float">
            <text:p>30700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19632" calcext:value-type="float">
            <text:p>3519632</text:p>
          </table:table-cell>
          <table:table-cell/>
          <table:table-cell office:value-type="float" office:value="3947544" calcext:value-type="float">
            <text:p>3947544</text:p>
          </table:table-cell>
          <table:table-cell/>
          <table:table-cell office:value-type="float" office:value="3922816" calcext:value-type="float">
            <text:p>3922816</text:p>
          </table:table-cell>
          <table:table-cell/>
          <table:table-cell office:value-type="float" office:value="4101848" calcext:value-type="float">
            <text:p>4101848</text:p>
          </table:table-cell>
          <table:table-cell/>
          <table:table-cell office:value-type="float" office:value="4300777" calcext:value-type="float">
            <text:p>4300777</text:p>
          </table:table-cell>
          <table:table-cell/>
          <table:table-cell office:value-type="float" office:value="3779559" calcext:value-type="float">
            <text:p>3779559</text:p>
          </table:table-cell>
          <table:table-cell/>
          <table:table-cell office:value-type="float" office:value="3287801" calcext:value-type="float">
            <text:p>3287801</text:p>
          </table:table-cell>
          <table:table-cell/>
          <table:table-cell office:value-type="float" office:value="3229718" calcext:value-type="float">
            <text:p>3229718</text:p>
          </table:table-cell>
          <table:table-cell/>
          <table:table-cell office:value-type="float" office:value="2973212" calcext:value-type="float">
            <text:p>29732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9618" calcext:value-type="float">
            <text:p>439618</text:p>
          </table:table-cell>
          <table:table-cell/>
          <table:table-cell office:value-type="float" office:value="1115563" calcext:value-type="float">
            <text:p>1115563</text:p>
          </table:table-cell>
          <table:table-cell/>
          <table:table-cell office:value-type="float" office:value="3842377" calcext:value-type="float">
            <text:p>3842377</text:p>
          </table:table-cell>
          <table:table-cell/>
          <table:table-cell office:value-type="float" office:value="4100937" calcext:value-type="float">
            <text:p>4100937</text:p>
          </table:table-cell>
          <table:table-cell/>
          <table:table-cell office:value-type="float" office:value="2437332" calcext:value-type="float">
            <text:p>2437332</text:p>
          </table:table-cell>
          <table:table-cell/>
          <table:table-cell office:value-type="float" office:value="1457102" calcext:value-type="float">
            <text:p>1457102</text:p>
          </table:table-cell>
          <table:table-cell/>
          <table:table-cell office:value-type="float" office:value="3189017" calcext:value-type="float">
            <text:p>3189017</text:p>
          </table:table-cell>
          <table:table-cell/>
          <table:table-cell office:value-type="float" office:value="2635240" calcext:value-type="float">
            <text:p>2635240</text:p>
          </table:table-cell>
          <table:table-cell/>
          <table:table-cell office:value-type="float" office:value="3124823" calcext:value-type="float">
            <text:p>31248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6325" calcext:value-type="float">
            <text:p>136325</text:p>
          </table:table-cell>
          <table:table-cell/>
          <table:table-cell office:value-type="float" office:value="240713" calcext:value-type="float">
            <text:p>240713</text:p>
          </table:table-cell>
          <table:table-cell/>
          <table:table-cell office:value-type="float" office:value="275877" calcext:value-type="float">
            <text:p>275877</text:p>
          </table:table-cell>
          <table:table-cell/>
          <table:table-cell office:value-type="float" office:value="382766" calcext:value-type="float">
            <text:p>382766</text:p>
          </table:table-cell>
          <table:table-cell/>
          <table:table-cell office:value-type="float" office:value="460504" calcext:value-type="float">
            <text:p>460504</text:p>
          </table:table-cell>
          <table:table-cell/>
          <table:table-cell office:value-type="float" office:value="426501" calcext:value-type="float">
            <text:p>426501</text:p>
          </table:table-cell>
          <table:table-cell/>
          <table:table-cell office:value-type="float" office:value="505452" calcext:value-type="float">
            <text:p>505452</text:p>
          </table:table-cell>
          <table:table-cell/>
          <table:table-cell office:value-type="float" office:value="506692" calcext:value-type="float">
            <text:p>506692</text:p>
          </table:table-cell>
          <table:table-cell/>
          <table:table-cell office:value-type="float" office:value="508715" calcext:value-type="float">
            <text:p>50871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7095" calcext:value-type="float">
            <text:p>137095</text:p>
          </table:table-cell>
          <table:table-cell/>
          <table:table-cell office:value-type="float" office:value="180772" calcext:value-type="float">
            <text:p>180772</text:p>
          </table:table-cell>
          <table:table-cell/>
          <table:table-cell office:value-type="float" office:value="200118" calcext:value-type="float">
            <text:p>200118</text:p>
          </table:table-cell>
          <table:table-cell/>
          <table:table-cell office:value-type="float" office:value="223980" calcext:value-type="float">
            <text:p>223980</text:p>
          </table:table-cell>
          <table:table-cell/>
          <table:table-cell office:value-type="float" office:value="268029" calcext:value-type="float">
            <text:p>268029</text:p>
          </table:table-cell>
          <table:table-cell/>
          <table:table-cell office:value-type="float" office:value="310854" calcext:value-type="float">
            <text:p>310854</text:p>
          </table:table-cell>
          <table:table-cell/>
          <table:table-cell office:value-type="float" office:value="310247" calcext:value-type="float">
            <text:p>310247</text:p>
          </table:table-cell>
          <table:table-cell/>
          <table:table-cell office:value-type="float" office:value="331626" calcext:value-type="float">
            <text:p>331626</text:p>
          </table:table-cell>
          <table:table-cell/>
          <table:table-cell office:value-type="float" office:value="343211" calcext:value-type="float">
            <text:p>34321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72324" calcext:value-type="float">
            <text:p>472324</text:p>
          </table:table-cell>
          <table:table-cell/>
          <table:table-cell office:value-type="float" office:value="612440" calcext:value-type="float">
            <text:p>612440</text:p>
          </table:table-cell>
          <table:table-cell/>
          <table:table-cell office:value-type="float" office:value="836601" calcext:value-type="float">
            <text:p>836601</text:p>
          </table:table-cell>
          <table:table-cell/>
          <table:table-cell office:value-type="float" office:value="891364" calcext:value-type="float">
            <text:p>891364</text:p>
          </table:table-cell>
          <table:table-cell/>
          <table:table-cell office:value-type="float" office:value="1180811" calcext:value-type="float">
            <text:p>118081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562390" calcext:value-type="float">
            <text:p>562390</text:p>
          </table:table-cell>
          <table:table-cell/>
          <table:table-cell office:value-type="float" office:value="826873" calcext:value-type="float">
            <text:p>826873</text:p>
          </table:table-cell>
          <table:table-cell/>
          <table:table-cell office:value-type="float" office:value="1163636" calcext:value-type="float">
            <text:p>1163636</text:p>
          </table:table-cell>
          <table:table-cell/>
          <table:table-cell office:value-type="float" office:value="1547762" calcext:value-type="float">
            <text:p>1547762</text:p>
          </table:table-cell>
          <table:table-cell/>
          <table:table-cell office:value-type="float" office:value="1214421" calcext:value-type="float">
            <text:p>1214421</text:p>
          </table:table-cell>
          <table:table-cell/>
          <table:table-cell office:value-type="float" office:value="1899109" calcext:value-type="float">
            <text:p>189910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596458" calcext:value-type="float">
            <text:p>596458</text:p>
          </table:table-cell>
          <table:table-cell/>
          <table:table-cell office:value-type="float" office:value="1001173" calcext:value-type="float">
            <text:p>1001173</text:p>
          </table:table-cell>
          <table:table-cell/>
          <table:table-cell office:value-type="float" office:value="1515689" calcext:value-type="float">
            <text:p>1515689</text:p>
          </table:table-cell>
          <table:table-cell/>
          <table:table-cell office:value-type="float" office:value="2088091" calcext:value-type="float">
            <text:p>2088091</text:p>
          </table:table-cell>
          <table:table-cell/>
          <table:table-cell office:value-type="float" office:value="2452107" calcext:value-type="float">
            <text:p>2452107</text:p>
          </table:table-cell>
          <table:table-cell/>
          <table:table-cell office:value-type="float" office:value="2103533" calcext:value-type="float">
            <text:p>2103533</text:p>
          </table:table-cell>
          <table:table-cell/>
          <table:table-cell office:value-type="float" office:value="3307493" calcext:value-type="float">
            <text:p>330749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639440" calcext:value-type="float">
            <text:p>639440</text:p>
          </table:table-cell>
          <table:table-cell/>
          <table:table-cell office:value-type="float" office:value="1116684" calcext:value-type="float">
            <text:p>1116684</text:p>
          </table:table-cell>
          <table:table-cell/>
          <table:table-cell office:value-type="float" office:value="1880279" calcext:value-type="float">
            <text:p>1880279</text:p>
          </table:table-cell>
          <table:table-cell/>
          <table:table-cell office:value-type="float" office:value="2717622" calcext:value-type="float">
            <text:p>2717622</text:p>
          </table:table-cell>
          <table:table-cell/>
          <table:table-cell office:value-type="float" office:value="2749731" calcext:value-type="float">
            <text:p>2749731</text:p>
          </table:table-cell>
          <table:table-cell/>
          <table:table-cell office:value-type="float" office:value="4196721" calcext:value-type="float">
            <text:p>4196721</text:p>
          </table:table-cell>
          <table:table-cell/>
          <table:table-cell office:value-type="float" office:value="4402407" calcext:value-type="float">
            <text:p>4402407</text:p>
          </table:table-cell>
          <table:table-cell/>
          <table:table-cell office:value-type="float" office:value="4675799" calcext:value-type="float">
            <text:p>467579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689423" calcext:value-type="float">
            <text:p>689423</text:p>
          </table:table-cell>
          <table:table-cell/>
          <table:table-cell office:value-type="float" office:value="1100247" calcext:value-type="float">
            <text:p>1100247</text:p>
          </table:table-cell>
          <table:table-cell/>
          <table:table-cell office:value-type="float" office:value="2070778" calcext:value-type="float">
            <text:p>2070778</text:p>
          </table:table-cell>
          <table:table-cell/>
          <table:table-cell office:value-type="float" office:value="3234365" calcext:value-type="float">
            <text:p>3234365</text:p>
          </table:table-cell>
          <table:table-cell/>
          <table:table-cell office:value-type="float" office:value="4742936" calcext:value-type="float">
            <text:p>4742936</text:p>
          </table:table-cell>
          <table:table-cell/>
          <table:table-cell office:value-type="float" office:value="5286525" calcext:value-type="float">
            <text:p>5286525</text:p>
          </table:table-cell>
          <table:table-cell/>
          <table:table-cell office:value-type="float" office:value="5858123" calcext:value-type="float">
            <text:p>5858123</text:p>
          </table:table-cell>
          <table:table-cell/>
          <table:table-cell office:value-type="float" office:value="6052009" calcext:value-type="float">
            <text:p>6052009</text:p>
          </table:table-cell>
          <table:table-cell/>
          <table:table-cell office:value-type="float" office:value="6460567" calcext:value-type="float">
            <text:p>646056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652915" calcext:value-type="float">
            <text:p>652915</text:p>
          </table:table-cell>
          <table:table-cell/>
          <table:table-cell office:value-type="float" office:value="1254901" calcext:value-type="float">
            <text:p>1254901</text:p>
          </table:table-cell>
          <table:table-cell/>
          <table:table-cell office:value-type="float" office:value="2166507" calcext:value-type="float">
            <text:p>2166507</text:p>
          </table:table-cell>
          <table:table-cell/>
          <table:table-cell office:value-type="float" office:value="3512262" calcext:value-type="float">
            <text:p>3512262</text:p>
          </table:table-cell>
          <table:table-cell/>
          <table:table-cell office:value-type="float" office:value="5470085" calcext:value-type="float">
            <text:p>5470085</text:p>
          </table:table-cell>
          <table:table-cell/>
          <table:table-cell office:value-type="float" office:value="6716956" calcext:value-type="float">
            <text:p>6716956</text:p>
          </table:table-cell>
          <table:table-cell/>
          <table:table-cell office:value-type="float" office:value="7366906" calcext:value-type="float">
            <text:p>7366906</text:p>
          </table:table-cell>
          <table:table-cell/>
          <table:table-cell office:value-type="float" office:value="7585185" calcext:value-type="float">
            <text:p>7585185</text:p>
          </table:table-cell>
          <table:table-cell/>
          <table:table-cell office:value-type="float" office:value="5282434" calcext:value-type="float">
            <text:p>5282434</text:p>
          </table:table-cell>
          <table:table-cell/>
          <table:table-cell office:value-type="float" office:value="6075348" calcext:value-type="float">
            <text:p>607534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676398" calcext:value-type="float">
            <text:p>676398</text:p>
          </table:table-cell>
          <table:table-cell/>
          <table:table-cell office:value-type="float" office:value="1235372" calcext:value-type="float">
            <text:p>1235372</text:p>
          </table:table-cell>
          <table:table-cell/>
          <table:table-cell office:value-type="float" office:value="2189671" calcext:value-type="float">
            <text:p>2189671</text:p>
          </table:table-cell>
          <table:table-cell/>
          <table:table-cell office:value-type="float" office:value="3652577" calcext:value-type="float">
            <text:p>3652577</text:p>
          </table:table-cell>
          <table:table-cell/>
          <table:table-cell office:value-type="float" office:value="5748771" calcext:value-type="float">
            <text:p>5748771</text:p>
          </table:table-cell>
          <table:table-cell/>
          <table:table-cell office:value-type="float" office:value="6988568" calcext:value-type="float">
            <text:p>6988568</text:p>
          </table:table-cell>
          <table:table-cell/>
          <table:table-cell office:value-type="float" office:value="8335368" calcext:value-type="float">
            <text:p>8335368</text:p>
          </table:table-cell>
          <table:table-cell/>
          <table:table-cell office:value-type="float" office:value="8355773" calcext:value-type="float">
            <text:p>8355773</text:p>
          </table:table-cell>
          <table:table-cell/>
          <table:table-cell office:value-type="float" office:value="8466308" calcext:value-type="float">
            <text:p>8466308</text:p>
          </table:table-cell>
          <table:table-cell/>
          <table:table-cell office:value-type="float" office:value="5568243" calcext:value-type="float">
            <text:p>5568243</text:p>
          </table:table-cell>
          <table:table-cell/>
          <table:table-cell office:value-type="float" office:value="3006017" calcext:value-type="float">
            <text:p>300601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685896" calcext:value-type="float">
            <text:p>685896</text:p>
          </table:table-cell>
          <table:table-cell/>
          <table:table-cell office:value-type="float" office:value="1253040" calcext:value-type="float">
            <text:p>1253040</text:p>
          </table:table-cell>
          <table:table-cell/>
          <table:table-cell office:value-type="float" office:value="2255444" calcext:value-type="float">
            <text:p>2255444</text:p>
          </table:table-cell>
          <table:table-cell/>
          <table:table-cell office:value-type="float" office:value="3613426" calcext:value-type="float">
            <text:p>3613426</text:p>
          </table:table-cell>
          <table:table-cell/>
          <table:table-cell office:value-type="float" office:value="6005424" calcext:value-type="float">
            <text:p>6005424</text:p>
          </table:table-cell>
          <table:table-cell/>
          <table:table-cell office:value-type="float" office:value="7447949" calcext:value-type="float">
            <text:p>7447949</text:p>
          </table:table-cell>
          <table:table-cell/>
          <table:table-cell office:value-type="float" office:value="8542231" calcext:value-type="float">
            <text:p>8542231</text:p>
          </table:table-cell>
          <table:table-cell/>
          <table:table-cell office:value-type="float" office:value="9535560" calcext:value-type="float">
            <text:p>9535560</text:p>
          </table:table-cell>
          <table:table-cell/>
          <table:table-cell office:value-type="float" office:value="10376187" calcext:value-type="float">
            <text:p>10376187</text:p>
          </table:table-cell>
          <table:table-cell/>
          <table:table-cell office:value-type="float" office:value="7671130" calcext:value-type="float">
            <text:p>7671130</text:p>
          </table:table-cell>
          <table:table-cell/>
          <table:table-cell office:value-type="float" office:value="3266087" calcext:value-type="float">
            <text:p>3266087</text:p>
          </table:table-cell>
          <table:table-cell/>
          <table:table-cell office:value-type="float" office:value="2559680" calcext:value-type="float">
            <text:p>255968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74294" calcext:value-type="float">
            <text:p>674294</text:p>
          </table:table-cell>
          <table:table-cell/>
          <table:table-cell office:value-type="float" office:value="1268425" calcext:value-type="float">
            <text:p>1268425</text:p>
          </table:table-cell>
          <table:table-cell/>
          <table:table-cell office:value-type="float" office:value="1602676" calcext:value-type="float">
            <text:p>1602676</text:p>
          </table:table-cell>
          <table:table-cell/>
          <table:table-cell office:value-type="float" office:value="3777029" calcext:value-type="float">
            <text:p>3777029</text:p>
          </table:table-cell>
          <table:table-cell/>
          <table:table-cell office:value-type="float" office:value="6059171" calcext:value-type="float">
            <text:p>6059171</text:p>
          </table:table-cell>
          <table:table-cell/>
          <table:table-cell office:value-type="float" office:value="7780415" calcext:value-type="float">
            <text:p>7780415</text:p>
          </table:table-cell>
          <table:table-cell/>
          <table:table-cell office:value-type="float" office:value="9072484" calcext:value-type="float">
            <text:p>9072484</text:p>
          </table:table-cell>
          <table:table-cell/>
          <table:table-cell office:value-type="float" office:value="9789674" calcext:value-type="float">
            <text:p>9789674</text:p>
          </table:table-cell>
          <table:table-cell/>
          <table:table-cell office:value-type="float" office:value="10332345" calcext:value-type="float">
            <text:p>10332345</text:p>
          </table:table-cell>
          <table:table-cell/>
          <table:table-cell office:value-type="float" office:value="9033467" calcext:value-type="float">
            <text:p>9033467</text:p>
          </table:table-cell>
          <table:table-cell/>
          <table:table-cell office:value-type="float" office:value="3346815" calcext:value-type="float">
            <text:p>3346815</text:p>
          </table:table-cell>
          <table:table-cell/>
          <table:table-cell office:value-type="float" office:value="3105265" calcext:value-type="float">
            <text:p>3105265</text:p>
          </table:table-cell>
          <table:table-cell/>
          <table:table-cell office:value-type="float" office:value="2618632" calcext:value-type="float">
            <text:p>261863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63453" calcext:value-type="float">
            <text:p>6163453</text:p>
          </table:table-cell>
          <table:table-cell/>
          <table:table-cell office:value-type="float" office:value="7848998" calcext:value-type="float">
            <text:p>7848998</text:p>
          </table:table-cell>
          <table:table-cell/>
          <table:table-cell office:value-type="float" office:value="8810733" calcext:value-type="float">
            <text:p>8810733</text:p>
          </table:table-cell>
          <table:table-cell/>
          <table:table-cell office:value-type="float" office:value="10016812" calcext:value-type="float">
            <text:p>10016812</text:p>
          </table:table-cell>
          <table:table-cell/>
          <table:table-cell office:value-type="float" office:value="10696960" calcext:value-type="float">
            <text:p>10696960</text:p>
          </table:table-cell>
          <table:table-cell/>
          <table:table-cell office:value-type="float" office:value="9533341" calcext:value-type="float">
            <text:p>9533341</text:p>
          </table:table-cell>
          <table:table-cell/>
          <table:table-cell office:value-type="float" office:value="3438152" calcext:value-type="float">
            <text:p>3438152</text:p>
          </table:table-cell>
          <table:table-cell/>
          <table:table-cell office:value-type="float" office:value="2813476" calcext:value-type="float">
            <text:p>2813476</text:p>
          </table:table-cell>
          <table:table-cell/>
          <table:table-cell office:value-type="float" office:value="2663025" calcext:value-type="float">
            <text:p>26630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94532" calcext:value-type="float">
            <text:p>5894532</text:p>
          </table:table-cell>
          <table:table-cell/>
          <table:table-cell office:value-type="float" office:value="7611614" calcext:value-type="float">
            <text:p>7611614</text:p>
          </table:table-cell>
          <table:table-cell/>
          <table:table-cell office:value-type="float" office:value="8919739" calcext:value-type="float">
            <text:p>8919739</text:p>
          </table:table-cell>
          <table:table-cell/>
          <table:table-cell office:value-type="float" office:value="10403530" calcext:value-type="float">
            <text:p>10403530</text:p>
          </table:table-cell>
          <table:table-cell/>
          <table:table-cell office:value-type="float" office:value="11202352" calcext:value-type="float">
            <text:p>11202352</text:p>
          </table:table-cell>
          <table:table-cell/>
          <table:table-cell office:value-type="float" office:value="11302818" calcext:value-type="float">
            <text:p>11302818</text:p>
          </table:table-cell>
          <table:table-cell/>
          <table:table-cell office:value-type="float" office:value="3508726" calcext:value-type="float">
            <text:p>3508726</text:p>
          </table:table-cell>
          <table:table-cell/>
          <table:table-cell office:value-type="float" office:value="2163354" calcext:value-type="float">
            <text:p>2163354</text:p>
          </table:table-cell>
          <table:table-cell/>
          <table:table-cell office:value-type="float" office:value="2477385" calcext:value-type="float">
            <text:p>24773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94027" calcext:value-type="float">
            <text:p>5994027</text:p>
          </table:table-cell>
          <table:table-cell/>
          <table:table-cell office:value-type="float" office:value="7929148" calcext:value-type="float">
            <text:p>7929148</text:p>
          </table:table-cell>
          <table:table-cell/>
          <table:table-cell office:value-type="float" office:value="9222369" calcext:value-type="float">
            <text:p>9222369</text:p>
          </table:table-cell>
          <table:table-cell/>
          <table:table-cell office:value-type="float" office:value="9267099" calcext:value-type="float">
            <text:p>9267099</text:p>
          </table:table-cell>
          <table:table-cell/>
          <table:table-cell office:value-type="float" office:value="10916571" calcext:value-type="float">
            <text:p>10916571</text:p>
          </table:table-cell>
          <table:table-cell/>
          <table:table-cell office:value-type="float" office:value="10631712" calcext:value-type="float">
            <text:p>10631712</text:p>
          </table:table-cell>
          <table:table-cell/>
          <table:table-cell office:value-type="float" office:value="2243822" calcext:value-type="float">
            <text:p>2243822</text:p>
          </table:table-cell>
          <table:table-cell/>
          <table:table-cell office:value-type="float" office:value="2781787" calcext:value-type="float">
            <text:p>2781787</text:p>
          </table:table-cell>
          <table:table-cell/>
          <table:table-cell office:value-type="float" office:value="2497951" calcext:value-type="float">
            <text:p>24979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11773" calcext:value-type="float">
            <text:p>6011773</text:p>
          </table:table-cell>
          <table:table-cell/>
          <table:table-cell office:value-type="float" office:value="7859282" calcext:value-type="float">
            <text:p>7859282</text:p>
          </table:table-cell>
          <table:table-cell/>
          <table:table-cell office:value-type="float" office:value="9012070" calcext:value-type="float">
            <text:p>9012070</text:p>
          </table:table-cell>
          <table:table-cell/>
          <table:table-cell office:value-type="float" office:value="10283302" calcext:value-type="float">
            <text:p>10283302</text:p>
          </table:table-cell>
          <table:table-cell/>
          <table:table-cell office:value-type="float" office:value="11179373" calcext:value-type="float">
            <text:p>11179373</text:p>
          </table:table-cell>
          <table:table-cell/>
          <table:table-cell office:value-type="float" office:value="10582056" calcext:value-type="float">
            <text:p>10582056</text:p>
          </table:table-cell>
          <table:table-cell/>
          <table:table-cell office:value-type="float" office:value="2906410" calcext:value-type="float">
            <text:p>2906410</text:p>
          </table:table-cell>
          <table:table-cell/>
          <table:table-cell office:value-type="float" office:value="2935825" calcext:value-type="float">
            <text:p>2935825</text:p>
          </table:table-cell>
          <table:table-cell/>
          <table:table-cell office:value-type="float" office:value="2399406" calcext:value-type="float">
            <text:p>239940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29337" calcext:value-type="float">
            <text:p>5929337</text:p>
          </table:table-cell>
          <table:table-cell/>
          <table:table-cell office:value-type="float" office:value="6853124" calcext:value-type="float">
            <text:p>6853124</text:p>
          </table:table-cell>
          <table:table-cell/>
          <table:table-cell office:value-type="float" office:value="8636638" calcext:value-type="float">
            <text:p>8636638</text:p>
          </table:table-cell>
          <table:table-cell/>
          <table:table-cell office:value-type="float" office:value="9745329" calcext:value-type="float">
            <text:p>9745329</text:p>
          </table:table-cell>
          <table:table-cell/>
          <table:table-cell office:value-type="float" office:value="11157295" calcext:value-type="float">
            <text:p>11157295</text:p>
          </table:table-cell>
          <table:table-cell/>
          <table:table-cell office:value-type="float" office:value="10044774" calcext:value-type="float">
            <text:p>10044774</text:p>
          </table:table-cell>
          <table:table-cell/>
          <table:table-cell office:value-type="float" office:value="3304908" calcext:value-type="float">
            <text:p>3304908</text:p>
          </table:table-cell>
          <table:table-cell/>
          <table:table-cell office:value-type="float" office:value="2766349" calcext:value-type="float">
            <text:p>2766349</text:p>
          </table:table-cell>
          <table:table-cell/>
          <table:table-cell office:value-type="float" office:value="2583377" calcext:value-type="float">
            <text:p>25833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16997" calcext:value-type="float">
            <text:p>5816997</text:p>
          </table:table-cell>
          <table:table-cell/>
          <table:table-cell office:value-type="float" office:value="7796799" calcext:value-type="float">
            <text:p>7796799</text:p>
          </table:table-cell>
          <table:table-cell/>
          <table:table-cell office:value-type="float" office:value="8763774" calcext:value-type="float">
            <text:p>8763774</text:p>
          </table:table-cell>
          <table:table-cell/>
          <table:table-cell office:value-type="float" office:value="5544905" calcext:value-type="float">
            <text:p>5544905</text:p>
          </table:table-cell>
          <table:table-cell/>
          <table:table-cell office:value-type="float" office:value="10204304" calcext:value-type="float">
            <text:p>10204304</text:p>
          </table:table-cell>
          <table:table-cell/>
          <table:table-cell office:value-type="float" office:value="11541787" calcext:value-type="float">
            <text:p>11541787</text:p>
          </table:table-cell>
          <table:table-cell/>
          <table:table-cell office:value-type="float" office:value="3392827" calcext:value-type="float">
            <text:p>3392827</text:p>
          </table:table-cell>
          <table:table-cell/>
          <table:table-cell office:value-type="float" office:value="2794198" calcext:value-type="float">
            <text:p>2794198</text:p>
          </table:table-cell>
          <table:table-cell/>
          <table:table-cell office:value-type="float" office:value="2688863" calcext:value-type="float">
            <text:p>268886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46342" calcext:value-type="float">
            <text:p>6046342</text:p>
          </table:table-cell>
          <table:table-cell/>
          <table:table-cell office:value-type="float" office:value="7179647" calcext:value-type="float">
            <text:p>7179647</text:p>
          </table:table-cell>
          <table:table-cell/>
          <table:table-cell office:value-type="float" office:value="8836978" calcext:value-type="float">
            <text:p>8836978</text:p>
          </table:table-cell>
          <table:table-cell/>
          <table:table-cell office:value-type="float" office:value="9806470" calcext:value-type="float">
            <text:p>9806470</text:p>
          </table:table-cell>
          <table:table-cell/>
          <table:table-cell office:value-type="float" office:value="11229368" calcext:value-type="float">
            <text:p>11229368</text:p>
          </table:table-cell>
          <table:table-cell/>
          <table:table-cell office:value-type="float" office:value="11587768" calcext:value-type="float">
            <text:p>11587768</text:p>
          </table:table-cell>
          <table:table-cell/>
          <table:table-cell office:value-type="float" office:value="3486313" calcext:value-type="float">
            <text:p>3486313</text:p>
          </table:table-cell>
          <table:table-cell/>
          <table:table-cell office:value-type="float" office:value="2851234" calcext:value-type="float">
            <text:p>2851234</text:p>
          </table:table-cell>
          <table:table-cell/>
          <table:table-cell office:value-type="float" office:value="2404185" calcext:value-type="float">
            <text:p>24041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52626" calcext:value-type="float">
            <text:p>6052626</text:p>
          </table:table-cell>
          <table:table-cell/>
          <table:table-cell office:value-type="float" office:value="7209809" calcext:value-type="float">
            <text:p>7209809</text:p>
          </table:table-cell>
          <table:table-cell/>
          <table:table-cell office:value-type="float" office:value="8863316" calcext:value-type="float">
            <text:p>8863316</text:p>
          </table:table-cell>
          <table:table-cell/>
          <table:table-cell office:value-type="float" office:value="9496925" calcext:value-type="float">
            <text:p>9496925</text:p>
          </table:table-cell>
          <table:table-cell/>
          <table:table-cell office:value-type="float" office:value="10907731" calcext:value-type="float">
            <text:p>10907731</text:p>
          </table:table-cell>
          <table:table-cell/>
          <table:table-cell office:value-type="float" office:value="10292469" calcext:value-type="float">
            <text:p>10292469</text:p>
          </table:table-cell>
          <table:table-cell/>
          <table:table-cell office:value-type="float" office:value="3425724" calcext:value-type="float">
            <text:p>3425724</text:p>
          </table:table-cell>
          <table:table-cell/>
          <table:table-cell office:value-type="float" office:value="3026574" calcext:value-type="float">
            <text:p>3026574</text:p>
          </table:table-cell>
          <table:table-cell/>
          <table:table-cell office:value-type="float" office:value="2757794" calcext:value-type="float">
            <text:p>275779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887656" calcext:value-type="float">
            <text:p>887656</text:p>
          </table:table-cell>
          <table:table-cell/>
          <table:table-cell office:value-type="float" office:value="1064891" calcext:value-type="float">
            <text:p>1064891</text:p>
          </table:table-cell>
          <table:table-cell/>
          <table:table-cell office:value-type="float" office:value="1734417" calcext:value-type="float">
            <text:p>1734417</text:p>
          </table:table-cell>
          <table:table-cell/>
          <table:table-cell office:value-type="float" office:value="1844380" calcext:value-type="float">
            <text:p>1844380</text:p>
          </table:table-cell>
          <table:table-cell/>
          <table:table-cell office:value-type="float" office:value="2490272" calcext:value-type="float">
            <text:p>249027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950259" calcext:value-type="float">
            <text:p>950259</text:p>
          </table:table-cell>
          <table:table-cell/>
          <table:table-cell office:value-type="float" office:value="1580246" calcext:value-type="float">
            <text:p>1580246</text:p>
          </table:table-cell>
          <table:table-cell/>
          <table:table-cell office:value-type="float" office:value="2222222" calcext:value-type="float">
            <text:p>2222222</text:p>
          </table:table-cell>
          <table:table-cell/>
          <table:table-cell office:value-type="float" office:value="2729211" calcext:value-type="float">
            <text:p>2729211</text:p>
          </table:table-cell>
          <table:table-cell/>
          <table:table-cell office:value-type="float" office:value="3106796" calcext:value-type="float">
            <text:p>3106796</text:p>
          </table:table-cell>
          <table:table-cell/>
          <table:table-cell office:value-type="float" office:value="3386243" calcext:value-type="float">
            <text:p>338624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977099" calcext:value-type="float">
            <text:p>977099</text:p>
          </table:table-cell>
          <table:table-cell/>
          <table:table-cell office:value-type="float" office:value="1673202" calcext:value-type="float">
            <text:p>1673202</text:p>
          </table:table-cell>
          <table:table-cell/>
          <table:table-cell office:value-type="float" office:value="2683438" calcext:value-type="float">
            <text:p>2683438</text:p>
          </table:table-cell>
          <table:table-cell/>
          <table:table-cell office:value-type="float" office:value="3803863" calcext:value-type="float">
            <text:p>3803863</text:p>
          </table:table-cell>
          <table:table-cell/>
          <table:table-cell office:value-type="float" office:value="4398625" calcext:value-type="float">
            <text:p>4398625</text:p>
          </table:table-cell>
          <table:table-cell/>
          <table:table-cell office:value-type="float" office:value="4749536" calcext:value-type="float">
            <text:p>4749536</text:p>
          </table:table-cell>
          <table:table-cell/>
          <table:table-cell office:value-type="float" office:value="4587813" calcext:value-type="float">
            <text:p>458781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993017" calcext:value-type="float">
            <text:p>993017</text:p>
          </table:table-cell>
          <table:table-cell/>
          <table:table-cell office:value-type="float" office:value="1756432" calcext:value-type="float">
            <text:p>1756432</text:p>
          </table:table-cell>
          <table:table-cell/>
          <table:table-cell office:value-type="float" office:value="2788671" calcext:value-type="float">
            <text:p>2788671</text:p>
          </table:table-cell>
          <table:table-cell/>
          <table:table-cell office:value-type="float" office:value="4327979" calcext:value-type="float">
            <text:p>4327979</text:p>
          </table:table-cell>
          <table:table-cell/>
          <table:table-cell office:value-type="float" office:value="5338894" calcext:value-type="float">
            <text:p>5338894</text:p>
          </table:table-cell>
          <table:table-cell/>
          <table:table-cell office:value-type="float" office:value="5925925" calcext:value-type="float">
            <text:p>5925925</text:p>
          </table:table-cell>
          <table:table-cell/>
          <table:table-cell office:value-type="float" office:value="5919075" calcext:value-type="float">
            <text:p>5919075</text:p>
          </table:table-cell>
          <table:table-cell/>
          <table:table-cell office:value-type="float" office:value="5607886" calcext:value-type="float">
            <text:p>560788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109065" calcext:value-type="float">
            <text:p>1109065</text:p>
          </table:table-cell>
          <table:table-cell/>
          <table:table-cell office:value-type="float" office:value="1721008" calcext:value-type="float">
            <text:p>1721008</text:p>
          </table:table-cell>
          <table:table-cell/>
          <table:table-cell office:value-type="float" office:value="3037674" calcext:value-type="float">
            <text:p>3037674</text:p>
          </table:table-cell>
          <table:table-cell/>
          <table:table-cell office:value-type="float" office:value="4516982" calcext:value-type="float">
            <text:p>4516982</text:p>
          </table:table-cell>
          <table:table-cell/>
          <table:table-cell office:value-type="float" office:value="7288256" calcext:value-type="float">
            <text:p>7288256</text:p>
          </table:table-cell>
          <table:table-cell/>
          <table:table-cell office:value-type="float" office:value="8205128" calcext:value-type="float">
            <text:p>8205128</text:p>
          </table:table-cell>
          <table:table-cell/>
          <table:table-cell office:value-type="float" office:value="8139904" calcext:value-type="float">
            <text:p>8139904</text:p>
          </table:table-cell>
          <table:table-cell/>
          <table:table-cell office:value-type="float" office:value="7636092" calcext:value-type="float">
            <text:p>7636092</text:p>
          </table:table-cell>
          <table:table-cell/>
          <table:table-cell office:value-type="float" office:value="5235173" calcext:value-type="float">
            <text:p>523517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072981" calcext:value-type="float">
            <text:p>1072981</text:p>
          </table:table-cell>
          <table:table-cell/>
          <table:table-cell office:value-type="float" office:value="2000781" calcext:value-type="float">
            <text:p>2000781</text:p>
          </table:table-cell>
          <table:table-cell/>
          <table:table-cell office:value-type="float" office:value="2984987" calcext:value-type="float">
            <text:p>2984987</text:p>
          </table:table-cell>
          <table:table-cell/>
          <table:table-cell office:value-type="float" office:value="4528969" calcext:value-type="float">
            <text:p>4528969</text:p>
          </table:table-cell>
          <table:table-cell/>
          <table:table-cell office:value-type="float" office:value="6315140" calcext:value-type="float">
            <text:p>6315140</text:p>
          </table:table-cell>
          <table:table-cell/>
          <table:table-cell office:value-type="float" office:value="9014084" calcext:value-type="float">
            <text:p>9014084</text:p>
          </table:table-cell>
          <table:table-cell/>
          <table:table-cell office:value-type="float" office:value="9674067" calcext:value-type="float">
            <text:p>9674067</text:p>
          </table:table-cell>
          <table:table-cell/>
          <table:table-cell office:value-type="float" office:value="9134701" calcext:value-type="float">
            <text:p>9134701</text:p>
          </table:table-cell>
          <table:table-cell/>
          <table:table-cell office:value-type="float" office:value="6619263" calcext:value-type="float">
            <text:p>6619263</text:p>
          </table:table-cell>
          <table:table-cell/>
          <table:table-cell office:value-type="float" office:value="6111608" calcext:value-type="float">
            <text:p>611160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75243" calcext:value-type="float">
            <text:p>775243</text:p>
          </table:table-cell>
          <table:table-cell/>
          <table:table-cell office:value-type="float" office:value="1163008" calcext:value-type="float">
            <text:p>1163008</text:p>
          </table:table-cell>
          <table:table-cell/>
          <table:table-cell office:value-type="float" office:value="1611583" calcext:value-type="float">
            <text:p>1611583</text:p>
          </table:table-cell>
          <table:table-cell/>
          <table:table-cell office:value-type="float" office:value="2321995" calcext:value-type="float">
            <text:p>2321995</text:p>
          </table:table-cell>
          <table:table-cell/>
          <table:table-cell office:value-type="float" office:value="2780153" calcext:value-type="float">
            <text:p>2780153</text:p>
          </table:table-cell>
          <table:table-cell/>
          <table:table-cell office:value-type="float" office:value="3214061" calcext:value-type="float">
            <text:p>3214061</text:p>
          </table:table-cell>
          <table:table-cell/>
          <table:table-cell office:value-type="float" office:value="10338213" calcext:value-type="float">
            <text:p>10338213</text:p>
          </table:table-cell>
          <table:table-cell/>
          <table:table-cell office:value-type="float" office:value="10322580" calcext:value-type="float">
            <text:p>10322580</text:p>
          </table:table-cell>
          <table:table-cell/>
          <table:table-cell office:value-type="float" office:value="9212775" calcext:value-type="float">
            <text:p>9212775</text:p>
          </table:table-cell>
          <table:table-cell/>
          <table:table-cell office:value-type="float" office:value="6132654" calcext:value-type="float">
            <text:p>6132654</text:p>
          </table:table-cell>
          <table:table-cell/>
          <table:table-cell office:value-type="float" office:value="3358753" calcext:value-type="float">
            <text:p>335875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737898" calcext:value-type="float">
            <text:p>737898</text:p>
          </table:table-cell>
          <table:table-cell/>
          <table:table-cell office:value-type="float" office:value="1078803" calcext:value-type="float">
            <text:p>1078803</text:p>
          </table:table-cell>
          <table:table-cell/>
          <table:table-cell office:value-type="float" office:value="1462465" calcext:value-type="float">
            <text:p>1462465</text:p>
          </table:table-cell>
          <table:table-cell/>
          <table:table-cell office:value-type="float" office:value="2099920" calcext:value-type="float">
            <text:p>2099920</text:p>
          </table:table-cell>
          <table:table-cell/>
          <table:table-cell office:value-type="float" office:value="2957614" calcext:value-type="float">
            <text:p>2957614</text:p>
          </table:table-cell>
          <table:table-cell/>
          <table:table-cell office:value-type="float" office:value="3060027" calcext:value-type="float">
            <text:p>3060027</text:p>
          </table:table-cell>
          <table:table-cell/>
          <table:table-cell office:value-type="float" office:value="3555709" calcext:value-type="float">
            <text:p>3555709</text:p>
          </table:table-cell>
          <table:table-cell/>
          <table:table-cell office:value-type="float" office:value="11115332" calcext:value-type="float">
            <text:p>11115332</text:p>
          </table:table-cell>
          <table:table-cell/>
          <table:table-cell office:value-type="float" office:value="11651258" calcext:value-type="float">
            <text:p>11651258</text:p>
          </table:table-cell>
          <table:table-cell/>
          <table:table-cell office:value-type="float" office:value="8838062" calcext:value-type="float">
            <text:p>8838062</text:p>
          </table:table-cell>
          <table:table-cell/>
          <table:table-cell office:value-type="float" office:value="3542333" calcext:value-type="float">
            <text:p>3542333</text:p>
          </table:table-cell>
          <table:table-cell/>
          <table:table-cell office:value-type="float" office:value="3189285" calcext:value-type="float">
            <text:p>318928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45476" calcext:value-type="float">
            <text:p>645476</text:p>
          </table:table-cell>
          <table:table-cell/>
          <table:table-cell office:value-type="float" office:value="1008829" calcext:value-type="float">
            <text:p>1008829</text:p>
          </table:table-cell>
          <table:table-cell/>
          <table:table-cell office:value-type="float" office:value="1406581" calcext:value-type="float">
            <text:p>1406581</text:p>
          </table:table-cell>
          <table:table-cell/>
          <table:table-cell office:value-type="float" office:value="1949919" calcext:value-type="float">
            <text:p>1949919</text:p>
          </table:table-cell>
          <table:table-cell/>
          <table:table-cell office:value-type="float" office:value="2649460" calcext:value-type="float">
            <text:p>2649460</text:p>
          </table:table-cell>
          <table:table-cell/>
          <table:table-cell office:value-type="float" office:value="2858788" calcext:value-type="float">
            <text:p>2858788</text:p>
          </table:table-cell>
          <table:table-cell/>
          <table:table-cell office:value-type="float" office:value="3257450" calcext:value-type="float">
            <text:p>3257450</text:p>
          </table:table-cell>
          <table:table-cell/>
          <table:table-cell office:value-type="float" office:value="3462749" calcext:value-type="float">
            <text:p>3462749</text:p>
          </table:table-cell>
          <table:table-cell/>
          <table:table-cell office:value-type="float" office:value="11279085" calcext:value-type="float">
            <text:p>11279085</text:p>
          </table:table-cell>
          <table:table-cell/>
          <table:table-cell office:value-type="float" office:value="10153693" calcext:value-type="float">
            <text:p>10153693</text:p>
          </table:table-cell>
          <table:table-cell/>
          <table:table-cell office:value-type="float" office:value="3866156" calcext:value-type="float">
            <text:p>3866156</text:p>
          </table:table-cell>
          <table:table-cell/>
          <table:table-cell office:value-type="float" office:value="3378771" calcext:value-type="float">
            <text:p>3378771</text:p>
          </table:table-cell>
          <table:table-cell/>
          <table:table-cell office:value-type="float" office:value="3142911" calcext:value-type="float">
            <text:p>31429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23663" calcext:value-type="float">
            <text:p>2523663</text:p>
          </table:table-cell>
          <table:table-cell/>
          <table:table-cell office:value-type="float" office:value="2714852" calcext:value-type="float">
            <text:p>2714852</text:p>
          </table:table-cell>
          <table:table-cell/>
          <table:table-cell office:value-type="float" office:value="2293617" calcext:value-type="float">
            <text:p>2293617</text:p>
          </table:table-cell>
          <table:table-cell/>
          <table:table-cell office:value-type="float" office:value="2958255" calcext:value-type="float">
            <text:p>2958255</text:p>
          </table:table-cell>
          <table:table-cell/>
          <table:table-cell office:value-type="float" office:value="3897889" calcext:value-type="float">
            <text:p>3897889</text:p>
          </table:table-cell>
          <table:table-cell/>
          <table:table-cell office:value-type="float" office:value="11035597" calcext:value-type="float">
            <text:p>11035597</text:p>
          </table:table-cell>
          <table:table-cell/>
          <table:table-cell office:value-type="float" office:value="4229220" calcext:value-type="float">
            <text:p>4229220</text:p>
          </table:table-cell>
          <table:table-cell/>
          <table:table-cell office:value-type="float" office:value="3469716" calcext:value-type="float">
            <text:p>3469716</text:p>
          </table:table-cell>
          <table:table-cell/>
          <table:table-cell office:value-type="float" office:value="3225292" calcext:value-type="float">
            <text:p>32252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12685" calcext:value-type="float">
            <text:p>1812685</text:p>
          </table:table-cell>
          <table:table-cell/>
          <table:table-cell office:value-type="float" office:value="2657604" calcext:value-type="float">
            <text:p>2657604</text:p>
          </table:table-cell>
          <table:table-cell/>
          <table:table-cell office:value-type="float" office:value="2818898" calcext:value-type="float">
            <text:p>2818898</text:p>
          </table:table-cell>
          <table:table-cell/>
          <table:table-cell office:value-type="float" office:value="2829193" calcext:value-type="float">
            <text:p>2829193</text:p>
          </table:table-cell>
          <table:table-cell/>
          <table:table-cell office:value-type="float" office:value="3617076" calcext:value-type="float">
            <text:p>3617076</text:p>
          </table:table-cell>
          <table:table-cell/>
          <table:table-cell office:value-type="float" office:value="3690609" calcext:value-type="float">
            <text:p>3690609</text:p>
          </table:table-cell>
          <table:table-cell/>
          <table:table-cell office:value-type="float" office:value="4202480" calcext:value-type="float">
            <text:p>4202480</text:p>
          </table:table-cell>
          <table:table-cell/>
          <table:table-cell office:value-type="float" office:value="3491008" calcext:value-type="float">
            <text:p>3491008</text:p>
          </table:table-cell>
          <table:table-cell/>
          <table:table-cell office:value-type="float" office:value="3231637" calcext:value-type="float">
            <text:p>323163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84706" calcext:value-type="float">
            <text:p>2284706</text:p>
          </table:table-cell>
          <table:table-cell/>
          <table:table-cell office:value-type="float" office:value="2594113" calcext:value-type="float">
            <text:p>2594113</text:p>
          </table:table-cell>
          <table:table-cell/>
          <table:table-cell office:value-type="float" office:value="2841324" calcext:value-type="float">
            <text:p>2841324</text:p>
          </table:table-cell>
          <table:table-cell/>
          <table:table-cell office:value-type="float" office:value="2770111" calcext:value-type="float">
            <text:p>2770111</text:p>
          </table:table-cell>
          <table:table-cell/>
          <table:table-cell office:value-type="float" office:value="3446859" calcext:value-type="float">
            <text:p>3446859</text:p>
          </table:table-cell>
          <table:table-cell/>
          <table:table-cell office:value-type="float" office:value="3737364" calcext:value-type="float">
            <text:p>3737364</text:p>
          </table:table-cell>
          <table:table-cell/>
          <table:table-cell office:value-type="float" office:value="3195576" calcext:value-type="float">
            <text:p>3195576</text:p>
          </table:table-cell>
          <table:table-cell/>
          <table:table-cell office:value-type="float" office:value="3524331" calcext:value-type="float">
            <text:p>3524331</text:p>
          </table:table-cell>
          <table:table-cell/>
          <table:table-cell office:value-type="float" office:value="3164797" calcext:value-type="float">
            <text:p>31647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64349" calcext:value-type="float">
            <text:p>2264349</text:p>
          </table:table-cell>
          <table:table-cell/>
          <table:table-cell office:value-type="float" office:value="1854866" calcext:value-type="float">
            <text:p>1854866</text:p>
          </table:table-cell>
          <table:table-cell/>
          <table:table-cell office:value-type="float" office:value="2549597" calcext:value-type="float">
            <text:p>2549597</text:p>
          </table:table-cell>
          <table:table-cell/>
          <table:table-cell office:value-type="float" office:value="2560017" calcext:value-type="float">
            <text:p>2560017</text:p>
          </table:table-cell>
          <table:table-cell/>
          <table:table-cell office:value-type="float" office:value="3459276" calcext:value-type="float">
            <text:p>3459276</text:p>
          </table:table-cell>
          <table:table-cell/>
          <table:table-cell office:value-type="float" office:value="3581397" calcext:value-type="float">
            <text:p>3581397</text:p>
          </table:table-cell>
          <table:table-cell/>
          <table:table-cell office:value-type="float" office:value="3031190" calcext:value-type="float">
            <text:p>3031190</text:p>
          </table:table-cell>
          <table:table-cell/>
          <table:table-cell office:value-type="float" office:value="3292281" calcext:value-type="float">
            <text:p>3292281</text:p>
          </table:table-cell>
          <table:table-cell/>
          <table:table-cell office:value-type="float" office:value="2807721" calcext:value-type="float">
            <text:p>28077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09523" calcext:value-type="float">
            <text:p>2209523</text:p>
          </table:table-cell>
          <table:table-cell/>
          <table:table-cell office:value-type="float" office:value="2121684" calcext:value-type="float">
            <text:p>2121684</text:p>
          </table:table-cell>
          <table:table-cell/>
          <table:table-cell office:value-type="float" office:value="2536937" calcext:value-type="float">
            <text:p>2536937</text:p>
          </table:table-cell>
          <table:table-cell/>
          <table:table-cell office:value-type="float" office:value="2571135" calcext:value-type="float">
            <text:p>2571135</text:p>
          </table:table-cell>
          <table:table-cell/>
          <table:table-cell office:value-type="float" office:value="3394680" calcext:value-type="float">
            <text:p>3394680</text:p>
          </table:table-cell>
          <table:table-cell/>
          <table:table-cell office:value-type="float" office:value="3610972" calcext:value-type="float">
            <text:p>3610972</text:p>
          </table:table-cell>
          <table:table-cell/>
          <table:table-cell office:value-type="float" office:value="3427606" calcext:value-type="float">
            <text:p>3427606</text:p>
          </table:table-cell>
          <table:table-cell/>
          <table:table-cell office:value-type="float" office:value="3127954" calcext:value-type="float">
            <text:p>3127954</text:p>
          </table:table-cell>
          <table:table-cell/>
          <table:table-cell office:value-type="float" office:value="2967521" calcext:value-type="float">
            <text:p>29675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53400" calcext:value-type="float">
            <text:p>2153400</text:p>
          </table:table-cell>
          <table:table-cell/>
          <table:table-cell office:value-type="float" office:value="2434264" calcext:value-type="float">
            <text:p>2434264</text:p>
          </table:table-cell>
          <table:table-cell/>
          <table:table-cell office:value-type="float" office:value="2297513" calcext:value-type="float">
            <text:p>2297513</text:p>
          </table:table-cell>
          <table:table-cell/>
          <table:table-cell office:value-type="float" office:value="2589724" calcext:value-type="float">
            <text:p>2589724</text:p>
          </table:table-cell>
          <table:table-cell/>
          <table:table-cell office:value-type="float" office:value="2573575" calcext:value-type="float">
            <text:p>2573575</text:p>
          </table:table-cell>
          <table:table-cell/>
          <table:table-cell office:value-type="float" office:value="3625409" calcext:value-type="float">
            <text:p>3625409</text:p>
          </table:table-cell>
          <table:table-cell/>
          <table:table-cell office:value-type="float" office:value="3274408" calcext:value-type="float">
            <text:p>3274408</text:p>
          </table:table-cell>
          <table:table-cell/>
          <table:table-cell office:value-type="float" office:value="835071" calcext:value-type="float">
            <text:p>835071</text:p>
          </table:table-cell>
          <table:table-cell/>
          <table:table-cell office:value-type="float" office:value="3079303" calcext:value-type="float">
            <text:p>30793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4492" calcext:value-type="float">
            <text:p>254492</text:p>
          </table:table-cell>
          <table:table-cell/>
          <table:table-cell office:value-type="float" office:value="301509" calcext:value-type="float">
            <text:p>301509</text:p>
          </table:table-cell>
          <table:table-cell/>
          <table:table-cell office:value-type="float" office:value="363500" calcext:value-type="float">
            <text:p>363500</text:p>
          </table:table-cell>
          <table:table-cell/>
          <table:table-cell office:value-type="float" office:value="435194" calcext:value-type="float">
            <text:p>435194</text:p>
          </table:table-cell>
          <table:table-cell/>
          <table:table-cell office:value-type="float" office:value="476627" calcext:value-type="float">
            <text:p>476627</text:p>
          </table:table-cell>
          <table:table-cell/>
          <table:table-cell office:value-type="float" office:value="493680" calcext:value-type="float">
            <text:p>493680</text:p>
          </table:table-cell>
          <table:table-cell/>
          <table:table-cell office:value-type="float" office:value="508766" calcext:value-type="float">
            <text:p>508766</text:p>
          </table:table-cell>
          <table:table-cell/>
          <table:table-cell office:value-type="float" office:value="495931" calcext:value-type="float">
            <text:p>495931</text:p>
          </table:table-cell>
          <table:table-cell/>
          <table:table-cell office:value-type="float" office:value="484411" calcext:value-type="float">
            <text:p>4844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9418" calcext:value-type="float">
            <text:p>149418</text:p>
          </table:table-cell>
          <table:table-cell/>
          <table:table-cell office:value-type="float" office:value="209296" calcext:value-type="float">
            <text:p>209296</text:p>
          </table:table-cell>
          <table:table-cell/>
          <table:table-cell office:value-type="float" office:value="242676" calcext:value-type="float">
            <text:p>242676</text:p>
          </table:table-cell>
          <table:table-cell/>
          <table:table-cell office:value-type="float" office:value="252425" calcext:value-type="float">
            <text:p>252425</text:p>
          </table:table-cell>
          <table:table-cell/>
          <table:table-cell office:value-type="float" office:value="309938" calcext:value-type="float">
            <text:p>309938</text:p>
          </table:table-cell>
          <table:table-cell/>
          <table:table-cell office:value-type="float" office:value="360761" calcext:value-type="float">
            <text:p>360761</text:p>
          </table:table-cell>
          <table:table-cell/>
          <table:table-cell office:value-type="float" office:value="385568" calcext:value-type="float">
            <text:p>385568</text:p>
          </table:table-cell>
          <table:table-cell/>
          <table:table-cell office:value-type="float" office:value="345588" calcext:value-type="float">
            <text:p>345588</text:p>
          </table:table-cell>
          <table:table-cell/>
          <table:table-cell office:value-type="float" office:value="333369" calcext:value-type="float">
            <text:p>33336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672268" calcext:value-type="float">
            <text:p>672268</text:p>
          </table:table-cell>
          <table:table-cell/>
          <table:table-cell office:value-type="float" office:value="832249" calcext:value-type="float">
            <text:p>832249</text:p>
          </table:table-cell>
          <table:table-cell/>
          <table:table-cell office:value-type="float" office:value="932944" calcext:value-type="float">
            <text:p>932944</text:p>
          </table:table-cell>
          <table:table-cell/>
          <table:table-cell office:value-type="float" office:value="1092150" calcext:value-type="float">
            <text:p>1092150</text:p>
          </table:table-cell>
          <table:table-cell/>
          <table:table-cell office:value-type="float" office:value="1298174" calcext:value-type="float">
            <text:p>129817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836054" calcext:value-type="float">
            <text:p>836054</text:p>
          </table:table-cell>
          <table:table-cell/>
          <table:table-cell office:value-type="float" office:value="1173235" calcext:value-type="float">
            <text:p>1173235</text:p>
          </table:table-cell>
          <table:table-cell/>
          <table:table-cell office:value-type="float" office:value="1403508" calcext:value-type="float">
            <text:p>1403508</text:p>
          </table:table-cell>
          <table:table-cell/>
          <table:table-cell office:value-type="float" office:value="1511216" calcext:value-type="float">
            <text:p>1511216</text:p>
          </table:table-cell>
          <table:table-cell/>
          <table:table-cell office:value-type="float" office:value="1434977" calcext:value-type="float">
            <text:p>1434977</text:p>
          </table:table-cell>
          <table:table-cell/>
          <table:table-cell office:value-type="float" office:value="1916167" calcext:value-type="float">
            <text:p>191616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941522" calcext:value-type="float">
            <text:p>941522</text:p>
          </table:table-cell>
          <table:table-cell/>
          <table:table-cell office:value-type="float" office:value="1477207" calcext:value-type="float">
            <text:p>1477207</text:p>
          </table:table-cell>
          <table:table-cell/>
          <table:table-cell office:value-type="float" office:value="1052631" calcext:value-type="float">
            <text:p>1052631</text:p>
          </table:table-cell>
          <table:table-cell/>
          <table:table-cell office:value-type="float" office:value="2335766" calcext:value-type="float">
            <text:p>2335766</text:p>
          </table:table-cell>
          <table:table-cell/>
          <table:table-cell office:value-type="float" office:value="2697576" calcext:value-type="float">
            <text:p>2697576</text:p>
          </table:table-cell>
          <table:table-cell/>
          <table:table-cell office:value-type="float" office:value="3018867" calcext:value-type="float">
            <text:p>3018867</text:p>
          </table:table-cell>
          <table:table-cell/>
          <table:table-cell office:value-type="float" office:value="3286264" calcext:value-type="float">
            <text:p>328626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061359" calcext:value-type="float">
            <text:p>1061359</text:p>
          </table:table-cell>
          <table:table-cell/>
          <table:table-cell office:value-type="float" office:value="1681444" calcext:value-type="float">
            <text:p>1681444</text:p>
          </table:table-cell>
          <table:table-cell/>
          <table:table-cell office:value-type="float" office:value="1726812" calcext:value-type="float">
            <text:p>1726812</text:p>
          </table:table-cell>
          <table:table-cell/>
          <table:table-cell office:value-type="float" office:value="3017088" calcext:value-type="float">
            <text:p>3017088</text:p>
          </table:table-cell>
          <table:table-cell/>
          <table:table-cell office:value-type="float" office:value="3395225" calcext:value-type="float">
            <text:p>3395225</text:p>
          </table:table-cell>
          <table:table-cell/>
          <table:table-cell office:value-type="float" office:value="3718228" calcext:value-type="float">
            <text:p>3718228</text:p>
          </table:table-cell>
          <table:table-cell/>
          <table:table-cell office:value-type="float" office:value="3926380" calcext:value-type="float">
            <text:p>3926380</text:p>
          </table:table-cell>
          <table:table-cell/>
          <table:table-cell office:value-type="float" office:value="4658780" calcext:value-type="float">
            <text:p>465878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970984" calcext:value-type="float">
            <text:p>970984</text:p>
          </table:table-cell>
          <table:table-cell/>
          <table:table-cell office:value-type="float" office:value="1832826" calcext:value-type="float">
            <text:p>1832826</text:p>
          </table:table-cell>
          <table:table-cell/>
          <table:table-cell office:value-type="float" office:value="2677824" calcext:value-type="float">
            <text:p>2677824</text:p>
          </table:table-cell>
          <table:table-cell/>
          <table:table-cell office:value-type="float" office:value="3655837" calcext:value-type="float">
            <text:p>3655837</text:p>
          </table:table-cell>
          <table:table-cell/>
          <table:table-cell office:value-type="float" office:value="4317032" calcext:value-type="float">
            <text:p>4317032</text:p>
          </table:table-cell>
          <table:table-cell/>
          <table:table-cell office:value-type="float" office:value="4848484" calcext:value-type="float">
            <text:p>4848484</text:p>
          </table:table-cell>
          <table:table-cell/>
          <table:table-cell office:value-type="float" office:value="5161290" calcext:value-type="float">
            <text:p>5161290</text:p>
          </table:table-cell>
          <table:table-cell/>
          <table:table-cell office:value-type="float" office:value="5562194" calcext:value-type="float">
            <text:p>5562194</text:p>
          </table:table-cell>
          <table:table-cell/>
          <table:table-cell office:value-type="float" office:value="6194797" calcext:value-type="float">
            <text:p>619479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077384" calcext:value-type="float">
            <text:p>1077384</text:p>
          </table:table-cell>
          <table:table-cell/>
          <table:table-cell office:value-type="float" office:value="1895945" calcext:value-type="float">
            <text:p>1895945</text:p>
          </table:table-cell>
          <table:table-cell/>
          <table:table-cell office:value-type="float" office:value="2844049" calcext:value-type="float">
            <text:p>2844049</text:p>
          </table:table-cell>
          <table:table-cell/>
          <table:table-cell office:value-type="float" office:value="3580419" calcext:value-type="float">
            <text:p>3580419</text:p>
          </table:table-cell>
          <table:table-cell/>
          <table:table-cell office:value-type="float" office:value="5368283" calcext:value-type="float">
            <text:p>5368283</text:p>
          </table:table-cell>
          <table:table-cell/>
          <table:table-cell office:value-type="float" office:value="5397996" calcext:value-type="float">
            <text:p>5397996</text:p>
          </table:table-cell>
          <table:table-cell/>
          <table:table-cell office:value-type="float" office:value="5962154" calcext:value-type="float">
            <text:p>5962154</text:p>
          </table:table-cell>
          <table:table-cell/>
          <table:table-cell office:value-type="float" office:value="6378075" calcext:value-type="float">
            <text:p>6378075</text:p>
          </table:table-cell>
          <table:table-cell/>
          <table:table-cell office:value-type="float" office:value="5915655" calcext:value-type="float">
            <text:p>5915655</text:p>
          </table:table-cell>
          <table:table-cell/>
          <table:table-cell office:value-type="float" office:value="6232501" calcext:value-type="float">
            <text:p>623250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950789" calcext:value-type="float">
            <text:p>950789</text:p>
          </table:table-cell>
          <table:table-cell/>
          <table:table-cell office:value-type="float" office:value="1074614" calcext:value-type="float">
            <text:p>1074614</text:p>
          </table:table-cell>
          <table:table-cell/>
          <table:table-cell office:value-type="float" office:value="2093106" calcext:value-type="float">
            <text:p>2093106</text:p>
          </table:table-cell>
          <table:table-cell/>
          <table:table-cell office:value-type="float" office:value="2574643" calcext:value-type="float">
            <text:p>2574643</text:p>
          </table:table-cell>
          <table:table-cell/>
          <table:table-cell office:value-type="float" office:value="3012872" calcext:value-type="float">
            <text:p>3012872</text:p>
          </table:table-cell>
          <table:table-cell/>
          <table:table-cell office:value-type="float" office:value="3286000" calcext:value-type="float">
            <text:p>3286000</text:p>
          </table:table-cell>
          <table:table-cell/>
          <table:table-cell office:value-type="float" office:value="4385438" calcext:value-type="float">
            <text:p>4385438</text:p>
          </table:table-cell>
          <table:table-cell/>
          <table:table-cell office:value-type="float" office:value="4271561" calcext:value-type="float">
            <text:p>4271561</text:p>
          </table:table-cell>
          <table:table-cell/>
          <table:table-cell office:value-type="float" office:value="4300262" calcext:value-type="float">
            <text:p>4300262</text:p>
          </table:table-cell>
          <table:table-cell/>
          <table:table-cell office:value-type="float" office:value="3679813" calcext:value-type="float">
            <text:p>3679813</text:p>
          </table:table-cell>
          <table:table-cell/>
          <table:table-cell office:value-type="float" office:value="3251309" calcext:value-type="float">
            <text:p>325130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931989" calcext:value-type="float">
            <text:p>931989</text:p>
          </table:table-cell>
          <table:table-cell/>
          <table:table-cell office:value-type="float" office:value="1347390" calcext:value-type="float">
            <text:p>1347390</text:p>
          </table:table-cell>
          <table:table-cell/>
          <table:table-cell office:value-type="float" office:value="1981424" calcext:value-type="float">
            <text:p>1981424</text:p>
          </table:table-cell>
          <table:table-cell/>
          <table:table-cell office:value-type="float" office:value="2458140" calcext:value-type="float">
            <text:p>2458140</text:p>
          </table:table-cell>
          <table:table-cell/>
          <table:table-cell office:value-type="float" office:value="2769719" calcext:value-type="float">
            <text:p>2769719</text:p>
          </table:table-cell>
          <table:table-cell/>
          <table:table-cell office:value-type="float" office:value="2908987" calcext:value-type="float">
            <text:p>2908987</text:p>
          </table:table-cell>
          <table:table-cell/>
          <table:table-cell office:value-type="float" office:value="3156353" calcext:value-type="float">
            <text:p>3156353</text:p>
          </table:table-cell>
          <table:table-cell/>
          <table:table-cell office:value-type="float" office:value="4203181" calcext:value-type="float">
            <text:p>4203181</text:p>
          </table:table-cell>
          <table:table-cell/>
          <table:table-cell office:value-type="float" office:value="4420461" calcext:value-type="float">
            <text:p>4420461</text:p>
          </table:table-cell>
          <table:table-cell/>
          <table:table-cell office:value-type="float" office:value="3101972" calcext:value-type="float">
            <text:p>3101972</text:p>
          </table:table-cell>
          <table:table-cell/>
          <table:table-cell office:value-type="float" office:value="3092604" calcext:value-type="float">
            <text:p>3092604</text:p>
          </table:table-cell>
          <table:table-cell/>
          <table:table-cell office:value-type="float" office:value="2866139" calcext:value-type="float">
            <text:p>286613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815960" calcext:value-type="float">
            <text:p>815960</text:p>
          </table:table-cell>
          <table:table-cell/>
          <table:table-cell office:value-type="float" office:value="1269782" calcext:value-type="float">
            <text:p>1269782</text:p>
          </table:table-cell>
          <table:table-cell/>
          <table:table-cell office:value-type="float" office:value="1926033" calcext:value-type="float">
            <text:p>1926033</text:p>
          </table:table-cell>
          <table:table-cell/>
          <table:table-cell office:value-type="float" office:value="2370164" calcext:value-type="float">
            <text:p>2370164</text:p>
          </table:table-cell>
          <table:table-cell/>
          <table:table-cell office:value-type="float" office:value="2887099" calcext:value-type="float">
            <text:p>2887099</text:p>
          </table:table-cell>
          <table:table-cell/>
          <table:table-cell office:value-type="float" office:value="2830537" calcext:value-type="float">
            <text:p>2830537</text:p>
          </table:table-cell>
          <table:table-cell/>
          <table:table-cell office:value-type="float" office:value="3185689" calcext:value-type="float">
            <text:p>3185689</text:p>
          </table:table-cell>
          <table:table-cell/>
          <table:table-cell office:value-type="float" office:value="3149134" calcext:value-type="float">
            <text:p>3149134</text:p>
          </table:table-cell>
          <table:table-cell/>
          <table:table-cell office:value-type="float" office:value="4154579" calcext:value-type="float">
            <text:p>4154579</text:p>
          </table:table-cell>
          <table:table-cell/>
          <table:table-cell office:value-type="float" office:value="3396351" calcext:value-type="float">
            <text:p>3396351</text:p>
          </table:table-cell>
          <table:table-cell/>
          <table:table-cell office:value-type="float" office:value="3016922" calcext:value-type="float">
            <text:p>3016922</text:p>
          </table:table-cell>
          <table:table-cell/>
          <table:table-cell office:value-type="float" office:value="2780200" calcext:value-type="float">
            <text:p>2780200</text:p>
          </table:table-cell>
          <table:table-cell/>
          <table:table-cell office:value-type="float" office:value="2579507" calcext:value-type="float">
            <text:p>25795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67099" calcext:value-type="float">
            <text:p>2567099</text:p>
          </table:table-cell>
          <table:table-cell/>
          <table:table-cell office:value-type="float" office:value="2840819" calcext:value-type="float">
            <text:p>2840819</text:p>
          </table:table-cell>
          <table:table-cell/>
          <table:table-cell office:value-type="float" office:value="2889135" calcext:value-type="float">
            <text:p>2889135</text:p>
          </table:table-cell>
          <table:table-cell/>
          <table:table-cell office:value-type="float" office:value="2804494" calcext:value-type="float">
            <text:p>2804494</text:p>
          </table:table-cell>
          <table:table-cell/>
          <table:table-cell office:value-type="float" office:value="3037786" calcext:value-type="float">
            <text:p>3037786</text:p>
          </table:table-cell>
          <table:table-cell/>
          <table:table-cell office:value-type="float" office:value="3433613" calcext:value-type="float">
            <text:p>3433613</text:p>
          </table:table-cell>
          <table:table-cell/>
          <table:table-cell office:value-type="float" office:value="3094210" calcext:value-type="float">
            <text:p>3094210</text:p>
          </table:table-cell>
          <table:table-cell/>
          <table:table-cell office:value-type="float" office:value="2789834" calcext:value-type="float">
            <text:p>2789834</text:p>
          </table:table-cell>
          <table:table-cell/>
          <table:table-cell office:value-type="float" office:value="2677277" calcext:value-type="float">
            <text:p>26772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29431" calcext:value-type="float">
            <text:p>2329431</text:p>
          </table:table-cell>
          <table:table-cell/>
          <table:table-cell office:value-type="float" office:value="2785032" calcext:value-type="float">
            <text:p>2785032</text:p>
          </table:table-cell>
          <table:table-cell/>
          <table:table-cell office:value-type="float" office:value="2931052" calcext:value-type="float">
            <text:p>2931052</text:p>
          </table:table-cell>
          <table:table-cell/>
          <table:table-cell office:value-type="float" office:value="3062859" calcext:value-type="float">
            <text:p>3062859</text:p>
          </table:table-cell>
          <table:table-cell/>
          <table:table-cell office:value-type="float" office:value="3017616" calcext:value-type="float">
            <text:p>3017616</text:p>
          </table:table-cell>
          <table:table-cell/>
          <table:table-cell office:value-type="float" office:value="2501479" calcext:value-type="float">
            <text:p>2501479</text:p>
          </table:table-cell>
          <table:table-cell/>
          <table:table-cell office:value-type="float" office:value="3051919" calcext:value-type="float">
            <text:p>3051919</text:p>
          </table:table-cell>
          <table:table-cell/>
          <table:table-cell office:value-type="float" office:value="2688766" calcext:value-type="float">
            <text:p>2688766</text:p>
          </table:table-cell>
          <table:table-cell/>
          <table:table-cell office:value-type="float" office:value="2205225" calcext:value-type="float">
            <text:p>22052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51875" calcext:value-type="float">
            <text:p>1451875</text:p>
          </table:table-cell>
          <table:table-cell/>
          <table:table-cell office:value-type="float" office:value="1882188" calcext:value-type="float">
            <text:p>1882188</text:p>
          </table:table-cell>
          <table:table-cell/>
          <table:table-cell office:value-type="float" office:value="1548430" calcext:value-type="float">
            <text:p>1548430</text:p>
          </table:table-cell>
          <table:table-cell/>
          <table:table-cell office:value-type="float" office:value="1675645" calcext:value-type="float">
            <text:p>1675645</text:p>
          </table:table-cell>
          <table:table-cell/>
          <table:table-cell office:value-type="float" office:value="1535192" calcext:value-type="float">
            <text:p>1535192</text:p>
          </table:table-cell>
          <table:table-cell/>
          <table:table-cell office:value-type="float" office:value="1250716" calcext:value-type="float">
            <text:p>1250716</text:p>
          </table:table-cell>
          <table:table-cell/>
          <table:table-cell office:value-type="float" office:value="1811219" calcext:value-type="float">
            <text:p>1811219</text:p>
          </table:table-cell>
          <table:table-cell/>
          <table:table-cell office:value-type="float" office:value="1734210" calcext:value-type="float">
            <text:p>1734210</text:p>
          </table:table-cell>
          <table:table-cell/>
          <table:table-cell office:value-type="float" office:value="1575142" calcext:value-type="float">
            <text:p>15751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9898" calcext:value-type="float">
            <text:p>209898</text:p>
          </table:table-cell>
          <table:table-cell/>
          <table:table-cell office:value-type="float" office:value="334671" calcext:value-type="float">
            <text:p>334671</text:p>
          </table:table-cell>
          <table:table-cell/>
          <table:table-cell office:value-type="float" office:value="272094" calcext:value-type="float">
            <text:p>272094</text:p>
          </table:table-cell>
          <table:table-cell/>
          <table:table-cell office:value-type="float" office:value="386014" calcext:value-type="float">
            <text:p>386014</text:p>
          </table:table-cell>
          <table:table-cell/>
          <table:table-cell office:value-type="float" office:value="320522" calcext:value-type="float">
            <text:p>320522</text:p>
          </table:table-cell>
          <table:table-cell/>
          <table:table-cell office:value-type="float" office:value="254101" calcext:value-type="float">
            <text:p>254101</text:p>
          </table:table-cell>
          <table:table-cell/>
          <table:table-cell office:value-type="float" office:value="338280" calcext:value-type="float">
            <text:p>338280</text:p>
          </table:table-cell>
          <table:table-cell/>
          <table:table-cell office:value-type="float" office:value="291094" calcext:value-type="float">
            <text:p>291094</text:p>
          </table:table-cell>
          <table:table-cell/>
          <table:table-cell office:value-type="float" office:value="170571" calcext:value-type="float">
            <text:p>1705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8947" calcext:value-type="float">
            <text:p>188947</text:p>
          </table:table-cell>
          <table:table-cell/>
          <table:table-cell office:value-type="float" office:value="206504" calcext:value-type="float">
            <text:p>206504</text:p>
          </table:table-cell>
          <table:table-cell/>
          <table:table-cell office:value-type="float" office:value="222129" calcext:value-type="float">
            <text:p>222129</text:p>
          </table:table-cell>
          <table:table-cell/>
          <table:table-cell office:value-type="float" office:value="227118" calcext:value-type="float">
            <text:p>227118</text:p>
          </table:table-cell>
          <table:table-cell/>
          <table:table-cell office:value-type="float" office:value="235862" calcext:value-type="float">
            <text:p>235862</text:p>
          </table:table-cell>
          <table:table-cell/>
          <table:table-cell office:value-type="float" office:value="247847" calcext:value-type="float">
            <text:p>247847</text:p>
          </table:table-cell>
          <table:table-cell/>
          <table:table-cell office:value-type="float" office:value="95302" calcext:value-type="float">
            <text:p>95302</text:p>
          </table:table-cell>
          <table:table-cell/>
          <table:table-cell office:value-type="float" office:value="112021" calcext:value-type="float">
            <text:p>112021</text:p>
          </table:table-cell>
          <table:table-cell/>
          <table:table-cell office:value-type="float" office:value="153016" calcext:value-type="float">
            <text:p>15301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1923" calcext:value-type="float">
            <text:p>151923</text:p>
          </table:table-cell>
          <table:table-cell/>
          <table:table-cell office:value-type="float" office:value="147761" calcext:value-type="float">
            <text:p>147761</text:p>
          </table:table-cell>
          <table:table-cell/>
          <table:table-cell office:value-type="float" office:value="142415" calcext:value-type="float">
            <text:p>142415</text:p>
          </table:table-cell>
          <table:table-cell/>
          <table:table-cell office:value-type="float" office:value="155978" calcext:value-type="float">
            <text:p>155978</text:p>
          </table:table-cell>
          <table:table-cell/>
          <table:table-cell office:value-type="float" office:value="118648" calcext:value-type="float">
            <text:p>118648</text:p>
          </table:table-cell>
          <table:table-cell/>
          <table:table-cell office:value-type="float" office:value="107993" calcext:value-type="float">
            <text:p>107993</text:p>
          </table:table-cell>
          <table:table-cell/>
          <table:table-cell office:value-type="float" office:value="172929" calcext:value-type="float">
            <text:p>172929</text:p>
          </table:table-cell>
          <table:table-cell/>
          <table:table-cell office:value-type="float" office:value="135588" calcext:value-type="float">
            <text:p>135588</text:p>
          </table:table-cell>
          <table:table-cell/>
          <table:table-cell office:value-type="float" office:value="166389" calcext:value-type="float">
            <text:p>16638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9698" calcext:value-type="float">
            <text:p>129698</text:p>
          </table:table-cell>
          <table:table-cell/>
          <table:table-cell office:value-type="float" office:value="106555" calcext:value-type="float">
            <text:p>106555</text:p>
          </table:table-cell>
          <table:table-cell/>
          <table:table-cell office:value-type="float" office:value="223160" calcext:value-type="float">
            <text:p>223160</text:p>
          </table:table-cell>
          <table:table-cell/>
          <table:table-cell office:value-type="float" office:value="166973" calcext:value-type="float">
            <text:p>166973</text:p>
          </table:table-cell>
          <table:table-cell/>
          <table:table-cell office:value-type="float" office:value="199473" calcext:value-type="float">
            <text:p>199473</text:p>
          </table:table-cell>
          <table:table-cell/>
          <table:table-cell office:value-type="float" office:value="197840" calcext:value-type="float">
            <text:p>197840</text:p>
          </table:table-cell>
          <table:table-cell/>
          <table:table-cell office:value-type="float" office:value="166221" calcext:value-type="float">
            <text:p>166221</text:p>
          </table:table-cell>
          <table:table-cell/>
          <table:table-cell office:value-type="float" office:value="22097" calcext:value-type="float">
            <text:p>22097</text:p>
          </table:table-cell>
          <table:table-cell/>
          <table:table-cell office:value-type="float" office:value="143677" calcext:value-type="float">
            <text:p>1436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0186" calcext:value-type="float">
            <text:p>210186</text:p>
          </table:table-cell>
          <table:table-cell/>
          <table:table-cell office:value-type="float" office:value="213235" calcext:value-type="float">
            <text:p>213235</text:p>
          </table:table-cell>
          <table:table-cell/>
          <table:table-cell office:value-type="float" office:value="190143" calcext:value-type="float">
            <text:p>190143</text:p>
          </table:table-cell>
          <table:table-cell/>
          <table:table-cell office:value-type="float" office:value="49003" calcext:value-type="float">
            <text:p>49003</text:p>
          </table:table-cell>
          <table:table-cell/>
          <table:table-cell office:value-type="float" office:value="227453" calcext:value-type="float">
            <text:p>227453</text:p>
          </table:table-cell>
          <table:table-cell/>
          <table:table-cell office:value-type="float" office:value="210040" calcext:value-type="float">
            <text:p>210040</text:p>
          </table:table-cell>
          <table:table-cell/>
          <table:table-cell office:value-type="float" office:value="202955" calcext:value-type="float">
            <text:p>202955</text:p>
          </table:table-cell>
          <table:table-cell/>
          <table:table-cell office:value-type="float" office:value="210256" calcext:value-type="float">
            <text:p>210256</text:p>
          </table:table-cell>
          <table:table-cell/>
          <table:table-cell office:value-type="float" office:value="177495" calcext:value-type="float">
            <text:p>17749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699453" calcext:value-type="float">
            <text:p>699453</text:p>
          </table:table-cell>
          <table:table-cell/>
          <table:table-cell office:value-type="float" office:value="778588" calcext:value-type="float">
            <text:p>778588</text:p>
          </table:table-cell>
          <table:table-cell/>
          <table:table-cell office:value-type="float" office:value="906515" calcext:value-type="float">
            <text:p>906515</text:p>
          </table:table-cell>
          <table:table-cell/>
          <table:table-cell office:value-type="float" office:value="915593" calcext:value-type="float">
            <text:p>915593</text:p>
          </table:table-cell>
          <table:table-cell/>
          <table:table-cell office:value-type="float" office:value="1047463" calcext:value-type="float">
            <text:p>104746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789636" calcext:value-type="float">
            <text:p>789636</text:p>
          </table:table-cell>
          <table:table-cell/>
          <table:table-cell office:value-type="float" office:value="1141837" calcext:value-type="float">
            <text:p>1141837</text:p>
          </table:table-cell>
          <table:table-cell/>
          <table:table-cell office:value-type="float" office:value="1353065" calcext:value-type="float">
            <text:p>1353065</text:p>
          </table:table-cell>
          <table:table-cell/>
          <table:table-cell office:value-type="float" office:value="1529271" calcext:value-type="float">
            <text:p>1529271</text:p>
          </table:table-cell>
          <table:table-cell/>
          <table:table-cell office:value-type="float" office:value="1618204" calcext:value-type="float">
            <text:p>1618204</text:p>
          </table:table-cell>
          <table:table-cell/>
          <table:table-cell office:value-type="float" office:value="1857764" calcext:value-type="float">
            <text:p>185776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933965" calcext:value-type="float">
            <text:p>933965</text:p>
          </table:table-cell>
          <table:table-cell/>
          <table:table-cell office:value-type="float" office:value="1435782" calcext:value-type="float">
            <text:p>1435782</text:p>
          </table:table-cell>
          <table:table-cell/>
          <table:table-cell office:value-type="float" office:value="1885125" calcext:value-type="float">
            <text:p>1885125</text:p>
          </table:table-cell>
          <table:table-cell/>
          <table:table-cell office:value-type="float" office:value="2350780" calcext:value-type="float">
            <text:p>2350780</text:p>
          </table:table-cell>
          <table:table-cell/>
          <table:table-cell office:value-type="float" office:value="2537165" calcext:value-type="float">
            <text:p>2537165</text:p>
          </table:table-cell>
          <table:table-cell/>
          <table:table-cell office:value-type="float" office:value="2675026" calcext:value-type="float">
            <text:p>2675026</text:p>
          </table:table-cell>
          <table:table-cell/>
          <table:table-cell office:value-type="float" office:value="2925714" calcext:value-type="float">
            <text:p>292571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032049" calcext:value-type="float">
            <text:p>1032049</text:p>
          </table:table-cell>
          <table:table-cell/>
          <table:table-cell office:value-type="float" office:value="1648953" calcext:value-type="float">
            <text:p>1648953</text:p>
          </table:table-cell>
          <table:table-cell/>
          <table:table-cell office:value-type="float" office:value="2257495" calcext:value-type="float">
            <text:p>2257495</text:p>
          </table:table-cell>
          <table:table-cell/>
          <table:table-cell office:value-type="float" office:value="2568991" calcext:value-type="float">
            <text:p>2568991</text:p>
          </table:table-cell>
          <table:table-cell/>
          <table:table-cell office:value-type="float" office:value="2746781" calcext:value-type="float">
            <text:p>2746781</text:p>
          </table:table-cell>
          <table:table-cell/>
          <table:table-cell office:value-type="float" office:value="3466486" calcext:value-type="float">
            <text:p>3466486</text:p>
          </table:table-cell>
          <table:table-cell/>
          <table:table-cell office:value-type="float" office:value="3795404" calcext:value-type="float">
            <text:p>3795404</text:p>
          </table:table-cell>
          <table:table-cell/>
          <table:table-cell office:value-type="float" office:value="3899466" calcext:value-type="float">
            <text:p>389946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109666" calcext:value-type="float">
            <text:p>1109666</text:p>
          </table:table-cell>
          <table:table-cell/>
          <table:table-cell office:value-type="float" office:value="1689768" calcext:value-type="float">
            <text:p>1689768</text:p>
          </table:table-cell>
          <table:table-cell/>
          <table:table-cell office:value-type="float" office:value="2619595" calcext:value-type="float">
            <text:p>2619595</text:p>
          </table:table-cell>
          <table:table-cell/>
          <table:table-cell office:value-type="float" office:value="3485364" calcext:value-type="float">
            <text:p>3485364</text:p>
          </table:table-cell>
          <table:table-cell/>
          <table:table-cell office:value-type="float" office:value="4164294" calcext:value-type="float">
            <text:p>4164294</text:p>
          </table:table-cell>
          <table:table-cell/>
          <table:table-cell office:value-type="float" office:value="3175193" calcext:value-type="float">
            <text:p>3175193</text:p>
          </table:table-cell>
          <table:table-cell/>
          <table:table-cell office:value-type="float" office:value="4990253" calcext:value-type="float">
            <text:p>4990253</text:p>
          </table:table-cell>
          <table:table-cell/>
          <table:table-cell office:value-type="float" office:value="5074331" calcext:value-type="float">
            <text:p>5074331</text:p>
          </table:table-cell>
          <table:table-cell/>
          <table:table-cell office:value-type="float" office:value="4701561" calcext:value-type="float">
            <text:p>470156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108105" calcext:value-type="float">
            <text:p>1108105</text:p>
          </table:table-cell>
          <table:table-cell/>
          <table:table-cell office:value-type="float" office:value="1872029" calcext:value-type="float">
            <text:p>1872029</text:p>
          </table:table-cell>
          <table:table-cell/>
          <table:table-cell office:value-type="float" office:value="2748624" calcext:value-type="float">
            <text:p>2748624</text:p>
          </table:table-cell>
          <table:table-cell/>
          <table:table-cell office:value-type="float" office:value="3767476" calcext:value-type="float">
            <text:p>3767476</text:p>
          </table:table-cell>
          <table:table-cell/>
          <table:table-cell office:value-type="float" office:value="4427150" calcext:value-type="float">
            <text:p>4427150</text:p>
          </table:table-cell>
          <table:table-cell/>
          <table:table-cell office:value-type="float" office:value="5195332" calcext:value-type="float">
            <text:p>5195332</text:p>
          </table:table-cell>
          <table:table-cell/>
          <table:table-cell office:value-type="float" office:value="5196650" calcext:value-type="float">
            <text:p>5196650</text:p>
          </table:table-cell>
          <table:table-cell/>
          <table:table-cell office:value-type="float" office:value="6043080" calcext:value-type="float">
            <text:p>6043080</text:p>
          </table:table-cell>
          <table:table-cell/>
          <table:table-cell office:value-type="float" office:value="4985394" calcext:value-type="float">
            <text:p>4985394</text:p>
          </table:table-cell>
          <table:table-cell/>
          <table:table-cell office:value-type="float" office:value="4933750" calcext:value-type="float">
            <text:p>493375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940700" calcext:value-type="float">
            <text:p>940700</text:p>
          </table:table-cell>
          <table:table-cell/>
          <table:table-cell office:value-type="float" office:value="1430517" calcext:value-type="float">
            <text:p>1430517</text:p>
          </table:table-cell>
          <table:table-cell/>
          <table:table-cell office:value-type="float" office:value="1966677" calcext:value-type="float">
            <text:p>1966677</text:p>
          </table:table-cell>
          <table:table-cell/>
          <table:table-cell office:value-type="float" office:value="2426540" calcext:value-type="float">
            <text:p>2426540</text:p>
          </table:table-cell>
          <table:table-cell/>
          <table:table-cell office:value-type="float" office:value="2781663" calcext:value-type="float">
            <text:p>2781663</text:p>
          </table:table-cell>
          <table:table-cell/>
          <table:table-cell office:value-type="float" office:value="2908471" calcext:value-type="float">
            <text:p>2908471</text:p>
          </table:table-cell>
          <table:table-cell/>
          <table:table-cell office:value-type="float" office:value="2986946" calcext:value-type="float">
            <text:p>2986946</text:p>
          </table:table-cell>
          <table:table-cell/>
          <table:table-cell office:value-type="float" office:value="3036773" calcext:value-type="float">
            <text:p>3036773</text:p>
          </table:table-cell>
          <table:table-cell/>
          <table:table-cell office:value-type="float" office:value="3010215" calcext:value-type="float">
            <text:p>3010215</text:p>
          </table:table-cell>
          <table:table-cell/>
          <table:table-cell office:value-type="float" office:value="2759921" calcext:value-type="float">
            <text:p>2759921</text:p>
          </table:table-cell>
          <table:table-cell/>
          <table:table-cell office:value-type="float" office:value="2492393" calcext:value-type="float">
            <text:p>249239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888512" calcext:value-type="float">
            <text:p>888512</text:p>
          </table:table-cell>
          <table:table-cell/>
          <table:table-cell office:value-type="float" office:value="1367430" calcext:value-type="float">
            <text:p>1367430</text:p>
          </table:table-cell>
          <table:table-cell/>
          <table:table-cell office:value-type="float" office:value="1888732" calcext:value-type="float">
            <text:p>1888732</text:p>
          </table:table-cell>
          <table:table-cell/>
          <table:table-cell office:value-type="float" office:value="2246045" calcext:value-type="float">
            <text:p>2246045</text:p>
          </table:table-cell>
          <table:table-cell/>
          <table:table-cell office:value-type="float" office:value="2374355" calcext:value-type="float">
            <text:p>2374355</text:p>
          </table:table-cell>
          <table:table-cell/>
          <table:table-cell office:value-type="float" office:value="2324697" calcext:value-type="float">
            <text:p>2324697</text:p>
          </table:table-cell>
          <table:table-cell/>
          <table:table-cell office:value-type="float" office:value="2901980" calcext:value-type="float">
            <text:p>2901980</text:p>
          </table:table-cell>
          <table:table-cell/>
          <table:table-cell office:value-type="float" office:value="2925923" calcext:value-type="float">
            <text:p>2925923</text:p>
          </table:table-cell>
          <table:table-cell/>
          <table:table-cell office:value-type="float" office:value="2989781" calcext:value-type="float">
            <text:p>2989781</text:p>
          </table:table-cell>
          <table:table-cell/>
          <table:table-cell office:value-type="float" office:value="2734312" calcext:value-type="float">
            <text:p>2734312</text:p>
          </table:table-cell>
          <table:table-cell/>
          <table:table-cell office:value-type="float" office:value="2656548" calcext:value-type="float">
            <text:p>2656548</text:p>
          </table:table-cell>
          <table:table-cell/>
          <table:table-cell office:value-type="float" office:value="2599397" calcext:value-type="float">
            <text:p>259939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914540" calcext:value-type="float">
            <text:p>914540</text:p>
          </table:table-cell>
          <table:table-cell/>
          <table:table-cell office:value-type="float" office:value="1340719" calcext:value-type="float">
            <text:p>1340719</text:p>
          </table:table-cell>
          <table:table-cell/>
          <table:table-cell office:value-type="float" office:value="1849794" calcext:value-type="float">
            <text:p>1849794</text:p>
          </table:table-cell>
          <table:table-cell/>
          <table:table-cell office:value-type="float" office:value="2258211" calcext:value-type="float">
            <text:p>2258211</text:p>
          </table:table-cell>
          <table:table-cell/>
          <table:table-cell office:value-type="float" office:value="2616040" calcext:value-type="float">
            <text:p>2616040</text:p>
          </table:table-cell>
          <table:table-cell/>
          <table:table-cell office:value-type="float" office:value="2745630" calcext:value-type="float">
            <text:p>2745630</text:p>
          </table:table-cell>
          <table:table-cell/>
          <table:table-cell office:value-type="float" office:value="2867243" calcext:value-type="float">
            <text:p>2867243</text:p>
          </table:table-cell>
          <table:table-cell/>
          <table:table-cell office:value-type="float" office:value="2938675" calcext:value-type="float">
            <text:p>2938675</text:p>
          </table:table-cell>
          <table:table-cell/>
          <table:table-cell office:value-type="float" office:value="3013094" calcext:value-type="float">
            <text:p>3013094</text:p>
          </table:table-cell>
          <table:table-cell/>
          <table:table-cell office:value-type="float" office:value="2270478" calcext:value-type="float">
            <text:p>2270478</text:p>
          </table:table-cell>
          <table:table-cell/>
          <table:table-cell office:value-type="float" office:value="2731030" calcext:value-type="float">
            <text:p>2731030</text:p>
          </table:table-cell>
          <table:table-cell/>
          <table:table-cell office:value-type="float" office:value="2468882" calcext:value-type="float">
            <text:p>2468882</text:p>
          </table:table-cell>
          <table:table-cell/>
          <table:table-cell office:value-type="float" office:value="2526718" calcext:value-type="float">
            <text:p>252671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86899" calcext:value-type="float">
            <text:p>2586899</text:p>
          </table:table-cell>
          <table:table-cell/>
          <table:table-cell office:value-type="float" office:value="2501164" calcext:value-type="float">
            <text:p>2501164</text:p>
          </table:table-cell>
          <table:table-cell/>
          <table:table-cell office:value-type="float" office:value="2746366" calcext:value-type="float">
            <text:p>2746366</text:p>
          </table:table-cell>
          <table:table-cell/>
          <table:table-cell office:value-type="float" office:value="2828240" calcext:value-type="float">
            <text:p>2828240</text:p>
          </table:table-cell>
          <table:table-cell/>
          <table:table-cell office:value-type="float" office:value="2832054" calcext:value-type="float">
            <text:p>2832054</text:p>
          </table:table-cell>
          <table:table-cell/>
          <table:table-cell office:value-type="float" office:value="2623959" calcext:value-type="float">
            <text:p>2623959</text:p>
          </table:table-cell>
          <table:table-cell/>
          <table:table-cell office:value-type="float" office:value="2745975" calcext:value-type="float">
            <text:p>2745975</text:p>
          </table:table-cell>
          <table:table-cell/>
          <table:table-cell office:value-type="float" office:value="2580198" calcext:value-type="float">
            <text:p>2580198</text:p>
          </table:table-cell>
          <table:table-cell/>
          <table:table-cell office:value-type="float" office:value="2554989" calcext:value-type="float">
            <text:p>255498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17159" calcext:value-type="float">
            <text:p>1917159</text:p>
          </table:table-cell>
          <table:table-cell/>
          <table:table-cell office:value-type="float" office:value="2695479" calcext:value-type="float">
            <text:p>2695479</text:p>
          </table:table-cell>
          <table:table-cell/>
          <table:table-cell office:value-type="float" office:value="2873037" calcext:value-type="float">
            <text:p>2873037</text:p>
          </table:table-cell>
          <table:table-cell/>
          <table:table-cell office:value-type="float" office:value="2799104" calcext:value-type="float">
            <text:p>2799104</text:p>
          </table:table-cell>
          <table:table-cell/>
          <table:table-cell office:value-type="float" office:value="2964866" calcext:value-type="float">
            <text:p>2964866</text:p>
          </table:table-cell>
          <table:table-cell/>
          <table:table-cell office:value-type="float" office:value="2751705" calcext:value-type="float">
            <text:p>2751705</text:p>
          </table:table-cell>
          <table:table-cell/>
          <table:table-cell office:value-type="float" office:value="2556724" calcext:value-type="float">
            <text:p>2556724</text:p>
          </table:table-cell>
          <table:table-cell/>
          <table:table-cell office:value-type="float" office:value="2501154" calcext:value-type="float">
            <text:p>2501154</text:p>
          </table:table-cell>
          <table:table-cell/>
          <table:table-cell office:value-type="float" office:value="2566285" calcext:value-type="float">
            <text:p>25662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19558" calcext:value-type="float">
            <text:p>1119558</text:p>
          </table:table-cell>
          <table:table-cell/>
          <table:table-cell office:value-type="float" office:value="1858007" calcext:value-type="float">
            <text:p>1858007</text:p>
          </table:table-cell>
          <table:table-cell/>
          <table:table-cell office:value-type="float" office:value="1740146" calcext:value-type="float">
            <text:p>1740146</text:p>
          </table:table-cell>
          <table:table-cell/>
          <table:table-cell office:value-type="float" office:value="1587991" calcext:value-type="float">
            <text:p>1587991</text:p>
          </table:table-cell>
          <table:table-cell/>
          <table:table-cell office:value-type="float" office:value="1359053" calcext:value-type="float">
            <text:p>1359053</text:p>
          </table:table-cell>
          <table:table-cell/>
          <table:table-cell office:value-type="float" office:value="1425086" calcext:value-type="float">
            <text:p>1425086</text:p>
          </table:table-cell>
          <table:table-cell/>
          <table:table-cell office:value-type="float" office:value="1981774" calcext:value-type="float">
            <text:p>1981774</text:p>
          </table:table-cell>
          <table:table-cell/>
          <table:table-cell office:value-type="float" office:value="1640859" calcext:value-type="float">
            <text:p>1640859</text:p>
          </table:table-cell>
          <table:table-cell/>
          <table:table-cell office:value-type="float" office:value="1573810" calcext:value-type="float">
            <text:p>15738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4040" calcext:value-type="float">
            <text:p>334040</text:p>
          </table:table-cell>
          <table:table-cell/>
          <table:table-cell office:value-type="float" office:value="340053" calcext:value-type="float">
            <text:p>340053</text:p>
          </table:table-cell>
          <table:table-cell/>
          <table:table-cell office:value-type="float" office:value="261103" calcext:value-type="float">
            <text:p>261103</text:p>
          </table:table-cell>
          <table:table-cell/>
          <table:table-cell office:value-type="float" office:value="363374" calcext:value-type="float">
            <text:p>363374</text:p>
          </table:table-cell>
          <table:table-cell/>
          <table:table-cell office:value-type="float" office:value="314641" calcext:value-type="float">
            <text:p>314641</text:p>
          </table:table-cell>
          <table:table-cell/>
          <table:table-cell office:value-type="float" office:value="233792" calcext:value-type="float">
            <text:p>233792</text:p>
          </table:table-cell>
          <table:table-cell/>
          <table:table-cell office:value-type="float" office:value="335707" calcext:value-type="float">
            <text:p>335707</text:p>
          </table:table-cell>
          <table:table-cell/>
          <table:table-cell office:value-type="float" office:value="280802" calcext:value-type="float">
            <text:p>280802</text:p>
          </table:table-cell>
          <table:table-cell/>
          <table:table-cell office:value-type="float" office:value="145267" calcext:value-type="float">
            <text:p>1452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9700" calcext:value-type="float">
            <text:p>159700</text:p>
          </table:table-cell>
          <table:table-cell/>
          <table:table-cell office:value-type="float" office:value="178278" calcext:value-type="float">
            <text:p>178278</text:p>
          </table:table-cell>
          <table:table-cell/>
          <table:table-cell office:value-type="float" office:value="207089" calcext:value-type="float">
            <text:p>207089</text:p>
          </table:table-cell>
          <table:table-cell/>
          <table:table-cell office:value-type="float" office:value="203446" calcext:value-type="float">
            <text:p>203446</text:p>
          </table:table-cell>
          <table:table-cell/>
          <table:table-cell office:value-type="float" office:value="218048" calcext:value-type="float">
            <text:p>218048</text:p>
          </table:table-cell>
          <table:table-cell/>
          <table:table-cell office:value-type="float" office:value="232633" calcext:value-type="float">
            <text:p>232633</text:p>
          </table:table-cell>
          <table:table-cell/>
          <table:table-cell office:value-type="float" office:value="235519" calcext:value-type="float">
            <text:p>235519</text:p>
          </table:table-cell>
          <table:table-cell/>
          <table:table-cell office:value-type="float" office:value="237499" calcext:value-type="float">
            <text:p>237499</text:p>
          </table:table-cell>
          <table:table-cell/>
          <table:table-cell office:value-type="float" office:value="121302" calcext:value-type="float">
            <text:p>12130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8709" calcext:value-type="float">
            <text:p>168709</text:p>
          </table:table-cell>
          <table:table-cell/>
          <table:table-cell office:value-type="float" office:value="201788" calcext:value-type="float">
            <text:p>201788</text:p>
          </table:table-cell>
          <table:table-cell/>
          <table:table-cell office:value-type="float" office:value="217079" calcext:value-type="float">
            <text:p>217079</text:p>
          </table:table-cell>
          <table:table-cell/>
          <table:table-cell office:value-type="float" office:value="134922" calcext:value-type="float">
            <text:p>134922</text:p>
          </table:table-cell>
          <table:table-cell/>
          <table:table-cell office:value-type="float" office:value="127207" calcext:value-type="float">
            <text:p>127207</text:p>
          </table:table-cell>
          <table:table-cell/>
          <table:table-cell office:value-type="float" office:value="107700" calcext:value-type="float">
            <text:p>107700</text:p>
          </table:table-cell>
          <table:table-cell/>
          <table:table-cell office:value-type="float" office:value="166608" calcext:value-type="float">
            <text:p>166608</text:p>
          </table:table-cell>
          <table:table-cell/>
          <table:table-cell office:value-type="float" office:value="113271" calcext:value-type="float">
            <text:p>113271</text:p>
          </table:table-cell>
          <table:table-cell/>
          <table:table-cell office:value-type="float" office:value="148654" calcext:value-type="float">
            <text:p>14865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5056" calcext:value-type="float">
            <text:p>155056</text:p>
          </table:table-cell>
          <table:table-cell/>
          <table:table-cell office:value-type="float" office:value="167808" calcext:value-type="float">
            <text:p>167808</text:p>
          </table:table-cell>
          <table:table-cell/>
          <table:table-cell office:value-type="float" office:value="192347" calcext:value-type="float">
            <text:p>192347</text:p>
          </table:table-cell>
          <table:table-cell/>
          <table:table-cell office:value-type="float" office:value="182629" calcext:value-type="float">
            <text:p>182629</text:p>
          </table:table-cell>
          <table:table-cell/>
          <table:table-cell office:value-type="float" office:value="172017" calcext:value-type="float">
            <text:p>172017</text:p>
          </table:table-cell>
          <table:table-cell/>
          <table:table-cell office:value-type="float" office:value="163801" calcext:value-type="float">
            <text:p>163801</text:p>
          </table:table-cell>
          <table:table-cell/>
          <table:table-cell office:value-type="float" office:value="181932" calcext:value-type="float">
            <text:p>181932</text:p>
          </table:table-cell>
          <table:table-cell/>
          <table:table-cell office:value-type="float" office:value="162746" calcext:value-type="float">
            <text:p>162746</text:p>
          </table:table-cell>
          <table:table-cell/>
          <table:table-cell office:value-type="float" office:value="165136" calcext:value-type="float">
            <text:p>16513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1320" calcext:value-type="float">
            <text:p>171320</text:p>
          </table:table-cell>
          <table:table-cell/>
          <table:table-cell office:value-type="float" office:value="148791" calcext:value-type="float">
            <text:p>148791</text:p>
          </table:table-cell>
          <table:table-cell/>
          <table:table-cell office:value-type="float" office:value="176083" calcext:value-type="float">
            <text:p>176083</text:p>
          </table:table-cell>
          <table:table-cell/>
          <table:table-cell office:value-type="float" office:value="173947" calcext:value-type="float">
            <text:p>173947</text:p>
          </table:table-cell>
          <table:table-cell/>
          <table:table-cell office:value-type="float" office:value="185697" calcext:value-type="float">
            <text:p>185697</text:p>
          </table:table-cell>
          <table:table-cell/>
          <table:table-cell office:value-type="float" office:value="218677" calcext:value-type="float">
            <text:p>218677</text:p>
          </table:table-cell>
          <table:table-cell/>
          <table:table-cell office:value-type="float" office:value="164115" calcext:value-type="float">
            <text:p>164115</text:p>
          </table:table-cell>
          <table:table-cell/>
          <table:table-cell office:value-type="float" office:value="248793" calcext:value-type="float">
            <text:p>248793</text:p>
          </table:table-cell>
          <table:table-cell/>
          <table:table-cell office:value-type="float" office:value="152468" calcext:value-type="float">
            <text:p>15246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851063" calcext:value-type="float">
            <text:p>851063</text:p>
          </table:table-cell>
          <table:table-cell/>
          <table:table-cell office:value-type="float" office:value="1272365" calcext:value-type="float">
            <text:p>1272365</text:p>
          </table:table-cell>
          <table:table-cell/>
          <table:table-cell office:value-type="float" office:value="1534772" calcext:value-type="float">
            <text:p>1534772</text:p>
          </table:table-cell>
          <table:table-cell/>
          <table:table-cell office:value-type="float" office:value="1743869" calcext:value-type="float">
            <text:p>1743869</text:p>
          </table:table-cell>
          <table:table-cell/>
          <table:table-cell office:value-type="float" office:value="2140468" calcext:value-type="float">
            <text:p>214046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966037" calcext:value-type="float">
            <text:p>966037</text:p>
          </table:table-cell>
          <table:table-cell/>
          <table:table-cell office:value-type="float" office:value="1200750" calcext:value-type="float">
            <text:p>1200750</text:p>
          </table:table-cell>
          <table:table-cell/>
          <table:table-cell office:value-type="float" office:value="2006269" calcext:value-type="float">
            <text:p>2006269</text:p>
          </table:table-cell>
          <table:table-cell/>
          <table:table-cell office:value-type="float" office:value="2348623" calcext:value-type="float">
            <text:p>2348623</text:p>
          </table:table-cell>
          <table:table-cell/>
          <table:table-cell office:value-type="float" office:value="2539682" calcext:value-type="float">
            <text:p>2539682</text:p>
          </table:table-cell>
          <table:table-cell/>
          <table:table-cell office:value-type="float" office:value="2524654" calcext:value-type="float">
            <text:p>252465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802256" calcext:value-type="float">
            <text:p>802256</text:p>
          </table:table-cell>
          <table:table-cell/>
          <table:table-cell office:value-type="float" office:value="1689768" calcext:value-type="float">
            <text:p>1689768</text:p>
          </table:table-cell>
          <table:table-cell/>
          <table:table-cell office:value-type="float" office:value="2340036" calcext:value-type="float">
            <text:p>2340036</text:p>
          </table:table-cell>
          <table:table-cell/>
          <table:table-cell office:value-type="float" office:value="2980209" calcext:value-type="float">
            <text:p>2980209</text:p>
          </table:table-cell>
          <table:table-cell/>
          <table:table-cell office:value-type="float" office:value="3320363" calcext:value-type="float">
            <text:p>3320363</text:p>
          </table:table-cell>
          <table:table-cell/>
          <table:table-cell office:value-type="float" office:value="3324675" calcext:value-type="float">
            <text:p>3324675</text:p>
          </table:table-cell>
          <table:table-cell/>
          <table:table-cell office:value-type="float" office:value="1477207" calcext:value-type="float">
            <text:p>1477207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012858" calcext:value-type="float">
            <text:p>1012858</text:p>
          </table:table-cell>
          <table:table-cell/>
          <table:table-cell office:value-type="float" office:value="1612598" calcext:value-type="float">
            <text:p>1612598</text:p>
          </table:table-cell>
          <table:table-cell/>
          <table:table-cell office:value-type="float" office:value="2559999" calcext:value-type="float">
            <text:p>2559999</text:p>
          </table:table-cell>
          <table:table-cell/>
          <table:table-cell office:value-type="float" office:value="3232323" calcext:value-type="float">
            <text:p>3232323</text:p>
          </table:table-cell>
          <table:table-cell/>
          <table:table-cell office:value-type="float" office:value="3826606" calcext:value-type="float">
            <text:p>3826606</text:p>
          </table:table-cell>
          <table:table-cell/>
          <table:table-cell office:value-type="float" office:value="3911382" calcext:value-type="float">
            <text:p>3911382</text:p>
          </table:table-cell>
          <table:table-cell/>
          <table:table-cell office:value-type="float" office:value="1982191" calcext:value-type="float">
            <text:p>1982191</text:p>
          </table:table-cell>
          <table:table-cell/>
          <table:table-cell office:value-type="float" office:value="1633173" calcext:value-type="float">
            <text:p>163317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154974" calcext:value-type="float">
            <text:p>1154974</text:p>
          </table:table-cell>
          <table:table-cell/>
          <table:table-cell office:value-type="float" office:value="1805678" calcext:value-type="float">
            <text:p>1805678</text:p>
          </table:table-cell>
          <table:table-cell/>
          <table:table-cell office:value-type="float" office:value="2773564" calcext:value-type="float">
            <text:p>2773564</text:p>
          </table:table-cell>
          <table:table-cell/>
          <table:table-cell office:value-type="float" office:value="3853970" calcext:value-type="float">
            <text:p>3853970</text:p>
          </table:table-cell>
          <table:table-cell/>
          <table:table-cell office:value-type="float" office:value="4076433" calcext:value-type="float">
            <text:p>4076433</text:p>
          </table:table-cell>
          <table:table-cell/>
          <table:table-cell office:value-type="float" office:value="3663685" calcext:value-type="float">
            <text:p>3663685</text:p>
          </table:table-cell>
          <table:table-cell/>
          <table:table-cell office:value-type="float" office:value="1598750" calcext:value-type="float">
            <text:p>1598750</text:p>
          </table:table-cell>
          <table:table-cell/>
          <table:table-cell office:value-type="float" office:value="1992605" calcext:value-type="float">
            <text:p>1992605</text:p>
          </table:table-cell>
          <table:table-cell/>
          <table:table-cell office:value-type="float" office:value="1451247" calcext:value-type="float">
            <text:p>145124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999951" calcext:value-type="float">
            <text:p>999951</text:p>
          </table:table-cell>
          <table:table-cell/>
          <table:table-cell office:value-type="float" office:value="1950847" calcext:value-type="float">
            <text:p>1950847</text:p>
          </table:table-cell>
          <table:table-cell/>
          <table:table-cell office:value-type="float" office:value="2816668" calcext:value-type="float">
            <text:p>2816668</text:p>
          </table:table-cell>
          <table:table-cell/>
          <table:table-cell office:value-type="float" office:value="4002345" calcext:value-type="float">
            <text:p>4002345</text:p>
          </table:table-cell>
          <table:table-cell/>
          <table:table-cell office:value-type="float" office:value="4921893" calcext:value-type="float">
            <text:p>4921893</text:p>
          </table:table-cell>
          <table:table-cell/>
          <table:table-cell office:value-type="float" office:value="4993903" calcext:value-type="float">
            <text:p>4993903</text:p>
          </table:table-cell>
          <table:table-cell/>
          <table:table-cell office:value-type="float" office:value="3718228" calcext:value-type="float">
            <text:p>3718228</text:p>
          </table:table-cell>
          <table:table-cell/>
          <table:table-cell office:value-type="float" office:value="3201000" calcext:value-type="float">
            <text:p>3201000</text:p>
          </table:table-cell>
          <table:table-cell/>
          <table:table-cell office:value-type="float" office:value="2429418" calcext:value-type="float">
            <text:p>2429418</text:p>
          </table:table-cell>
          <table:table-cell/>
          <table:table-cell office:value-type="float" office:value="1505993" calcext:value-type="float">
            <text:p>150599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939621" calcext:value-type="float">
            <text:p>939621</text:p>
          </table:table-cell>
          <table:table-cell/>
          <table:table-cell office:value-type="float" office:value="1456303" calcext:value-type="float">
            <text:p>1456303</text:p>
          </table:table-cell>
          <table:table-cell/>
          <table:table-cell office:value-type="float" office:value="2050152" calcext:value-type="float">
            <text:p>2050152</text:p>
          </table:table-cell>
          <table:table-cell/>
          <table:table-cell office:value-type="float" office:value="2442456" calcext:value-type="float">
            <text:p>2442456</text:p>
          </table:table-cell>
          <table:table-cell/>
          <table:table-cell office:value-type="float" office:value="2979342" calcext:value-type="float">
            <text:p>2979342</text:p>
          </table:table-cell>
          <table:table-cell/>
          <table:table-cell office:value-type="float" office:value="2903317" calcext:value-type="float">
            <text:p>2903317</text:p>
          </table:table-cell>
          <table:table-cell/>
          <table:table-cell office:value-type="float" office:value="2523877" calcext:value-type="float">
            <text:p>2523877</text:p>
          </table:table-cell>
          <table:table-cell/>
          <table:table-cell office:value-type="float" office:value="2419945" calcext:value-type="float">
            <text:p>2419945</text:p>
          </table:table-cell>
          <table:table-cell/>
          <table:table-cell office:value-type="float" office:value="2216810" calcext:value-type="float">
            <text:p>2216810</text:p>
          </table:table-cell>
          <table:table-cell/>
          <table:table-cell office:value-type="float" office:value="1700572" calcext:value-type="float">
            <text:p>1700572</text:p>
          </table:table-cell>
          <table:table-cell/>
          <table:table-cell office:value-type="float" office:value="1332205" calcext:value-type="float">
            <text:p>133220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906264" calcext:value-type="float">
            <text:p>906264</text:p>
          </table:table-cell>
          <table:table-cell/>
          <table:table-cell office:value-type="float" office:value="1418454" calcext:value-type="float">
            <text:p>1418454</text:p>
          </table:table-cell>
          <table:table-cell/>
          <table:table-cell office:value-type="float" office:value="1952289" calcext:value-type="float">
            <text:p>1952289</text:p>
          </table:table-cell>
          <table:table-cell/>
          <table:table-cell office:value-type="float" office:value="2389522" calcext:value-type="float">
            <text:p>2389522</text:p>
          </table:table-cell>
          <table:table-cell/>
          <table:table-cell office:value-type="float" office:value="2241988" calcext:value-type="float">
            <text:p>2241988</text:p>
          </table:table-cell>
          <table:table-cell/>
          <table:table-cell office:value-type="float" office:value="2790285" calcext:value-type="float">
            <text:p>2790285</text:p>
          </table:table-cell>
          <table:table-cell/>
          <table:table-cell office:value-type="float" office:value="2666145" calcext:value-type="float">
            <text:p>2666145</text:p>
          </table:table-cell>
          <table:table-cell/>
          <table:table-cell office:value-type="float" office:value="2634846" calcext:value-type="float">
            <text:p>2634846</text:p>
          </table:table-cell>
          <table:table-cell/>
          <table:table-cell office:value-type="float" office:value="2347816" calcext:value-type="float">
            <text:p>2347816</text:p>
          </table:table-cell>
          <table:table-cell/>
          <table:table-cell office:value-type="float" office:value="2045392" calcext:value-type="float">
            <text:p>2045392</text:p>
          </table:table-cell>
          <table:table-cell/>
          <table:table-cell office:value-type="float" office:value="1649384" calcext:value-type="float">
            <text:p>1649384</text:p>
          </table:table-cell>
          <table:table-cell/>
          <table:table-cell office:value-type="float" office:value="1238809" calcext:value-type="float">
            <text:p>123880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889226" calcext:value-type="float">
            <text:p>889226</text:p>
          </table:table-cell>
          <table:table-cell/>
          <table:table-cell office:value-type="float" office:value="1338988" calcext:value-type="float">
            <text:p>1338988</text:p>
          </table:table-cell>
          <table:table-cell/>
          <table:table-cell office:value-type="float" office:value="1878339" calcext:value-type="float">
            <text:p>1878339</text:p>
          </table:table-cell>
          <table:table-cell/>
          <table:table-cell office:value-type="float" office:value="2416055" calcext:value-type="float">
            <text:p>2416055</text:p>
          </table:table-cell>
          <table:table-cell/>
          <table:table-cell office:value-type="float" office:value="2795188" calcext:value-type="float">
            <text:p>2795188</text:p>
          </table:table-cell>
          <table:table-cell/>
          <table:table-cell office:value-type="float" office:value="2547540" calcext:value-type="float">
            <text:p>2547540</text:p>
          </table:table-cell>
          <table:table-cell/>
          <table:table-cell office:value-type="float" office:value="2685109" calcext:value-type="float">
            <text:p>2685109</text:p>
          </table:table-cell>
          <table:table-cell/>
          <table:table-cell office:value-type="float" office:value="2652377" calcext:value-type="float">
            <text:p>2652377</text:p>
          </table:table-cell>
          <table:table-cell/>
          <table:table-cell office:value-type="float" office:value="2495962" calcext:value-type="float">
            <text:p>2495962</text:p>
          </table:table-cell>
          <table:table-cell/>
          <table:table-cell office:value-type="float" office:value="2393571" calcext:value-type="float">
            <text:p>2393571</text:p>
          </table:table-cell>
          <table:table-cell/>
          <table:table-cell office:value-type="float" office:value="1967575" calcext:value-type="float">
            <text:p>1967575</text:p>
          </table:table-cell>
          <table:table-cell/>
          <table:table-cell office:value-type="float" office:value="1664939" calcext:value-type="float">
            <text:p>1664939</text:p>
          </table:table-cell>
          <table:table-cell/>
          <table:table-cell office:value-type="float" office:value="1274226" calcext:value-type="float">
            <text:p>127422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58295" calcext:value-type="float">
            <text:p>2758295</text:p>
          </table:table-cell>
          <table:table-cell/>
          <table:table-cell office:value-type="float" office:value="2453153" calcext:value-type="float">
            <text:p>2453153</text:p>
          </table:table-cell>
          <table:table-cell/>
          <table:table-cell office:value-type="float" office:value="2626251" calcext:value-type="float">
            <text:p>2626251</text:p>
          </table:table-cell>
          <table:table-cell/>
          <table:table-cell office:value-type="float" office:value="2624274" calcext:value-type="float">
            <text:p>2624274</text:p>
          </table:table-cell>
          <table:table-cell/>
          <table:table-cell office:value-type="float" office:value="2689009" calcext:value-type="float">
            <text:p>2689009</text:p>
          </table:table-cell>
          <table:table-cell/>
          <table:table-cell office:value-type="float" office:value="2495373" calcext:value-type="float">
            <text:p>2495373</text:p>
          </table:table-cell>
          <table:table-cell/>
          <table:table-cell office:value-type="float" office:value="2107036" calcext:value-type="float">
            <text:p>2107036</text:p>
          </table:table-cell>
          <table:table-cell/>
          <table:table-cell office:value-type="float" office:value="1844453" calcext:value-type="float">
            <text:p>1844453</text:p>
          </table:table-cell>
          <table:table-cell/>
          <table:table-cell office:value-type="float" office:value="1533960" calcext:value-type="float">
            <text:p>153396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61868" calcext:value-type="float">
            <text:p>2661868</text:p>
          </table:table-cell>
          <table:table-cell/>
          <table:table-cell office:value-type="float" office:value="2770972" calcext:value-type="float">
            <text:p>2770972</text:p>
          </table:table-cell>
          <table:table-cell/>
          <table:table-cell office:value-type="float" office:value="2719268" calcext:value-type="float">
            <text:p>2719268</text:p>
          </table:table-cell>
          <table:table-cell/>
          <table:table-cell office:value-type="float" office:value="2748025" calcext:value-type="float">
            <text:p>2748025</text:p>
          </table:table-cell>
          <table:table-cell/>
          <table:table-cell office:value-type="float" office:value="2620769" calcext:value-type="float">
            <text:p>2620769</text:p>
          </table:table-cell>
          <table:table-cell/>
          <table:table-cell office:value-type="float" office:value="2505955" calcext:value-type="float">
            <text:p>2505955</text:p>
          </table:table-cell>
          <table:table-cell/>
          <table:table-cell office:value-type="float" office:value="2171741" calcext:value-type="float">
            <text:p>2171741</text:p>
          </table:table-cell>
          <table:table-cell/>
          <table:table-cell office:value-type="float" office:value="1946710" calcext:value-type="float">
            <text:p>1946710</text:p>
          </table:table-cell>
          <table:table-cell/>
          <table:table-cell office:value-type="float" office:value="1778477" calcext:value-type="float">
            <text:p>17784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49125" calcext:value-type="float">
            <text:p>2749125</text:p>
          </table:table-cell>
          <table:table-cell/>
          <table:table-cell office:value-type="float" office:value="2728966" calcext:value-type="float">
            <text:p>2728966</text:p>
          </table:table-cell>
          <table:table-cell/>
          <table:table-cell office:value-type="float" office:value="2510241" calcext:value-type="float">
            <text:p>2510241</text:p>
          </table:table-cell>
          <table:table-cell/>
          <table:table-cell office:value-type="float" office:value="2511381" calcext:value-type="float">
            <text:p>2511381</text:p>
          </table:table-cell>
          <table:table-cell/>
          <table:table-cell office:value-type="float" office:value="2703267" calcext:value-type="float">
            <text:p>2703267</text:p>
          </table:table-cell>
          <table:table-cell/>
          <table:table-cell office:value-type="float" office:value="2443326" calcext:value-type="float">
            <text:p>2443326</text:p>
          </table:table-cell>
          <table:table-cell/>
          <table:table-cell office:value-type="float" office:value="2096964" calcext:value-type="float">
            <text:p>2096964</text:p>
          </table:table-cell>
          <table:table-cell/>
          <table:table-cell office:value-type="float" office:value="2011161" calcext:value-type="float">
            <text:p>2011161</text:p>
          </table:table-cell>
          <table:table-cell/>
          <table:table-cell office:value-type="float" office:value="1948565" calcext:value-type="float">
            <text:p>194856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32433" calcext:value-type="float">
            <text:p>2632433</text:p>
          </table:table-cell>
          <table:table-cell/>
          <table:table-cell office:value-type="float" office:value="2568601" calcext:value-type="float">
            <text:p>2568601</text:p>
          </table:table-cell>
          <table:table-cell/>
          <table:table-cell office:value-type="float" office:value="2512517" calcext:value-type="float">
            <text:p>2512517</text:p>
          </table:table-cell>
          <table:table-cell/>
          <table:table-cell office:value-type="float" office:value="2681234" calcext:value-type="float">
            <text:p>2681234</text:p>
          </table:table-cell>
          <table:table-cell/>
          <table:table-cell office:value-type="float" office:value="2547117" calcext:value-type="float">
            <text:p>2547117</text:p>
          </table:table-cell>
          <table:table-cell/>
          <table:table-cell office:value-type="float" office:value="2531811" calcext:value-type="float">
            <text:p>2531811</text:p>
          </table:table-cell>
          <table:table-cell/>
          <table:table-cell office:value-type="float" office:value="2118778" calcext:value-type="float">
            <text:p>2118778</text:p>
          </table:table-cell>
          <table:table-cell/>
          <table:table-cell office:value-type="float" office:value="2072607" calcext:value-type="float">
            <text:p>2072607</text:p>
          </table:table-cell>
          <table:table-cell/>
          <table:table-cell office:value-type="float" office:value="1766869" calcext:value-type="float">
            <text:p>17668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61650" calcext:value-type="float">
            <text:p>2661650</text:p>
          </table:table-cell>
          <table:table-cell/>
          <table:table-cell office:value-type="float" office:value="2686793" calcext:value-type="float">
            <text:p>2686793</text:p>
          </table:table-cell>
          <table:table-cell/>
          <table:table-cell office:value-type="float" office:value="2625403" calcext:value-type="float">
            <text:p>2625403</text:p>
          </table:table-cell>
          <table:table-cell/>
          <table:table-cell office:value-type="float" office:value="2540317" calcext:value-type="float">
            <text:p>2540317</text:p>
          </table:table-cell>
          <table:table-cell/>
          <table:table-cell office:value-type="float" office:value="2711254" calcext:value-type="float">
            <text:p>2711254</text:p>
          </table:table-cell>
          <table:table-cell/>
          <table:table-cell office:value-type="float" office:value="2470425" calcext:value-type="float">
            <text:p>2470425</text:p>
          </table:table-cell>
          <table:table-cell/>
          <table:table-cell office:value-type="float" office:value="2199237" calcext:value-type="float">
            <text:p>2199237</text:p>
          </table:table-cell>
          <table:table-cell/>
          <table:table-cell office:value-type="float" office:value="2099046" calcext:value-type="float">
            <text:p>2099046</text:p>
          </table:table-cell>
          <table:table-cell/>
          <table:table-cell office:value-type="float" office:value="2023995" calcext:value-type="float">
            <text:p>202399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53787" calcext:value-type="float">
            <text:p>2353787</text:p>
          </table:table-cell>
          <table:table-cell/>
          <table:table-cell office:value-type="float" office:value="2599876" calcext:value-type="float">
            <text:p>2599876</text:p>
          </table:table-cell>
          <table:table-cell/>
          <table:table-cell office:value-type="float" office:value="2141305" calcext:value-type="float">
            <text:p>2141305</text:p>
          </table:table-cell>
          <table:table-cell/>
          <table:table-cell office:value-type="float" office:value="2569958" calcext:value-type="float">
            <text:p>2569958</text:p>
          </table:table-cell>
          <table:table-cell/>
          <table:table-cell office:value-type="float" office:value="287840" calcext:value-type="float">
            <text:p>287840</text:p>
          </table:table-cell>
          <table:table-cell/>
          <table:table-cell office:value-type="float" office:value="359316" calcext:value-type="float">
            <text:p>359316</text:p>
          </table:table-cell>
          <table:table-cell/>
          <table:table-cell office:value-type="float" office:value="2312187" calcext:value-type="float">
            <text:p>2312187</text:p>
          </table:table-cell>
          <table:table-cell/>
          <table:table-cell office:value-type="float" office:value="290775" calcext:value-type="float">
            <text:p>290775</text:p>
          </table:table-cell>
          <table:table-cell/>
          <table:table-cell office:value-type="float" office:value="299085" calcext:value-type="float">
            <text:p>2990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1940" calcext:value-type="float">
            <text:p>211940</text:p>
          </table:table-cell>
          <table:table-cell/>
          <table:table-cell office:value-type="float" office:value="238608" calcext:value-type="float">
            <text:p>238608</text:p>
          </table:table-cell>
          <table:table-cell/>
          <table:table-cell office:value-type="float" office:value="247336" calcext:value-type="float">
            <text:p>247336</text:p>
          </table:table-cell>
          <table:table-cell/>
          <table:table-cell office:value-type="float" office:value="275428" calcext:value-type="float">
            <text:p>275428</text:p>
          </table:table-cell>
          <table:table-cell/>
          <table:table-cell office:value-type="float" office:value="278193" calcext:value-type="float">
            <text:p>278193</text:p>
          </table:table-cell>
          <table:table-cell/>
          <table:table-cell office:value-type="float" office:value="293537" calcext:value-type="float">
            <text:p>293537</text:p>
          </table:table-cell>
          <table:table-cell/>
          <table:table-cell office:value-type="float" office:value="286677" calcext:value-type="float">
            <text:p>286677</text:p>
          </table:table-cell>
          <table:table-cell/>
          <table:table-cell office:value-type="float" office:value="298732" calcext:value-type="float">
            <text:p>298732</text:p>
          </table:table-cell>
          <table:table-cell/>
          <table:table-cell office:value-type="float" office:value="282781" calcext:value-type="float">
            <text:p>28278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3509" calcext:value-type="float">
            <text:p>203509</text:p>
          </table:table-cell>
          <table:table-cell/>
          <table:table-cell office:value-type="float" office:value="231804" calcext:value-type="float">
            <text:p>231804</text:p>
          </table:table-cell>
          <table:table-cell/>
          <table:table-cell office:value-type="float" office:value="260529" calcext:value-type="float">
            <text:p>260529</text:p>
          </table:table-cell>
          <table:table-cell/>
          <table:table-cell office:value-type="float" office:value="268375" calcext:value-type="float">
            <text:p>268375</text:p>
          </table:table-cell>
          <table:table-cell/>
          <table:table-cell office:value-type="float" office:value="302297" calcext:value-type="float">
            <text:p>302297</text:p>
          </table:table-cell>
          <table:table-cell/>
          <table:table-cell office:value-type="float" office:value="290250" calcext:value-type="float">
            <text:p>290250</text:p>
          </table:table-cell>
          <table:table-cell/>
          <table:table-cell office:value-type="float" office:value="295605" calcext:value-type="float">
            <text:p>295605</text:p>
          </table:table-cell>
          <table:table-cell/>
          <table:table-cell office:value-type="float" office:value="304767" calcext:value-type="float">
            <text:p>304767</text:p>
          </table:table-cell>
          <table:table-cell/>
          <table:table-cell office:value-type="float" office:value="284315" calcext:value-type="float">
            <text:p>28431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975609" calcext:value-type="float">
            <text:p>975609</text:p>
          </table:table-cell>
          <table:table-cell/>
          <table:table-cell office:value-type="float" office:value="1542168" calcext:value-type="float">
            <text:p>1542168</text:p>
          </table:table-cell>
          <table:table-cell/>
          <table:table-cell office:value-type="float" office:value="1910447" calcext:value-type="float">
            <text:p>1910447</text:p>
          </table:table-cell>
          <table:table-cell/>
          <table:table-cell office:value-type="float" office:value="2424242" calcext:value-type="float">
            <text:p>2424242</text:p>
          </table:table-cell>
          <table:table-cell/>
          <table:table-cell office:value-type="float" office:value="1753424" calcext:value-type="float">
            <text:p>175342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081081" calcext:value-type="float">
            <text:p>1081081</text:p>
          </table:table-cell>
          <table:table-cell/>
          <table:table-cell office:value-type="float" office:value="1373390" calcext:value-type="float">
            <text:p>1373390</text:p>
          </table:table-cell>
          <table:table-cell/>
          <table:table-cell office:value-type="float" office:value="2401500" calcext:value-type="float">
            <text:p>2401500</text:p>
          </table:table-cell>
          <table:table-cell/>
          <table:table-cell office:value-type="float" office:value="2997658" calcext:value-type="float">
            <text:p>2997658</text:p>
          </table:table-cell>
          <table:table-cell/>
          <table:table-cell office:value-type="float" office:value="3386243" calcext:value-type="float">
            <text:p>3386243</text:p>
          </table:table-cell>
          <table:table-cell/>
          <table:table-cell office:value-type="float" office:value="3720930" calcext:value-type="float">
            <text:p>372093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843492" calcext:value-type="float">
            <text:p>843492</text:p>
          </table:table-cell>
          <table:table-cell/>
          <table:table-cell office:value-type="float" office:value="1836441" calcext:value-type="float">
            <text:p>1836441</text:p>
          </table:table-cell>
          <table:table-cell/>
          <table:table-cell office:value-type="float" office:value="2694736" calcext:value-type="float">
            <text:p>2694736</text:p>
          </table:table-cell>
          <table:table-cell/>
          <table:table-cell office:value-type="float" office:value="3487738" calcext:value-type="float">
            <text:p>3487738</text:p>
          </table:table-cell>
          <table:table-cell/>
          <table:table-cell office:value-type="float" office:value="4210526" calcext:value-type="float">
            <text:p>4210526</text:p>
          </table:table-cell>
          <table:table-cell/>
          <table:table-cell office:value-type="float" office:value="4413793" calcext:value-type="float">
            <text:p>4413793</text:p>
          </table:table-cell>
          <table:table-cell/>
          <table:table-cell office:value-type="float" office:value="4317032" calcext:value-type="float">
            <text:p>431703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093316" calcext:value-type="float">
            <text:p>1093316</text:p>
          </table:table-cell>
          <table:table-cell/>
          <table:table-cell office:value-type="float" office:value="1841064" calcext:value-type="float">
            <text:p>1841064</text:p>
          </table:table-cell>
          <table:table-cell/>
          <table:table-cell office:value-type="float" office:value="2819383" calcext:value-type="float">
            <text:p>2819383</text:p>
          </table:table-cell>
          <table:table-cell/>
          <table:table-cell office:value-type="float" office:value="3691420" calcext:value-type="float">
            <text:p>3691420</text:p>
          </table:table-cell>
          <table:table-cell/>
          <table:table-cell office:value-type="float" office:value="4507042" calcext:value-type="float">
            <text:p>4507042</text:p>
          </table:table-cell>
          <table:table-cell/>
          <table:table-cell office:value-type="float" office:value="3815201" calcext:value-type="float">
            <text:p>3815201</text:p>
          </table:table-cell>
          <table:table-cell/>
          <table:table-cell office:value-type="float" office:value="4086193" calcext:value-type="float">
            <text:p>4086193</text:p>
          </table:table-cell>
          <table:table-cell/>
          <table:table-cell office:value-type="float" office:value="4031496" calcext:value-type="float">
            <text:p>403149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139423" calcext:value-type="float">
            <text:p>1139423</text:p>
          </table:table-cell>
          <table:table-cell/>
          <table:table-cell office:value-type="float" office:value="1988735" calcext:value-type="float">
            <text:p>1988735</text:p>
          </table:table-cell>
          <table:table-cell/>
          <table:table-cell office:value-type="float" office:value="2848400" calcext:value-type="float">
            <text:p>2848400</text:p>
          </table:table-cell>
          <table:table-cell/>
          <table:table-cell office:value-type="float" office:value="4286312" calcext:value-type="float">
            <text:p>4286312</text:p>
          </table:table-cell>
          <table:table-cell/>
          <table:table-cell office:value-type="float" office:value="5174330" calcext:value-type="float">
            <text:p>5174330</text:p>
          </table:table-cell>
          <table:table-cell/>
          <table:table-cell office:value-type="float" office:value="4087824" calcext:value-type="float">
            <text:p>4087824</text:p>
          </table:table-cell>
          <table:table-cell/>
          <table:table-cell office:value-type="float" office:value="4930187" calcext:value-type="float">
            <text:p>4930187</text:p>
          </table:table-cell>
          <table:table-cell/>
          <table:table-cell office:value-type="float" office:value="5153497" calcext:value-type="float">
            <text:p>5153497</text:p>
          </table:table-cell>
          <table:table-cell/>
          <table:table-cell office:value-type="float" office:value="4999999" calcext:value-type="float">
            <text:p>499999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162315" calcext:value-type="float">
            <text:p>1162315</text:p>
          </table:table-cell>
          <table:table-cell/>
          <table:table-cell office:value-type="float" office:value="1986613" calcext:value-type="float">
            <text:p>1986613</text:p>
          </table:table-cell>
          <table:table-cell/>
          <table:table-cell office:value-type="float" office:value="2867544" calcext:value-type="float">
            <text:p>2867544</text:p>
          </table:table-cell>
          <table:table-cell/>
          <table:table-cell office:value-type="float" office:value="3925627" calcext:value-type="float">
            <text:p>3925627</text:p>
          </table:table-cell>
          <table:table-cell/>
          <table:table-cell office:value-type="float" office:value="5270200" calcext:value-type="float">
            <text:p>5270200</text:p>
          </table:table-cell>
          <table:table-cell/>
          <table:table-cell office:value-type="float" office:value="5439575" calcext:value-type="float">
            <text:p>5439575</text:p>
          </table:table-cell>
          <table:table-cell/>
          <table:table-cell office:value-type="float" office:value="4908916" calcext:value-type="float">
            <text:p>4908916</text:p>
          </table:table-cell>
          <table:table-cell/>
          <table:table-cell office:value-type="float" office:value="4939700" calcext:value-type="float">
            <text:p>4939700</text:p>
          </table:table-cell>
          <table:table-cell/>
          <table:table-cell office:value-type="float" office:value="5270200" calcext:value-type="float">
            <text:p>5270200</text:p>
          </table:table-cell>
          <table:table-cell/>
          <table:table-cell office:value-type="float" office:value="3830901" calcext:value-type="float">
            <text:p>383090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876280" calcext:value-type="float">
            <text:p>876280</text:p>
          </table:table-cell>
          <table:table-cell/>
          <table:table-cell office:value-type="float" office:value="1496146" calcext:value-type="float">
            <text:p>1496146</text:p>
          </table:table-cell>
          <table:table-cell/>
          <table:table-cell office:value-type="float" office:value="2135223" calcext:value-type="float">
            <text:p>2135223</text:p>
          </table:table-cell>
          <table:table-cell/>
          <table:table-cell office:value-type="float" office:value="2649589" calcext:value-type="float">
            <text:p>2649589</text:p>
          </table:table-cell>
          <table:table-cell/>
          <table:table-cell office:value-type="float" office:value="3093421" calcext:value-type="float">
            <text:p>3093421</text:p>
          </table:table-cell>
          <table:table-cell/>
          <table:table-cell office:value-type="float" office:value="3232323" calcext:value-type="float">
            <text:p>3232323</text:p>
          </table:table-cell>
          <table:table-cell/>
          <table:table-cell office:value-type="float" office:value="3075536" calcext:value-type="float">
            <text:p>3075536</text:p>
          </table:table-cell>
          <table:table-cell/>
          <table:table-cell office:value-type="float" office:value="2867945" calcext:value-type="float">
            <text:p>2867945</text:p>
          </table:table-cell>
          <table:table-cell/>
          <table:table-cell office:value-type="float" office:value="2851374" calcext:value-type="float">
            <text:p>2851374</text:p>
          </table:table-cell>
          <table:table-cell/>
          <table:table-cell office:value-type="float" office:value="2605763" calcext:value-type="float">
            <text:p>2605763</text:p>
          </table:table-cell>
          <table:table-cell/>
          <table:table-cell office:value-type="float" office:value="2504279" calcext:value-type="float">
            <text:p>250427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883586" calcext:value-type="float">
            <text:p>883586</text:p>
          </table:table-cell>
          <table:table-cell/>
          <table:table-cell office:value-type="float" office:value="1342906" calcext:value-type="float">
            <text:p>1342906</text:p>
          </table:table-cell>
          <table:table-cell/>
          <table:table-cell office:value-type="float" office:value="2036696" calcext:value-type="float">
            <text:p>2036696</text:p>
          </table:table-cell>
          <table:table-cell/>
          <table:table-cell office:value-type="float" office:value="2560240" calcext:value-type="float">
            <text:p>2560240</text:p>
          </table:table-cell>
          <table:table-cell/>
          <table:table-cell office:value-type="float" office:value="2870759" calcext:value-type="float">
            <text:p>2870759</text:p>
          </table:table-cell>
          <table:table-cell/>
          <table:table-cell office:value-type="float" office:value="2927805" calcext:value-type="float">
            <text:p>2927805</text:p>
          </table:table-cell>
          <table:table-cell/>
          <table:table-cell office:value-type="float" office:value="2947398" calcext:value-type="float">
            <text:p>2947398</text:p>
          </table:table-cell>
          <table:table-cell/>
          <table:table-cell office:value-type="float" office:value="2982813" calcext:value-type="float">
            <text:p>2982813</text:p>
          </table:table-cell>
          <table:table-cell/>
          <table:table-cell office:value-type="float" office:value="2631376" calcext:value-type="float">
            <text:p>2631376</text:p>
          </table:table-cell>
          <table:table-cell/>
          <table:table-cell office:value-type="float" office:value="2836565" calcext:value-type="float">
            <text:p>2836565</text:p>
          </table:table-cell>
          <table:table-cell/>
          <table:table-cell office:value-type="float" office:value="2244998" calcext:value-type="float">
            <text:p>2244998</text:p>
          </table:table-cell>
          <table:table-cell/>
          <table:table-cell office:value-type="float" office:value="2292045" calcext:value-type="float">
            <text:p>229204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839198" calcext:value-type="float">
            <text:p>839198</text:p>
          </table:table-cell>
          <table:table-cell/>
          <table:table-cell office:value-type="float" office:value="1373309" calcext:value-type="float">
            <text:p>1373309</text:p>
          </table:table-cell>
          <table:table-cell/>
          <table:table-cell office:value-type="float" office:value="1974570" calcext:value-type="float">
            <text:p>1974570</text:p>
          </table:table-cell>
          <table:table-cell/>
          <table:table-cell office:value-type="float" office:value="2347412" calcext:value-type="float">
            <text:p>2347412</text:p>
          </table:table-cell>
          <table:table-cell/>
          <table:table-cell office:value-type="float" office:value="2729483" calcext:value-type="float">
            <text:p>2729483</text:p>
          </table:table-cell>
          <table:table-cell/>
          <table:table-cell office:value-type="float" office:value="2983411" calcext:value-type="float">
            <text:p>2983411</text:p>
          </table:table-cell>
          <table:table-cell/>
          <table:table-cell office:value-type="float" office:value="2826777" calcext:value-type="float">
            <text:p>2826777</text:p>
          </table:table-cell>
          <table:table-cell/>
          <table:table-cell office:value-type="float" office:value="2864586" calcext:value-type="float">
            <text:p>2864586</text:p>
          </table:table-cell>
          <table:table-cell/>
          <table:table-cell office:value-type="float" office:value="2879032" calcext:value-type="float">
            <text:p>2879032</text:p>
          </table:table-cell>
          <table:table-cell/>
          <table:table-cell office:value-type="float" office:value="2439329" calcext:value-type="float">
            <text:p>2439329</text:p>
          </table:table-cell>
          <table:table-cell/>
          <table:table-cell office:value-type="float" office:value="2248480" calcext:value-type="float">
            <text:p>2248480</text:p>
          </table:table-cell>
          <table:table-cell/>
          <table:table-cell office:value-type="float" office:value="2165706" calcext:value-type="float">
            <text:p>2165706</text:p>
          </table:table-cell>
          <table:table-cell/>
          <table:table-cell office:value-type="float" office:value="2059067" calcext:value-type="float">
            <text:p>20590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71014" calcext:value-type="float">
            <text:p>2671014</text:p>
          </table:table-cell>
          <table:table-cell/>
          <table:table-cell office:value-type="float" office:value="2495164" calcext:value-type="float">
            <text:p>2495164</text:p>
          </table:table-cell>
          <table:table-cell/>
          <table:table-cell office:value-type="float" office:value="2650039" calcext:value-type="float">
            <text:p>2650039</text:p>
          </table:table-cell>
          <table:table-cell/>
          <table:table-cell office:value-type="float" office:value="2666362" calcext:value-type="float">
            <text:p>2666362</text:p>
          </table:table-cell>
          <table:table-cell/>
          <table:table-cell office:value-type="float" office:value="2331229" calcext:value-type="float">
            <text:p>2331229</text:p>
          </table:table-cell>
          <table:table-cell/>
          <table:table-cell office:value-type="float" office:value="2422163" calcext:value-type="float">
            <text:p>2422163</text:p>
          </table:table-cell>
          <table:table-cell/>
          <table:table-cell office:value-type="float" office:value="2316349" calcext:value-type="float">
            <text:p>2316349</text:p>
          </table:table-cell>
          <table:table-cell/>
          <table:table-cell office:value-type="float" office:value="1885060" calcext:value-type="float">
            <text:p>1885060</text:p>
          </table:table-cell>
          <table:table-cell/>
          <table:table-cell office:value-type="float" office:value="2104208" calcext:value-type="float">
            <text:p>21042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03916" calcext:value-type="float">
            <text:p>2503916</text:p>
          </table:table-cell>
          <table:table-cell/>
          <table:table-cell office:value-type="float" office:value="2786927" calcext:value-type="float">
            <text:p>2786927</text:p>
          </table:table-cell>
          <table:table-cell/>
          <table:table-cell office:value-type="float" office:value="2688634" calcext:value-type="float">
            <text:p>2688634</text:p>
          </table:table-cell>
          <table:table-cell/>
          <table:table-cell office:value-type="float" office:value="2658574" calcext:value-type="float">
            <text:p>2658574</text:p>
          </table:table-cell>
          <table:table-cell/>
          <table:table-cell office:value-type="float" office:value="2513741" calcext:value-type="float">
            <text:p>2513741</text:p>
          </table:table-cell>
          <table:table-cell/>
          <table:table-cell office:value-type="float" office:value="2542924" calcext:value-type="float">
            <text:p>2542924</text:p>
          </table:table-cell>
          <table:table-cell/>
          <table:table-cell office:value-type="float" office:value="2282315" calcext:value-type="float">
            <text:p>2282315</text:p>
          </table:table-cell>
          <table:table-cell/>
          <table:table-cell office:value-type="float" office:value="1999682" calcext:value-type="float">
            <text:p>1999682</text:p>
          </table:table-cell>
          <table:table-cell/>
          <table:table-cell office:value-type="float" office:value="2123772" calcext:value-type="float">
            <text:p>21237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80446" calcext:value-type="float">
            <text:p>2480446</text:p>
          </table:table-cell>
          <table:table-cell/>
          <table:table-cell office:value-type="float" office:value="2698470" calcext:value-type="float">
            <text:p>2698470</text:p>
          </table:table-cell>
          <table:table-cell/>
          <table:table-cell office:value-type="float" office:value="2329539" calcext:value-type="float">
            <text:p>2329539</text:p>
          </table:table-cell>
          <table:table-cell/>
          <table:table-cell office:value-type="float" office:value="2604515" calcext:value-type="float">
            <text:p>2604515</text:p>
          </table:table-cell>
          <table:table-cell/>
          <table:table-cell office:value-type="float" office:value="2588416" calcext:value-type="float">
            <text:p>2588416</text:p>
          </table:table-cell>
          <table:table-cell/>
          <table:table-cell office:value-type="float" office:value="2578934" calcext:value-type="float">
            <text:p>2578934</text:p>
          </table:table-cell>
          <table:table-cell/>
          <table:table-cell office:value-type="float" office:value="2069470" calcext:value-type="float">
            <text:p>2069470</text:p>
          </table:table-cell>
          <table:table-cell/>
          <table:table-cell office:value-type="float" office:value="2157034" calcext:value-type="float">
            <text:p>2157034</text:p>
          </table:table-cell>
          <table:table-cell/>
          <table:table-cell office:value-type="float" office:value="2097175" calcext:value-type="float">
            <text:p>209717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40890" calcext:value-type="float">
            <text:p>2640890</text:p>
          </table:table-cell>
          <table:table-cell/>
          <table:table-cell office:value-type="float" office:value="2570059" calcext:value-type="float">
            <text:p>2570059</text:p>
          </table:table-cell>
          <table:table-cell/>
          <table:table-cell office:value-type="float" office:value="2599108" calcext:value-type="float">
            <text:p>2599108</text:p>
          </table:table-cell>
          <table:table-cell/>
          <table:table-cell office:value-type="float" office:value="2514775" calcext:value-type="float">
            <text:p>2514775</text:p>
          </table:table-cell>
          <table:table-cell/>
          <table:table-cell office:value-type="float" office:value="2561468" calcext:value-type="float">
            <text:p>2561468</text:p>
          </table:table-cell>
          <table:table-cell/>
          <table:table-cell office:value-type="float" office:value="2549044" calcext:value-type="float">
            <text:p>2549044</text:p>
          </table:table-cell>
          <table:table-cell/>
          <table:table-cell office:value-type="float" office:value="1976528" calcext:value-type="float">
            <text:p>1976528</text:p>
          </table:table-cell>
          <table:table-cell/>
          <table:table-cell office:value-type="float" office:value="2043641" calcext:value-type="float">
            <text:p>2043641</text:p>
          </table:table-cell>
          <table:table-cell/>
          <table:table-cell office:value-type="float" office:value="1599831" calcext:value-type="float">
            <text:p>159983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31030" calcext:value-type="float">
            <text:p>2431030</text:p>
          </table:table-cell>
          <table:table-cell/>
          <table:table-cell office:value-type="float" office:value="2350065" calcext:value-type="float">
            <text:p>2350065</text:p>
          </table:table-cell>
          <table:table-cell/>
          <table:table-cell office:value-type="float" office:value="2620796" calcext:value-type="float">
            <text:p>2620796</text:p>
          </table:table-cell>
          <table:table-cell/>
          <table:table-cell office:value-type="float" office:value="2605008" calcext:value-type="float">
            <text:p>2605008</text:p>
          </table:table-cell>
          <table:table-cell/>
          <table:table-cell office:value-type="float" office:value="2682523" calcext:value-type="float">
            <text:p>2682523</text:p>
          </table:table-cell>
          <table:table-cell/>
          <table:table-cell office:value-type="float" office:value="2472525" calcext:value-type="float">
            <text:p>2472525</text:p>
          </table:table-cell>
          <table:table-cell/>
          <table:table-cell office:value-type="float" office:value="2272092" calcext:value-type="float">
            <text:p>2272092</text:p>
          </table:table-cell>
          <table:table-cell/>
          <table:table-cell office:value-type="float" office:value="2096068" calcext:value-type="float">
            <text:p>2096068</text:p>
          </table:table-cell>
          <table:table-cell/>
          <table:table-cell office:value-type="float" office:value="2036437" calcext:value-type="float">
            <text:p>203643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7707" calcext:value-type="float">
            <text:p>197707</text:p>
          </table:table-cell>
          <table:table-cell/>
          <table:table-cell office:value-type="float" office:value="2493109" calcext:value-type="float">
            <text:p>2493109</text:p>
          </table:table-cell>
          <table:table-cell/>
          <table:table-cell office:value-type="float" office:value="2431900" calcext:value-type="float">
            <text:p>2431900</text:p>
          </table:table-cell>
          <table:table-cell/>
          <table:table-cell office:value-type="float" office:value="2537408" calcext:value-type="float">
            <text:p>2537408</text:p>
          </table:table-cell>
          <table:table-cell/>
          <table:table-cell office:value-type="float" office:value="288570" calcext:value-type="float">
            <text:p>288570</text:p>
          </table:table-cell>
          <table:table-cell/>
          <table:table-cell office:value-type="float" office:value="2360111" calcext:value-type="float">
            <text:p>2360111</text:p>
          </table:table-cell>
          <table:table-cell/>
          <table:table-cell office:value-type="float" office:value="2107178" calcext:value-type="float">
            <text:p>2107178</text:p>
          </table:table-cell>
          <table:table-cell/>
          <table:table-cell office:value-type="float" office:value="293423" calcext:value-type="float">
            <text:p>293423</text:p>
          </table:table-cell>
          <table:table-cell/>
          <table:table-cell office:value-type="float" office:value="294306" calcext:value-type="float">
            <text:p>29430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3788" calcext:value-type="float">
            <text:p>213788</text:p>
          </table:table-cell>
          <table:table-cell/>
          <table:table-cell office:value-type="float" office:value="229009" calcext:value-type="float">
            <text:p>229009</text:p>
          </table:table-cell>
          <table:table-cell/>
          <table:table-cell office:value-type="float" office:value="249876" calcext:value-type="float">
            <text:p>249876</text:p>
          </table:table-cell>
          <table:table-cell/>
          <table:table-cell office:value-type="float" office:value="278144" calcext:value-type="float">
            <text:p>278144</text:p>
          </table:table-cell>
          <table:table-cell/>
          <table:table-cell office:value-type="float" office:value="283579" calcext:value-type="float">
            <text:p>283579</text:p>
          </table:table-cell>
          <table:table-cell/>
          <table:table-cell office:value-type="float" office:value="290150" calcext:value-type="float">
            <text:p>290150</text:p>
          </table:table-cell>
          <table:table-cell/>
          <table:table-cell office:value-type="float" office:value="292028" calcext:value-type="float">
            <text:p>292028</text:p>
          </table:table-cell>
          <table:table-cell/>
          <table:table-cell office:value-type="float" office:value="295548" calcext:value-type="float">
            <text:p>295548</text:p>
          </table:table-cell>
          <table:table-cell/>
          <table:table-cell office:value-type="float" office:value="289955" calcext:value-type="float">
            <text:p>2899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2238" calcext:value-type="float">
            <text:p>202238</text:p>
          </table:table-cell>
          <table:table-cell/>
          <table:table-cell office:value-type="float" office:value="228283" calcext:value-type="float">
            <text:p>228283</text:p>
          </table:table-cell>
          <table:table-cell/>
          <table:table-cell office:value-type="float" office:value="253565" calcext:value-type="float">
            <text:p>253565</text:p>
          </table:table-cell>
          <table:table-cell/>
          <table:table-cell office:value-type="float" office:value="257968" calcext:value-type="float">
            <text:p>257968</text:p>
          </table:table-cell>
          <table:table-cell/>
          <table:table-cell office:value-type="float" office:value="298377" calcext:value-type="float">
            <text:p>298377</text:p>
          </table:table-cell>
          <table:table-cell/>
          <table:table-cell office:value-type="float" office:value="296066" calcext:value-type="float">
            <text:p>296066</text:p>
          </table:table-cell>
          <table:table-cell/>
          <table:table-cell office:value-type="float" office:value="288651" calcext:value-type="float">
            <text:p>288651</text:p>
          </table:table-cell>
          <table:table-cell/>
          <table:table-cell office:value-type="float" office:value="318251" calcext:value-type="float">
            <text:p>318251</text:p>
          </table:table-cell>
          <table:table-cell/>
          <table:table-cell office:value-type="float" office:value="282069" calcext:value-type="float">
            <text:p>282069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6:31:08.606453684</dc:date>
    <meta:editing-duration>PT39M6S</meta:editing-duration>
    <meta:editing-cycles>5</meta:editing-cycles>
    <meta:generator>LibreOffice/5.2.7.2$Linux_X86_64 LibreOffice_project/20m0$Build-2</meta:generator>
    <meta:document-statistic meta:table-count="1" meta:cell-count="52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029cm" svg:y="0.316cm" chart:style-name="ch2">
          <text:p>WINDOWS64 Write Report (OpenXT-7)</text:p>
        </chart:title>
        <chart:subtitle svg:x="4.042cm" svg:y="1.275cm" chart:style-name="ch3">
          <text:p>using upstream PV drivers and no encryption</text:p>
        </chart:subtitle>
        <chart:legend chart:legend-position="end" svg:x="14.323cm" svg:y="1.216cm" style:legend-expansion="high" chart:style-name="ch4"/>
        <chart:plot-area chart:style-name="ch5" table:cell-range-address="WINDOWS64_INDIRECT_upv_oxt_7_noenc.C187:WINDOWS64_INDIRECT_upv_oxt_7_noenc.P204" chart:data-source-has-labels="both" svg:x="1.331cm" svg:y="2.138cm" svg:width="9.643cm" svg:height="5.70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933cm" svg:y="2.138cm" svg:width="7.455cm" svg:height="4.26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6cm" svg:y="8.025cm" chart:style-name="ch7">
              <text:p>File Size (KB)</text:p>
            </chart:title>
            <chart:categories table:cell-range-address="WINDOWS64_INDIRECT_upv_oxt_7_noenc.C188:WINDOWS64_INDIRECT_upv_oxt_7_noenc.C204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4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INDOWS64_INDIRECT_upv_oxt_7_noenc.D188:WINDOWS64_INDIRECT_upv_oxt_7_noenc.D204" chart:label-cell-address="WINDOWS64_INDIRECT_upv_oxt_7_noenc.D187:WINDOWS64_INDIRECT_upv_oxt_7_noenc.D187" chart:class="chart:bar">
            <chart:data-point chart:repeated="17"/>
          </chart:series>
          <chart:series chart:style-name="ch13" chart:values-cell-range-address="WINDOWS64_INDIRECT_upv_oxt_7_noenc.E188:WINDOWS64_INDIRECT_upv_oxt_7_noenc.E204" chart:label-cell-address="WINDOWS64_INDIRECT_upv_oxt_7_noenc.E187:WINDOWS64_INDIRECT_upv_oxt_7_noenc.E187" chart:class="chart:bar">
            <chart:data-point chart:repeated="17"/>
          </chart:series>
          <chart:series chart:style-name="ch14" chart:values-cell-range-address="WINDOWS64_INDIRECT_upv_oxt_7_noenc.F188:WINDOWS64_INDIRECT_upv_oxt_7_noenc.F204" chart:label-cell-address="WINDOWS64_INDIRECT_upv_oxt_7_noenc.F187:WINDOWS64_INDIRECT_upv_oxt_7_noenc.F187" chart:class="chart:bar">
            <chart:data-point chart:repeated="17"/>
          </chart:series>
          <chart:series chart:style-name="ch15" chart:values-cell-range-address="WINDOWS64_INDIRECT_upv_oxt_7_noenc.G188:WINDOWS64_INDIRECT_upv_oxt_7_noenc.G204" chart:label-cell-address="WINDOWS64_INDIRECT_upv_oxt_7_noenc.G187:WINDOWS64_INDIRECT_upv_oxt_7_noenc.G187" chart:class="chart:bar">
            <chart:data-point chart:repeated="17"/>
          </chart:series>
          <chart:series chart:style-name="ch16" chart:values-cell-range-address="WINDOWS64_INDIRECT_upv_oxt_7_noenc.H188:WINDOWS64_INDIRECT_upv_oxt_7_noenc.H204" chart:label-cell-address="WINDOWS64_INDIRECT_upv_oxt_7_noenc.H187:WINDOWS64_INDIRECT_upv_oxt_7_noenc.H187" chart:class="chart:bar">
            <chart:data-point chart:repeated="17"/>
          </chart:series>
          <chart:series chart:style-name="ch17" chart:values-cell-range-address="WINDOWS64_INDIRECT_upv_oxt_7_noenc.I188:WINDOWS64_INDIRECT_upv_oxt_7_noenc.I204" chart:label-cell-address="WINDOWS64_INDIRECT_upv_oxt_7_noenc.I187:WINDOWS64_INDIRECT_upv_oxt_7_noenc.I187" chart:class="chart:bar">
            <chart:data-point chart:repeated="17"/>
          </chart:series>
          <chart:series chart:style-name="ch18" chart:values-cell-range-address="WINDOWS64_INDIRECT_upv_oxt_7_noenc.J188:WINDOWS64_INDIRECT_upv_oxt_7_noenc.J204" chart:label-cell-address="WINDOWS64_INDIRECT_upv_oxt_7_noenc.J187:WINDOWS64_INDIRECT_upv_oxt_7_noenc.J187" chart:class="chart:bar">
            <chart:data-point chart:repeated="17"/>
          </chart:series>
          <chart:series chart:style-name="ch19" chart:values-cell-range-address="WINDOWS64_INDIRECT_upv_oxt_7_noenc.K188:WINDOWS64_INDIRECT_upv_oxt_7_noenc.K204" chart:label-cell-address="WINDOWS64_INDIRECT_upv_oxt_7_noenc.K187:WINDOWS64_INDIRECT_upv_oxt_7_noenc.K187" chart:class="chart:bar">
            <chart:data-point chart:repeated="17"/>
          </chart:series>
          <chart:series chart:style-name="ch20" chart:values-cell-range-address="WINDOWS64_INDIRECT_upv_oxt_7_noenc.L188:WINDOWS64_INDIRECT_upv_oxt_7_noenc.L204" chart:label-cell-address="WINDOWS64_INDIRECT_upv_oxt_7_noenc.L187:WINDOWS64_INDIRECT_upv_oxt_7_noenc.L187" chart:class="chart:bar">
            <chart:data-point chart:repeated="17"/>
          </chart:series>
          <chart:series chart:style-name="ch21" chart:values-cell-range-address="WINDOWS64_INDIRECT_upv_oxt_7_noenc.M188:WINDOWS64_INDIRECT_upv_oxt_7_noenc.M204" chart:label-cell-address="WINDOWS64_INDIRECT_upv_oxt_7_noenc.M187:WINDOWS64_INDIRECT_upv_oxt_7_noenc.M187" chart:class="chart:bar">
            <chart:data-point chart:repeated="17"/>
          </chart:series>
          <chart:series chart:style-name="ch22" chart:values-cell-range-address="WINDOWS64_INDIRECT_upv_oxt_7_noenc.N188:WINDOWS64_INDIRECT_upv_oxt_7_noenc.N204" chart:label-cell-address="WINDOWS64_INDIRECT_upv_oxt_7_noenc.N187:WINDOWS64_INDIRECT_upv_oxt_7_noenc.N187" chart:class="chart:bar">
            <chart:data-point chart:repeated="17"/>
          </chart:series>
          <chart:series chart:style-name="ch23" chart:values-cell-range-address="WINDOWS64_INDIRECT_upv_oxt_7_noenc.O188:WINDOWS64_INDIRECT_upv_oxt_7_noenc.O204" chart:label-cell-address="WINDOWS64_INDIRECT_upv_oxt_7_noenc.O187:WINDOWS64_INDIRECT_upv_oxt_7_noenc.O187" chart:class="chart:bar">
            <chart:data-point chart:repeated="17"/>
          </chart:series>
          <chart:series chart:style-name="ch12" chart:values-cell-range-address="WINDOWS64_INDIRECT_upv_oxt_7_noenc.P188:WINDOWS64_INDIRECT_upv_oxt_7_noenc.P204" chart:label-cell-address="WINDOWS64_INDIRECT_upv_oxt_7_noenc.P187:WINDOWS64_INDIRECT_upv_oxt_7_noenc.P187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INDIRECT_upv_oxt_7_noenc.D187:WINDOWS64_INDIRECT_upv_oxt_7_noenc.D187</svg:desc>
                </draw:g>
              </table:table-cell>
              <table:table-cell office:value-type="string">
                <text:p>8</text:p>
                <draw:g>
                  <svg:desc>WINDOWS64_INDIRECT_upv_oxt_7_noenc.E187:WINDOWS64_INDIRECT_upv_oxt_7_noenc.E187</svg:desc>
                </draw:g>
              </table:table-cell>
              <table:table-cell office:value-type="string">
                <text:p>16</text:p>
                <draw:g>
                  <svg:desc>WINDOWS64_INDIRECT_upv_oxt_7_noenc.F187:WINDOWS64_INDIRECT_upv_oxt_7_noenc.F187</svg:desc>
                </draw:g>
              </table:table-cell>
              <table:table-cell office:value-type="string">
                <text:p>32</text:p>
                <draw:g>
                  <svg:desc>WINDOWS64_INDIRECT_upv_oxt_7_noenc.G187:WINDOWS64_INDIRECT_upv_oxt_7_noenc.G187</svg:desc>
                </draw:g>
              </table:table-cell>
              <table:table-cell office:value-type="string">
                <text:p>64</text:p>
                <draw:g>
                  <svg:desc>WINDOWS64_INDIRECT_upv_oxt_7_noenc.H187:WINDOWS64_INDIRECT_upv_oxt_7_noenc.H187</svg:desc>
                </draw:g>
              </table:table-cell>
              <table:table-cell office:value-type="string">
                <text:p>128</text:p>
                <draw:g>
                  <svg:desc>WINDOWS64_INDIRECT_upv_oxt_7_noenc.I187:WINDOWS64_INDIRECT_upv_oxt_7_noenc.I187</svg:desc>
                </draw:g>
              </table:table-cell>
              <table:table-cell office:value-type="string">
                <text:p>256</text:p>
                <draw:g>
                  <svg:desc>WINDOWS64_INDIRECT_upv_oxt_7_noenc.J187:WINDOWS64_INDIRECT_upv_oxt_7_noenc.J187</svg:desc>
                </draw:g>
              </table:table-cell>
              <table:table-cell office:value-type="string">
                <text:p>512</text:p>
                <draw:g>
                  <svg:desc>WINDOWS64_INDIRECT_upv_oxt_7_noenc.K187:WINDOWS64_INDIRECT_upv_oxt_7_noenc.K187</svg:desc>
                </draw:g>
              </table:table-cell>
              <table:table-cell office:value-type="string">
                <text:p>1024</text:p>
                <draw:g>
                  <svg:desc>WINDOWS64_INDIRECT_upv_oxt_7_noenc.L187:WINDOWS64_INDIRECT_upv_oxt_7_noenc.L187</svg:desc>
                </draw:g>
              </table:table-cell>
              <table:table-cell office:value-type="string">
                <text:p>2048</text:p>
                <draw:g>
                  <svg:desc>WINDOWS64_INDIRECT_upv_oxt_7_noenc.M187:WINDOWS64_INDIRECT_upv_oxt_7_noenc.M187</svg:desc>
                </draw:g>
              </table:table-cell>
              <table:table-cell office:value-type="string">
                <text:p>4096</text:p>
                <draw:g>
                  <svg:desc>WINDOWS64_INDIRECT_upv_oxt_7_noenc.N187:WINDOWS64_INDIRECT_upv_oxt_7_noenc.N187</svg:desc>
                </draw:g>
              </table:table-cell>
              <table:table-cell office:value-type="string">
                <text:p>8192</text:p>
                <draw:g>
                  <svg:desc>WINDOWS64_INDIRECT_upv_oxt_7_noenc.O187:WINDOWS64_INDIRECT_upv_oxt_7_noenc.O187</svg:desc>
                </draw:g>
              </table:table-cell>
              <table:table-cell office:value-type="string">
                <text:p>16384</text:p>
                <draw:g>
                  <svg:desc>WINDOWS64_INDIRECT_upv_oxt_7_noenc.P187:WINDOWS64_INDIRECT_upv_oxt_7_noenc.P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INDIRECT_upv_oxt_7_noenc.C188:WINDOWS64_INDIRECT_upv_oxt_7_noenc.C204</svg:desc>
                </draw:g>
              </table:table-cell>
              <table:table-cell office:value-type="float" office:value="244274">
                <text:p>244274</text:p>
                <draw:g>
                  <svg:desc>WINDOWS64_INDIRECT_upv_oxt_7_noenc.D188:WINDOWS64_INDIRECT_upv_oxt_7_noenc.D204</svg:desc>
                </draw:g>
              </table:table-cell>
              <table:table-cell office:value-type="float" office:value="302886">
                <text:p>302886</text:p>
                <draw:g>
                  <svg:desc>WINDOWS64_INDIRECT_upv_oxt_7_noenc.E188:WINDOWS64_INDIRECT_upv_oxt_7_noenc.E204</svg:desc>
                </draw:g>
              </table:table-cell>
              <table:table-cell office:value-type="float" office:value="267335">
                <text:p>267335</text:p>
                <draw:g>
                  <svg:desc>WINDOWS64_INDIRECT_upv_oxt_7_noenc.F188:WINDOWS64_INDIRECT_upv_oxt_7_noenc.F204</svg:desc>
                </draw:g>
              </table:table-cell>
              <table:table-cell office:value-type="float" office:value="379146">
                <text:p>379146</text:p>
                <draw:g>
                  <svg:desc>WINDOWS64_INDIRECT_upv_oxt_7_noenc.G188:WINDOWS64_INDIRECT_upv_oxt_7_noenc.G204</svg:desc>
                </draw:g>
              </table:table-cell>
              <table:table-cell office:value-type="float" office:value="591497">
                <text:p>591497</text:p>
                <draw:g>
                  <svg:desc>WINDOWS64_INDIRECT_upv_oxt_7_noenc.H188:WINDOWS64_INDIRECT_upv_oxt_7_noenc.H204</svg:desc>
                </draw:g>
              </table:table-cell>
              <table:table-cell office:value-type="float" office:value="NaN">
                <text:p>NaN</text:p>
                <draw:g>
                  <svg:desc>WINDOWS64_INDIRECT_upv_oxt_7_noenc.I188:WINDOWS64_INDIRECT_upv_oxt_7_noenc.I204</svg:desc>
                </draw:g>
              </table:table-cell>
              <table:table-cell office:value-type="float" office:value="NaN">
                <text:p>NaN</text:p>
                <draw:g>
                  <svg:desc>WINDOWS64_INDIRECT_upv_oxt_7_noenc.J188:WINDOWS64_INDIRECT_upv_oxt_7_noenc.J204</svg:desc>
                </draw:g>
              </table:table-cell>
              <table:table-cell office:value-type="float" office:value="NaN">
                <text:p>NaN</text:p>
                <draw:g>
                  <svg:desc>WINDOWS64_INDIRECT_upv_oxt_7_noenc.K188:WINDOWS64_INDIRECT_upv_oxt_7_noenc.K204</svg:desc>
                </draw:g>
              </table:table-cell>
              <table:table-cell office:value-type="float" office:value="NaN">
                <text:p>NaN</text:p>
                <draw:g>
                  <svg:desc>WINDOWS64_INDIRECT_upv_oxt_7_noenc.L188:WINDOWS64_INDIRECT_upv_oxt_7_noenc.L204</svg:desc>
                </draw:g>
              </table:table-cell>
              <table:table-cell office:value-type="float" office:value="NaN">
                <text:p>NaN</text:p>
                <draw:g>
                  <svg:desc>WINDOWS64_INDIRECT_upv_oxt_7_noenc.M188:WINDOWS64_INDIRECT_upv_oxt_7_noenc.M204</svg:desc>
                </draw:g>
              </table:table-cell>
              <table:table-cell office:value-type="float" office:value="NaN">
                <text:p>NaN</text:p>
                <draw:g>
                  <svg:desc>WINDOWS64_INDIRECT_upv_oxt_7_noenc.N188:WINDOWS64_INDIRECT_upv_oxt_7_noenc.N204</svg:desc>
                </draw:g>
              </table:table-cell>
              <table:table-cell office:value-type="float" office:value="NaN">
                <text:p>NaN</text:p>
                <draw:g>
                  <svg:desc>WINDOWS64_INDIRECT_upv_oxt_7_noenc.O188:WINDOWS64_INDIRECT_upv_oxt_7_noenc.O204</svg:desc>
                </draw:g>
              </table:table-cell>
              <table:table-cell office:value-type="float" office:value="NaN">
                <text:p>NaN</text:p>
                <draw:g>
                  <svg:desc>WINDOWS64_INDIRECT_upv_oxt_7_noenc.P188:WINDOWS64_INDIRECT_upv_oxt_7_noenc.P20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7342">
                <text:p>357342</text:p>
              </table:table-cell>
              <table:table-cell office:value-type="float" office:value="387174">
                <text:p>387174</text:p>
              </table:table-cell>
              <table:table-cell office:value-type="float" office:value="495931">
                <text:p>495931</text:p>
              </table:table-cell>
              <table:table-cell office:value-type="float" office:value="477077">
                <text:p>477077</text:p>
              </table:table-cell>
              <table:table-cell office:value-type="float" office:value="668058">
                <text:p>668058</text:p>
              </table:table-cell>
              <table:table-cell office:value-type="float" office:value="853902">
                <text:p>85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9465">
                <text:p>419465</text:p>
              </table:table-cell>
              <table:table-cell office:value-type="float" office:value="632723">
                <text:p>632723</text:p>
              </table:table-cell>
              <table:table-cell office:value-type="float" office:value="763951">
                <text:p>763951</text:p>
              </table:table-cell>
              <table:table-cell office:value-type="float" office:value="775522">
                <text:p>775522</text:p>
              </table:table-cell>
              <table:table-cell office:value-type="float" office:value="885506">
                <text:p>885506</text:p>
              </table:table-cell>
              <table:table-cell office:value-type="float" office:value="1098712">
                <text:p>1098712</text:p>
              </table:table-cell>
              <table:table-cell office:value-type="float" office:value="1253059">
                <text:p>125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92318">
                <text:p>592318</text:p>
              </table:table-cell>
              <table:table-cell office:value-type="float" office:value="797507">
                <text:p>797507</text:p>
              </table:table-cell>
              <table:table-cell office:value-type="float" office:value="1072925">
                <text:p>1072925</text:p>
              </table:table-cell>
              <table:table-cell office:value-type="float" office:value="987654">
                <text:p>987654</text:p>
              </table:table-cell>
              <table:table-cell office:value-type="float" office:value="1356650">
                <text:p>1356650</text:p>
              </table:table-cell>
              <table:table-cell office:value-type="float" office:value="1498829">
                <text:p>1498829</text:p>
              </table:table-cell>
              <table:table-cell office:value-type="float" office:value="1657494">
                <text:p>1657494</text:p>
              </table:table-cell>
              <table:table-cell office:value-type="float" office:value="1593030">
                <text:p>1593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39360">
                <text:p>639360</text:p>
              </table:table-cell>
              <table:table-cell office:value-type="float" office:value="989658">
                <text:p>989658</text:p>
              </table:table-cell>
              <table:table-cell office:value-type="float" office:value="1033821">
                <text:p>1033821</text:p>
              </table:table-cell>
              <table:table-cell office:value-type="float" office:value="1685319">
                <text:p>1685319</text:p>
              </table:table-cell>
              <table:table-cell office:value-type="float" office:value="1775927">
                <text:p>1775927</text:p>
              </table:table-cell>
              <table:table-cell office:value-type="float" office:value="1938659">
                <text:p>1938659</text:p>
              </table:table-cell>
              <table:table-cell office:value-type="float" office:value="2008236">
                <text:p>2008236</text:p>
              </table:table-cell>
              <table:table-cell office:value-type="float" office:value="2204520">
                <text:p>2204520</text:p>
              </table:table-cell>
              <table:table-cell office:value-type="float" office:value="2061191">
                <text:p>206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680783">
                <text:p>680783</text:p>
              </table:table-cell>
              <table:table-cell office:value-type="float" office:value="1072363">
                <text:p>1072363</text:p>
              </table:table-cell>
              <table:table-cell office:value-type="float" office:value="1497623">
                <text:p>1497623</text:p>
              </table:table-cell>
              <table:table-cell office:value-type="float" office:value="1787241">
                <text:p>1787241</text:p>
              </table:table-cell>
              <table:table-cell office:value-type="float" office:value="2003913">
                <text:p>2003913</text:p>
              </table:table-cell>
              <table:table-cell office:value-type="float" office:value="2288012">
                <text:p>2288012</text:p>
              </table:table-cell>
              <table:table-cell office:value-type="float" office:value="2417945">
                <text:p>2417945</text:p>
              </table:table-cell>
              <table:table-cell office:value-type="float" office:value="2440710">
                <text:p>2440710</text:p>
              </table:table-cell>
              <table:table-cell office:value-type="float" office:value="2178955">
                <text:p>2178955</text:p>
              </table:table-cell>
              <table:table-cell office:value-type="float" office:value="2292879">
                <text:p>229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700254">
                <text:p>700254</text:p>
              </table:table-cell>
              <table:table-cell office:value-type="float" office:value="1107446">
                <text:p>1107446</text:p>
              </table:table-cell>
              <table:table-cell office:value-type="float" office:value="1548640">
                <text:p>1548640</text:p>
              </table:table-cell>
              <table:table-cell office:value-type="float" office:value="1935636">
                <text:p>1935636</text:p>
              </table:table-cell>
              <table:table-cell office:value-type="float" office:value="2271769">
                <text:p>2271769</text:p>
              </table:table-cell>
              <table:table-cell office:value-type="float" office:value="2069627">
                <text:p>2069627</text:p>
              </table:table-cell>
              <table:table-cell office:value-type="float" office:value="2559360">
                <text:p>2559360</text:p>
              </table:table-cell>
              <table:table-cell office:value-type="float" office:value="2628674">
                <text:p>2628674</text:p>
              </table:table-cell>
              <table:table-cell office:value-type="float" office:value="2518135">
                <text:p>2518135</text:p>
              </table:table-cell>
              <table:table-cell office:value-type="float" office:value="2398547">
                <text:p>2398547</text:p>
              </table:table-cell>
              <table:table-cell office:value-type="float" office:value="2235685">
                <text:p>2235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694855">
                <text:p>694855</text:p>
              </table:table-cell>
              <table:table-cell office:value-type="float" office:value="1042119">
                <text:p>1042119</text:p>
              </table:table-cell>
              <table:table-cell office:value-type="float" office:value="1419191">
                <text:p>1419191</text:p>
              </table:table-cell>
              <table:table-cell office:value-type="float" office:value="1402571">
                <text:p>1402571</text:p>
              </table:table-cell>
              <table:table-cell office:value-type="float" office:value="2059378">
                <text:p>2059378</text:p>
              </table:table-cell>
              <table:table-cell office:value-type="float" office:value="2481521">
                <text:p>2481521</text:p>
              </table:table-cell>
              <table:table-cell office:value-type="float" office:value="2858139">
                <text:p>2858139</text:p>
              </table:table-cell>
              <table:table-cell office:value-type="float" office:value="2753798">
                <text:p>2753798</text:p>
              </table:table-cell>
              <table:table-cell office:value-type="float" office:value="2736230">
                <text:p>2736230</text:p>
              </table:table-cell>
              <table:table-cell office:value-type="float" office:value="2839908">
                <text:p>2839908</text:p>
              </table:table-cell>
              <table:table-cell office:value-type="float" office:value="2632052">
                <text:p>2632052</text:p>
              </table:table-cell>
              <table:table-cell office:value-type="float" office:value="2278657">
                <text:p>2278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658552">
                <text:p>658552</text:p>
              </table:table-cell>
              <table:table-cell office:value-type="float" office:value="1003294">
                <text:p>1003294</text:p>
              </table:table-cell>
              <table:table-cell office:value-type="float" office:value="1568162">
                <text:p>1568162</text:p>
              </table:table-cell>
              <table:table-cell office:value-type="float" office:value="2023765">
                <text:p>2023765</text:p>
              </table:table-cell>
              <table:table-cell office:value-type="float" office:value="1017443">
                <text:p>1017443</text:p>
              </table:table-cell>
              <table:table-cell office:value-type="float" office:value="2620182">
                <text:p>2620182</text:p>
              </table:table-cell>
              <table:table-cell office:value-type="float" office:value="2661684">
                <text:p>2661684</text:p>
              </table:table-cell>
              <table:table-cell office:value-type="float" office:value="2889288">
                <text:p>2889288</text:p>
              </table:table-cell>
              <table:table-cell office:value-type="float" office:value="2878527">
                <text:p>2878527</text:p>
              </table:table-cell>
              <table:table-cell office:value-type="float" office:value="2741312">
                <text:p>2741312</text:p>
              </table:table-cell>
              <table:table-cell office:value-type="float" office:value="2587083">
                <text:p>2587083</text:p>
              </table:table-cell>
              <table:table-cell office:value-type="float" office:value="2596184">
                <text:p>2596184</text:p>
              </table:table-cell>
              <table:table-cell office:value-type="float" office:value="2668621">
                <text:p>2668621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9912">
                <text:p>2299912</text:p>
              </table:table-cell>
              <table:table-cell office:value-type="float" office:value="2615226">
                <text:p>2615226</text:p>
              </table:table-cell>
              <table:table-cell office:value-type="float" office:value="2655020">
                <text:p>2655020</text:p>
              </table:table-cell>
              <table:table-cell office:value-type="float" office:value="2624127">
                <text:p>2624127</text:p>
              </table:table-cell>
              <table:table-cell office:value-type="float" office:value="2869628">
                <text:p>2869628</text:p>
              </table:table-cell>
              <table:table-cell office:value-type="float" office:value="2938965">
                <text:p>2938965</text:p>
              </table:table-cell>
              <table:table-cell office:value-type="float" office:value="2643625">
                <text:p>2643625</text:p>
              </table:table-cell>
              <table:table-cell office:value-type="float" office:value="2575371">
                <text:p>2575371</text:p>
              </table:table-cell>
              <table:table-cell office:value-type="float" office:value="2519239">
                <text:p>2519239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1104">
                <text:p>2311104</text:p>
              </table:table-cell>
              <table:table-cell office:value-type="float" office:value="2695956">
                <text:p>2695956</text:p>
              </table:table-cell>
              <table:table-cell office:value-type="float" office:value="2909426">
                <text:p>2909426</text:p>
              </table:table-cell>
              <table:table-cell office:value-type="float" office:value="2748670">
                <text:p>2748670</text:p>
              </table:table-cell>
              <table:table-cell office:value-type="float" office:value="2926824">
                <text:p>2926824</text:p>
              </table:table-cell>
              <table:table-cell office:value-type="float" office:value="2918223">
                <text:p>2918223</text:p>
              </table:table-cell>
              <table:table-cell office:value-type="float" office:value="2817916">
                <text:p>2817916</text:p>
              </table:table-cell>
              <table:table-cell office:value-type="float" office:value="2536429">
                <text:p>2536429</text:p>
              </table:table-cell>
              <table:table-cell office:value-type="float" office:value="2626640">
                <text:p>2626640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0753">
                <text:p>760753</text:p>
              </table:table-cell>
              <table:table-cell office:value-type="float" office:value="1789354">
                <text:p>1789354</text:p>
              </table:table-cell>
              <table:table-cell office:value-type="float" office:value="1470430">
                <text:p>1470430</text:p>
              </table:table-cell>
              <table:table-cell office:value-type="float" office:value="1728906">
                <text:p>1728906</text:p>
              </table:table-cell>
              <table:table-cell office:value-type="float" office:value="880844">
                <text:p>880844</text:p>
              </table:table-cell>
              <table:table-cell office:value-type="float" office:value="1354420">
                <text:p>1354420</text:p>
              </table:table-cell>
              <table:table-cell office:value-type="float" office:value="1601147">
                <text:p>1601147</text:p>
              </table:table-cell>
              <table:table-cell office:value-type="float" office:value="1623417">
                <text:p>1623417</text:p>
              </table:table-cell>
              <table:table-cell office:value-type="float" office:value="797354">
                <text:p>797354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3895">
                <text:p>283895</text:p>
              </table:table-cell>
              <table:table-cell office:value-type="float" office:value="468059">
                <text:p>468059</text:p>
              </table:table-cell>
              <table:table-cell office:value-type="float" office:value="329531">
                <text:p>329531</text:p>
              </table:table-cell>
              <table:table-cell office:value-type="float" office:value="184644">
                <text:p>184644</text:p>
              </table:table-cell>
              <table:table-cell office:value-type="float" office:value="350099">
                <text:p>350099</text:p>
              </table:table-cell>
              <table:table-cell office:value-type="float" office:value="303647">
                <text:p>303647</text:p>
              </table:table-cell>
              <table:table-cell office:value-type="float" office:value="212320">
                <text:p>212320</text:p>
              </table:table-cell>
              <table:table-cell office:value-type="float" office:value="332183">
                <text:p>332183</text:p>
              </table:table-cell>
              <table:table-cell office:value-type="float" office:value="251317">
                <text:p>251317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979">
                <text:p>248979</text:p>
              </table:table-cell>
              <table:table-cell office:value-type="float" office:value="161526">
                <text:p>161526</text:p>
              </table:table-cell>
              <table:table-cell office:value-type="float" office:value="145352">
                <text:p>145352</text:p>
              </table:table-cell>
              <table:table-cell office:value-type="float" office:value="170621">
                <text:p>170621</text:p>
              </table:table-cell>
              <table:table-cell office:value-type="float" office:value="180309">
                <text:p>180309</text:p>
              </table:table-cell>
              <table:table-cell office:value-type="float" office:value="197478">
                <text:p>197478</text:p>
              </table:table-cell>
              <table:table-cell office:value-type="float" office:value="210501">
                <text:p>210501</text:p>
              </table:table-cell>
              <table:table-cell office:value-type="float" office:value="192553">
                <text:p>192553</text:p>
              </table:table-cell>
              <table:table-cell office:value-type="float" office:value="231555">
                <text:p>231555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8882">
                <text:p>208882</text:p>
              </table:table-cell>
              <table:table-cell office:value-type="float" office:value="71292">
                <text:p>71292</text:p>
              </table:table-cell>
              <table:table-cell office:value-type="float" office:value="155595">
                <text:p>155595</text:p>
              </table:table-cell>
              <table:table-cell office:value-type="float" office:value="189229">
                <text:p>189229</text:p>
              </table:table-cell>
              <table:table-cell office:value-type="float" office:value="187664">
                <text:p>187664</text:p>
              </table:table-cell>
              <table:table-cell office:value-type="float" office:value="178420">
                <text:p>178420</text:p>
              </table:table-cell>
              <table:table-cell office:value-type="float" office:value="137028">
                <text:p>137028</text:p>
              </table:table-cell>
              <table:table-cell office:value-type="float" office:value="145330">
                <text:p>145330</text:p>
              </table:table-cell>
              <table:table-cell office:value-type="float" office:value="165013">
                <text:p>165013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460">
                <text:p>61460</text:p>
              </table:table-cell>
              <table:table-cell office:value-type="float" office:value="110001">
                <text:p>110001</text:p>
              </table:table-cell>
              <table:table-cell office:value-type="float" office:value="130887">
                <text:p>130887</text:p>
              </table:table-cell>
              <table:table-cell office:value-type="float" office:value="142154">
                <text:p>142154</text:p>
              </table:table-cell>
              <table:table-cell office:value-type="float" office:value="152385">
                <text:p>152385</text:p>
              </table:table-cell>
              <table:table-cell office:value-type="float" office:value="190059">
                <text:p>190059</text:p>
              </table:table-cell>
              <table:table-cell office:value-type="float" office:value="155856">
                <text:p>155856</text:p>
              </table:table-cell>
              <table:table-cell office:value-type="float" office:value="44271">
                <text:p>44271</text:p>
              </table:table-cell>
              <table:table-cell office:value-type="float" office:value="193188">
                <text:p>193188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3892">
                <text:p>133892</text:p>
              </table:table-cell>
              <table:table-cell office:value-type="float" office:value="153831">
                <text:p>153831</text:p>
              </table:table-cell>
              <table:table-cell office:value-type="float" office:value="238749">
                <text:p>238749</text:p>
              </table:table-cell>
              <table:table-cell office:value-type="float" office:value="189534">
                <text:p>189534</text:p>
              </table:table-cell>
              <table:table-cell office:value-type="float" office:value="173700">
                <text:p>173700</text:p>
              </table:table-cell>
              <table:table-cell office:value-type="float" office:value="173717">
                <text:p>173717</text:p>
              </table:table-cell>
              <table:table-cell office:value-type="float" office:value="170601">
                <text:p>170601</text:p>
              </table:table-cell>
              <table:table-cell office:value-type="float" office:value="204079">
                <text:p>204079</text:p>
              </table:table-cell>
              <table:table-cell office:value-type="float" office:value="185616">
                <text:p>185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bar" chart:style-name="ch1">
        <chart:title svg:x="4.028cm" svg:y="0.316cm" chart:style-name="ch2">
          <text:p>WINDOWS64 Read Report (OpenXT-7)</text:p>
        </chart:title>
        <chart:subtitle svg:x="4.094cm" svg:y="1.275cm" chart:style-name="ch3">
          <text:p>using upstream pv drivers and no encryption</text:p>
        </chart:subtitle>
        <chart:legend chart:legend-position="end" svg:x="14.322cm" svg:y="1.216cm" style:legend-expansion="high" chart:style-name="ch4"/>
        <chart:plot-area chart:style-name="ch5" table:cell-range-address="WINDOWS64_INDIRECT_upv_oxt_7_noenc.C227:WINDOWS64_INDIRECT_upv_oxt_7_noenc.P244" chart:data-source-has-labels="both" svg:x="1.331cm" svg:y="2.138cm" svg:width="9.642cm" svg:height="5.707cm" dr3d:transform="matrix (0.937250944888388 0.0665847169776786 0.342238428249701 -0.121047941332431 0.982679689806114 0.140314016198455 -0.326967983455573 -0.17293670144756 0.929077410707759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8cm" svg:y="2.178cm" svg:width="6.985cm" svg:height="4.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6cm" svg:y="8.025cm" chart:style-name="ch7">
              <text:p>File Size (KB)</text:p>
            </chart:title>
            <chart:categories table:cell-range-address="WINDOWS64_INDIRECT_upv_oxt_7_noenc.C228:WINDOWS64_INDIRECT_upv_oxt_7_noenc.C244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3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INDOWS64_INDIRECT_upv_oxt_7_noenc.D228:WINDOWS64_INDIRECT_upv_oxt_7_noenc.D244" chart:label-cell-address="WINDOWS64_INDIRECT_upv_oxt_7_noenc.D227:WINDOWS64_INDIRECT_upv_oxt_7_noenc.D227" chart:class="chart:bar">
            <chart:data-point chart:repeated="17"/>
          </chart:series>
          <chart:series chart:style-name="ch13" chart:values-cell-range-address="WINDOWS64_INDIRECT_upv_oxt_7_noenc.E228:WINDOWS64_INDIRECT_upv_oxt_7_noenc.E244" chart:label-cell-address="WINDOWS64_INDIRECT_upv_oxt_7_noenc.E227:WINDOWS64_INDIRECT_upv_oxt_7_noenc.E227" chart:class="chart:bar">
            <chart:data-point chart:repeated="17"/>
          </chart:series>
          <chart:series chart:style-name="ch14" chart:values-cell-range-address="WINDOWS64_INDIRECT_upv_oxt_7_noenc.F228:WINDOWS64_INDIRECT_upv_oxt_7_noenc.F244" chart:label-cell-address="WINDOWS64_INDIRECT_upv_oxt_7_noenc.F227:WINDOWS64_INDIRECT_upv_oxt_7_noenc.F227" chart:class="chart:bar">
            <chart:data-point chart:repeated="17"/>
          </chart:series>
          <chart:series chart:style-name="ch15" chart:values-cell-range-address="WINDOWS64_INDIRECT_upv_oxt_7_noenc.G228:WINDOWS64_INDIRECT_upv_oxt_7_noenc.G244" chart:label-cell-address="WINDOWS64_INDIRECT_upv_oxt_7_noenc.G227:WINDOWS64_INDIRECT_upv_oxt_7_noenc.G227" chart:class="chart:bar">
            <chart:data-point chart:repeated="17"/>
          </chart:series>
          <chart:series chart:style-name="ch16" chart:values-cell-range-address="WINDOWS64_INDIRECT_upv_oxt_7_noenc.H228:WINDOWS64_INDIRECT_upv_oxt_7_noenc.H244" chart:label-cell-address="WINDOWS64_INDIRECT_upv_oxt_7_noenc.H227:WINDOWS64_INDIRECT_upv_oxt_7_noenc.H227" chart:class="chart:bar">
            <chart:data-point chart:repeated="17"/>
          </chart:series>
          <chart:series chart:style-name="ch17" chart:values-cell-range-address="WINDOWS64_INDIRECT_upv_oxt_7_noenc.I228:WINDOWS64_INDIRECT_upv_oxt_7_noenc.I244" chart:label-cell-address="WINDOWS64_INDIRECT_upv_oxt_7_noenc.I227:WINDOWS64_INDIRECT_upv_oxt_7_noenc.I227" chart:class="chart:bar">
            <chart:data-point chart:repeated="17"/>
          </chart:series>
          <chart:series chart:style-name="ch18" chart:values-cell-range-address="WINDOWS64_INDIRECT_upv_oxt_7_noenc.J228:WINDOWS64_INDIRECT_upv_oxt_7_noenc.J244" chart:label-cell-address="WINDOWS64_INDIRECT_upv_oxt_7_noenc.J227:WINDOWS64_INDIRECT_upv_oxt_7_noenc.J227" chart:class="chart:bar">
            <chart:data-point chart:repeated="17"/>
          </chart:series>
          <chart:series chart:style-name="ch19" chart:values-cell-range-address="WINDOWS64_INDIRECT_upv_oxt_7_noenc.K228:WINDOWS64_INDIRECT_upv_oxt_7_noenc.K244" chart:label-cell-address="WINDOWS64_INDIRECT_upv_oxt_7_noenc.K227:WINDOWS64_INDIRECT_upv_oxt_7_noenc.K227" chart:class="chart:bar">
            <chart:data-point chart:repeated="17"/>
          </chart:series>
          <chart:series chart:style-name="ch20" chart:values-cell-range-address="WINDOWS64_INDIRECT_upv_oxt_7_noenc.L228:WINDOWS64_INDIRECT_upv_oxt_7_noenc.L244" chart:label-cell-address="WINDOWS64_INDIRECT_upv_oxt_7_noenc.L227:WINDOWS64_INDIRECT_upv_oxt_7_noenc.L227" chart:class="chart:bar">
            <chart:data-point chart:repeated="17"/>
          </chart:series>
          <chart:series chart:style-name="ch21" chart:values-cell-range-address="WINDOWS64_INDIRECT_upv_oxt_7_noenc.M228:WINDOWS64_INDIRECT_upv_oxt_7_noenc.M244" chart:label-cell-address="WINDOWS64_INDIRECT_upv_oxt_7_noenc.M227:WINDOWS64_INDIRECT_upv_oxt_7_noenc.M227" chart:class="chart:bar">
            <chart:data-point chart:repeated="17"/>
          </chart:series>
          <chart:series chart:style-name="ch22" chart:values-cell-range-address="WINDOWS64_INDIRECT_upv_oxt_7_noenc.N228:WINDOWS64_INDIRECT_upv_oxt_7_noenc.N244" chart:label-cell-address="WINDOWS64_INDIRECT_upv_oxt_7_noenc.N227:WINDOWS64_INDIRECT_upv_oxt_7_noenc.N227" chart:class="chart:bar">
            <chart:data-point chart:repeated="17"/>
          </chart:series>
          <chart:series chart:style-name="ch23" chart:values-cell-range-address="WINDOWS64_INDIRECT_upv_oxt_7_noenc.O228:WINDOWS64_INDIRECT_upv_oxt_7_noenc.O244" chart:label-cell-address="WINDOWS64_INDIRECT_upv_oxt_7_noenc.O227:WINDOWS64_INDIRECT_upv_oxt_7_noenc.O227" chart:class="chart:bar">
            <chart:data-point chart:repeated="17"/>
          </chart:series>
          <chart:series chart:style-name="ch12" chart:values-cell-range-address="WINDOWS64_INDIRECT_upv_oxt_7_noenc.P228:WINDOWS64_INDIRECT_upv_oxt_7_noenc.P244" chart:label-cell-address="WINDOWS64_INDIRECT_upv_oxt_7_noenc.P227:WINDOWS64_INDIRECT_upv_oxt_7_noenc.P227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INDIRECT_upv_oxt_7_noenc.D227:WINDOWS64_INDIRECT_upv_oxt_7_noenc.D227</svg:desc>
                </draw:g>
              </table:table-cell>
              <table:table-cell office:value-type="string">
                <text:p>8</text:p>
                <draw:g>
                  <svg:desc>WINDOWS64_INDIRECT_upv_oxt_7_noenc.E227:WINDOWS64_INDIRECT_upv_oxt_7_noenc.E227</svg:desc>
                </draw:g>
              </table:table-cell>
              <table:table-cell office:value-type="string">
                <text:p>16</text:p>
                <draw:g>
                  <svg:desc>WINDOWS64_INDIRECT_upv_oxt_7_noenc.F227:WINDOWS64_INDIRECT_upv_oxt_7_noenc.F227</svg:desc>
                </draw:g>
              </table:table-cell>
              <table:table-cell office:value-type="string">
                <text:p>32</text:p>
                <draw:g>
                  <svg:desc>WINDOWS64_INDIRECT_upv_oxt_7_noenc.G227:WINDOWS64_INDIRECT_upv_oxt_7_noenc.G227</svg:desc>
                </draw:g>
              </table:table-cell>
              <table:table-cell office:value-type="string">
                <text:p>64</text:p>
                <draw:g>
                  <svg:desc>WINDOWS64_INDIRECT_upv_oxt_7_noenc.H227:WINDOWS64_INDIRECT_upv_oxt_7_noenc.H227</svg:desc>
                </draw:g>
              </table:table-cell>
              <table:table-cell office:value-type="string">
                <text:p>128</text:p>
                <draw:g>
                  <svg:desc>WINDOWS64_INDIRECT_upv_oxt_7_noenc.I227:WINDOWS64_INDIRECT_upv_oxt_7_noenc.I227</svg:desc>
                </draw:g>
              </table:table-cell>
              <table:table-cell office:value-type="string">
                <text:p>256</text:p>
                <draw:g>
                  <svg:desc>WINDOWS64_INDIRECT_upv_oxt_7_noenc.J227:WINDOWS64_INDIRECT_upv_oxt_7_noenc.J227</svg:desc>
                </draw:g>
              </table:table-cell>
              <table:table-cell office:value-type="string">
                <text:p>512</text:p>
                <draw:g>
                  <svg:desc>WINDOWS64_INDIRECT_upv_oxt_7_noenc.K227:WINDOWS64_INDIRECT_upv_oxt_7_noenc.K227</svg:desc>
                </draw:g>
              </table:table-cell>
              <table:table-cell office:value-type="string">
                <text:p>1024</text:p>
                <draw:g>
                  <svg:desc>WINDOWS64_INDIRECT_upv_oxt_7_noenc.L227:WINDOWS64_INDIRECT_upv_oxt_7_noenc.L227</svg:desc>
                </draw:g>
              </table:table-cell>
              <table:table-cell office:value-type="string">
                <text:p>2048</text:p>
                <draw:g>
                  <svg:desc>WINDOWS64_INDIRECT_upv_oxt_7_noenc.M227:WINDOWS64_INDIRECT_upv_oxt_7_noenc.M227</svg:desc>
                </draw:g>
              </table:table-cell>
              <table:table-cell office:value-type="string">
                <text:p>4096</text:p>
                <draw:g>
                  <svg:desc>WINDOWS64_INDIRECT_upv_oxt_7_noenc.N227:WINDOWS64_INDIRECT_upv_oxt_7_noenc.N227</svg:desc>
                </draw:g>
              </table:table-cell>
              <table:table-cell office:value-type="string">
                <text:p>8192</text:p>
                <draw:g>
                  <svg:desc>WINDOWS64_INDIRECT_upv_oxt_7_noenc.O227:WINDOWS64_INDIRECT_upv_oxt_7_noenc.O227</svg:desc>
                </draw:g>
              </table:table-cell>
              <table:table-cell office:value-type="string">
                <text:p>16384</text:p>
                <draw:g>
                  <svg:desc>WINDOWS64_INDIRECT_upv_oxt_7_noenc.P227:WINDOWS64_INDIRECT_upv_oxt_7_noenc.P2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INDIRECT_upv_oxt_7_noenc.C228:WINDOWS64_INDIRECT_upv_oxt_7_noenc.C244</svg:desc>
                </draw:g>
              </table:table-cell>
              <table:table-cell office:value-type="float" office:value="920863">
                <text:p>920863</text:p>
                <draw:g>
                  <svg:desc>WINDOWS64_INDIRECT_upv_oxt_7_noenc.D228:WINDOWS64_INDIRECT_upv_oxt_7_noenc.D244</svg:desc>
                </draw:g>
              </table:table-cell>
              <table:table-cell office:value-type="float" office:value="1899109">
                <text:p>1899109</text:p>
                <draw:g>
                  <svg:desc>WINDOWS64_INDIRECT_upv_oxt_7_noenc.E228:WINDOWS64_INDIRECT_upv_oxt_7_noenc.E244</svg:desc>
                </draw:g>
              </table:table-cell>
              <table:table-cell office:value-type="float" office:value="2723404">
                <text:p>2723404</text:p>
                <draw:g>
                  <svg:desc>WINDOWS64_INDIRECT_upv_oxt_7_noenc.F228:WINDOWS64_INDIRECT_upv_oxt_7_noenc.F244</svg:desc>
                </draw:g>
              </table:table-cell>
              <table:table-cell office:value-type="float" office:value="3535911">
                <text:p>3535911</text:p>
                <draw:g>
                  <svg:desc>WINDOWS64_INDIRECT_upv_oxt_7_noenc.G228:WINDOWS64_INDIRECT_upv_oxt_7_noenc.G244</svg:desc>
                </draw:g>
              </table:table-cell>
              <table:table-cell office:value-type="float" office:value="4999999">
                <text:p>4999999</text:p>
                <draw:g>
                  <svg:desc>WINDOWS64_INDIRECT_upv_oxt_7_noenc.H228:WINDOWS64_INDIRECT_upv_oxt_7_noenc.H244</svg:desc>
                </draw:g>
              </table:table-cell>
              <table:table-cell office:value-type="float" office:value="NaN">
                <text:p>NaN</text:p>
                <draw:g>
                  <svg:desc>WINDOWS64_INDIRECT_upv_oxt_7_noenc.I228:WINDOWS64_INDIRECT_upv_oxt_7_noenc.I244</svg:desc>
                </draw:g>
              </table:table-cell>
              <table:table-cell office:value-type="float" office:value="NaN">
                <text:p>NaN</text:p>
                <draw:g>
                  <svg:desc>WINDOWS64_INDIRECT_upv_oxt_7_noenc.J228:WINDOWS64_INDIRECT_upv_oxt_7_noenc.J244</svg:desc>
                </draw:g>
              </table:table-cell>
              <table:table-cell office:value-type="float" office:value="NaN">
                <text:p>NaN</text:p>
                <draw:g>
                  <svg:desc>WINDOWS64_INDIRECT_upv_oxt_7_noenc.K228:WINDOWS64_INDIRECT_upv_oxt_7_noenc.K244</svg:desc>
                </draw:g>
              </table:table-cell>
              <table:table-cell office:value-type="float" office:value="NaN">
                <text:p>NaN</text:p>
                <draw:g>
                  <svg:desc>WINDOWS64_INDIRECT_upv_oxt_7_noenc.L228:WINDOWS64_INDIRECT_upv_oxt_7_noenc.L244</svg:desc>
                </draw:g>
              </table:table-cell>
              <table:table-cell office:value-type="float" office:value="NaN">
                <text:p>NaN</text:p>
                <draw:g>
                  <svg:desc>WINDOWS64_INDIRECT_upv_oxt_7_noenc.M228:WINDOWS64_INDIRECT_upv_oxt_7_noenc.M244</svg:desc>
                </draw:g>
              </table:table-cell>
              <table:table-cell office:value-type="float" office:value="NaN">
                <text:p>NaN</text:p>
                <draw:g>
                  <svg:desc>WINDOWS64_INDIRECT_upv_oxt_7_noenc.N228:WINDOWS64_INDIRECT_upv_oxt_7_noenc.N244</svg:desc>
                </draw:g>
              </table:table-cell>
              <table:table-cell office:value-type="float" office:value="NaN">
                <text:p>NaN</text:p>
                <draw:g>
                  <svg:desc>WINDOWS64_INDIRECT_upv_oxt_7_noenc.O228:WINDOWS64_INDIRECT_upv_oxt_7_noenc.O244</svg:desc>
                </draw:g>
              </table:table-cell>
              <table:table-cell office:value-type="float" office:value="NaN">
                <text:p>NaN</text:p>
                <draw:g>
                  <svg:desc>WINDOWS64_INDIRECT_upv_oxt_7_noenc.P228:WINDOWS64_INDIRECT_upv_oxt_7_noenc.P24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42718">
                <text:p>1242718</text:p>
              </table:table-cell>
              <table:table-cell office:value-type="float" office:value="2064516">
                <text:p>2064516</text:p>
              </table:table-cell>
              <table:table-cell office:value-type="float" office:value="3144963">
                <text:p>3144963</text:p>
              </table:table-cell>
              <table:table-cell office:value-type="float" office:value="2585858">
                <text:p>2585858</text:p>
              </table:table-cell>
              <table:table-cell office:value-type="float" office:value="5224489">
                <text:p>5224489</text:p>
              </table:table-cell>
              <table:table-cell office:value-type="float" office:value="6464646">
                <text:p>6464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18907">
                <text:p>1318907</text:p>
              </table:table-cell>
              <table:table-cell office:value-type="float" office:value="2191780">
                <text:p>2191780</text:p>
              </table:table-cell>
              <table:table-cell office:value-type="float" office:value="3303225">
                <text:p>3303225</text:p>
              </table:table-cell>
              <table:table-cell office:value-type="float" office:value="4571428">
                <text:p>4571428</text:p>
              </table:table-cell>
              <table:table-cell office:value-type="float" office:value="5676274">
                <text:p>5676274</text:p>
              </table:table-cell>
              <table:table-cell office:value-type="float" office:value="6274509">
                <text:p>6274509</text:p>
              </table:table-cell>
              <table:table-cell office:value-type="float" office:value="8178913">
                <text:p>8178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11811">
                <text:p>1311811</text:p>
              </table:table-cell>
              <table:table-cell office:value-type="float" office:value="2253521">
                <text:p>2253521</text:p>
              </table:table-cell>
              <table:table-cell office:value-type="float" office:value="3415610">
                <text:p>3415610</text:p>
              </table:table-cell>
              <table:table-cell office:value-type="float" office:value="3812360">
                <text:p>3812360</text:p>
              </table:table-cell>
              <table:table-cell office:value-type="float" office:value="5858123">
                <text:p>5858123</text:p>
              </table:table-cell>
              <table:table-cell office:value-type="float" office:value="6456494">
                <text:p>6456494</text:p>
              </table:table-cell>
              <table:table-cell office:value-type="float" office:value="7485380">
                <text:p>7485380</text:p>
              </table:table-cell>
              <table:table-cell office:value-type="float" office:value="8191999">
                <text:p>819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76012">
                <text:p>1276012</text:p>
              </table:table-cell>
              <table:table-cell office:value-type="float" office:value="2130226">
                <text:p>2130226</text:p>
              </table:table-cell>
              <table:table-cell office:value-type="float" office:value="2064516">
                <text:p>2064516</text:p>
              </table:table-cell>
              <table:table-cell office:value-type="float" office:value="5281072">
                <text:p>5281072</text:p>
              </table:table-cell>
              <table:table-cell office:value-type="float" office:value="5617114">
                <text:p>5617114</text:p>
              </table:table-cell>
              <table:table-cell office:value-type="float" office:value="5669988">
                <text:p>5669988</text:p>
              </table:table-cell>
              <table:table-cell office:value-type="float" office:value="7834736">
                <text:p>7834736</text:p>
              </table:table-cell>
              <table:table-cell office:value-type="float" office:value="9014084">
                <text:p>9014084</text:p>
              </table:table-cell>
              <table:table-cell office:value-type="float" office:value="11505617">
                <text:p>1150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328059">
                <text:p>1328059</text:p>
              </table:table-cell>
              <table:table-cell office:value-type="float" office:value="2365715">
                <text:p>2365715</text:p>
              </table:table-cell>
              <table:table-cell office:value-type="float" office:value="3727024">
                <text:p>3727024</text:p>
              </table:table-cell>
              <table:table-cell office:value-type="float" office:value="5192697">
                <text:p>5192697</text:p>
              </table:table-cell>
              <table:table-cell office:value-type="float" office:value="6925938">
                <text:p>6925938</text:p>
              </table:table-cell>
              <table:table-cell office:value-type="float" office:value="7322130">
                <text:p>7322130</text:p>
              </table:table-cell>
              <table:table-cell office:value-type="float" office:value="7772296">
                <text:p>7772296</text:p>
              </table:table-cell>
              <table:table-cell office:value-type="float" office:value="8536890">
                <text:p>8536890</text:p>
              </table:table-cell>
              <table:table-cell office:value-type="float" office:value="8085274">
                <text:p>8085274</text:p>
              </table:table-cell>
              <table:table-cell office:value-type="float" office:value="10433010">
                <text:p>10433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084803">
                <text:p>1084803</text:p>
              </table:table-cell>
              <table:table-cell office:value-type="float" office:value="1683795">
                <text:p>1683795</text:p>
              </table:table-cell>
              <table:table-cell office:value-type="float" office:value="2372704">
                <text:p>2372704</text:p>
              </table:table-cell>
              <table:table-cell office:value-type="float" office:value="3010879">
                <text:p>3010879</text:p>
              </table:table-cell>
              <table:table-cell office:value-type="float" office:value="3503549">
                <text:p>3503549</text:p>
              </table:table-cell>
              <table:table-cell office:value-type="float" office:value="3582298">
                <text:p>3582298</text:p>
              </table:table-cell>
              <table:table-cell office:value-type="float" office:value="3929770">
                <text:p>3929770</text:p>
              </table:table-cell>
              <table:table-cell office:value-type="float" office:value="3868895">
                <text:p>3868895</text:p>
              </table:table-cell>
              <table:table-cell office:value-type="float" office:value="4139882">
                <text:p>4139882</text:p>
              </table:table-cell>
              <table:table-cell office:value-type="float" office:value="3792241">
                <text:p>3792241</text:p>
              </table:table-cell>
              <table:table-cell office:value-type="float" office:value="3961315">
                <text:p>396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035179">
                <text:p>1035179</text:p>
              </table:table-cell>
              <table:table-cell office:value-type="float" office:value="1629762">
                <text:p>1629762</text:p>
              </table:table-cell>
              <table:table-cell office:value-type="float" office:value="2286479">
                <text:p>2286479</text:p>
              </table:table-cell>
              <table:table-cell office:value-type="float" office:value="2837842">
                <text:p>2837842</text:p>
              </table:table-cell>
              <table:table-cell office:value-type="float" office:value="3331977">
                <text:p>3331977</text:p>
              </table:table-cell>
              <table:table-cell office:value-type="float" office:value="3380374">
                <text:p>3380374</text:p>
              </table:table-cell>
              <table:table-cell office:value-type="float" office:value="3524047">
                <text:p>3524047</text:p>
              </table:table-cell>
              <table:table-cell office:value-type="float" office:value="3706619">
                <text:p>3706619</text:p>
              </table:table-cell>
              <table:table-cell office:value-type="float" office:value="3920555">
                <text:p>3920555</text:p>
              </table:table-cell>
              <table:table-cell office:value-type="float" office:value="3776159">
                <text:p>3776159</text:p>
              </table:table-cell>
              <table:table-cell office:value-type="float" office:value="3581045">
                <text:p>3581045</text:p>
              </table:table-cell>
              <table:table-cell office:value-type="float" office:value="3551701">
                <text:p>3551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862156">
                <text:p>862156</text:p>
              </table:table-cell>
              <table:table-cell office:value-type="float" office:value="1582521">
                <text:p>1582521</text:p>
              </table:table-cell>
              <table:table-cell office:value-type="float" office:value="2217950">
                <text:p>2217950</text:p>
              </table:table-cell>
              <table:table-cell office:value-type="float" office:value="2737601">
                <text:p>2737601</text:p>
              </table:table-cell>
              <table:table-cell office:value-type="float" office:value="3178335">
                <text:p>3178335</text:p>
              </table:table-cell>
              <table:table-cell office:value-type="float" office:value="3354764">
                <text:p>3354764</text:p>
              </table:table-cell>
              <table:table-cell office:value-type="float" office:value="3440643">
                <text:p>3440643</text:p>
              </table:table-cell>
              <table:table-cell office:value-type="float" office:value="3503474">
                <text:p>3503474</text:p>
              </table:table-cell>
              <table:table-cell office:value-type="float" office:value="3653065">
                <text:p>3653065</text:p>
              </table:table-cell>
              <table:table-cell office:value-type="float" office:value="3524805">
                <text:p>3524805</text:p>
              </table:table-cell>
              <table:table-cell office:value-type="float" office:value="3656408">
                <text:p>3656408</text:p>
              </table:table-cell>
              <table:table-cell office:value-type="float" office:value="2885777">
                <text:p>2885777</text:p>
              </table:table-cell>
              <table:table-cell office:value-type="float" office:value="3448246">
                <text:p>3448246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58735">
                <text:p>2958735</text:p>
              </table:table-cell>
              <table:table-cell office:value-type="float" office:value="3296612">
                <text:p>3296612</text:p>
              </table:table-cell>
              <table:table-cell office:value-type="float" office:value="3311036">
                <text:p>3311036</text:p>
              </table:table-cell>
              <table:table-cell office:value-type="float" office:value="3236857">
                <text:p>3236857</text:p>
              </table:table-cell>
              <table:table-cell office:value-type="float" office:value="3438729">
                <text:p>3438729</text:p>
              </table:table-cell>
              <table:table-cell office:value-type="float" office:value="3471370">
                <text:p>3471370</text:p>
              </table:table-cell>
              <table:table-cell office:value-type="float" office:value="3460592">
                <text:p>3460592</text:p>
              </table:table-cell>
              <table:table-cell office:value-type="float" office:value="3159701">
                <text:p>3159701</text:p>
              </table:table-cell>
              <table:table-cell office:value-type="float" office:value="3221993">
                <text:p>3221993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57296">
                <text:p>3157296</text:p>
              </table:table-cell>
              <table:table-cell office:value-type="float" office:value="3287039">
                <text:p>3287039</text:p>
              </table:table-cell>
              <table:table-cell office:value-type="float" office:value="3403866">
                <text:p>3403866</text:p>
              </table:table-cell>
              <table:table-cell office:value-type="float" office:value="3458163">
                <text:p>3458163</text:p>
              </table:table-cell>
              <table:table-cell office:value-type="float" office:value="3527499">
                <text:p>3527499</text:p>
              </table:table-cell>
              <table:table-cell office:value-type="float" office:value="3495999">
                <text:p>3495999</text:p>
              </table:table-cell>
              <table:table-cell office:value-type="float" office:value="3252423">
                <text:p>3252423</text:p>
              </table:table-cell>
              <table:table-cell office:value-type="float" office:value="3187827">
                <text:p>3187827</text:p>
              </table:table-cell>
              <table:table-cell office:value-type="float" office:value="3136804">
                <text:p>3136804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88887">
                <text:p>2988887</text:p>
              </table:table-cell>
              <table:table-cell office:value-type="float" office:value="3181814">
                <text:p>3181814</text:p>
              </table:table-cell>
              <table:table-cell office:value-type="float" office:value="3314041">
                <text:p>3314041</text:p>
              </table:table-cell>
              <table:table-cell office:value-type="float" office:value="3410207">
                <text:p>3410207</text:p>
              </table:table-cell>
              <table:table-cell office:value-type="float" office:value="3407264">
                <text:p>3407264</text:p>
              </table:table-cell>
              <table:table-cell office:value-type="float" office:value="3197517">
                <text:p>3197517</text:p>
              </table:table-cell>
              <table:table-cell office:value-type="float" office:value="3223111">
                <text:p>3223111</text:p>
              </table:table-cell>
              <table:table-cell office:value-type="float" office:value="3204443">
                <text:p>3204443</text:p>
              </table:table-cell>
              <table:table-cell office:value-type="float" office:value="3065559">
                <text:p>3065559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77027">
                <text:p>3077027</text:p>
              </table:table-cell>
              <table:table-cell office:value-type="float" office:value="3218556">
                <text:p>3218556</text:p>
              </table:table-cell>
              <table:table-cell office:value-type="float" office:value="3189037">
                <text:p>3189037</text:p>
              </table:table-cell>
              <table:table-cell office:value-type="float" office:value="3390531">
                <text:p>3390531</text:p>
              </table:table-cell>
              <table:table-cell office:value-type="float" office:value="3125427">
                <text:p>3125427</text:p>
              </table:table-cell>
              <table:table-cell office:value-type="float" office:value="3178928">
                <text:p>3178928</text:p>
              </table:table-cell>
              <table:table-cell office:value-type="float" office:value="2778874">
                <text:p>2778874</text:p>
              </table:table-cell>
              <table:table-cell office:value-type="float" office:value="3101293">
                <text:p>3101293</text:p>
              </table:table-cell>
              <table:table-cell office:value-type="float" office:value="3054180">
                <text:p>3054180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25765">
                <text:p>3025765</text:p>
              </table:table-cell>
              <table:table-cell office:value-type="float" office:value="3057345">
                <text:p>3057345</text:p>
              </table:table-cell>
              <table:table-cell office:value-type="float" office:value="2907039">
                <text:p>2907039</text:p>
              </table:table-cell>
              <table:table-cell office:value-type="float" office:value="3229969">
                <text:p>3229969</text:p>
              </table:table-cell>
              <table:table-cell office:value-type="float" office:value="3384042">
                <text:p>3384042</text:p>
              </table:table-cell>
              <table:table-cell office:value-type="float" office:value="3137923">
                <text:p>3137923</text:p>
              </table:table-cell>
              <table:table-cell office:value-type="float" office:value="3377149">
                <text:p>3377149</text:p>
              </table:table-cell>
              <table:table-cell office:value-type="float" office:value="3088092">
                <text:p>3088092</text:p>
              </table:table-cell>
              <table:table-cell office:value-type="float" office:value="3134746">
                <text:p>3134746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4333">
                <text:p>214333</text:p>
              </table:table-cell>
              <table:table-cell office:value-type="float" office:value="227874">
                <text:p>227874</text:p>
              </table:table-cell>
              <table:table-cell office:value-type="float" office:value="3139264">
                <text:p>3139264</text:p>
              </table:table-cell>
              <table:table-cell office:value-type="float" office:value="3218089">
                <text:p>3218089</text:p>
              </table:table-cell>
              <table:table-cell office:value-type="float" office:value="297923">
                <text:p>297923</text:p>
              </table:table-cell>
              <table:table-cell office:value-type="float" office:value="303512">
                <text:p>303512</text:p>
              </table:table-cell>
              <table:table-cell office:value-type="float" office:value="3032549">
                <text:p>3032549</text:p>
              </table:table-cell>
              <table:table-cell office:value-type="float" office:value="3075978">
                <text:p>3075978</text:p>
              </table:table-cell>
              <table:table-cell office:value-type="float" office:value="318046">
                <text:p>318046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6633">
                <text:p>206633</text:p>
              </table:table-cell>
              <table:table-cell office:value-type="float" office:value="235345">
                <text:p>235345</text:p>
              </table:table-cell>
              <table:table-cell office:value-type="float" office:value="250065">
                <text:p>250065</text:p>
              </table:table-cell>
              <table:table-cell office:value-type="float" office:value="294293">
                <text:p>294293</text:p>
              </table:table-cell>
              <table:table-cell office:value-type="float" office:value="285645">
                <text:p>285645</text:p>
              </table:table-cell>
              <table:table-cell office:value-type="float" office:value="323124">
                <text:p>323124</text:p>
              </table:table-cell>
              <table:table-cell office:value-type="float" office:value="290907">
                <text:p>290907</text:p>
              </table:table-cell>
              <table:table-cell office:value-type="float" office:value="304295">
                <text:p>304295</text:p>
              </table:table-cell>
              <table:table-cell office:value-type="float" office:value="301143">
                <text:p>301143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044">
                <text:p>205044</text:p>
              </table:table-cell>
              <table:table-cell office:value-type="float" office:value="240195">
                <text:p>240195</text:p>
              </table:table-cell>
              <table:table-cell office:value-type="float" office:value="272902">
                <text:p>272902</text:p>
              </table:table-cell>
              <table:table-cell office:value-type="float" office:value="273521">
                <text:p>273521</text:p>
              </table:table-cell>
              <table:table-cell office:value-type="float" office:value="300863">
                <text:p>300863</text:p>
              </table:table-cell>
              <table:table-cell office:value-type="float" office:value="310957">
                <text:p>310957</text:p>
              </table:table-cell>
              <table:table-cell office:value-type="float" office:value="294864">
                <text:p>294864</text:p>
              </table:table-cell>
              <table:table-cell office:value-type="float" office:value="307492">
                <text:p>307492</text:p>
              </table:table-cell>
              <table:table-cell office:value-type="float" office:value="296044">
                <text:p>2960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